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07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35.4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5.59mm"/>
    </style:style>
    <style:style style:name="co7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inApprox" table:style-name="ta1">
        <table:shapes>
          <draw:frame draw:z-index="0" draw:style-name="gr1" draw:text-style-name="P1" svg:width="303.64mm" svg:height="173.45mm" svg:x="169.55mm" svg:y="24.97mm">
            <loext:p draw:notify-on-update-of-ranges="linApprox.J1:linApprox.J2 linApprox.J3:linApprox.J316 linApprox.N1:linApprox.N2 linApprox.N3:linApprox.N3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AFF</text:p>
          </table:table-cell>
          <table:table-cell office:value-type="string" calcext:value-type="string">
            <text:p>AAF</text:p>
          </table:table-cell>
          <table:table-cell office:value-type="string" calcext:value-type="string">
            <text:p>Racine(AAF)</text:p>
          </table:table-cell>
          <table:table-cell office:value-type="string" calcext:value-type="string">
            <text:p>Rracine(AAF)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9.99788563719" calcext:value-type="float">
            <text:p>9,9978856372</text:p>
          </table:table-cell>
          <table:table-cell office:value-type="float" office:value="0.000000000969351576872" calcext:value-type="float">
            <text:p>0,000000001</text:p>
          </table:table-cell>
          <table:table-cell/>
          <table:table-cell table:formula="of:=[.A3]*[.B3]" office:value-type="float" office:value="0.5" calcext:value-type="float">
            <text:p>0,5</text:p>
          </table:table-cell>
          <table:table-cell table:formula="of:=[.A3]*[.B3]*[.B3]" office:value-type="float" office:value="0.25" calcext:value-type="float">
            <text:p>0,25</text:p>
          </table:table-cell>
          <table:table-cell table:formula="of:=[.A3]*[.A3]*[.B3]" office:value-type="float" office:value="0.5" calcext:value-type="float">
            <text:p>0,5</text:p>
          </table:table-cell>
          <table:table-cell table:formula="of:=SQRT([.H3])" office:value-type="float" office:value="0.707106781186548" calcext:value-type="float">
            <text:p>0,7071067812</text:p>
          </table:table-cell>
          <table:table-cell table:formula="of:=SQRT([.I3])" office:value-type="float" office:value="0.840896415253715" calcext:value-type="float">
            <text:p>0,8408964153</text:p>
          </table:table-cell>
          <table:table-cell table:number-columns-repeated="3"/>
          <table:table-cell office:value-type="float" office:value="9.99788563719" calcext:value-type="float">
            <text:p>9,99788563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9.9975928463" calcext:value-type="float">
            <text:p>9,9975928463</text:p>
          </table:table-cell>
          <table:table-cell office:value-type="float" office:value="-0.0000117978934875" calcext:value-type="float">
            <text:p>-1,17978934875E-05</text:p>
          </table:table-cell>
          <table:table-cell/>
          <table:table-cell table:formula="of:=[.A4]*[.B4]" office:value-type="float" office:value="1" calcext:value-type="float">
            <text:p>1</text:p>
          </table:table-cell>
          <table:table-cell table:formula="of:=[.A4]*[.B4]*[.B4]" office:value-type="float" office:value="0.5" calcext:value-type="float">
            <text:p>0,5</text:p>
          </table:table-cell>
          <table:table-cell table:formula="of:=[.A4]*[.A4]*[.B4]" office:value-type="float" office:value="2" calcext:value-type="float">
            <text:p>2</text:p>
          </table:table-cell>
          <table:table-cell table:formula="of:=SQRT([.H4])" office:value-type="float" office:value="1.4142135623731" calcext:value-type="float">
            <text:p>1,4142135624</text:p>
          </table:table-cell>
          <table:table-cell table:formula="of:=SQRT([.I4])" office:value-type="float" office:value="1.18920711500272" calcext:value-type="float">
            <text:p>1,189207115</text:p>
          </table:table-cell>
          <table:table-cell table:number-columns-repeated="3"/>
          <table:table-cell office:value-type="float" office:value="9.9975928463" calcext:value-type="float">
            <text:p>9,99759284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9.99626657597" calcext:value-type="float">
            <text:p>9,996266576</text:p>
          </table:table-cell>
          <table:table-cell office:value-type="float" office:value="-0.000160942850003" calcext:value-type="float">
            <text:p>-0,0001609429</text:p>
          </table:table-cell>
          <table:table-cell/>
          <table:table-cell table:formula="of:=[.A5]*[.B5]" office:value-type="float" office:value="2" calcext:value-type="float">
            <text:p>2</text:p>
          </table:table-cell>
          <table:table-cell table:formula="of:=[.A5]*[.B5]*[.B5]" office:value-type="float" office:value="1" calcext:value-type="float">
            <text:p>1</text:p>
          </table:table-cell>
          <table:table-cell table:formula="of:=[.A5]*[.A5]*[.B5]" office:value-type="float" office:value="8" calcext:value-type="float">
            <text:p>8</text:p>
          </table:table-cell>
          <table:table-cell table:formula="of:=SQRT([.H5])" office:value-type="float" office:value="2.82842712474619" calcext:value-type="float">
            <text:p>2,8284271247</text:p>
          </table:table-cell>
          <table:table-cell table:formula="of:=SQRT([.I5])" office:value-type="float" office:value="1.68179283050743" calcext:value-type="float">
            <text:p>1,6817928305</text:p>
          </table:table-cell>
          <table:table-cell table:number-columns-repeated="3"/>
          <table:table-cell office:value-type="float" office:value="9.99626657597" calcext:value-type="float">
            <text:p>9,9962665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9.98609372149" calcext:value-type="float">
            <text:p>9,9860937215</text:p>
          </table:table-cell>
          <table:table-cell office:value-type="float" office:value="0.00290939163523" calcext:value-type="float">
            <text:p>0,0029093916</text:p>
          </table:table-cell>
          <table:table-cell/>
          <table:table-cell table:formula="of:=[.A6]*[.B6]" office:value-type="float" office:value="5" calcext:value-type="float">
            <text:p>5</text:p>
          </table:table-cell>
          <table:table-cell table:formula="of:=[.A6]*[.B6]*[.B6]" office:value-type="float" office:value="2.5" calcext:value-type="float">
            <text:p>2,5</text:p>
          </table:table-cell>
          <table:table-cell table:formula="of:=[.A6]*[.A6]*[.B6]" office:value-type="float" office:value="50" calcext:value-type="float">
            <text:p>50</text:p>
          </table:table-cell>
          <table:table-cell table:formula="of:=SQRT([.H6])" office:value-type="float" office:value="7.07106781186548" calcext:value-type="float">
            <text:p>7,0710678119</text:p>
          </table:table-cell>
          <table:table-cell table:formula="of:=SQRT([.I6])" office:value-type="float" office:value="2.65914794847249" calcext:value-type="float">
            <text:p>2,6591479485</text:p>
          </table:table-cell>
          <table:table-cell table:number-columns-repeated="3"/>
          <table:table-cell office:value-type="float" office:value="9.98609372149" calcext:value-type="float">
            <text:p>9,98609372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9.96122265746" calcext:value-type="float">
            <text:p>9,9612226575</text:p>
          </table:table-cell>
          <table:table-cell office:value-type="float" office:value="-0.0111818657212" calcext:value-type="float">
            <text:p>-0,0111818657</text:p>
          </table:table-cell>
          <table:table-cell/>
          <table:table-cell table:formula="of:=[.A7]*[.B7]" office:value-type="float" office:value="10" calcext:value-type="float">
            <text:p>10</text:p>
          </table:table-cell>
          <table:table-cell table:formula="of:=[.A7]*[.B7]*[.B7]" office:value-type="float" office:value="5" calcext:value-type="float">
            <text:p>5</text:p>
          </table:table-cell>
          <table:table-cell table:formula="of:=[.A7]*[.A7]*[.B7]" office:value-type="float" office:value="200" calcext:value-type="float">
            <text:p>200</text:p>
          </table:table-cell>
          <table:table-cell table:formula="of:=SQRT([.H7])" office:value-type="float" office:value="14.142135623731" calcext:value-type="float">
            <text:p>14,1421356237</text:p>
          </table:table-cell>
          <table:table-cell table:formula="of:=SQRT([.I7])" office:value-type="float" office:value="3.76060309308639" calcext:value-type="float">
            <text:p>3,7606030931</text:p>
          </table:table-cell>
          <table:table-cell table:number-columns-repeated="3"/>
          <table:table-cell office:value-type="float" office:value="9.96122265746" calcext:value-type="float">
            <text:p>9,96122265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office:value-type="float" office:value="9.89476680032" calcext:value-type="float">
            <text:p>9,8947668003</text:p>
          </table:table-cell>
          <table:table-cell office:value-type="float" office:value="0.0112593374812" calcext:value-type="float">
            <text:p>0,0112593375</text:p>
          </table:table-cell>
          <table:table-cell/>
          <table:table-cell table:formula="of:=[.A8]*[.B8]" office:value-type="float" office:value="15" calcext:value-type="float">
            <text:p>15</text:p>
          </table:table-cell>
          <table:table-cell table:formula="of:=[.A8]*[.B8]*[.B8]" office:value-type="float" office:value="7.5" calcext:value-type="float">
            <text:p>7,5</text:p>
          </table:table-cell>
          <table:table-cell table:formula="of:=[.A8]*[.A8]*[.B8]" office:value-type="float" office:value="450" calcext:value-type="float">
            <text:p>450</text:p>
          </table:table-cell>
          <table:table-cell table:formula="of:=SQRT([.H8])" office:value-type="float" office:value="21.2132034355964" calcext:value-type="float">
            <text:p>21,2132034356</text:p>
          </table:table-cell>
          <table:table-cell table:formula="of:=SQRT([.I8])" office:value-type="float" office:value="4.60577935159691" calcext:value-type="float">
            <text:p>4,6057793516</text:p>
          </table:table-cell>
          <table:table-cell table:number-columns-repeated="3"/>
          <table:table-cell office:value-type="float" office:value="9.89476680032" calcext:value-type="float">
            <text:p>9,89476680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,5</text:p>
          </table:table-cell>
          <table:table-cell office:value-type="float" office:value="9.82382668695" calcext:value-type="float">
            <text:p>9,823826687</text:p>
          </table:table-cell>
          <table:table-cell office:value-type="float" office:value="0.0125276905656" calcext:value-type="float">
            <text:p>0,0125276906</text:p>
          </table:table-cell>
          <table:table-cell/>
          <table:table-cell table:formula="of:=[.A9]*[.B9]" office:value-type="float" office:value="20" calcext:value-type="float">
            <text:p>20</text:p>
          </table:table-cell>
          <table:table-cell table:formula="of:=[.A9]*[.B9]*[.B9]" office:value-type="float" office:value="10" calcext:value-type="float">
            <text:p>10</text:p>
          </table:table-cell>
          <table:table-cell table:formula="of:=[.A9]*[.A9]*[.B9]" office:value-type="float" office:value="800" calcext:value-type="float">
            <text:p>800</text:p>
          </table:table-cell>
          <table:table-cell table:formula="of:=SQRT([.H9])" office:value-type="float" office:value="28.2842712474619" calcext:value-type="float">
            <text:p>28,2842712475</text:p>
          </table:table-cell>
          <table:table-cell table:formula="of:=SQRT([.I9])" office:value-type="float" office:value="5.31829589694499" calcext:value-type="float">
            <text:p>5,3182958969</text:p>
          </table:table-cell>
          <table:table-cell table:number-columns-repeated="3"/>
          <table:table-cell office:value-type="float" office:value="9.82382668695" calcext:value-type="float">
            <text:p>9,8238266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9.73708397867" calcext:value-type="float">
            <text:p>9,7370839787</text:p>
          </table:table-cell>
          <table:table-cell office:value-type="float" office:value="-0.0269862013071" calcext:value-type="float">
            <text:p>-0,0269862013</text:p>
          </table:table-cell>
          <table:table-cell/>
          <table:table-cell table:formula="of:=[.A10]*[.B10]" office:value-type="float" office:value="25" calcext:value-type="float">
            <text:p>25</text:p>
          </table:table-cell>
          <table:table-cell table:formula="of:=[.A10]*[.B10]*[.B10]" office:value-type="float" office:value="12.5" calcext:value-type="float">
            <text:p>12,5</text:p>
          </table:table-cell>
          <table:table-cell table:formula="of:=[.A10]*[.A10]*[.B10]" office:value-type="float" office:value="1250" calcext:value-type="float">
            <text:p>1250</text:p>
          </table:table-cell>
          <table:table-cell table:formula="of:=SQRT([.H10])" office:value-type="float" office:value="35.3553390593274" calcext:value-type="float">
            <text:p>35,3553390593</text:p>
          </table:table-cell>
          <table:table-cell table:formula="of:=SQRT([.I10])" office:value-type="float" office:value="5.94603557501361" calcext:value-type="float">
            <text:p>5,946035575</text:p>
          </table:table-cell>
          <table:table-cell table:number-columns-repeated="3"/>
          <table:table-cell office:value-type="float" office:value="9.73708397867" calcext:value-type="float">
            <text:p>9,737083978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,5</text:p>
          </table:table-cell>
          <table:table-cell office:value-type="float" office:value="9.61556898281" calcext:value-type="float">
            <text:p>9,6155689828</text:p>
          </table:table-cell>
          <table:table-cell office:value-type="float" office:value="0.00306667612528" calcext:value-type="float">
            <text:p>0,0030666761</text:p>
          </table:table-cell>
          <table:table-cell/>
          <table:table-cell table:formula="of:=[.A11]*[.B11]" office:value-type="float" office:value="30" calcext:value-type="float">
            <text:p>30</text:p>
          </table:table-cell>
          <table:table-cell table:formula="of:=[.A11]*[.B11]*[.B11]" office:value-type="float" office:value="15" calcext:value-type="float">
            <text:p>15</text:p>
          </table:table-cell>
          <table:table-cell table:formula="of:=[.A11]*[.A11]*[.B11]" office:value-type="float" office:value="1800" calcext:value-type="float">
            <text:p>1800</text:p>
          </table:table-cell>
          <table:table-cell table:formula="of:=SQRT([.H11])" office:value-type="float" office:value="42.4264068711929" calcext:value-type="float">
            <text:p>42,4264068712</text:p>
          </table:table-cell>
          <table:table-cell table:formula="of:=SQRT([.I11])" office:value-type="float" office:value="6.51355562432631" calcext:value-type="float">
            <text:p>6,5135556243</text:p>
          </table:table-cell>
          <table:table-cell table:number-columns-repeated="3"/>
          <table:table-cell office:value-type="float" office:value="9.61556898281" calcext:value-type="float">
            <text:p>9,615568982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,5</text:p>
          </table:table-cell>
          <table:table-cell office:value-type="float" office:value="9.32871405702" calcext:value-type="float">
            <text:p>9,328714057</text:p>
          </table:table-cell>
          <table:table-cell office:value-type="float" office:value="0.171255890028" calcext:value-type="float">
            <text:p>0,17125589</text:p>
          </table:table-cell>
          <table:table-cell/>
          <table:table-cell table:formula="of:=[.A12]*[.B12]" office:value-type="float" office:value="37.5" calcext:value-type="float">
            <text:p>37,5</text:p>
          </table:table-cell>
          <table:table-cell table:formula="of:=[.A12]*[.B12]*[.B12]" office:value-type="float" office:value="18.75" calcext:value-type="float">
            <text:p>18,75</text:p>
          </table:table-cell>
          <table:table-cell table:formula="of:=[.A12]*[.A12]*[.B12]" office:value-type="float" office:value="2812.5" calcext:value-type="float">
            <text:p>2812,5</text:p>
          </table:table-cell>
          <table:table-cell table:formula="of:=SQRT([.H12])" office:value-type="float" office:value="53.0330085889911" calcext:value-type="float">
            <text:p>53,033008589</text:p>
          </table:table-cell>
          <table:table-cell table:formula="of:=SQRT([.I12])" office:value-type="float" office:value="7.28237657560985" calcext:value-type="float">
            <text:p>7,2823765756</text:p>
          </table:table-cell>
          <table:table-cell table:number-columns-repeated="3"/>
          <table:table-cell office:value-type="float" office:value="9.32871405702" calcext:value-type="float">
            <text:p>9,32871405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9.24901624346" calcext:value-type="float">
            <text:p>9,2490162435</text:p>
          </table:table-cell>
          <table:table-cell office:value-type="float" office:value="-0.0175246715336" calcext:value-type="float">
            <text:p>-0,0175246715</text:p>
          </table:table-cell>
          <table:table-cell/>
          <table:table-cell table:formula="of:=[.A13]*[.B13]" office:value-type="float" office:value="45" calcext:value-type="float">
            <text:p>45</text:p>
          </table:table-cell>
          <table:table-cell table:formula="of:=[.A13]*[.B13]*[.B13]" office:value-type="float" office:value="22.5" calcext:value-type="float">
            <text:p>22,5</text:p>
          </table:table-cell>
          <table:table-cell table:formula="of:=[.A13]*[.A13]*[.B13]" office:value-type="float" office:value="4050" calcext:value-type="float">
            <text:p>4050</text:p>
          </table:table-cell>
          <table:table-cell table:formula="of:=SQRT([.H13])" office:value-type="float" office:value="63.6396103067893" calcext:value-type="float">
            <text:p>63,6396103068</text:p>
          </table:table-cell>
          <table:table-cell table:formula="of:=SQRT([.I13])" office:value-type="float" office:value="7.97744384541748" calcext:value-type="float">
            <text:p>7,9774438454</text:p>
          </table:table-cell>
          <table:table-cell table:number-columns-repeated="3"/>
          <table:table-cell office:value-type="float" office:value="9.24901624346" calcext:value-type="float">
            <text:p>9,249016243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office:value-type="float" office:value="8.54634873277" calcext:value-type="float">
            <text:p>8,5463487328</text:p>
          </table:table-cell>
          <table:table-cell office:value-type="float" office:value="0.040479523277" calcext:value-type="float">
            <text:p>0,0404795233</text:p>
          </table:table-cell>
          <table:table-cell/>
          <table:table-cell table:formula="of:=[.A14]*[.B14]" office:value-type="float" office:value="60" calcext:value-type="float">
            <text:p>60</text:p>
          </table:table-cell>
          <table:table-cell table:formula="of:=[.A14]*[.B14]*[.B14]" office:value-type="float" office:value="30" calcext:value-type="float">
            <text:p>30</text:p>
          </table:table-cell>
          <table:table-cell table:formula="of:=[.A14]*[.A14]*[.B14]" office:value-type="float" office:value="7200" calcext:value-type="float">
            <text:p>7200</text:p>
          </table:table-cell>
          <table:table-cell table:formula="of:=SQRT([.H14])" office:value-type="float" office:value="84.8528137423857" calcext:value-type="float">
            <text:p>84,8528137424</text:p>
          </table:table-cell>
          <table:table-cell table:formula="of:=SQRT([.I14])" office:value-type="float" office:value="9.21155870319381" calcext:value-type="float">
            <text:p>9,2115587032</text:p>
          </table:table-cell>
          <table:table-cell table:number-columns-repeated="3"/>
          <table:table-cell office:value-type="float" office:value="8.54634873277" calcext:value-type="float">
            <text:p>8,54634873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7.93522560455" calcext:value-type="float">
            <text:p>7,9352256046</text:p>
          </table:table-cell>
          <table:table-cell office:value-type="float" office:value="0.0877145502814" calcext:value-type="float">
            <text:p>0,0877145503</text:p>
          </table:table-cell>
          <table:table-cell/>
          <table:table-cell table:formula="of:=[.A15]*[.B15]" office:value-type="float" office:value="75" calcext:value-type="float">
            <text:p>75</text:p>
          </table:table-cell>
          <table:table-cell table:formula="of:=[.A15]*[.B15]*[.B15]" office:value-type="float" office:value="37.5" calcext:value-type="float">
            <text:p>37,5</text:p>
          </table:table-cell>
          <table:table-cell table:formula="of:=[.A15]*[.A15]*[.B15]" office:value-type="float" office:value="11250" calcext:value-type="float">
            <text:p>11250</text:p>
          </table:table-cell>
          <table:table-cell table:formula="of:=SQRT([.H15])" office:value-type="float" office:value="106.066017177982" calcext:value-type="float">
            <text:p>106,066017178</text:p>
          </table:table-cell>
          <table:table-cell table:formula="of:=SQRT([.I15])" office:value-type="float" office:value="10.2988357195356" calcext:value-type="float">
            <text:p>10,2988357195</text:p>
          </table:table-cell>
          <table:table-cell table:number-columns-repeated="3"/>
          <table:table-cell office:value-type="float" office:value="7.93522560455" calcext:value-type="float">
            <text:p>7,935225604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5" calcext:value-type="float">
            <text:p>0,5</text:p>
          </table:table-cell>
          <table:table-cell office:value-type="float" office:value="7.65804113557" calcext:value-type="float">
            <text:p>7,6580411356</text:p>
          </table:table-cell>
          <table:table-cell office:value-type="float" office:value="-0.266415779597" calcext:value-type="float">
            <text:p>-0,2664157796</text:p>
          </table:table-cell>
          <table:table-cell/>
          <table:table-cell table:formula="of:=[.A16]*[.B16]" office:value-type="float" office:value="90" calcext:value-type="float">
            <text:p>90</text:p>
          </table:table-cell>
          <table:table-cell table:formula="of:=[.A16]*[.B16]*[.B16]" office:value-type="float" office:value="45" calcext:value-type="float">
            <text:p>45</text:p>
          </table:table-cell>
          <table:table-cell table:formula="of:=[.A16]*[.A16]*[.B16]" office:value-type="float" office:value="16200" calcext:value-type="float">
            <text:p>16200</text:p>
          </table:table-cell>
          <table:table-cell table:formula="of:=SQRT([.H16])" office:value-type="float" office:value="127.279220613579" calcext:value-type="float">
            <text:p>127,2792206136</text:p>
          </table:table-cell>
          <table:table-cell table:formula="of:=SQRT([.I16])" office:value-type="float" office:value="11.2818092792592" calcext:value-type="float">
            <text:p>11,2818092793</text:p>
          </table:table-cell>
          <table:table-cell table:number-columns-repeated="3"/>
          <table:table-cell office:value-type="float" office:value="7.65804113557" calcext:value-type="float">
            <text:p>7,6580411356</text:p>
          </table:table-cell>
        </table:table-row>
        <table:table-row table:style-name="ro1">
          <table:table-cell table:number-columns-repeated="5"/>
          <table:table-cell table:formula="of:=[.A17]*[.B17]" office:value-type="float" office:value="0" calcext:value-type="float">
            <text:p>0</text:p>
          </table:table-cell>
          <table:table-cell table:formula="of:=[.A17]*[.B17]*[.B17]" office:value-type="float" office:value="0" calcext:value-type="float">
            <text:p>0</text:p>
          </table:table-cell>
          <table:table-cell table:formula="of:=[.A17]*[.A17]*[.B17]" office:value-type="float" office:value="0" calcext:value-type="float">
            <text:p>0</text:p>
          </table:table-cell>
          <table:table-cell table:formula="of:=SQRT([.H17])" office:value-type="float" office:value="0" calcext:value-type="float">
            <text:p>0</text:p>
          </table:table-cell>
          <table:table-cell table:formula="of:=SQRT([.I1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.99777161875" calcext:value-type="float">
            <text:p>9,9977716188</text:p>
          </table:table-cell>
          <table:table-cell office:value-type="float" office:value="0.00000696559102568" calcext:value-type="float">
            <text:p>6,96559102568E-06</text:p>
          </table:table-cell>
          <table:table-cell/>
          <table:table-cell table:formula="of:=[.A18]*[.B18]" office:value-type="float" office:value="1" calcext:value-type="float">
            <text:p>1</text:p>
          </table:table-cell>
          <table:table-cell table:formula="of:=[.A18]*[.B18]*[.B18]" office:value-type="float" office:value="1" calcext:value-type="float">
            <text:p>1</text:p>
          </table:table-cell>
          <table:table-cell table:formula="of:=[.A18]*[.A18]*[.B18]" office:value-type="float" office:value="1" calcext:value-type="float">
            <text:p>1</text:p>
          </table:table-cell>
          <table:table-cell table:formula="of:=SQRT([.H18])" office:value-type="float" office:value="1" calcext:value-type="float">
            <text:p>1</text:p>
          </table:table-cell>
          <table:table-cell table:formula="of:=SQRT([.I18])" office:value-type="float" office:value="1" calcext:value-type="float">
            <text:p>1</text:p>
          </table:table-cell>
          <table:table-cell table:number-columns-repeated="3"/>
          <table:table-cell office:value-type="float" office:value="9.99777161875" calcext:value-type="float">
            <text:p>9,99777161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.9971484445" calcext:value-type="float">
            <text:p>9,9971484445</text:p>
          </table:table-cell>
          <table:table-cell office:value-type="float" office:value="0.0000062534043029" calcext:value-type="float">
            <text:p>6,2534043029E-06</text:p>
          </table:table-cell>
          <table:table-cell/>
          <table:table-cell table:formula="of:=[.A19]*[.B19]" office:value-type="float" office:value="2" calcext:value-type="float">
            <text:p>2</text:p>
          </table:table-cell>
          <table:table-cell table:formula="of:=[.A19]*[.B19]*[.B19]" office:value-type="float" office:value="2" calcext:value-type="float">
            <text:p>2</text:p>
          </table:table-cell>
          <table:table-cell table:formula="of:=[.A19]*[.A19]*[.B19]" office:value-type="float" office:value="4" calcext:value-type="float">
            <text:p>4</text:p>
          </table:table-cell>
          <table:table-cell table:formula="of:=SQRT([.H19])" office:value-type="float" office:value="2" calcext:value-type="float">
            <text:p>2</text:p>
          </table:table-cell>
          <table:table-cell table:formula="of:=SQRT([.I19])" office:value-type="float" office:value="1.4142135623731" calcext:value-type="float">
            <text:p>1,4142135624</text:p>
          </table:table-cell>
          <table:table-cell table:number-columns-repeated="3"/>
          <table:table-cell office:value-type="float" office:value="9.9971484445" calcext:value-type="float">
            <text:p>9,99714844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.99408361613" calcext:value-type="float">
            <text:p>9,9940836161</text:p>
          </table:table-cell>
          <table:table-cell office:value-type="float" office:value="0.0002516986997" calcext:value-type="float">
            <text:p>0,0002516987</text:p>
          </table:table-cell>
          <table:table-cell/>
          <table:table-cell table:formula="of:=[.A20]*[.B20]" office:value-type="float" office:value="4" calcext:value-type="float">
            <text:p>4</text:p>
          </table:table-cell>
          <table:table-cell table:formula="of:=[.A20]*[.B20]*[.B20]" office:value-type="float" office:value="4" calcext:value-type="float">
            <text:p>4</text:p>
          </table:table-cell>
          <table:table-cell table:formula="of:=[.A20]*[.A20]*[.B20]" office:value-type="float" office:value="16" calcext:value-type="float">
            <text:p>16</text:p>
          </table:table-cell>
          <table:table-cell table:formula="of:=SQRT([.H20])" office:value-type="float" office:value="4" calcext:value-type="float">
            <text:p>4</text:p>
          </table:table-cell>
          <table:table-cell table:formula="of:=SQRT([.I20])" office:value-type="float" office:value="2" calcext:value-type="float">
            <text:p>2</text:p>
          </table:table-cell>
          <table:table-cell table:number-columns-repeated="3"/>
          <table:table-cell office:value-type="float" office:value="9.99408361613" calcext:value-type="float">
            <text:p>9,99408361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97699931933" calcext:value-type="float">
            <text:p>9,9769993193</text:p>
          </table:table-cell>
          <table:table-cell office:value-type="float" office:value="-0.00277155404239" calcext:value-type="float">
            <text:p>-0,002771554</text:p>
          </table:table-cell>
          <table:table-cell/>
          <table:table-cell table:formula="of:=[.A21]*[.B21]" office:value-type="float" office:value="10" calcext:value-type="float">
            <text:p>10</text:p>
          </table:table-cell>
          <table:table-cell table:formula="of:=[.A21]*[.B21]*[.B21]" office:value-type="float" office:value="10" calcext:value-type="float">
            <text:p>10</text:p>
          </table:table-cell>
          <table:table-cell table:formula="of:=[.A21]*[.A21]*[.B21]" office:value-type="float" office:value="100" calcext:value-type="float">
            <text:p>100</text:p>
          </table:table-cell>
          <table:table-cell table:formula="of:=SQRT([.H21])" office:value-type="float" office:value="10" calcext:value-type="float">
            <text:p>10</text:p>
          </table:table-cell>
          <table:table-cell table:formula="of:=SQRT([.I21])" office:value-type="float" office:value="3.16227766016838" calcext:value-type="float">
            <text:p>3,1622776602</text:p>
          </table:table-cell>
          <table:table-cell table:number-columns-repeated="3"/>
          <table:table-cell office:value-type="float" office:value="9.97699931933" calcext:value-type="float">
            <text:p>9,97699931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.91478283859" calcext:value-type="float">
            <text:p>9,9147828386</text:p>
          </table:table-cell>
          <table:table-cell office:value-type="float" office:value="-0.010365063725" calcext:value-type="float">
            <text:p>-0,0103650637</text:p>
          </table:table-cell>
          <table:table-cell/>
          <table:table-cell table:formula="of:=[.A22]*[.B22]" office:value-type="float" office:value="20" calcext:value-type="float">
            <text:p>20</text:p>
          </table:table-cell>
          <table:table-cell table:formula="of:=[.A22]*[.B22]*[.B22]" office:value-type="float" office:value="20" calcext:value-type="float">
            <text:p>20</text:p>
          </table:table-cell>
          <table:table-cell table:formula="of:=[.A22]*[.A22]*[.B22]" office:value-type="float" office:value="400" calcext:value-type="float">
            <text:p>400</text:p>
          </table:table-cell>
          <table:table-cell table:formula="of:=SQRT([.H22])" office:value-type="float" office:value="20" calcext:value-type="float">
            <text:p>20</text:p>
          </table:table-cell>
          <table:table-cell table:formula="of:=SQRT([.I22])" office:value-type="float" office:value="4.47213595499958" calcext:value-type="float">
            <text:p>4,472135955</text:p>
          </table:table-cell>
          <table:table-cell table:number-columns-repeated="3"/>
          <table:table-cell office:value-type="float" office:value="9.91478283859" calcext:value-type="float">
            <text:p>9,91478283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9.78481852074" calcext:value-type="float">
            <text:p>9,7848185207</text:p>
          </table:table-cell>
          <table:table-cell office:value-type="float" office:value="0.0445689753199" calcext:value-type="float">
            <text:p>0,0445689753</text:p>
          </table:table-cell>
          <table:table-cell/>
          <table:table-cell table:formula="of:=[.A23]*[.B23]" office:value-type="float" office:value="30" calcext:value-type="float">
            <text:p>30</text:p>
          </table:table-cell>
          <table:table-cell table:formula="of:=[.A23]*[.B23]*[.B23]" office:value-type="float" office:value="30" calcext:value-type="float">
            <text:p>30</text:p>
          </table:table-cell>
          <table:table-cell table:formula="of:=[.A23]*[.A23]*[.B23]" office:value-type="float" office:value="900" calcext:value-type="float">
            <text:p>900</text:p>
          </table:table-cell>
          <table:table-cell table:formula="of:=SQRT([.H23])" office:value-type="float" office:value="30" calcext:value-type="float">
            <text:p>30</text:p>
          </table:table-cell>
          <table:table-cell table:formula="of:=SQRT([.I23])" office:value-type="float" office:value="5.47722557505166" calcext:value-type="float">
            <text:p>5,4772255751</text:p>
          </table:table-cell>
          <table:table-cell table:number-columns-repeated="3"/>
          <table:table-cell office:value-type="float" office:value="9.78481852074" calcext:value-type="float">
            <text:p>9,78481852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9.62685594093" calcext:value-type="float">
            <text:p>9,6268559409</text:p>
          </table:table-cell>
          <table:table-cell office:value-type="float" office:value="0.0170802574412" calcext:value-type="float">
            <text:p>0,0170802574</text:p>
          </table:table-cell>
          <table:table-cell/>
          <table:table-cell table:formula="of:=[.A24]*[.B24]" office:value-type="float" office:value="40" calcext:value-type="float">
            <text:p>40</text:p>
          </table:table-cell>
          <table:table-cell table:formula="of:=[.A24]*[.B24]*[.B24]" office:value-type="float" office:value="40" calcext:value-type="float">
            <text:p>40</text:p>
          </table:table-cell>
          <table:table-cell table:formula="of:=[.A24]*[.A24]*[.B24]" office:value-type="float" office:value="1600" calcext:value-type="float">
            <text:p>1600</text:p>
          </table:table-cell>
          <table:table-cell table:formula="of:=SQRT([.H24])" office:value-type="float" office:value="40" calcext:value-type="float">
            <text:p>40</text:p>
          </table:table-cell>
          <table:table-cell table:formula="of:=SQRT([.I24])" office:value-type="float" office:value="6.32455532033676" calcext:value-type="float">
            <text:p>6,3245553203</text:p>
          </table:table-cell>
          <table:table-cell table:number-columns-repeated="3"/>
          <table:table-cell office:value-type="float" office:value="9.62685594093" calcext:value-type="float">
            <text:p>9,62685594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9.39203891128" calcext:value-type="float">
            <text:p>9,3920389113</text:p>
          </table:table-cell>
          <table:table-cell office:value-type="float" office:value="0.0665142397526" calcext:value-type="float">
            <text:p>0,0665142398</text:p>
          </table:table-cell>
          <table:table-cell/>
          <table:table-cell table:formula="of:=[.A25]*[.B25]" office:value-type="float" office:value="50" calcext:value-type="float">
            <text:p>50</text:p>
          </table:table-cell>
          <table:table-cell table:formula="of:=[.A25]*[.B25]*[.B25]" office:value-type="float" office:value="50" calcext:value-type="float">
            <text:p>50</text:p>
          </table:table-cell>
          <table:table-cell table:formula="of:=[.A25]*[.A25]*[.B25]" office:value-type="float" office:value="2500" calcext:value-type="float">
            <text:p>2500</text:p>
          </table:table-cell>
          <table:table-cell table:formula="of:=SQRT([.H25])" office:value-type="float" office:value="50" calcext:value-type="float">
            <text:p>50</text:p>
          </table:table-cell>
          <table:table-cell table:formula="of:=SQRT([.I25])" office:value-type="float" office:value="7.07106781186548" calcext:value-type="float">
            <text:p>7,0710678119</text:p>
          </table:table-cell>
          <table:table-cell table:number-columns-repeated="3"/>
          <table:table-cell office:value-type="float" office:value="9.39203891128" calcext:value-type="float">
            <text:p>9,39203891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9.26423853494" calcext:value-type="float">
            <text:p>9,2642385349</text:p>
          </table:table-cell>
          <table:table-cell office:value-type="float" office:value="-0.031975102381" calcext:value-type="float">
            <text:p>-0,0319751024</text:p>
          </table:table-cell>
          <table:table-cell/>
          <table:table-cell table:formula="of:=[.A26]*[.B26]" office:value-type="float" office:value="60" calcext:value-type="float">
            <text:p>60</text:p>
          </table:table-cell>
          <table:table-cell table:formula="of:=[.A26]*[.B26]*[.B26]" office:value-type="float" office:value="60" calcext:value-type="float">
            <text:p>60</text:p>
          </table:table-cell>
          <table:table-cell table:formula="of:=[.A26]*[.A26]*[.B26]" office:value-type="float" office:value="3600" calcext:value-type="float">
            <text:p>3600</text:p>
          </table:table-cell>
          <table:table-cell table:formula="of:=SQRT([.H26])" office:value-type="float" office:value="60" calcext:value-type="float">
            <text:p>60</text:p>
          </table:table-cell>
          <table:table-cell table:formula="of:=SQRT([.I26])" office:value-type="float" office:value="7.74596669241483" calcext:value-type="float">
            <text:p>7,7459666924</text:p>
          </table:table-cell>
          <table:table-cell table:number-columns-repeated="3"/>
          <table:table-cell office:value-type="float" office:value="9.26423853494" calcext:value-type="float">
            <text:p>9,264238534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8.85334485057" calcext:value-type="float">
            <text:p>8,8533448506</text:p>
          </table:table-cell>
          <table:table-cell office:value-type="float" office:value="-0.00261028497279" calcext:value-type="float">
            <text:p>-0,002610285</text:p>
          </table:table-cell>
          <table:table-cell/>
          <table:table-cell table:formula="of:=[.A27]*[.B27]" office:value-type="float" office:value="75" calcext:value-type="float">
            <text:p>75</text:p>
          </table:table-cell>
          <table:table-cell table:formula="of:=[.A27]*[.B27]*[.B27]" office:value-type="float" office:value="75" calcext:value-type="float">
            <text:p>75</text:p>
          </table:table-cell>
          <table:table-cell table:formula="of:=[.A27]*[.A27]*[.B27]" office:value-type="float" office:value="5625" calcext:value-type="float">
            <text:p>5625</text:p>
          </table:table-cell>
          <table:table-cell table:formula="of:=SQRT([.H27])" office:value-type="float" office:value="75" calcext:value-type="float">
            <text:p>75</text:p>
          </table:table-cell>
          <table:table-cell table:formula="of:=SQRT([.I27])" office:value-type="float" office:value="8.66025403784439" calcext:value-type="float">
            <text:p>8,6602540378</text:p>
          </table:table-cell>
          <table:table-cell table:number-columns-repeated="3"/>
          <table:table-cell office:value-type="float" office:value="8.85334485057" calcext:value-type="float">
            <text:p>8,85334485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8.32461466676" calcext:value-type="float">
            <text:p>8,3246146668</text:p>
          </table:table-cell>
          <table:table-cell office:value-type="float" office:value="0.0160501937744" calcext:value-type="float">
            <text:p>0,0160501938</text:p>
          </table:table-cell>
          <table:table-cell/>
          <table:table-cell table:formula="of:=[.A28]*[.B28]" office:value-type="float" office:value="90" calcext:value-type="float">
            <text:p>90</text:p>
          </table:table-cell>
          <table:table-cell table:formula="of:=[.A28]*[.B28]*[.B28]" office:value-type="float" office:value="90" calcext:value-type="float">
            <text:p>90</text:p>
          </table:table-cell>
          <table:table-cell table:formula="of:=[.A28]*[.A28]*[.B28]" office:value-type="float" office:value="8100" calcext:value-type="float">
            <text:p>8100</text:p>
          </table:table-cell>
          <table:table-cell table:formula="of:=SQRT([.H28])" office:value-type="float" office:value="90" calcext:value-type="float">
            <text:p>90</text:p>
          </table:table-cell>
          <table:table-cell table:formula="of:=SQRT([.I28])" office:value-type="float" office:value="9.48683298050514" calcext:value-type="float">
            <text:p>9,4868329805</text:p>
          </table:table-cell>
          <table:table-cell table:number-columns-repeated="3"/>
          <table:table-cell office:value-type="float" office:value="8.32461466676" calcext:value-type="float">
            <text:p>8,324614666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7.29607026994" calcext:value-type="float">
            <text:p>7,2960702699</text:p>
          </table:table-cell>
          <table:table-cell office:value-type="float" office:value="0.0627956387525" calcext:value-type="float">
            <text:p>0,0627956388</text:p>
          </table:table-cell>
          <table:table-cell/>
          <table:table-cell table:formula="of:=[.A29]*[.B29]" office:value-type="float" office:value="120" calcext:value-type="float">
            <text:p>120</text:p>
          </table:table-cell>
          <table:table-cell table:formula="of:=[.A29]*[.B29]*[.B29]" office:value-type="float" office:value="120" calcext:value-type="float">
            <text:p>120</text:p>
          </table:table-cell>
          <table:table-cell table:formula="of:=[.A29]*[.A29]*[.B29]" office:value-type="float" office:value="14400" calcext:value-type="float">
            <text:p>14400</text:p>
          </table:table-cell>
          <table:table-cell table:formula="of:=SQRT([.H29])" office:value-type="float" office:value="120" calcext:value-type="float">
            <text:p>120</text:p>
          </table:table-cell>
          <table:table-cell table:formula="of:=SQRT([.I29])" office:value-type="float" office:value="10.9544511501033" calcext:value-type="float">
            <text:p>10,9544511501</text:p>
          </table:table-cell>
          <table:table-cell table:number-columns-repeated="3"/>
          <table:table-cell office:value-type="float" office:value="7.29607026994" calcext:value-type="float">
            <text:p>7,29607026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.81669462504" calcext:value-type="float">
            <text:p>6,816694625</text:p>
          </table:table-cell>
          <table:table-cell office:value-type="float" office:value="0.0231547054956" calcext:value-type="float">
            <text:p>0,0231547055</text:p>
          </table:table-cell>
          <table:table-cell/>
          <table:table-cell table:formula="of:=[.A30]*[.B30]" office:value-type="float" office:value="150" calcext:value-type="float">
            <text:p>150</text:p>
          </table:table-cell>
          <table:table-cell table:formula="of:=[.A30]*[.B30]*[.B30]" office:value-type="float" office:value="150" calcext:value-type="float">
            <text:p>150</text:p>
          </table:table-cell>
          <table:table-cell table:formula="of:=[.A30]*[.A30]*[.B30]" office:value-type="float" office:value="22500" calcext:value-type="float">
            <text:p>22500</text:p>
          </table:table-cell>
          <table:table-cell table:formula="of:=SQRT([.H30])" office:value-type="float" office:value="150" calcext:value-type="float">
            <text:p>150</text:p>
          </table:table-cell>
          <table:table-cell table:formula="of:=SQRT([.I30])" office:value-type="float" office:value="12.2474487139159" calcext:value-type="float">
            <text:p>12,2474487139</text:p>
          </table:table-cell>
          <table:table-cell table:number-columns-repeated="3"/>
          <table:table-cell office:value-type="float" office:value="6.81669462504" calcext:value-type="float">
            <text:p>6,8166946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6.07755364068" calcext:value-type="float">
            <text:p>6,0775536407</text:p>
          </table:table-cell>
          <table:table-cell office:value-type="float" office:value="-0.143717932894" calcext:value-type="float">
            <text:p>-0,1437179329</text:p>
          </table:table-cell>
          <table:table-cell/>
          <table:table-cell table:formula="of:=[.A31]*[.B31]" office:value-type="float" office:value="180" calcext:value-type="float">
            <text:p>180</text:p>
          </table:table-cell>
          <table:table-cell table:formula="of:=[.A31]*[.B31]*[.B31]" office:value-type="float" office:value="180" calcext:value-type="float">
            <text:p>180</text:p>
          </table:table-cell>
          <table:table-cell table:formula="of:=[.A31]*[.A31]*[.B31]" office:value-type="float" office:value="32400" calcext:value-type="float">
            <text:p>32400</text:p>
          </table:table-cell>
          <table:table-cell table:formula="of:=SQRT([.H31])" office:value-type="float" office:value="180" calcext:value-type="float">
            <text:p>180</text:p>
          </table:table-cell>
          <table:table-cell table:formula="of:=SQRT([.I31])" office:value-type="float" office:value="13.4164078649987" calcext:value-type="float">
            <text:p>13,416407865</text:p>
          </table:table-cell>
          <table:table-cell table:number-columns-repeated="3"/>
          <table:table-cell office:value-type="float" office:value="6.07755364068" calcext:value-type="float">
            <text:p>6,0775536407</text:p>
          </table:table-cell>
        </table:table-row>
        <table:table-row table:style-name="ro1">
          <table:table-cell table:number-columns-repeated="5"/>
          <table:table-cell table:formula="of:=[.A32]*[.B32]" office:value-type="float" office:value="0" calcext:value-type="float">
            <text:p>0</text:p>
          </table:table-cell>
          <table:table-cell table:formula="of:=[.A32]*[.B32]*[.B32]" office:value-type="float" office:value="0" calcext:value-type="float">
            <text:p>0</text:p>
          </table:table-cell>
          <table:table-cell table:formula="of:=[.A32]*[.A32]*[.B32]" office:value-type="float" office:value="0" calcext:value-type="float">
            <text:p>0</text:p>
          </table:table-cell>
          <table:table-cell table:formula="of:=SQRT([.H32])" office:value-type="float" office:value="0" calcext:value-type="float">
            <text:p>0</text:p>
          </table:table-cell>
          <table:table-cell table:formula="of:=SQRT([.I3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9754464045" calcext:value-type="float">
            <text:p>9,9975446405</text:p>
          </table:table-cell>
          <table:table-cell office:value-type="float" office:value="-0.0000430613120101" calcext:value-type="float">
            <text:p>-4,30613120101E-05</text:p>
          </table:table-cell>
          <table:table-cell/>
          <table:table-cell table:formula="of:=[.A33]*[.B33]" office:value-type="float" office:value="2" calcext:value-type="float">
            <text:p>2</text:p>
          </table:table-cell>
          <table:table-cell table:formula="of:=[.A33]*[.B33]*[.B33]" office:value-type="float" office:value="4" calcext:value-type="float">
            <text:p>4</text:p>
          </table:table-cell>
          <table:table-cell table:formula="of:=[.A33]*[.A33]*[.B33]" office:value-type="float" office:value="2" calcext:value-type="float">
            <text:p>2</text:p>
          </table:table-cell>
          <table:table-cell table:formula="of:=SQRT([.H33])" office:value-type="float" office:value="1.4142135623731" calcext:value-type="float">
            <text:p>1,4142135624</text:p>
          </table:table-cell>
          <table:table-cell table:formula="of:=SQRT([.I33])" office:value-type="float" office:value="1.18920711500272" calcext:value-type="float">
            <text:p>1,189207115</text:p>
          </table:table-cell>
          <table:table-cell table:number-columns-repeated="3"/>
          <table:table-cell office:value-type="float" office:value="9.99754464045" calcext:value-type="float">
            <text:p>9,997544640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.996108024" calcext:value-type="float">
            <text:p>9,996108024</text:p>
          </table:table-cell>
          <table:table-cell office:value-type="float" office:value="-0.000064453240804" calcext:value-type="float">
            <text:p>-6,4453240804E-05</text:p>
          </table:table-cell>
          <table:table-cell/>
          <table:table-cell table:formula="of:=[.A34]*[.B34]" office:value-type="float" office:value="4" calcext:value-type="float">
            <text:p>4</text:p>
          </table:table-cell>
          <table:table-cell table:formula="of:=[.A34]*[.B34]*[.B34]" office:value-type="float" office:value="8" calcext:value-type="float">
            <text:p>8</text:p>
          </table:table-cell>
          <table:table-cell table:formula="of:=[.A34]*[.A34]*[.B34]" office:value-type="float" office:value="8" calcext:value-type="float">
            <text:p>8</text:p>
          </table:table-cell>
          <table:table-cell table:formula="of:=SQRT([.H34])" office:value-type="float" office:value="2.82842712474619" calcext:value-type="float">
            <text:p>2,8284271247</text:p>
          </table:table-cell>
          <table:table-cell table:formula="of:=SQRT([.I34])" office:value-type="float" office:value="1.68179283050743" calcext:value-type="float">
            <text:p>1,6817928305</text:p>
          </table:table-cell>
          <table:table-cell table:number-columns-repeated="3"/>
          <table:table-cell office:value-type="float" office:value="9.996108024" calcext:value-type="float">
            <text:p>9,996108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.99087021004" calcext:value-type="float">
            <text:p>9,99087021</text:p>
          </table:table-cell>
          <table:table-cell office:value-type="float" office:value="-0.000361194045264" calcext:value-type="float">
            <text:p>-0,000361194</text:p>
          </table:table-cell>
          <table:table-cell/>
          <table:table-cell table:formula="of:=[.A35]*[.B35]" office:value-type="float" office:value="8" calcext:value-type="float">
            <text:p>8</text:p>
          </table:table-cell>
          <table:table-cell table:formula="of:=[.A35]*[.B35]*[.B35]" office:value-type="float" office:value="16" calcext:value-type="float">
            <text:p>16</text:p>
          </table:table-cell>
          <table:table-cell table:formula="of:=[.A35]*[.A35]*[.B35]" office:value-type="float" office:value="32" calcext:value-type="float">
            <text:p>32</text:p>
          </table:table-cell>
          <table:table-cell table:formula="of:=SQRT([.H35])" office:value-type="float" office:value="5.65685424949238" calcext:value-type="float">
            <text:p>5,6568542495</text:p>
          </table:table-cell>
          <table:table-cell table:formula="of:=SQRT([.I35])" office:value-type="float" office:value="2.37841423000544" calcext:value-type="float">
            <text:p>2,37841423</text:p>
          </table:table-cell>
          <table:table-cell table:number-columns-repeated="3"/>
          <table:table-cell office:value-type="float" office:value="9.99087021004" calcext:value-type="float">
            <text:p>9,990870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94836405553" calcext:value-type="float">
            <text:p>9,9483640555</text:p>
          </table:table-cell>
          <table:table-cell office:value-type="float" office:value="0.000822822421761" calcext:value-type="float">
            <text:p>0,0008228224</text:p>
          </table:table-cell>
          <table:table-cell/>
          <table:table-cell table:formula="of:=[.A36]*[.B36]" office:value-type="float" office:value="20" calcext:value-type="float">
            <text:p>20</text:p>
          </table:table-cell>
          <table:table-cell table:formula="of:=[.A36]*[.B36]*[.B36]" office:value-type="float" office:value="40" calcext:value-type="float">
            <text:p>40</text:p>
          </table:table-cell>
          <table:table-cell table:formula="of:=[.A36]*[.A36]*[.B36]" office:value-type="float" office:value="200" calcext:value-type="float">
            <text:p>200</text:p>
          </table:table-cell>
          <table:table-cell table:formula="of:=SQRT([.H36])" office:value-type="float" office:value="14.142135623731" calcext:value-type="float">
            <text:p>14,1421356237</text:p>
          </table:table-cell>
          <table:table-cell table:formula="of:=SQRT([.I36])" office:value-type="float" office:value="3.76060309308639" calcext:value-type="float">
            <text:p>3,7606030931</text:p>
          </table:table-cell>
          <table:table-cell table:number-columns-repeated="3"/>
          <table:table-cell office:value-type="float" office:value="9.94836405553" calcext:value-type="float">
            <text:p>9,94836405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.79343896811" calcext:value-type="float">
            <text:p>9,7934389681</text:p>
          </table:table-cell>
          <table:table-cell office:value-type="float" office:value="0.0184668503525" calcext:value-type="float">
            <text:p>0,0184668504</text:p>
          </table:table-cell>
          <table:table-cell/>
          <table:table-cell table:formula="of:=[.A37]*[.B37]" office:value-type="float" office:value="40" calcext:value-type="float">
            <text:p>40</text:p>
          </table:table-cell>
          <table:table-cell table:formula="of:=[.A37]*[.B37]*[.B37]" office:value-type="float" office:value="80" calcext:value-type="float">
            <text:p>80</text:p>
          </table:table-cell>
          <table:table-cell table:formula="of:=[.A37]*[.A37]*[.B37]" office:value-type="float" office:value="800" calcext:value-type="float">
            <text:p>800</text:p>
          </table:table-cell>
          <table:table-cell table:formula="of:=SQRT([.H37])" office:value-type="float" office:value="28.2842712474619" calcext:value-type="float">
            <text:p>28,2842712475</text:p>
          </table:table-cell>
          <table:table-cell table:formula="of:=SQRT([.I37])" office:value-type="float" office:value="5.31829589694499" calcext:value-type="float">
            <text:p>5,3182958969</text:p>
          </table:table-cell>
          <table:table-cell table:number-columns-repeated="3"/>
          <table:table-cell office:value-type="float" office:value="9.79343896811" calcext:value-type="float">
            <text:p>9,79343896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.51701936017" calcext:value-type="float">
            <text:p>9,5170193602</text:p>
          </table:table-cell>
          <table:table-cell office:value-type="float" office:value="0.0452066303372" calcext:value-type="float">
            <text:p>0,0452066303</text:p>
          </table:table-cell>
          <table:table-cell/>
          <table:table-cell table:formula="of:=[.A38]*[.B38]" office:value-type="float" office:value="60" calcext:value-type="float">
            <text:p>60</text:p>
          </table:table-cell>
          <table:table-cell table:formula="of:=[.A38]*[.B38]*[.B38]" office:value-type="float" office:value="120" calcext:value-type="float">
            <text:p>120</text:p>
          </table:table-cell>
          <table:table-cell table:formula="of:=[.A38]*[.A38]*[.B38]" office:value-type="float" office:value="1800" calcext:value-type="float">
            <text:p>1800</text:p>
          </table:table-cell>
          <table:table-cell table:formula="of:=SQRT([.H38])" office:value-type="float" office:value="42.4264068711929" calcext:value-type="float">
            <text:p>42,4264068712</text:p>
          </table:table-cell>
          <table:table-cell table:formula="of:=SQRT([.I38])" office:value-type="float" office:value="6.51355562432631" calcext:value-type="float">
            <text:p>6,5135556243</text:p>
          </table:table-cell>
          <table:table-cell table:number-columns-repeated="3"/>
          <table:table-cell office:value-type="float" office:value="9.51701936017" calcext:value-type="float">
            <text:p>9,51701936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9.17094808376" calcext:value-type="float">
            <text:p>9,1709480838</text:p>
          </table:table-cell>
          <table:table-cell office:value-type="float" office:value="0.111776696323" calcext:value-type="float">
            <text:p>0,1117766963</text:p>
          </table:table-cell>
          <table:table-cell/>
          <table:table-cell table:formula="of:=[.A39]*[.B39]" office:value-type="float" office:value="80" calcext:value-type="float">
            <text:p>80</text:p>
          </table:table-cell>
          <table:table-cell table:formula="of:=[.A39]*[.B39]*[.B39]" office:value-type="float" office:value="160" calcext:value-type="float">
            <text:p>160</text:p>
          </table:table-cell>
          <table:table-cell table:formula="of:=[.A39]*[.A39]*[.B39]" office:value-type="float" office:value="3200" calcext:value-type="float">
            <text:p>3200</text:p>
          </table:table-cell>
          <table:table-cell table:formula="of:=SQRT([.H39])" office:value-type="float" office:value="56.5685424949238" calcext:value-type="float">
            <text:p>56,5685424949</text:p>
          </table:table-cell>
          <table:table-cell table:formula="of:=SQRT([.I39])" office:value-type="float" office:value="7.52120618617279" calcext:value-type="float">
            <text:p>7,5212061862</text:p>
          </table:table-cell>
          <table:table-cell table:number-columns-repeated="3"/>
          <table:table-cell office:value-type="float" office:value="9.17094808376" calcext:value-type="float">
            <text:p>9,17094808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.75902573933" calcext:value-type="float">
            <text:p>8,7590257393</text:p>
          </table:table-cell>
          <table:table-cell office:value-type="float" office:value="0.0990007130279" calcext:value-type="float">
            <text:p>0,099000713</text:p>
          </table:table-cell>
          <table:table-cell/>
          <table:table-cell table:formula="of:=[.A40]*[.B40]" office:value-type="float" office:value="100" calcext:value-type="float">
            <text:p>100</text:p>
          </table:table-cell>
          <table:table-cell table:formula="of:=[.A40]*[.B40]*[.B40]" office:value-type="float" office:value="200" calcext:value-type="float">
            <text:p>200</text:p>
          </table:table-cell>
          <table:table-cell table:formula="of:=[.A40]*[.A40]*[.B40]" office:value-type="float" office:value="5000" calcext:value-type="float">
            <text:p>5000</text:p>
          </table:table-cell>
          <table:table-cell table:formula="of:=SQRT([.H40])" office:value-type="float" office:value="70.7106781186548" calcext:value-type="float">
            <text:p>70,7106781187</text:p>
          </table:table-cell>
          <table:table-cell table:formula="of:=SQRT([.I40])" office:value-type="float" office:value="8.40896415253715" calcext:value-type="float">
            <text:p>8,4089641525</text:p>
          </table:table-cell>
          <table:table-cell table:number-columns-repeated="3"/>
          <table:table-cell office:value-type="float" office:value="8.75902573933" calcext:value-type="float">
            <text:p>8,75902573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.40329649384" calcext:value-type="float">
            <text:p>8,4032964938</text:p>
          </table:table-cell>
          <table:table-cell office:value-type="float" office:value="0.187553697728" calcext:value-type="float">
            <text:p>0,1875536977</text:p>
          </table:table-cell>
          <table:table-cell/>
          <table:table-cell table:formula="of:=[.A41]*[.B41]" office:value-type="float" office:value="120" calcext:value-type="float">
            <text:p>120</text:p>
          </table:table-cell>
          <table:table-cell table:formula="of:=[.A41]*[.B41]*[.B41]" office:value-type="float" office:value="240" calcext:value-type="float">
            <text:p>240</text:p>
          </table:table-cell>
          <table:table-cell table:formula="of:=[.A41]*[.A41]*[.B41]" office:value-type="float" office:value="7200" calcext:value-type="float">
            <text:p>7200</text:p>
          </table:table-cell>
          <table:table-cell table:formula="of:=SQRT([.H41])" office:value-type="float" office:value="84.8528137423857" calcext:value-type="float">
            <text:p>84,8528137424</text:p>
          </table:table-cell>
          <table:table-cell table:formula="of:=SQRT([.I41])" office:value-type="float" office:value="9.21155870319381" calcext:value-type="float">
            <text:p>9,2115587032</text:p>
          </table:table-cell>
          <table:table-cell table:number-columns-repeated="3"/>
          <table:table-cell office:value-type="float" office:value="8.40329649384" calcext:value-type="float">
            <text:p>8,403296493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7.98559973936" calcext:value-type="float">
            <text:p>7,9855997394</text:p>
          </table:table-cell>
          <table:table-cell office:value-type="float" office:value="-0.206025971907" calcext:value-type="float">
            <text:p>-0,2060259719</text:p>
          </table:table-cell>
          <table:table-cell/>
          <table:table-cell table:formula="of:=[.A42]*[.B42]" office:value-type="float" office:value="150" calcext:value-type="float">
            <text:p>150</text:p>
          </table:table-cell>
          <table:table-cell table:formula="of:=[.A42]*[.B42]*[.B42]" office:value-type="float" office:value="300" calcext:value-type="float">
            <text:p>300</text:p>
          </table:table-cell>
          <table:table-cell table:formula="of:=[.A42]*[.A42]*[.B42]" office:value-type="float" office:value="11250" calcext:value-type="float">
            <text:p>11250</text:p>
          </table:table-cell>
          <table:table-cell table:formula="of:=SQRT([.H42])" office:value-type="float" office:value="106.066017177982" calcext:value-type="float">
            <text:p>106,066017178</text:p>
          </table:table-cell>
          <table:table-cell table:formula="of:=SQRT([.I42])" office:value-type="float" office:value="10.2988357195356" calcext:value-type="float">
            <text:p>10,2988357195</text:p>
          </table:table-cell>
          <table:table-cell table:number-columns-repeated="3"/>
          <table:table-cell office:value-type="float" office:value="7.98559973936" calcext:value-type="float">
            <text:p>7,98559973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7.15745321864" calcext:value-type="float">
            <text:p>7,1574532186</text:p>
          </table:table-cell>
          <table:table-cell office:value-type="float" office:value="0.06454181337" calcext:value-type="float">
            <text:p>0,0645418134</text:p>
          </table:table-cell>
          <table:table-cell/>
          <table:table-cell table:formula="of:=[.A43]*[.B43]" office:value-type="float" office:value="180" calcext:value-type="float">
            <text:p>180</text:p>
          </table:table-cell>
          <table:table-cell table:formula="of:=[.A43]*[.B43]*[.B43]" office:value-type="float" office:value="360" calcext:value-type="float">
            <text:p>360</text:p>
          </table:table-cell>
          <table:table-cell table:formula="of:=[.A43]*[.A43]*[.B43]" office:value-type="float" office:value="16200" calcext:value-type="float">
            <text:p>16200</text:p>
          </table:table-cell>
          <table:table-cell table:formula="of:=SQRT([.H43])" office:value-type="float" office:value="127.279220613579" calcext:value-type="float">
            <text:p>127,2792206136</text:p>
          </table:table-cell>
          <table:table-cell table:formula="of:=SQRT([.I43])" office:value-type="float" office:value="11.2818092792592" calcext:value-type="float">
            <text:p>11,2818092793</text:p>
          </table:table-cell>
          <table:table-cell table:number-columns-repeated="3"/>
          <table:table-cell office:value-type="float" office:value="7.15745321864" calcext:value-type="float">
            <text:p>7,157453218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6.0238533441" calcext:value-type="float">
            <text:p>6,0238533441</text:p>
          </table:table-cell>
          <table:table-cell office:value-type="float" office:value="0.0670008585478" calcext:value-type="float">
            <text:p>0,0670008585</text:p>
          </table:table-cell>
          <table:table-cell/>
          <table:table-cell table:formula="of:=[.A44]*[.B44]" office:value-type="float" office:value="240" calcext:value-type="float">
            <text:p>240</text:p>
          </table:table-cell>
          <table:table-cell table:formula="of:=[.A44]*[.B44]*[.B44]" office:value-type="float" office:value="480" calcext:value-type="float">
            <text:p>480</text:p>
          </table:table-cell>
          <table:table-cell table:formula="of:=[.A44]*[.A44]*[.B44]" office:value-type="float" office:value="28800" calcext:value-type="float">
            <text:p>28800</text:p>
          </table:table-cell>
          <table:table-cell table:formula="of:=SQRT([.H44])" office:value-type="float" office:value="169.705627484771" calcext:value-type="float">
            <text:p>169,7056274848</text:p>
          </table:table-cell>
          <table:table-cell table:formula="of:=SQRT([.I44])" office:value-type="float" office:value="13.0271112486526" calcext:value-type="float">
            <text:p>13,0271112487</text:p>
          </table:table-cell>
          <table:table-cell table:number-columns-repeated="3"/>
          <table:table-cell office:value-type="float" office:value="6.0238533441" calcext:value-type="float">
            <text:p>6,02385334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5.13020249538" calcext:value-type="float">
            <text:p>5,1302024954</text:p>
          </table:table-cell>
          <table:table-cell office:value-type="float" office:value="0.159664330461" calcext:value-type="float">
            <text:p>0,1596643305</text:p>
          </table:table-cell>
          <table:table-cell/>
          <table:table-cell table:formula="of:=[.A45]*[.B45]" office:value-type="float" office:value="300" calcext:value-type="float">
            <text:p>300</text:p>
          </table:table-cell>
          <table:table-cell table:formula="of:=[.A45]*[.B45]*[.B45]" office:value-type="float" office:value="600" calcext:value-type="float">
            <text:p>600</text:p>
          </table:table-cell>
          <table:table-cell table:formula="of:=[.A45]*[.A45]*[.B45]" office:value-type="float" office:value="45000" calcext:value-type="float">
            <text:p>45000</text:p>
          </table:table-cell>
          <table:table-cell table:formula="of:=SQRT([.H45])" office:value-type="float" office:value="212.132034355964" calcext:value-type="float">
            <text:p>212,132034356</text:p>
          </table:table-cell>
          <table:table-cell table:formula="of:=SQRT([.I45])" office:value-type="float" office:value="14.5647531512197" calcext:value-type="float">
            <text:p>14,5647531512</text:p>
          </table:table-cell>
          <table:table-cell table:number-columns-repeated="3"/>
          <table:table-cell office:value-type="float" office:value="5.13020249538" calcext:value-type="float">
            <text:p>5,130202495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4.5279560291" calcext:value-type="float">
            <text:p>4,5279560291</text:p>
          </table:table-cell>
          <table:table-cell office:value-type="float" office:value="-0.0534777071961" calcext:value-type="float">
            <text:p>-0,0534777072</text:p>
          </table:table-cell>
          <table:table-cell/>
          <table:table-cell table:formula="of:=[.A46]*[.B46]" office:value-type="float" office:value="360" calcext:value-type="float">
            <text:p>360</text:p>
          </table:table-cell>
          <table:table-cell table:formula="of:=[.A46]*[.B46]*[.B46]" office:value-type="float" office:value="720" calcext:value-type="float">
            <text:p>720</text:p>
          </table:table-cell>
          <table:table-cell table:formula="of:=[.A46]*[.A46]*[.B46]" office:value-type="float" office:value="64800" calcext:value-type="float">
            <text:p>64800</text:p>
          </table:table-cell>
          <table:table-cell table:formula="of:=SQRT([.H46])" office:value-type="float" office:value="254.558441227157" calcext:value-type="float">
            <text:p>254,5584412272</text:p>
          </table:table-cell>
          <table:table-cell table:formula="of:=SQRT([.I46])" office:value-type="float" office:value="15.954887690835" calcext:value-type="float">
            <text:p>15,9548876908</text:p>
          </table:table-cell>
          <table:table-cell table:number-columns-repeated="3"/>
          <table:table-cell office:value-type="float" office:value="4.5279560291" calcext:value-type="float">
            <text:p>4,5279560291</text:p>
          </table:table-cell>
        </table:table-row>
        <table:table-row table:style-name="ro1">
          <table:table-cell table:number-columns-repeated="5"/>
          <table:table-cell table:formula="of:=[.A47]*[.B47]" office:value-type="float" office:value="0" calcext:value-type="float">
            <text:p>0</text:p>
          </table:table-cell>
          <table:table-cell table:formula="of:=[.A47]*[.B47]*[.B47]" office:value-type="float" office:value="0" calcext:value-type="float">
            <text:p>0</text:p>
          </table:table-cell>
          <table:table-cell table:formula="of:=[.A47]*[.A47]*[.B47]" office:value-type="float" office:value="0" calcext:value-type="float">
            <text:p>0</text:p>
          </table:table-cell>
          <table:table-cell table:formula="of:=SQRT([.H47])" office:value-type="float" office:value="0" calcext:value-type="float">
            <text:p>0</text:p>
          </table:table-cell>
          <table:table-cell table:formula="of:=SQRT([.I4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.99706851836" calcext:value-type="float">
            <text:p>9,9970685184</text:p>
          </table:table-cell>
          <table:table-cell office:value-type="float" office:value="-0.0000422263836701" calcext:value-type="float">
            <text:p>-4,22263836701E-05</text:p>
          </table:table-cell>
          <table:table-cell/>
          <table:table-cell table:formula="of:=[.A48]*[.B48]" office:value-type="float" office:value="4" calcext:value-type="float">
            <text:p>4</text:p>
          </table:table-cell>
          <table:table-cell table:formula="of:=[.A48]*[.B48]*[.B48]" office:value-type="float" office:value="16" calcext:value-type="float">
            <text:p>16</text:p>
          </table:table-cell>
          <table:table-cell table:formula="of:=[.A48]*[.A48]*[.B48]" office:value-type="float" office:value="4" calcext:value-type="float">
            <text:p>4</text:p>
          </table:table-cell>
          <table:table-cell table:formula="of:=SQRT([.H48])" office:value-type="float" office:value="2" calcext:value-type="float">
            <text:p>2</text:p>
          </table:table-cell>
          <table:table-cell table:formula="of:=SQRT([.I48])" office:value-type="float" office:value="1.4142135623731" calcext:value-type="float">
            <text:p>1,4142135624</text:p>
          </table:table-cell>
          <table:table-cell table:number-columns-repeated="3"/>
          <table:table-cell office:value-type="float" office:value="9.99706851836" calcext:value-type="float">
            <text:p>9,99706851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.99432334179" calcext:value-type="float">
            <text:p>9,9943233418</text:p>
          </table:table-cell>
          <table:table-cell office:value-type="float" office:value="-0.000096309217436" calcext:value-type="float">
            <text:p>-9,6309217436E-05</text:p>
          </table:table-cell>
          <table:table-cell/>
          <table:table-cell table:formula="of:=[.A49]*[.B49]" office:value-type="float" office:value="8" calcext:value-type="float">
            <text:p>8</text:p>
          </table:table-cell>
          <table:table-cell table:formula="of:=[.A49]*[.B49]*[.B49]" office:value-type="float" office:value="32" calcext:value-type="float">
            <text:p>32</text:p>
          </table:table-cell>
          <table:table-cell table:formula="of:=[.A49]*[.A49]*[.B49]" office:value-type="float" office:value="16" calcext:value-type="float">
            <text:p>16</text:p>
          </table:table-cell>
          <table:table-cell table:formula="of:=SQRT([.H49])" office:value-type="float" office:value="4" calcext:value-type="float">
            <text:p>4</text:p>
          </table:table-cell>
          <table:table-cell table:formula="of:=SQRT([.I49])" office:value-type="float" office:value="2" calcext:value-type="float">
            <text:p>2</text:p>
          </table:table-cell>
          <table:table-cell table:number-columns-repeated="3"/>
          <table:table-cell office:value-type="float" office:value="9.99432334179" calcext:value-type="float">
            <text:p>9,994323341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.981130853" calcext:value-type="float">
            <text:p>9,981130853</text:p>
          </table:table-cell>
          <table:table-cell office:value-type="float" office:value="0.000656911799439" calcext:value-type="float">
            <text:p>0,0006569118</text:p>
          </table:table-cell>
          <table:table-cell/>
          <table:table-cell table:formula="of:=[.A50]*[.B50]" office:value-type="float" office:value="16" calcext:value-type="float">
            <text:p>16</text:p>
          </table:table-cell>
          <table:table-cell table:formula="of:=[.A50]*[.B50]*[.B50]" office:value-type="float" office:value="64" calcext:value-type="float">
            <text:p>64</text:p>
          </table:table-cell>
          <table:table-cell table:formula="of:=[.A50]*[.A50]*[.B50]" office:value-type="float" office:value="64" calcext:value-type="float">
            <text:p>64</text:p>
          </table:table-cell>
          <table:table-cell table:formula="of:=SQRT([.H50])" office:value-type="float" office:value="8" calcext:value-type="float">
            <text:p>8</text:p>
          </table:table-cell>
          <table:table-cell table:formula="of:=SQRT([.I50])" office:value-type="float" office:value="2.82842712474619" calcext:value-type="float">
            <text:p>2,8284271247</text:p>
          </table:table-cell>
          <table:table-cell table:number-columns-repeated="3"/>
          <table:table-cell office:value-type="float" office:value="9.981130853" calcext:value-type="float">
            <text:p>9,9811308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89999236777" calcext:value-type="float">
            <text:p>9,8999923678</text:p>
          </table:table-cell>
          <table:table-cell office:value-type="float" office:value="0.00168434259129" calcext:value-type="float">
            <text:p>0,0016843426</text:p>
          </table:table-cell>
          <table:table-cell/>
          <table:table-cell table:formula="of:=[.A51]*[.B51]" office:value-type="float" office:value="40" calcext:value-type="float">
            <text:p>40</text:p>
          </table:table-cell>
          <table:table-cell table:formula="of:=[.A51]*[.B51]*[.B51]" office:value-type="float" office:value="160" calcext:value-type="float">
            <text:p>160</text:p>
          </table:table-cell>
          <table:table-cell table:formula="of:=[.A51]*[.A51]*[.B51]" office:value-type="float" office:value="400" calcext:value-type="float">
            <text:p>400</text:p>
          </table:table-cell>
          <table:table-cell table:formula="of:=SQRT([.H51])" office:value-type="float" office:value="20" calcext:value-type="float">
            <text:p>20</text:p>
          </table:table-cell>
          <table:table-cell table:formula="of:=SQRT([.I51])" office:value-type="float" office:value="4.47213595499958" calcext:value-type="float">
            <text:p>4,472135955</text:p>
          </table:table-cell>
          <table:table-cell table:number-columns-repeated="3"/>
          <table:table-cell office:value-type="float" office:value="9.89999236777" calcext:value-type="float">
            <text:p>9,89999236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.54749654081" calcext:value-type="float">
            <text:p>9,5474965408</text:p>
          </table:table-cell>
          <table:table-cell office:value-type="float" office:value="0.0810476486629" calcext:value-type="float">
            <text:p>0,0810476487</text:p>
          </table:table-cell>
          <table:table-cell/>
          <table:table-cell table:formula="of:=[.A52]*[.B52]" office:value-type="float" office:value="80" calcext:value-type="float">
            <text:p>80</text:p>
          </table:table-cell>
          <table:table-cell table:formula="of:=[.A52]*[.B52]*[.B52]" office:value-type="float" office:value="320" calcext:value-type="float">
            <text:p>320</text:p>
          </table:table-cell>
          <table:table-cell table:formula="of:=[.A52]*[.A52]*[.B52]" office:value-type="float" office:value="1600" calcext:value-type="float">
            <text:p>1600</text:p>
          </table:table-cell>
          <table:table-cell table:formula="of:=SQRT([.H52])" office:value-type="float" office:value="40" calcext:value-type="float">
            <text:p>40</text:p>
          </table:table-cell>
          <table:table-cell table:formula="of:=SQRT([.I52])" office:value-type="float" office:value="6.32455532033676" calcext:value-type="float">
            <text:p>6,3245553203</text:p>
          </table:table-cell>
          <table:table-cell table:number-columns-repeated="3"/>
          <table:table-cell office:value-type="float" office:value="9.54749654081" calcext:value-type="float">
            <text:p>9,54749654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.26624488641" calcext:value-type="float">
            <text:p>9,2662448864</text:p>
          </table:table-cell>
          <table:table-cell office:value-type="float" office:value="-0.146995212745" calcext:value-type="float">
            <text:p>-0,1469952127</text:p>
          </table:table-cell>
          <table:table-cell/>
          <table:table-cell table:formula="of:=[.A53]*[.B53]" office:value-type="float" office:value="120" calcext:value-type="float">
            <text:p>120</text:p>
          </table:table-cell>
          <table:table-cell table:formula="of:=[.A53]*[.B53]*[.B53]" office:value-type="float" office:value="480" calcext:value-type="float">
            <text:p>480</text:p>
          </table:table-cell>
          <table:table-cell table:formula="of:=[.A53]*[.A53]*[.B53]" office:value-type="float" office:value="3600" calcext:value-type="float">
            <text:p>3600</text:p>
          </table:table-cell>
          <table:table-cell table:formula="of:=SQRT([.H53])" office:value-type="float" office:value="60" calcext:value-type="float">
            <text:p>60</text:p>
          </table:table-cell>
          <table:table-cell table:formula="of:=SQRT([.I53])" office:value-type="float" office:value="7.74596669241483" calcext:value-type="float">
            <text:p>7,7459666924</text:p>
          </table:table-cell>
          <table:table-cell table:number-columns-repeated="3"/>
          <table:table-cell office:value-type="float" office:value="9.26624488641" calcext:value-type="float">
            <text:p>9,26624488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8.69884974904" calcext:value-type="float">
            <text:p>8,698849749</text:p>
          </table:table-cell>
          <table:table-cell office:value-type="float" office:value="-0.101769089213" calcext:value-type="float">
            <text:p>-0,1017690892</text:p>
          </table:table-cell>
          <table:table-cell/>
          <table:table-cell table:formula="of:=[.A54]*[.B54]" office:value-type="float" office:value="160" calcext:value-type="float">
            <text:p>160</text:p>
          </table:table-cell>
          <table:table-cell table:formula="of:=[.A54]*[.B54]*[.B54]" office:value-type="float" office:value="640" calcext:value-type="float">
            <text:p>640</text:p>
          </table:table-cell>
          <table:table-cell table:formula="of:=[.A54]*[.A54]*[.B54]" office:value-type="float" office:value="6400" calcext:value-type="float">
            <text:p>6400</text:p>
          </table:table-cell>
          <table:table-cell table:formula="of:=SQRT([.H54])" office:value-type="float" office:value="80" calcext:value-type="float">
            <text:p>80</text:p>
          </table:table-cell>
          <table:table-cell table:formula="of:=SQRT([.I54])" office:value-type="float" office:value="8.94427190999916" calcext:value-type="float">
            <text:p>8,94427191</text:p>
          </table:table-cell>
          <table:table-cell table:number-columns-repeated="3"/>
          <table:table-cell office:value-type="float" office:value="8.69884974904" calcext:value-type="float">
            <text:p>8,6988497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.13255754927" calcext:value-type="float">
            <text:p>8,1325575493</text:p>
          </table:table-cell>
          <table:table-cell office:value-type="float" office:value="-0.100656601718" calcext:value-type="float">
            <text:p>-0,1006566017</text:p>
          </table:table-cell>
          <table:table-cell/>
          <table:table-cell table:formula="of:=[.A55]*[.B55]" office:value-type="float" office:value="200" calcext:value-type="float">
            <text:p>200</text:p>
          </table:table-cell>
          <table:table-cell table:formula="of:=[.A55]*[.B55]*[.B55]" office:value-type="float" office:value="800" calcext:value-type="float">
            <text:p>800</text:p>
          </table:table-cell>
          <table:table-cell table:formula="of:=[.A55]*[.A55]*[.B55]" office:value-type="float" office:value="10000" calcext:value-type="float">
            <text:p>10000</text:p>
          </table:table-cell>
          <table:table-cell table:formula="of:=SQRT([.H55])" office:value-type="float" office:value="100" calcext:value-type="float">
            <text:p>100</text:p>
          </table:table-cell>
          <table:table-cell table:formula="of:=SQRT([.I55])" office:value-type="float" office:value="10" calcext:value-type="float">
            <text:p>10</text:p>
          </table:table-cell>
          <table:table-cell table:number-columns-repeated="3"/>
          <table:table-cell office:value-type="float" office:value="8.13255754927" calcext:value-type="float">
            <text:p>8,13255754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7.1869943176" calcext:value-type="float">
            <text:p>7,1869943176</text:p>
          </table:table-cell>
          <table:table-cell office:value-type="float" office:value="0.179910248237" calcext:value-type="float">
            <text:p>0,1799102482</text:p>
          </table:table-cell>
          <table:table-cell/>
          <table:table-cell table:formula="of:=[.A56]*[.B56]" office:value-type="float" office:value="240" calcext:value-type="float">
            <text:p>240</text:p>
          </table:table-cell>
          <table:table-cell table:formula="of:=[.A56]*[.B56]*[.B56]" office:value-type="float" office:value="960" calcext:value-type="float">
            <text:p>960</text:p>
          </table:table-cell>
          <table:table-cell table:formula="of:=[.A56]*[.A56]*[.B56]" office:value-type="float" office:value="14400" calcext:value-type="float">
            <text:p>14400</text:p>
          </table:table-cell>
          <table:table-cell table:formula="of:=SQRT([.H56])" office:value-type="float" office:value="120" calcext:value-type="float">
            <text:p>120</text:p>
          </table:table-cell>
          <table:table-cell table:formula="of:=SQRT([.I56])" office:value-type="float" office:value="10.9544511501033" calcext:value-type="float">
            <text:p>10,9544511501</text:p>
          </table:table-cell>
          <table:table-cell table:number-columns-repeated="3"/>
          <table:table-cell office:value-type="float" office:value="7.1869943176" calcext:value-type="float">
            <text:p>7,186994317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6.74652851258" calcext:value-type="float">
            <text:p>6,7465285126</text:p>
          </table:table-cell>
          <table:table-cell office:value-type="float" office:value="-0.0978774956462" calcext:value-type="float">
            <text:p>-0,0978774956</text:p>
          </table:table-cell>
          <table:table-cell/>
          <table:table-cell table:formula="of:=[.A57]*[.B57]" office:value-type="float" office:value="300" calcext:value-type="float">
            <text:p>300</text:p>
          </table:table-cell>
          <table:table-cell table:formula="of:=[.A57]*[.B57]*[.B57]" office:value-type="float" office:value="1200" calcext:value-type="float">
            <text:p>1200</text:p>
          </table:table-cell>
          <table:table-cell table:formula="of:=[.A57]*[.A57]*[.B57]" office:value-type="float" office:value="22500" calcext:value-type="float">
            <text:p>22500</text:p>
          </table:table-cell>
          <table:table-cell table:formula="of:=SQRT([.H57])" office:value-type="float" office:value="150" calcext:value-type="float">
            <text:p>150</text:p>
          </table:table-cell>
          <table:table-cell table:formula="of:=SQRT([.I57])" office:value-type="float" office:value="12.2474487139159" calcext:value-type="float">
            <text:p>12,2474487139</text:p>
          </table:table-cell>
          <table:table-cell table:number-columns-repeated="3"/>
          <table:table-cell office:value-type="float" office:value="6.74652851258" calcext:value-type="float">
            <text:p>6,74652851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6.0215429296" calcext:value-type="float">
            <text:p>6,0215429296</text:p>
          </table:table-cell>
          <table:table-cell office:value-type="float" office:value="0.00636518162312" calcext:value-type="float">
            <text:p>0,0063651816</text:p>
          </table:table-cell>
          <table:table-cell/>
          <table:table-cell table:formula="of:=[.A58]*[.B58]" office:value-type="float" office:value="360" calcext:value-type="float">
            <text:p>360</text:p>
          </table:table-cell>
          <table:table-cell table:formula="of:=[.A58]*[.B58]*[.B58]" office:value-type="float" office:value="1440" calcext:value-type="float">
            <text:p>1440</text:p>
          </table:table-cell>
          <table:table-cell table:formula="of:=[.A58]*[.A58]*[.B58]" office:value-type="float" office:value="32400" calcext:value-type="float">
            <text:p>32400</text:p>
          </table:table-cell>
          <table:table-cell table:formula="of:=SQRT([.H58])" office:value-type="float" office:value="180" calcext:value-type="float">
            <text:p>180</text:p>
          </table:table-cell>
          <table:table-cell table:formula="of:=SQRT([.I58])" office:value-type="float" office:value="13.4164078649987" calcext:value-type="float">
            <text:p>13,416407865</text:p>
          </table:table-cell>
          <table:table-cell table:number-columns-repeated="3"/>
          <table:table-cell office:value-type="float" office:value="6.0215429296" calcext:value-type="float">
            <text:p>6,021542929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4.80600927458" calcext:value-type="float">
            <text:p>4,8060092746</text:p>
          </table:table-cell>
          <table:table-cell office:value-type="float" office:value="0.0558476920232" calcext:value-type="float">
            <text:p>0,055847692</text:p>
          </table:table-cell>
          <table:table-cell/>
          <table:table-cell table:formula="of:=[.A59]*[.B59]" office:value-type="float" office:value="480" calcext:value-type="float">
            <text:p>480</text:p>
          </table:table-cell>
          <table:table-cell table:formula="of:=[.A59]*[.B59]*[.B59]" office:value-type="float" office:value="1920" calcext:value-type="float">
            <text:p>1920</text:p>
          </table:table-cell>
          <table:table-cell table:formula="of:=[.A59]*[.A59]*[.B59]" office:value-type="float" office:value="57600" calcext:value-type="float">
            <text:p>57600</text:p>
          </table:table-cell>
          <table:table-cell table:formula="of:=SQRT([.H59])" office:value-type="float" office:value="240" calcext:value-type="float">
            <text:p>240</text:p>
          </table:table-cell>
          <table:table-cell table:formula="of:=SQRT([.I59])" office:value-type="float" office:value="15.4919333848297" calcext:value-type="float">
            <text:p>15,4919333848</text:p>
          </table:table-cell>
          <table:table-cell table:number-columns-repeated="3"/>
          <table:table-cell office:value-type="float" office:value="4.80600927458" calcext:value-type="float">
            <text:p>4,80600927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3.99270878559" calcext:value-type="float">
            <text:p>3,9927087856</text:p>
          </table:table-cell>
          <table:table-cell office:value-type="float" office:value="-0.0328703704695" calcext:value-type="float">
            <text:p>-0,0328703705</text:p>
          </table:table-cell>
          <table:table-cell/>
          <table:table-cell table:formula="of:=[.A60]*[.B60]" office:value-type="float" office:value="600" calcext:value-type="float">
            <text:p>600</text:p>
          </table:table-cell>
          <table:table-cell table:formula="of:=[.A60]*[.B60]*[.B60]" office:value-type="float" office:value="2400" calcext:value-type="float">
            <text:p>2400</text:p>
          </table:table-cell>
          <table:table-cell table:formula="of:=[.A60]*[.A60]*[.B60]" office:value-type="float" office:value="90000" calcext:value-type="float">
            <text:p>90000</text:p>
          </table:table-cell>
          <table:table-cell table:formula="of:=SQRT([.H60])" office:value-type="float" office:value="300" calcext:value-type="float">
            <text:p>300</text:p>
          </table:table-cell>
          <table:table-cell table:formula="of:=SQRT([.I60])" office:value-type="float" office:value="17.3205080756888" calcext:value-type="float">
            <text:p>17,3205080757</text:p>
          </table:table-cell>
          <table:table-cell table:number-columns-repeated="3"/>
          <table:table-cell office:value-type="float" office:value="3.99270878559" calcext:value-type="float">
            <text:p>3,992708785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3.27520081145" calcext:value-type="float">
            <text:p>3,2752008115</text:p>
          </table:table-cell>
          <table:table-cell office:value-type="float" office:value="0.272959601045" calcext:value-type="float">
            <text:p>0,272959601</text:p>
          </table:table-cell>
          <table:table-cell/>
          <table:table-cell table:formula="of:=[.A61]*[.B61]" office:value-type="float" office:value="720" calcext:value-type="float">
            <text:p>720</text:p>
          </table:table-cell>
          <table:table-cell table:formula="of:=[.A61]*[.B61]*[.B61]" office:value-type="float" office:value="2880" calcext:value-type="float">
            <text:p>2880</text:p>
          </table:table-cell>
          <table:table-cell table:formula="of:=[.A61]*[.A61]*[.B61]" office:value-type="float" office:value="129600" calcext:value-type="float">
            <text:p>129600</text:p>
          </table:table-cell>
          <table:table-cell table:formula="of:=SQRT([.H61])" office:value-type="float" office:value="360" calcext:value-type="float">
            <text:p>360</text:p>
          </table:table-cell>
          <table:table-cell table:formula="of:=SQRT([.I61])" office:value-type="float" office:value="18.9736659610103" calcext:value-type="float">
            <text:p>18,973665961</text:p>
          </table:table-cell>
          <table:table-cell table:number-columns-repeated="3"/>
          <table:table-cell office:value-type="float" office:value="3.27520081145" calcext:value-type="float">
            <text:p>3,2752008115</text:p>
          </table:table-cell>
        </table:table-row>
        <table:table-row table:style-name="ro1">
          <table:table-cell table:number-columns-repeated="5"/>
          <table:table-cell table:formula="of:=[.A62]*[.B62]" office:value-type="float" office:value="0" calcext:value-type="float">
            <text:p>0</text:p>
          </table:table-cell>
          <table:table-cell table:formula="of:=[.A62]*[.B62]*[.B62]" office:value-type="float" office:value="0" calcext:value-type="float">
            <text:p>0</text:p>
          </table:table-cell>
          <table:table-cell table:formula="of:=[.A62]*[.A62]*[.B62]" office:value-type="float" office:value="0" calcext:value-type="float">
            <text:p>0</text:p>
          </table:table-cell>
          <table:table-cell table:formula="of:=SQRT([.H62])" office:value-type="float" office:value="0" calcext:value-type="float">
            <text:p>0</text:p>
          </table:table-cell>
          <table:table-cell table:formula="of:=SQRT([.I6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.99680021463" calcext:value-type="float">
            <text:p>9,9968002146</text:p>
          </table:table-cell>
          <table:table-cell office:value-type="float" office:value="-0.000303561395264" calcext:value-type="float">
            <text:p>-0,0003035614</text:p>
          </table:table-cell>
          <table:table-cell/>
          <table:table-cell table:formula="of:=[.A63]*[.B63]" office:value-type="float" office:value="6" calcext:value-type="float">
            <text:p>6</text:p>
          </table:table-cell>
          <table:table-cell table:formula="of:=[.A63]*[.B63]*[.B63]" office:value-type="float" office:value="36" calcext:value-type="float">
            <text:p>36</text:p>
          </table:table-cell>
          <table:table-cell table:formula="of:=[.A63]*[.A63]*[.B63]" office:value-type="float" office:value="6" calcext:value-type="float">
            <text:p>6</text:p>
          </table:table-cell>
          <table:table-cell table:formula="of:=SQRT([.H63])" office:value-type="float" office:value="2.44948974278318" calcext:value-type="float">
            <text:p>2,4494897428</text:p>
          </table:table-cell>
          <table:table-cell table:formula="of:=SQRT([.I63])" office:value-type="float" office:value="1.56508458007329" calcext:value-type="float">
            <text:p>1,5650845801</text:p>
          </table:table-cell>
          <table:table-cell table:number-columns-repeated="3"/>
          <table:table-cell office:value-type="float" office:value="9.99680021463" calcext:value-type="float">
            <text:p>9,99680021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.99209062657" calcext:value-type="float">
            <text:p>9,9920906266</text:p>
          </table:table-cell>
          <table:table-cell office:value-type="float" office:value="-0.000185095997689" calcext:value-type="float">
            <text:p>-0,000185096</text:p>
          </table:table-cell>
          <table:table-cell/>
          <table:table-cell table:formula="of:=[.A64]*[.B64]" office:value-type="float" office:value="12" calcext:value-type="float">
            <text:p>12</text:p>
          </table:table-cell>
          <table:table-cell table:formula="of:=[.A64]*[.B64]*[.B64]" office:value-type="float" office:value="72" calcext:value-type="float">
            <text:p>72</text:p>
          </table:table-cell>
          <table:table-cell table:formula="of:=[.A64]*[.A64]*[.B64]" office:value-type="float" office:value="24" calcext:value-type="float">
            <text:p>24</text:p>
          </table:table-cell>
          <table:table-cell table:formula="of:=SQRT([.H64])" office:value-type="float" office:value="4.89897948556636" calcext:value-type="float">
            <text:p>4,8989794856</text:p>
          </table:table-cell>
          <table:table-cell table:formula="of:=SQRT([.I64])" office:value-type="float" office:value="2.21336383940064" calcext:value-type="float">
            <text:p>2,2133638394</text:p>
          </table:table-cell>
          <table:table-cell table:number-columns-repeated="3"/>
          <table:table-cell office:value-type="float" office:value="9.99209062657" calcext:value-type="float">
            <text:p>9,99209062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.97821153739" calcext:value-type="float">
            <text:p>9,9782115374</text:p>
          </table:table-cell>
          <table:table-cell office:value-type="float" office:value="-0.00414581693061" calcext:value-type="float">
            <text:p>-0,0041458169</text:p>
          </table:table-cell>
          <table:table-cell/>
          <table:table-cell table:formula="of:=[.A65]*[.B65]" office:value-type="float" office:value="24" calcext:value-type="float">
            <text:p>24</text:p>
          </table:table-cell>
          <table:table-cell table:formula="of:=[.A65]*[.B65]*[.B65]" office:value-type="float" office:value="144" calcext:value-type="float">
            <text:p>144</text:p>
          </table:table-cell>
          <table:table-cell table:formula="of:=[.A65]*[.A65]*[.B65]" office:value-type="float" office:value="96" calcext:value-type="float">
            <text:p>96</text:p>
          </table:table-cell>
          <table:table-cell table:formula="of:=SQRT([.H65])" office:value-type="float" office:value="9.79795897113271" calcext:value-type="float">
            <text:p>9,7979589711</text:p>
          </table:table-cell>
          <table:table-cell table:formula="of:=SQRT([.I65])" office:value-type="float" office:value="3.13016916014657" calcext:value-type="float">
            <text:p>3,1301691601</text:p>
          </table:table-cell>
          <table:table-cell table:number-columns-repeated="3"/>
          <table:table-cell office:value-type="float" office:value="9.97821153739" calcext:value-type="float">
            <text:p>9,97821153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.83376453869" calcext:value-type="float">
            <text:p>9,8337645387</text:p>
          </table:table-cell>
          <table:table-cell office:value-type="float" office:value="0.0303714990104" calcext:value-type="float">
            <text:p>0,030371499</text:p>
          </table:table-cell>
          <table:table-cell/>
          <table:table-cell table:formula="of:=[.A66]*[.B66]" office:value-type="float" office:value="60" calcext:value-type="float">
            <text:p>60</text:p>
          </table:table-cell>
          <table:table-cell table:formula="of:=[.A66]*[.B66]*[.B66]" office:value-type="float" office:value="360" calcext:value-type="float">
            <text:p>360</text:p>
          </table:table-cell>
          <table:table-cell table:formula="of:=[.A66]*[.A66]*[.B66]" office:value-type="float" office:value="600" calcext:value-type="float">
            <text:p>600</text:p>
          </table:table-cell>
          <table:table-cell table:formula="of:=SQRT([.H66])" office:value-type="float" office:value="24.4948974278318" calcext:value-type="float">
            <text:p>24,4948974278</text:p>
          </table:table-cell>
          <table:table-cell table:formula="of:=SQRT([.I66])" office:value-type="float" office:value="4.94923200383977" calcext:value-type="float">
            <text:p>4,9492320038</text:p>
          </table:table-cell>
          <table:table-cell table:number-columns-repeated="3"/>
          <table:table-cell office:value-type="float" office:value="9.83376453869" calcext:value-type="float">
            <text:p>9,83376453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9.4666493122" calcext:value-type="float">
            <text:p>9,4666493122</text:p>
          </table:table-cell>
          <table:table-cell office:value-type="float" office:value="-0.0622038764605" calcext:value-type="float">
            <text:p>-0,0622038765</text:p>
          </table:table-cell>
          <table:table-cell/>
          <table:table-cell table:formula="of:=[.A67]*[.B67]" office:value-type="float" office:value="120" calcext:value-type="float">
            <text:p>120</text:p>
          </table:table-cell>
          <table:table-cell table:formula="of:=[.A67]*[.B67]*[.B67]" office:value-type="float" office:value="720" calcext:value-type="float">
            <text:p>720</text:p>
          </table:table-cell>
          <table:table-cell table:formula="of:=[.A67]*[.A67]*[.B67]" office:value-type="float" office:value="2400" calcext:value-type="float">
            <text:p>2400</text:p>
          </table:table-cell>
          <table:table-cell table:formula="of:=SQRT([.H67])" office:value-type="float" office:value="48.9897948556636" calcext:value-type="float">
            <text:p>48,9897948557</text:p>
          </table:table-cell>
          <table:table-cell table:formula="of:=SQRT([.I67])" office:value-type="float" office:value="6.99927102316117" calcext:value-type="float">
            <text:p>6,9992710232</text:p>
          </table:table-cell>
          <table:table-cell table:number-columns-repeated="3"/>
          <table:table-cell office:value-type="float" office:value="9.4666493122" calcext:value-type="float">
            <text:p>9,46664931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8.68104742445" calcext:value-type="float">
            <text:p>8,6810474245</text:p>
          </table:table-cell>
          <table:table-cell office:value-type="float" office:value="0.171251302685" calcext:value-type="float">
            <text:p>0,1712513027</text:p>
          </table:table-cell>
          <table:table-cell/>
          <table:table-cell table:formula="of:=[.A68]*[.B68]" office:value-type="float" office:value="180" calcext:value-type="float">
            <text:p>180</text:p>
          </table:table-cell>
          <table:table-cell table:formula="of:=[.A68]*[.B68]*[.B68]" office:value-type="float" office:value="1080" calcext:value-type="float">
            <text:p>1080</text:p>
          </table:table-cell>
          <table:table-cell table:formula="of:=[.A68]*[.A68]*[.B68]" office:value-type="float" office:value="5400" calcext:value-type="float">
            <text:p>5400</text:p>
          </table:table-cell>
          <table:table-cell table:formula="of:=SQRT([.H68])" office:value-type="float" office:value="73.4846922834953" calcext:value-type="float">
            <text:p>73,4846922835</text:p>
          </table:table-cell>
          <table:table-cell table:formula="of:=SQRT([.I68])" office:value-type="float" office:value="8.5723212890964" calcext:value-type="float">
            <text:p>8,5723212891</text:p>
          </table:table-cell>
          <table:table-cell table:number-columns-repeated="3"/>
          <table:table-cell office:value-type="float" office:value="8.68104742445" calcext:value-type="float">
            <text:p>8,68104742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8.42073994928" calcext:value-type="float">
            <text:p>8,4207399493</text:p>
          </table:table-cell>
          <table:table-cell office:value-type="float" office:value="-0.290770846057" calcext:value-type="float">
            <text:p>-0,2907708461</text:p>
          </table:table-cell>
          <table:table-cell/>
          <table:table-cell table:formula="of:=[.A69]*[.B69]" office:value-type="float" office:value="240" calcext:value-type="float">
            <text:p>240</text:p>
          </table:table-cell>
          <table:table-cell table:formula="of:=[.A69]*[.B69]*[.B69]" office:value-type="float" office:value="1440" calcext:value-type="float">
            <text:p>1440</text:p>
          </table:table-cell>
          <table:table-cell table:formula="of:=[.A69]*[.A69]*[.B69]" office:value-type="float" office:value="9600" calcext:value-type="float">
            <text:p>9600</text:p>
          </table:table-cell>
          <table:table-cell table:formula="of:=SQRT([.H69])" office:value-type="float" office:value="97.9795897113271" calcext:value-type="float">
            <text:p>97,9795897113</text:p>
          </table:table-cell>
          <table:table-cell table:formula="of:=SQRT([.I69])" office:value-type="float" office:value="9.89846400767953" calcext:value-type="float">
            <text:p>9,8984640077</text:p>
          </table:table-cell>
          <table:table-cell table:number-columns-repeated="3"/>
          <table:table-cell office:value-type="float" office:value="8.42073994928" calcext:value-type="float">
            <text:p>8,42073994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7.27886791839" calcext:value-type="float">
            <text:p>7,2788679184</text:p>
          </table:table-cell>
          <table:table-cell office:value-type="float" office:value="0.130839517396" calcext:value-type="float">
            <text:p>0,1308395174</text:p>
          </table:table-cell>
          <table:table-cell/>
          <table:table-cell table:formula="of:=[.A70]*[.B70]" office:value-type="float" office:value="300" calcext:value-type="float">
            <text:p>300</text:p>
          </table:table-cell>
          <table:table-cell table:formula="of:=[.A70]*[.B70]*[.B70]" office:value-type="float" office:value="1800" calcext:value-type="float">
            <text:p>1800</text:p>
          </table:table-cell>
          <table:table-cell table:formula="of:=[.A70]*[.A70]*[.B70]" office:value-type="float" office:value="15000" calcext:value-type="float">
            <text:p>15000</text:p>
          </table:table-cell>
          <table:table-cell table:formula="of:=SQRT([.H70])" office:value-type="float" office:value="122.474487139159" calcext:value-type="float">
            <text:p>122,4744871392</text:p>
          </table:table-cell>
          <table:table-cell table:formula="of:=SQRT([.I70])" office:value-type="float" office:value="11.0668191970032" calcext:value-type="float">
            <text:p>11,066819197</text:p>
          </table:table-cell>
          <table:table-cell table:number-columns-repeated="3"/>
          <table:table-cell office:value-type="float" office:value="7.27886791839" calcext:value-type="float">
            <text:p>7,278867918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6.76795144943" calcext:value-type="float">
            <text:p>6,7679514494</text:p>
          </table:table-cell>
          <table:table-cell office:value-type="float" office:value="0.137478971472" calcext:value-type="float">
            <text:p>0,1374789715</text:p>
          </table:table-cell>
          <table:table-cell/>
          <table:table-cell table:formula="of:=[.A71]*[.B71]" office:value-type="float" office:value="360" calcext:value-type="float">
            <text:p>360</text:p>
          </table:table-cell>
          <table:table-cell table:formula="of:=[.A71]*[.B71]*[.B71]" office:value-type="float" office:value="2160" calcext:value-type="float">
            <text:p>2160</text:p>
          </table:table-cell>
          <table:table-cell table:formula="of:=[.A71]*[.A71]*[.B71]" office:value-type="float" office:value="21600" calcext:value-type="float">
            <text:p>21600</text:p>
          </table:table-cell>
          <table:table-cell table:formula="of:=SQRT([.H71])" office:value-type="float" office:value="146.969384566991" calcext:value-type="float">
            <text:p>146,969384567</text:p>
          </table:table-cell>
          <table:table-cell table:formula="of:=SQRT([.I71])" office:value-type="float" office:value="12.1230930280597" calcext:value-type="float">
            <text:p>12,1230930281</text:p>
          </table:table-cell>
          <table:table-cell table:number-columns-repeated="3"/>
          <table:table-cell office:value-type="float" office:value="6.76795144943" calcext:value-type="float">
            <text:p>6,767951449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5.90136873838" calcext:value-type="float">
            <text:p>5,9013687384</text:p>
          </table:table-cell>
          <table:table-cell office:value-type="float" office:value="0.0954440991077" calcext:value-type="float">
            <text:p>0,0954440991</text:p>
          </table:table-cell>
          <table:table-cell/>
          <table:table-cell table:formula="of:=[.A72]*[.B72]" office:value-type="float" office:value="450" calcext:value-type="float">
            <text:p>450</text:p>
          </table:table-cell>
          <table:table-cell table:formula="of:=[.A72]*[.B72]*[.B72]" office:value-type="float" office:value="2700" calcext:value-type="float">
            <text:p>2700</text:p>
          </table:table-cell>
          <table:table-cell table:formula="of:=[.A72]*[.A72]*[.B72]" office:value-type="float" office:value="33750" calcext:value-type="float">
            <text:p>33750</text:p>
          </table:table-cell>
          <table:table-cell table:formula="of:=SQRT([.H72])" office:value-type="float" office:value="183.711730708738" calcext:value-type="float">
            <text:p>183,7117307087</text:p>
          </table:table-cell>
          <table:table-cell table:formula="of:=SQRT([.I72])" office:value-type="float" office:value="13.5540300541477" calcext:value-type="float">
            <text:p>13,5540300541</text:p>
          </table:table-cell>
          <table:table-cell table:number-columns-repeated="3"/>
          <table:table-cell office:value-type="float" office:value="5.90136873838" calcext:value-type="float">
            <text:p>5,901368738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.98484232404" calcext:value-type="float">
            <text:p>4,984842324</text:p>
          </table:table-cell>
          <table:table-cell office:value-type="float" office:value="0.207130011363" calcext:value-type="float">
            <text:p>0,2071300114</text:p>
          </table:table-cell>
          <table:table-cell/>
          <table:table-cell table:formula="of:=[.A73]*[.B73]" office:value-type="float" office:value="540" calcext:value-type="float">
            <text:p>540</text:p>
          </table:table-cell>
          <table:table-cell table:formula="of:=[.A73]*[.B73]*[.B73]" office:value-type="float" office:value="3240" calcext:value-type="float">
            <text:p>3240</text:p>
          </table:table-cell>
          <table:table-cell table:formula="of:=[.A73]*[.A73]*[.B73]" office:value-type="float" office:value="48600" calcext:value-type="float">
            <text:p>48600</text:p>
          </table:table-cell>
          <table:table-cell table:formula="of:=SQRT([.H73])" office:value-type="float" office:value="220.454076850486" calcext:value-type="float">
            <text:p>220,4540768505</text:p>
          </table:table-cell>
          <table:table-cell table:formula="of:=SQRT([.I73])" office:value-type="float" office:value="14.8476960115193" calcext:value-type="float">
            <text:p>14,8476960115</text:p>
          </table:table-cell>
          <table:table-cell table:number-columns-repeated="3"/>
          <table:table-cell office:value-type="float" office:value="4.98484232404" calcext:value-type="float">
            <text:p>4,98484232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4.23805521403" calcext:value-type="float">
            <text:p>4,238055214</text:p>
          </table:table-cell>
          <table:table-cell office:value-type="float" office:value="-0.15202706276" calcext:value-type="float">
            <text:p>-0,1520270628</text:p>
          </table:table-cell>
          <table:table-cell/>
          <table:table-cell table:formula="of:=[.A74]*[.B74]" office:value-type="float" office:value="720" calcext:value-type="float">
            <text:p>720</text:p>
          </table:table-cell>
          <table:table-cell table:formula="of:=[.A74]*[.B74]*[.B74]" office:value-type="float" office:value="4320" calcext:value-type="float">
            <text:p>4320</text:p>
          </table:table-cell>
          <table:table-cell table:formula="of:=[.A74]*[.A74]*[.B74]" office:value-type="float" office:value="86400" calcext:value-type="float">
            <text:p>86400</text:p>
          </table:table-cell>
          <table:table-cell table:formula="of:=SQRT([.H74])" office:value-type="float" office:value="293.938769133981" calcext:value-type="float">
            <text:p>293,938769134</text:p>
          </table:table-cell>
          <table:table-cell table:formula="of:=SQRT([.I74])" office:value-type="float" office:value="17.1446425781928" calcext:value-type="float">
            <text:p>17,1446425782</text:p>
          </table:table-cell>
          <table:table-cell table:number-columns-repeated="3"/>
          <table:table-cell office:value-type="float" office:value="4.23805521403" calcext:value-type="float">
            <text:p>4,2380552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3.35538886194" calcext:value-type="float">
            <text:p>3,3553888619</text:p>
          </table:table-cell>
          <table:table-cell office:value-type="float" office:value="0.120858362609" calcext:value-type="float">
            <text:p>0,1208583626</text:p>
          </table:table-cell>
          <table:table-cell/>
          <table:table-cell table:formula="of:=[.A75]*[.B75]" office:value-type="float" office:value="900" calcext:value-type="float">
            <text:p>900</text:p>
          </table:table-cell>
          <table:table-cell table:formula="of:=[.A75]*[.B75]*[.B75]" office:value-type="float" office:value="5400" calcext:value-type="float">
            <text:p>5400</text:p>
          </table:table-cell>
          <table:table-cell table:formula="of:=[.A75]*[.A75]*[.B75]" office:value-type="float" office:value="135000" calcext:value-type="float">
            <text:p>135000</text:p>
          </table:table-cell>
          <table:table-cell table:formula="of:=SQRT([.H75])" office:value-type="float" office:value="367.423461417477" calcext:value-type="float">
            <text:p>367,4234614175</text:p>
          </table:table-cell>
          <table:table-cell table:formula="of:=SQRT([.I75])" office:value-type="float" office:value="19.1682931273882" calcext:value-type="float">
            <text:p>19,1682931274</text:p>
          </table:table-cell>
          <table:table-cell table:number-columns-repeated="3"/>
          <table:table-cell office:value-type="float" office:value="3.35538886194" calcext:value-type="float">
            <text:p>3,355388861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2.98676006881" calcext:value-type="float">
            <text:p>2,9867600688</text:p>
          </table:table-cell>
          <table:table-cell office:value-type="float" office:value="-0.0461393309188" calcext:value-type="float">
            <text:p>-0,0461393309</text:p>
          </table:table-cell>
          <table:table-cell/>
          <table:table-cell table:formula="of:=[.A76]*[.B76]" office:value-type="float" office:value="1080" calcext:value-type="float">
            <text:p>1080</text:p>
          </table:table-cell>
          <table:table-cell table:formula="of:=[.A76]*[.B76]*[.B76]" office:value-type="float" office:value="6480" calcext:value-type="float">
            <text:p>6480</text:p>
          </table:table-cell>
          <table:table-cell table:formula="of:=[.A76]*[.A76]*[.B76]" office:value-type="float" office:value="194400" calcext:value-type="float">
            <text:p>194400</text:p>
          </table:table-cell>
          <table:table-cell table:formula="of:=SQRT([.H76])" office:value-type="float" office:value="440.908153700972" calcext:value-type="float">
            <text:p>440,908153701</text:p>
          </table:table-cell>
          <table:table-cell table:formula="of:=SQRT([.I76])" office:value-type="float" office:value="20.9978130694835" calcext:value-type="float">
            <text:p>20,9978130695</text:p>
          </table:table-cell>
          <table:table-cell table:number-columns-repeated="3"/>
          <table:table-cell office:value-type="float" office:value="2.98676006881" calcext:value-type="float">
            <text:p>2,9867600688</text:p>
          </table:table-cell>
        </table:table-row>
        <table:table-row table:style-name="ro1">
          <table:table-cell table:number-columns-repeated="5"/>
          <table:table-cell table:formula="of:=[.A77]*[.B77]" office:value-type="float" office:value="0" calcext:value-type="float">
            <text:p>0</text:p>
          </table:table-cell>
          <table:table-cell table:formula="of:=[.A77]*[.B77]*[.B77]" office:value-type="float" office:value="0" calcext:value-type="float">
            <text:p>0</text:p>
          </table:table-cell>
          <table:table-cell table:formula="of:=[.A77]*[.A77]*[.B77]" office:value-type="float" office:value="0" calcext:value-type="float">
            <text:p>0</text:p>
          </table:table-cell>
          <table:table-cell table:formula="of:=SQRT([.H77])" office:value-type="float" office:value="0" calcext:value-type="float">
            <text:p>0</text:p>
          </table:table-cell>
          <table:table-cell table:formula="of:=SQRT([.I7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.99554269643" calcext:value-type="float">
            <text:p>9,9955426964</text:p>
          </table:table-cell>
          <table:table-cell office:value-type="float" office:value="0.000594565179819" calcext:value-type="float">
            <text:p>0,0005945652</text:p>
          </table:table-cell>
          <table:table-cell/>
          <table:table-cell table:formula="of:=[.A78]*[.B78]" office:value-type="float" office:value="8" calcext:value-type="float">
            <text:p>8</text:p>
          </table:table-cell>
          <table:table-cell table:formula="of:=[.A78]*[.B78]*[.B78]" office:value-type="float" office:value="64" calcext:value-type="float">
            <text:p>64</text:p>
          </table:table-cell>
          <table:table-cell table:formula="of:=[.A78]*[.A78]*[.B78]" office:value-type="float" office:value="8" calcext:value-type="float">
            <text:p>8</text:p>
          </table:table-cell>
          <table:table-cell table:formula="of:=SQRT([.H78])" office:value-type="float" office:value="2.82842712474619" calcext:value-type="float">
            <text:p>2,8284271247</text:p>
          </table:table-cell>
          <table:table-cell table:formula="of:=SQRT([.I78])" office:value-type="float" office:value="1.68179283050743" calcext:value-type="float">
            <text:p>1,6817928305</text:p>
          </table:table-cell>
          <table:table-cell table:number-columns-repeated="3"/>
          <table:table-cell office:value-type="float" office:value="9.99554269643" calcext:value-type="float">
            <text:p>9,99554269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.99148627112" calcext:value-type="float">
            <text:p>9,9914862711</text:p>
          </table:table-cell>
          <table:table-cell office:value-type="float" office:value="-0.00102478747844" calcext:value-type="float">
            <text:p>-0,0010247875</text:p>
          </table:table-cell>
          <table:table-cell/>
          <table:table-cell table:formula="of:=[.A79]*[.B79]" office:value-type="float" office:value="16" calcext:value-type="float">
            <text:p>16</text:p>
          </table:table-cell>
          <table:table-cell table:formula="of:=[.A79]*[.B79]*[.B79]" office:value-type="float" office:value="128" calcext:value-type="float">
            <text:p>128</text:p>
          </table:table-cell>
          <table:table-cell table:formula="of:=[.A79]*[.A79]*[.B79]" office:value-type="float" office:value="32" calcext:value-type="float">
            <text:p>32</text:p>
          </table:table-cell>
          <table:table-cell table:formula="of:=SQRT([.H79])" office:value-type="float" office:value="5.65685424949238" calcext:value-type="float">
            <text:p>5,6568542495</text:p>
          </table:table-cell>
          <table:table-cell table:formula="of:=SQRT([.I79])" office:value-type="float" office:value="2.37841423000544" calcext:value-type="float">
            <text:p>2,37841423</text:p>
          </table:table-cell>
          <table:table-cell table:number-columns-repeated="3"/>
          <table:table-cell office:value-type="float" office:value="9.99148627112" calcext:value-type="float">
            <text:p>9,99148627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.96843301132" calcext:value-type="float">
            <text:p>9,9684330113</text:p>
          </table:table-cell>
          <table:table-cell office:value-type="float" office:value="-0.00104795138305" calcext:value-type="float">
            <text:p>-0,0010479514</text:p>
          </table:table-cell>
          <table:table-cell/>
          <table:table-cell table:formula="of:=[.A80]*[.B80]" office:value-type="float" office:value="32" calcext:value-type="float">
            <text:p>32</text:p>
          </table:table-cell>
          <table:table-cell table:formula="of:=[.A80]*[.B80]*[.B80]" office:value-type="float" office:value="256" calcext:value-type="float">
            <text:p>256</text:p>
          </table:table-cell>
          <table:table-cell table:formula="of:=[.A80]*[.A80]*[.B80]" office:value-type="float" office:value="128" calcext:value-type="float">
            <text:p>128</text:p>
          </table:table-cell>
          <table:table-cell table:formula="of:=SQRT([.H80])" office:value-type="float" office:value="11.3137084989848" calcext:value-type="float">
            <text:p>11,313708499</text:p>
          </table:table-cell>
          <table:table-cell table:formula="of:=SQRT([.I80])" office:value-type="float" office:value="3.36358566101486" calcext:value-type="float">
            <text:p>3,363585661</text:p>
          </table:table-cell>
          <table:table-cell table:number-columns-repeated="3"/>
          <table:table-cell office:value-type="float" office:value="9.96843301132" calcext:value-type="float">
            <text:p>9,96843301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.78817307453" calcext:value-type="float">
            <text:p>9,7881730745</text:p>
          </table:table-cell>
          <table:table-cell office:value-type="float" office:value="0.0318169965009" calcext:value-type="float">
            <text:p>0,0318169965</text:p>
          </table:table-cell>
          <table:table-cell/>
          <table:table-cell table:formula="of:=[.A81]*[.B81]" office:value-type="float" office:value="80" calcext:value-type="float">
            <text:p>80</text:p>
          </table:table-cell>
          <table:table-cell table:formula="of:=[.A81]*[.B81]*[.B81]" office:value-type="float" office:value="640" calcext:value-type="float">
            <text:p>640</text:p>
          </table:table-cell>
          <table:table-cell table:formula="of:=[.A81]*[.A81]*[.B81]" office:value-type="float" office:value="800" calcext:value-type="float">
            <text:p>800</text:p>
          </table:table-cell>
          <table:table-cell table:formula="of:=SQRT([.H81])" office:value-type="float" office:value="28.2842712474619" calcext:value-type="float">
            <text:p>28,2842712475</text:p>
          </table:table-cell>
          <table:table-cell table:formula="of:=SQRT([.I81])" office:value-type="float" office:value="5.31829589694499" calcext:value-type="float">
            <text:p>5,3182958969</text:p>
          </table:table-cell>
          <table:table-cell table:number-columns-repeated="3"/>
          <table:table-cell office:value-type="float" office:value="9.78817307453" calcext:value-type="float">
            <text:p>9,78817307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.40155327709" calcext:value-type="float">
            <text:p>9,4015532771</text:p>
          </table:table-cell>
          <table:table-cell office:value-type="float" office:value="-0.187813436957" calcext:value-type="float">
            <text:p>-0,187813437</text:p>
          </table:table-cell>
          <table:table-cell/>
          <table:table-cell table:formula="of:=[.A82]*[.B82]" office:value-type="float" office:value="160" calcext:value-type="float">
            <text:p>160</text:p>
          </table:table-cell>
          <table:table-cell table:formula="of:=[.A82]*[.B82]*[.B82]" office:value-type="float" office:value="1280" calcext:value-type="float">
            <text:p>1280</text:p>
          </table:table-cell>
          <table:table-cell table:formula="of:=[.A82]*[.A82]*[.B82]" office:value-type="float" office:value="3200" calcext:value-type="float">
            <text:p>3200</text:p>
          </table:table-cell>
          <table:table-cell table:formula="of:=SQRT([.H82])" office:value-type="float" office:value="56.5685424949238" calcext:value-type="float">
            <text:p>56,5685424949</text:p>
          </table:table-cell>
          <table:table-cell table:formula="of:=SQRT([.I82])" office:value-type="float" office:value="7.52120618617279" calcext:value-type="float">
            <text:p>7,5212061862</text:p>
          </table:table-cell>
          <table:table-cell table:number-columns-repeated="3"/>
          <table:table-cell office:value-type="float" office:value="9.40155327709" calcext:value-type="float">
            <text:p>9,40155327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8.54086541401" calcext:value-type="float">
            <text:p>8,540865414</text:p>
          </table:table-cell>
          <table:table-cell office:value-type="float" office:value="-0.00788055159548" calcext:value-type="float">
            <text:p>-0,0078805516</text:p>
          </table:table-cell>
          <table:table-cell/>
          <table:table-cell table:formula="of:=[.A83]*[.B83]" office:value-type="float" office:value="240" calcext:value-type="float">
            <text:p>240</text:p>
          </table:table-cell>
          <table:table-cell table:formula="of:=[.A83]*[.B83]*[.B83]" office:value-type="float" office:value="1920" calcext:value-type="float">
            <text:p>1920</text:p>
          </table:table-cell>
          <table:table-cell table:formula="of:=[.A83]*[.A83]*[.B83]" office:value-type="float" office:value="7200" calcext:value-type="float">
            <text:p>7200</text:p>
          </table:table-cell>
          <table:table-cell table:formula="of:=SQRT([.H83])" office:value-type="float" office:value="84.8528137423857" calcext:value-type="float">
            <text:p>84,8528137424</text:p>
          </table:table-cell>
          <table:table-cell table:formula="of:=SQRT([.I83])" office:value-type="float" office:value="9.21155870319381" calcext:value-type="float">
            <text:p>9,2115587032</text:p>
          </table:table-cell>
          <table:table-cell table:number-columns-repeated="3"/>
          <table:table-cell office:value-type="float" office:value="8.54086541401" calcext:value-type="float">
            <text:p>8,5408654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.54095429163" calcext:value-type="float">
            <text:p>7,5409542916</text:p>
          </table:table-cell>
          <table:table-cell office:value-type="float" office:value="0.012313883289" calcext:value-type="float">
            <text:p>0,0123138833</text:p>
          </table:table-cell>
          <table:table-cell/>
          <table:table-cell table:formula="of:=[.A84]*[.B84]" office:value-type="float" office:value="320" calcext:value-type="float">
            <text:p>320</text:p>
          </table:table-cell>
          <table:table-cell table:formula="of:=[.A84]*[.B84]*[.B84]" office:value-type="float" office:value="2560" calcext:value-type="float">
            <text:p>2560</text:p>
          </table:table-cell>
          <table:table-cell table:formula="of:=[.A84]*[.A84]*[.B84]" office:value-type="float" office:value="12800" calcext:value-type="float">
            <text:p>12800</text:p>
          </table:table-cell>
          <table:table-cell table:formula="of:=SQRT([.H84])" office:value-type="float" office:value="113.137084989848" calcext:value-type="float">
            <text:p>113,1370849898</text:p>
          </table:table-cell>
          <table:table-cell table:formula="of:=SQRT([.I84])" office:value-type="float" office:value="10.63659179389" calcext:value-type="float">
            <text:p>10,6365917939</text:p>
          </table:table-cell>
          <table:table-cell table:number-columns-repeated="3"/>
          <table:table-cell office:value-type="float" office:value="7.54095429163" calcext:value-type="float">
            <text:p>7,54095429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6.96768813416" calcext:value-type="float">
            <text:p>6,9676881342</text:p>
          </table:table-cell>
          <table:table-cell office:value-type="float" office:value="-0.10327846852" calcext:value-type="float">
            <text:p>-0,1032784685</text:p>
          </table:table-cell>
          <table:table-cell/>
          <table:table-cell table:formula="of:=[.A85]*[.B85]" office:value-type="float" office:value="400" calcext:value-type="float">
            <text:p>400</text:p>
          </table:table-cell>
          <table:table-cell table:formula="of:=[.A85]*[.B85]*[.B85]" office:value-type="float" office:value="3200" calcext:value-type="float">
            <text:p>3200</text:p>
          </table:table-cell>
          <table:table-cell table:formula="of:=[.A85]*[.A85]*[.B85]" office:value-type="float" office:value="20000" calcext:value-type="float">
            <text:p>20000</text:p>
          </table:table-cell>
          <table:table-cell table:formula="of:=SQRT([.H85])" office:value-type="float" office:value="141.42135623731" calcext:value-type="float">
            <text:p>141,4213562373</text:p>
          </table:table-cell>
          <table:table-cell table:formula="of:=SQRT([.I85])" office:value-type="float" office:value="11.8920711500272" calcext:value-type="float">
            <text:p>11,89207115</text:p>
          </table:table-cell>
          <table:table-cell table:number-columns-repeated="3"/>
          <table:table-cell office:value-type="float" office:value="6.96768813416" calcext:value-type="float">
            <text:p>6,96768813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.20299754066" calcext:value-type="float">
            <text:p>6,2029975407</text:p>
          </table:table-cell>
          <table:table-cell office:value-type="float" office:value="-0.0316117563342" calcext:value-type="float">
            <text:p>-0,0316117563</text:p>
          </table:table-cell>
          <table:table-cell/>
          <table:table-cell table:formula="of:=[.A86]*[.B86]" office:value-type="float" office:value="480" calcext:value-type="float">
            <text:p>480</text:p>
          </table:table-cell>
          <table:table-cell table:formula="of:=[.A86]*[.B86]*[.B86]" office:value-type="float" office:value="3840" calcext:value-type="float">
            <text:p>3840</text:p>
          </table:table-cell>
          <table:table-cell table:formula="of:=[.A86]*[.A86]*[.B86]" office:value-type="float" office:value="28800" calcext:value-type="float">
            <text:p>28800</text:p>
          </table:table-cell>
          <table:table-cell table:formula="of:=SQRT([.H86])" office:value-type="float" office:value="169.705627484771" calcext:value-type="float">
            <text:p>169,7056274848</text:p>
          </table:table-cell>
          <table:table-cell table:formula="of:=SQRT([.I86])" office:value-type="float" office:value="13.0271112486526" calcext:value-type="float">
            <text:p>13,0271112487</text:p>
          </table:table-cell>
          <table:table-cell table:number-columns-repeated="3"/>
          <table:table-cell office:value-type="float" office:value="6.20299754066" calcext:value-type="float">
            <text:p>6,20299754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5.33372699552" calcext:value-type="float">
            <text:p>5,3337269955</text:p>
          </table:table-cell>
          <table:table-cell office:value-type="float" office:value="-0.0514743553274" calcext:value-type="float">
            <text:p>-0,0514743553</text:p>
          </table:table-cell>
          <table:table-cell/>
          <table:table-cell table:formula="of:=[.A87]*[.B87]" office:value-type="float" office:value="600" calcext:value-type="float">
            <text:p>600</text:p>
          </table:table-cell>
          <table:table-cell table:formula="of:=[.A87]*[.B87]*[.B87]" office:value-type="float" office:value="4800" calcext:value-type="float">
            <text:p>4800</text:p>
          </table:table-cell>
          <table:table-cell table:formula="of:=[.A87]*[.A87]*[.B87]" office:value-type="float" office:value="45000" calcext:value-type="float">
            <text:p>45000</text:p>
          </table:table-cell>
          <table:table-cell table:formula="of:=SQRT([.H87])" office:value-type="float" office:value="212.132034355964" calcext:value-type="float">
            <text:p>212,132034356</text:p>
          </table:table-cell>
          <table:table-cell table:formula="of:=SQRT([.I87])" office:value-type="float" office:value="14.5647531512197" calcext:value-type="float">
            <text:p>14,5647531512</text:p>
          </table:table-cell>
          <table:table-cell table:number-columns-repeated="3"/>
          <table:table-cell office:value-type="float" office:value="5.33372699552" calcext:value-type="float">
            <text:p>5,33372699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4.79297387817" calcext:value-type="float">
            <text:p>4,7929738782</text:p>
          </table:table-cell>
          <table:table-cell office:value-type="float" office:value="-0.00307821775174" calcext:value-type="float">
            <text:p>-0,0030782178</text:p>
          </table:table-cell>
          <table:table-cell/>
          <table:table-cell table:formula="of:=[.A88]*[.B88]" office:value-type="float" office:value="720" calcext:value-type="float">
            <text:p>720</text:p>
          </table:table-cell>
          <table:table-cell table:formula="of:=[.A88]*[.B88]*[.B88]" office:value-type="float" office:value="5760" calcext:value-type="float">
            <text:p>5760</text:p>
          </table:table-cell>
          <table:table-cell table:formula="of:=[.A88]*[.A88]*[.B88]" office:value-type="float" office:value="64800" calcext:value-type="float">
            <text:p>64800</text:p>
          </table:table-cell>
          <table:table-cell table:formula="of:=SQRT([.H88])" office:value-type="float" office:value="254.558441227157" calcext:value-type="float">
            <text:p>254,5584412272</text:p>
          </table:table-cell>
          <table:table-cell table:formula="of:=SQRT([.I88])" office:value-type="float" office:value="15.954887690835" calcext:value-type="float">
            <text:p>15,9548876908</text:p>
          </table:table-cell>
          <table:table-cell table:number-columns-repeated="3"/>
          <table:table-cell office:value-type="float" office:value="4.79297387817" calcext:value-type="float">
            <text:p>4,792973878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74121194552" calcext:value-type="float">
            <text:p>3,7412119455</text:p>
          </table:table-cell>
          <table:table-cell office:value-type="float" office:value="-0.200274929402" calcext:value-type="float">
            <text:p>-0,2002749294</text:p>
          </table:table-cell>
          <table:table-cell/>
          <table:table-cell table:formula="of:=[.A89]*[.B89]" office:value-type="float" office:value="960" calcext:value-type="float">
            <text:p>960</text:p>
          </table:table-cell>
          <table:table-cell table:formula="of:=[.A89]*[.B89]*[.B89]" office:value-type="float" office:value="7680" calcext:value-type="float">
            <text:p>7680</text:p>
          </table:table-cell>
          <table:table-cell table:formula="of:=[.A89]*[.A89]*[.B89]" office:value-type="float" office:value="115200" calcext:value-type="float">
            <text:p>115200</text:p>
          </table:table-cell>
          <table:table-cell table:formula="of:=SQRT([.H89])" office:value-type="float" office:value="339.411254969543" calcext:value-type="float">
            <text:p>339,4112549695</text:p>
          </table:table-cell>
          <table:table-cell table:formula="of:=SQRT([.I89])" office:value-type="float" office:value="18.4231174063876" calcext:value-type="float">
            <text:p>18,4231174064</text:p>
          </table:table-cell>
          <table:table-cell table:number-columns-repeated="3"/>
          <table:table-cell office:value-type="float" office:value="3.74121194552" calcext:value-type="float">
            <text:p>3,74121194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3.03259998565" calcext:value-type="float">
            <text:p>3,0325999857</text:p>
          </table:table-cell>
          <table:table-cell office:value-type="float" office:value="-0.0543450960558" calcext:value-type="float">
            <text:p>-0,0543450961</text:p>
          </table:table-cell>
          <table:table-cell/>
          <table:table-cell table:formula="of:=[.A90]*[.B90]" office:value-type="float" office:value="1200" calcext:value-type="float">
            <text:p>1200</text:p>
          </table:table-cell>
          <table:table-cell table:formula="of:=[.A90]*[.B90]*[.B90]" office:value-type="float" office:value="9600" calcext:value-type="float">
            <text:p>9600</text:p>
          </table:table-cell>
          <table:table-cell table:formula="of:=[.A90]*[.A90]*[.B90]" office:value-type="float" office:value="180000" calcext:value-type="float">
            <text:p>180000</text:p>
          </table:table-cell>
          <table:table-cell table:formula="of:=SQRT([.H90])" office:value-type="float" office:value="424.264068711929" calcext:value-type="float">
            <text:p>424,2640687119</text:p>
          </table:table-cell>
          <table:table-cell table:formula="of:=SQRT([.I90])" office:value-type="float" office:value="20.5976714390712" calcext:value-type="float">
            <text:p>20,5976714391</text:p>
          </table:table-cell>
          <table:table-cell table:number-columns-repeated="3"/>
          <table:table-cell office:value-type="float" office:value="3.03259998565" calcext:value-type="float">
            <text:p>3,032599985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2.62182509012" calcext:value-type="float">
            <text:p>2,6218250901</text:p>
          </table:table-cell>
          <table:table-cell office:value-type="float" office:value="-0.128497554258" calcext:value-type="float">
            <text:p>-0,1284975543</text:p>
          </table:table-cell>
          <table:table-cell/>
          <table:table-cell table:formula="of:=[.A91]*[.B91]" office:value-type="float" office:value="1440" calcext:value-type="float">
            <text:p>1440</text:p>
          </table:table-cell>
          <table:table-cell table:formula="of:=[.A91]*[.B91]*[.B91]" office:value-type="float" office:value="11520" calcext:value-type="float">
            <text:p>11520</text:p>
          </table:table-cell>
          <table:table-cell table:formula="of:=[.A91]*[.A91]*[.B91]" office:value-type="float" office:value="259200" calcext:value-type="float">
            <text:p>259200</text:p>
          </table:table-cell>
          <table:table-cell table:formula="of:=SQRT([.H91])" office:value-type="float" office:value="509.116882454314" calcext:value-type="float">
            <text:p>509,1168824543</text:p>
          </table:table-cell>
          <table:table-cell table:formula="of:=SQRT([.I91])" office:value-type="float" office:value="22.5636185585184" calcext:value-type="float">
            <text:p>22,5636185585</text:p>
          </table:table-cell>
          <table:table-cell table:number-columns-repeated="3"/>
          <table:table-cell office:value-type="float" office:value="2.62182509012" calcext:value-type="float">
            <text:p>2,6218250901</text:p>
          </table:table-cell>
        </table:table-row>
        <table:table-row table:style-name="ro1">
          <table:table-cell table:number-columns-repeated="5"/>
          <table:table-cell table:formula="of:=[.A92]*[.B92]" office:value-type="float" office:value="0" calcext:value-type="float">
            <text:p>0</text:p>
          </table:table-cell>
          <table:table-cell table:formula="of:=[.A92]*[.B92]*[.B92]" office:value-type="float" office:value="0" calcext:value-type="float">
            <text:p>0</text:p>
          </table:table-cell>
          <table:table-cell table:formula="of:=[.A92]*[.A92]*[.B92]" office:value-type="float" office:value="0" calcext:value-type="float">
            <text:p>0</text:p>
          </table:table-cell>
          <table:table-cell table:formula="of:=SQRT([.H92])" office:value-type="float" office:value="0" calcext:value-type="float">
            <text:p>0</text:p>
          </table:table-cell>
          <table:table-cell table:formula="of:=SQRT([.I9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.99571339059" calcext:value-type="float">
            <text:p>9,9957133906</text:p>
          </table:table-cell>
          <table:table-cell office:value-type="float" office:value="-0.0000650050910655" calcext:value-type="float">
            <text:p>-6,50050910655E-05</text:p>
          </table:table-cell>
          <table:table-cell/>
          <table:table-cell table:formula="of:=[.A93]*[.B93]" office:value-type="float" office:value="10" calcext:value-type="float">
            <text:p>10</text:p>
          </table:table-cell>
          <table:table-cell table:formula="of:=[.A93]*[.B93]*[.B93]" office:value-type="float" office:value="100" calcext:value-type="float">
            <text:p>100</text:p>
          </table:table-cell>
          <table:table-cell table:formula="of:=[.A93]*[.A93]*[.B93]" office:value-type="float" office:value="10" calcext:value-type="float">
            <text:p>10</text:p>
          </table:table-cell>
          <table:table-cell table:formula="of:=SQRT([.H93])" office:value-type="float" office:value="3.16227766016838" calcext:value-type="float">
            <text:p>3,1622776602</text:p>
          </table:table-cell>
          <table:table-cell table:formula="of:=SQRT([.I93])" office:value-type="float" office:value="1.77827941003892" calcext:value-type="float">
            <text:p>1,77827941</text:p>
          </table:table-cell>
          <table:table-cell table:number-columns-repeated="3"/>
          <table:table-cell office:value-type="float" office:value="9.99571339059" calcext:value-type="float">
            <text:p>9,99571339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.98854348872" calcext:value-type="float">
            <text:p>9,9885434887</text:p>
          </table:table-cell>
          <table:table-cell office:value-type="float" office:value="0.000395701935402" calcext:value-type="float">
            <text:p>0,0003957019</text:p>
          </table:table-cell>
          <table:table-cell/>
          <table:table-cell table:formula="of:=[.A94]*[.B94]" office:value-type="float" office:value="20" calcext:value-type="float">
            <text:p>20</text:p>
          </table:table-cell>
          <table:table-cell table:formula="of:=[.A94]*[.B94]*[.B94]" office:value-type="float" office:value="200" calcext:value-type="float">
            <text:p>200</text:p>
          </table:table-cell>
          <table:table-cell table:formula="of:=[.A94]*[.A94]*[.B94]" office:value-type="float" office:value="40" calcext:value-type="float">
            <text:p>40</text:p>
          </table:table-cell>
          <table:table-cell table:formula="of:=SQRT([.H94])" office:value-type="float" office:value="6.32455532033676" calcext:value-type="float">
            <text:p>6,3245553203</text:p>
          </table:table-cell>
          <table:table-cell table:formula="of:=SQRT([.I94])" office:value-type="float" office:value="2.51486685936587" calcext:value-type="float">
            <text:p>2,5148668594</text:p>
          </table:table-cell>
          <table:table-cell table:number-columns-repeated="3"/>
          <table:table-cell office:value-type="float" office:value="9.98854348872" calcext:value-type="float">
            <text:p>9,98854348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.95896806234" calcext:value-type="float">
            <text:p>9,9589680623</text:p>
          </table:table-cell>
          <table:table-cell office:value-type="float" office:value="0.000891714695088" calcext:value-type="float">
            <text:p>0,0008917147</text:p>
          </table:table-cell>
          <table:table-cell/>
          <table:table-cell table:formula="of:=[.A95]*[.B95]" office:value-type="float" office:value="40" calcext:value-type="float">
            <text:p>40</text:p>
          </table:table-cell>
          <table:table-cell table:formula="of:=[.A95]*[.B95]*[.B95]" office:value-type="float" office:value="400" calcext:value-type="float">
            <text:p>400</text:p>
          </table:table-cell>
          <table:table-cell table:formula="of:=[.A95]*[.A95]*[.B95]" office:value-type="float" office:value="160" calcext:value-type="float">
            <text:p>160</text:p>
          </table:table-cell>
          <table:table-cell table:formula="of:=SQRT([.H95])" office:value-type="float" office:value="12.6491106406735" calcext:value-type="float">
            <text:p>12,6491106407</text:p>
          </table:table-cell>
          <table:table-cell table:formula="of:=SQRT([.I95])" office:value-type="float" office:value="3.55655882007785" calcext:value-type="float">
            <text:p>3,5565588201</text:p>
          </table:table-cell>
          <table:table-cell table:number-columns-repeated="3"/>
          <table:table-cell office:value-type="float" office:value="9.95896806234" calcext:value-type="float">
            <text:p>9,958968062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.7768881862" calcext:value-type="float">
            <text:p>9,7768881862</text:p>
          </table:table-cell>
          <table:table-cell office:value-type="float" office:value="-0.000840397202116" calcext:value-type="float">
            <text:p>-0,0008403972</text:p>
          </table:table-cell>
          <table:table-cell/>
          <table:table-cell table:formula="of:=[.A96]*[.B96]" office:value-type="float" office:value="100" calcext:value-type="float">
            <text:p>100</text:p>
          </table:table-cell>
          <table:table-cell table:formula="of:=[.A96]*[.B96]*[.B96]" office:value-type="float" office:value="1000" calcext:value-type="float">
            <text:p>1000</text:p>
          </table:table-cell>
          <table:table-cell table:formula="of:=[.A96]*[.A96]*[.B96]" office:value-type="float" office:value="1000" calcext:value-type="float">
            <text:p>1000</text:p>
          </table:table-cell>
          <table:table-cell table:formula="of:=SQRT([.H96])" office:value-type="float" office:value="31.6227766016838" calcext:value-type="float">
            <text:p>31,6227766017</text:p>
          </table:table-cell>
          <table:table-cell table:formula="of:=SQRT([.I96])" office:value-type="float" office:value="5.62341325190349" calcext:value-type="float">
            <text:p>5,6234132519</text:p>
          </table:table-cell>
          <table:table-cell table:number-columns-repeated="3"/>
          <table:table-cell office:value-type="float" office:value="9.7768881862" calcext:value-type="float">
            <text:p>9,77688818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.09143123314" calcext:value-type="float">
            <text:p>9,0914312331</text:p>
          </table:table-cell>
          <table:table-cell office:value-type="float" office:value="-0.0449867777472" calcext:value-type="float">
            <text:p>-0,0449867777</text:p>
          </table:table-cell>
          <table:table-cell/>
          <table:table-cell table:formula="of:=[.A97]*[.B97]" office:value-type="float" office:value="200" calcext:value-type="float">
            <text:p>200</text:p>
          </table:table-cell>
          <table:table-cell table:formula="of:=[.A97]*[.B97]*[.B97]" office:value-type="float" office:value="2000" calcext:value-type="float">
            <text:p>2000</text:p>
          </table:table-cell>
          <table:table-cell table:formula="of:=[.A97]*[.A97]*[.B97]" office:value-type="float" office:value="4000" calcext:value-type="float">
            <text:p>4000</text:p>
          </table:table-cell>
          <table:table-cell table:formula="of:=SQRT([.H97])" office:value-type="float" office:value="63.2455532033676" calcext:value-type="float">
            <text:p>63,2455532034</text:p>
          </table:table-cell>
          <table:table-cell table:formula="of:=SQRT([.I97])" office:value-type="float" office:value="7.95270728767051" calcext:value-type="float">
            <text:p>7,9527072877</text:p>
          </table:table-cell>
          <table:table-cell table:number-columns-repeated="3"/>
          <table:table-cell office:value-type="float" office:value="9.09143123314" calcext:value-type="float">
            <text:p>9,09143123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.19559967376" calcext:value-type="float">
            <text:p>8,1955996738</text:p>
          </table:table-cell>
          <table:table-cell office:value-type="float" office:value="-0.0435162845249" calcext:value-type="float">
            <text:p>-0,0435162845</text:p>
          </table:table-cell>
          <table:table-cell/>
          <table:table-cell table:formula="of:=[.A98]*[.B98]" office:value-type="float" office:value="300" calcext:value-type="float">
            <text:p>300</text:p>
          </table:table-cell>
          <table:table-cell table:formula="of:=[.A98]*[.B98]*[.B98]" office:value-type="float" office:value="3000" calcext:value-type="float">
            <text:p>3000</text:p>
          </table:table-cell>
          <table:table-cell table:formula="of:=[.A98]*[.A98]*[.B98]" office:value-type="float" office:value="9000" calcext:value-type="float">
            <text:p>9000</text:p>
          </table:table-cell>
          <table:table-cell table:formula="of:=SQRT([.H98])" office:value-type="float" office:value="94.8683298050514" calcext:value-type="float">
            <text:p>94,8683298051</text:p>
          </table:table-cell>
          <table:table-cell table:formula="of:=SQRT([.I98])" office:value-type="float" office:value="9.74003746425297" calcext:value-type="float">
            <text:p>9,7400374643</text:p>
          </table:table-cell>
          <table:table-cell table:number-columns-repeated="3"/>
          <table:table-cell office:value-type="float" office:value="8.19559967376" calcext:value-type="float">
            <text:p>8,19559967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.33398614966" calcext:value-type="float">
            <text:p>7,3339861497</text:p>
          </table:table-cell>
          <table:table-cell office:value-type="float" office:value="0.0781674261749" calcext:value-type="float">
            <text:p>0,0781674262</text:p>
          </table:table-cell>
          <table:table-cell/>
          <table:table-cell table:formula="of:=[.A99]*[.B99]" office:value-type="float" office:value="400" calcext:value-type="float">
            <text:p>400</text:p>
          </table:table-cell>
          <table:table-cell table:formula="of:=[.A99]*[.B99]*[.B99]" office:value-type="float" office:value="4000" calcext:value-type="float">
            <text:p>4000</text:p>
          </table:table-cell>
          <table:table-cell table:formula="of:=[.A99]*[.A99]*[.B99]" office:value-type="float" office:value="16000" calcext:value-type="float">
            <text:p>16000</text:p>
          </table:table-cell>
          <table:table-cell table:formula="of:=SQRT([.H99])" office:value-type="float" office:value="126.491106406735" calcext:value-type="float">
            <text:p>126,4911064067</text:p>
          </table:table-cell>
          <table:table-cell table:formula="of:=SQRT([.I99])" office:value-type="float" office:value="11.246826503807" calcext:value-type="float">
            <text:p>11,2468265038</text:p>
          </table:table-cell>
          <table:table-cell table:number-columns-repeated="3"/>
          <table:table-cell office:value-type="float" office:value="7.33398614966" calcext:value-type="float">
            <text:p>7,33398614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.41508813836" calcext:value-type="float">
            <text:p>6,4150881384</text:p>
          </table:table-cell>
          <table:table-cell office:value-type="float" office:value="-0.0810502356492" calcext:value-type="float">
            <text:p>-0,0810502356</text:p>
          </table:table-cell>
          <table:table-cell/>
          <table:table-cell table:formula="of:=[.A100]*[.B100]" office:value-type="float" office:value="500" calcext:value-type="float">
            <text:p>500</text:p>
          </table:table-cell>
          <table:table-cell table:formula="of:=[.A100]*[.B100]*[.B100]" office:value-type="float" office:value="5000" calcext:value-type="float">
            <text:p>5000</text:p>
          </table:table-cell>
          <table:table-cell table:formula="of:=[.A100]*[.A100]*[.B100]" office:value-type="float" office:value="25000" calcext:value-type="float">
            <text:p>25000</text:p>
          </table:table-cell>
          <table:table-cell table:formula="of:=SQRT([.H100])" office:value-type="float" office:value="158.113883008419" calcext:value-type="float">
            <text:p>158,1138830084</text:p>
          </table:table-cell>
          <table:table-cell table:formula="of:=SQRT([.I100])" office:value-type="float" office:value="12.5743342968294" calcext:value-type="float">
            <text:p>12,5743342968</text:p>
          </table:table-cell>
          <table:table-cell table:number-columns-repeated="3"/>
          <table:table-cell office:value-type="float" office:value="6.41508813836" calcext:value-type="float">
            <text:p>6,415088138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.95039689944" calcext:value-type="float">
            <text:p>5,9503968994</text:p>
          </table:table-cell>
          <table:table-cell office:value-type="float" office:value="-0.176994915965" calcext:value-type="float">
            <text:p>-0,176994916</text:p>
          </table:table-cell>
          <table:table-cell/>
          <table:table-cell table:formula="of:=[.A101]*[.B101]" office:value-type="float" office:value="600" calcext:value-type="float">
            <text:p>600</text:p>
          </table:table-cell>
          <table:table-cell table:formula="of:=[.A101]*[.B101]*[.B101]" office:value-type="float" office:value="6000" calcext:value-type="float">
            <text:p>6000</text:p>
          </table:table-cell>
          <table:table-cell table:formula="of:=[.A101]*[.A101]*[.B101]" office:value-type="float" office:value="36000" calcext:value-type="float">
            <text:p>36000</text:p>
          </table:table-cell>
          <table:table-cell table:formula="of:=SQRT([.H101])" office:value-type="float" office:value="189.736659610103" calcext:value-type="float">
            <text:p>189,7366596101</text:p>
          </table:table-cell>
          <table:table-cell table:formula="of:=SQRT([.I101])" office:value-type="float" office:value="13.7744930799686" calcext:value-type="float">
            <text:p>13,77449308</text:p>
          </table:table-cell>
          <table:table-cell table:number-columns-repeated="3"/>
          <table:table-cell office:value-type="float" office:value="5.95039689944" calcext:value-type="float">
            <text:p>5,950396899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4.70381702239" calcext:value-type="float">
            <text:p>4,7038170224</text:p>
          </table:table-cell>
          <table:table-cell office:value-type="float" office:value="0.243829670473" calcext:value-type="float">
            <text:p>0,2438296705</text:p>
          </table:table-cell>
          <table:table-cell/>
          <table:table-cell table:formula="of:=[.A102]*[.B102]" office:value-type="float" office:value="750" calcext:value-type="float">
            <text:p>750</text:p>
          </table:table-cell>
          <table:table-cell table:formula="of:=[.A102]*[.B102]*[.B102]" office:value-type="float" office:value="7500" calcext:value-type="float">
            <text:p>7500</text:p>
          </table:table-cell>
          <table:table-cell table:formula="of:=[.A102]*[.A102]*[.B102]" office:value-type="float" office:value="56250" calcext:value-type="float">
            <text:p>56250</text:p>
          </table:table-cell>
          <table:table-cell table:formula="of:=SQRT([.H102])" office:value-type="float" office:value="237.170824512628" calcext:value-type="float">
            <text:p>237,1708245126</text:p>
          </table:table-cell>
          <table:table-cell table:formula="of:=SQRT([.I102])" office:value-type="float" office:value="15.4003514412051" calcext:value-type="float">
            <text:p>15,4003514412</text:p>
          </table:table-cell>
          <table:table-cell table:number-columns-repeated="3"/>
          <table:table-cell office:value-type="float" office:value="4.70381702239" calcext:value-type="float">
            <text:p>4,70381702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4.26021746699" calcext:value-type="float">
            <text:p>4,260217467</text:p>
          </table:table-cell>
          <table:table-cell office:value-type="float" office:value="0.0257810750542" calcext:value-type="float">
            <text:p>0,0257810751</text:p>
          </table:table-cell>
          <table:table-cell/>
          <table:table-cell table:formula="of:=[.A103]*[.B103]" office:value-type="float" office:value="900" calcext:value-type="float">
            <text:p>900</text:p>
          </table:table-cell>
          <table:table-cell table:formula="of:=[.A103]*[.B103]*[.B103]" office:value-type="float" office:value="9000" calcext:value-type="float">
            <text:p>9000</text:p>
          </table:table-cell>
          <table:table-cell table:formula="of:=[.A103]*[.A103]*[.B103]" office:value-type="float" office:value="81000" calcext:value-type="float">
            <text:p>81000</text:p>
          </table:table-cell>
          <table:table-cell table:formula="of:=SQRT([.H103])" office:value-type="float" office:value="284.604989415154" calcext:value-type="float">
            <text:p>284,6049894152</text:p>
          </table:table-cell>
          <table:table-cell table:formula="of:=SQRT([.I103])" office:value-type="float" office:value="16.8702397557105" calcext:value-type="float">
            <text:p>16,8702397557</text:p>
          </table:table-cell>
          <table:table-cell table:number-columns-repeated="3"/>
          <table:table-cell office:value-type="float" office:value="4.26021746699" calcext:value-type="float">
            <text:p>4,26021746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3.45908523518" calcext:value-type="float">
            <text:p>3,4590852352</text:p>
          </table:table-cell>
          <table:table-cell office:value-type="float" office:value="-0.245142120409" calcext:value-type="float">
            <text:p>-0,2451421204</text:p>
          </table:table-cell>
          <table:table-cell/>
          <table:table-cell table:formula="of:=[.A104]*[.B104]" office:value-type="float" office:value="1200" calcext:value-type="float">
            <text:p>1200</text:p>
          </table:table-cell>
          <table:table-cell table:formula="of:=[.A104]*[.B104]*[.B104]" office:value-type="float" office:value="12000" calcext:value-type="float">
            <text:p>12000</text:p>
          </table:table-cell>
          <table:table-cell table:formula="of:=[.A104]*[.A104]*[.B104]" office:value-type="float" office:value="144000" calcext:value-type="float">
            <text:p>144000</text:p>
          </table:table-cell>
          <table:table-cell table:formula="of:=SQRT([.H104])" office:value-type="float" office:value="379.473319220205" calcext:value-type="float">
            <text:p>379,4733192202</text:p>
          </table:table-cell>
          <table:table-cell table:formula="of:=SQRT([.I104])" office:value-type="float" office:value="19.4800749285059" calcext:value-type="float">
            <text:p>19,4800749285</text:p>
          </table:table-cell>
          <table:table-cell table:number-columns-repeated="3"/>
          <table:table-cell office:value-type="float" office:value="3.45908523518" calcext:value-type="float">
            <text:p>3,45908523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.64819330075" calcext:value-type="float">
            <text:p>2,6481933008</text:p>
          </table:table-cell>
          <table:table-cell office:value-type="float" office:value="0.156993549758" calcext:value-type="float">
            <text:p>0,1569935498</text:p>
          </table:table-cell>
          <table:table-cell/>
          <table:table-cell table:formula="of:=[.A105]*[.B105]" office:value-type="float" office:value="1500" calcext:value-type="float">
            <text:p>1500</text:p>
          </table:table-cell>
          <table:table-cell table:formula="of:=[.A105]*[.B105]*[.B105]" office:value-type="float" office:value="15000" calcext:value-type="float">
            <text:p>15000</text:p>
          </table:table-cell>
          <table:table-cell table:formula="of:=[.A105]*[.A105]*[.B105]" office:value-type="float" office:value="225000" calcext:value-type="float">
            <text:p>225000</text:p>
          </table:table-cell>
          <table:table-cell table:formula="of:=SQRT([.H105])" office:value-type="float" office:value="474.341649025257" calcext:value-type="float">
            <text:p>474,3416490253</text:p>
          </table:table-cell>
          <table:table-cell table:formula="of:=SQRT([.I105])" office:value-type="float" office:value="21.7793858734643" calcext:value-type="float">
            <text:p>21,7793858735</text:p>
          </table:table-cell>
          <table:table-cell table:number-columns-repeated="3"/>
          <table:table-cell office:value-type="float" office:value="2.64819330075" calcext:value-type="float">
            <text:p>2,648193300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2.31110157973" calcext:value-type="float">
            <text:p>2,3111015797</text:p>
          </table:table-cell>
          <table:table-cell office:value-type="float" office:value="-0.0145421077011" calcext:value-type="float">
            <text:p>-0,0145421077</text:p>
          </table:table-cell>
          <table:table-cell/>
          <table:table-cell table:formula="of:=[.A106]*[.B106]" office:value-type="float" office:value="1800" calcext:value-type="float">
            <text:p>1800</text:p>
          </table:table-cell>
          <table:table-cell table:formula="of:=[.A106]*[.B106]*[.B106]" office:value-type="float" office:value="18000" calcext:value-type="float">
            <text:p>18000</text:p>
          </table:table-cell>
          <table:table-cell table:formula="of:=[.A106]*[.A106]*[.B106]" office:value-type="float" office:value="324000" calcext:value-type="float">
            <text:p>324000</text:p>
          </table:table-cell>
          <table:table-cell table:formula="of:=SQRT([.H106])" office:value-type="float" office:value="569.209978830308" calcext:value-type="float">
            <text:p>569,2099788303</text:p>
          </table:table-cell>
          <table:table-cell table:formula="of:=SQRT([.I106])" office:value-type="float" office:value="23.8581218630115" calcext:value-type="float">
            <text:p>23,858121863</text:p>
          </table:table-cell>
          <table:table-cell table:number-columns-repeated="3"/>
          <table:table-cell office:value-type="float" office:value="2.31110157973" calcext:value-type="float">
            <text:p>2,3111015797</text:p>
          </table:table-cell>
        </table:table-row>
        <table:table-row table:style-name="ro1">
          <table:table-cell table:number-columns-repeated="5"/>
          <table:table-cell table:formula="of:=[.A107]*[.B107]" office:value-type="float" office:value="0" calcext:value-type="float">
            <text:p>0</text:p>
          </table:table-cell>
          <table:table-cell table:formula="of:=[.A107]*[.B107]*[.B107]" office:value-type="float" office:value="0" calcext:value-type="float">
            <text:p>0</text:p>
          </table:table-cell>
          <table:table-cell table:formula="of:=[.A107]*[.A107]*[.B107]" office:value-type="float" office:value="0" calcext:value-type="float">
            <text:p>0</text:p>
          </table:table-cell>
          <table:table-cell table:formula="of:=SQRT([.H107])" office:value-type="float" office:value="0" calcext:value-type="float">
            <text:p>0</text:p>
          </table:table-cell>
          <table:table-cell table:formula="of:=SQRT([.I10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99594964377" calcext:value-type="float">
            <text:p>9,9959496438</text:p>
          </table:table-cell>
          <table:table-cell office:value-type="float" office:value="-0.00103617598624" calcext:value-type="float">
            <text:p>-0,001036176</text:p>
          </table:table-cell>
          <table:table-cell/>
          <table:table-cell table:formula="of:=[.A108]*[.B108]" office:value-type="float" office:value="12" calcext:value-type="float">
            <text:p>12</text:p>
          </table:table-cell>
          <table:table-cell table:formula="of:=[.A108]*[.B108]*[.B108]" office:value-type="float" office:value="144" calcext:value-type="float">
            <text:p>144</text:p>
          </table:table-cell>
          <table:table-cell table:formula="of:=[.A108]*[.A108]*[.B108]" office:value-type="float" office:value="12" calcext:value-type="float">
            <text:p>12</text:p>
          </table:table-cell>
          <table:table-cell table:formula="of:=SQRT([.H108])" office:value-type="float" office:value="3.46410161513775" calcext:value-type="float">
            <text:p>3,4641016151</text:p>
          </table:table-cell>
          <table:table-cell table:formula="of:=SQRT([.I108])" office:value-type="float" office:value="1.8612097182042" calcext:value-type="float">
            <text:p>1,8612097182</text:p>
          </table:table-cell>
          <table:table-cell table:number-columns-repeated="3"/>
          <table:table-cell office:value-type="float" office:value="9.99594964377" calcext:value-type="float">
            <text:p>9,99594964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.98391956256" calcext:value-type="float">
            <text:p>9,9839195626</text:p>
          </table:table-cell>
          <table:table-cell office:value-type="float" office:value="0.00315591960879" calcext:value-type="float">
            <text:p>0,0031559196</text:p>
          </table:table-cell>
          <table:table-cell/>
          <table:table-cell table:formula="of:=[.A109]*[.B109]" office:value-type="float" office:value="24" calcext:value-type="float">
            <text:p>24</text:p>
          </table:table-cell>
          <table:table-cell table:formula="of:=[.A109]*[.B109]*[.B109]" office:value-type="float" office:value="288" calcext:value-type="float">
            <text:p>288</text:p>
          </table:table-cell>
          <table:table-cell table:formula="of:=[.A109]*[.A109]*[.B109]" office:value-type="float" office:value="48" calcext:value-type="float">
            <text:p>48</text:p>
          </table:table-cell>
          <table:table-cell table:formula="of:=SQRT([.H109])" office:value-type="float" office:value="6.92820323027551" calcext:value-type="float">
            <text:p>6,9282032303</text:p>
          </table:table-cell>
          <table:table-cell table:formula="of:=SQRT([.I109])" office:value-type="float" office:value="2.63214802590498" calcext:value-type="float">
            <text:p>2,6321480259</text:p>
          </table:table-cell>
          <table:table-cell table:number-columns-repeated="3"/>
          <table:table-cell office:value-type="float" office:value="9.98391956256" calcext:value-type="float">
            <text:p>9,98391956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.95935189301" calcext:value-type="float">
            <text:p>9,959351893</text:p>
          </table:table-cell>
          <table:table-cell office:value-type="float" office:value="-0.0086313967053" calcext:value-type="float">
            <text:p>-0,0086313967</text:p>
          </table:table-cell>
          <table:table-cell/>
          <table:table-cell table:formula="of:=[.A110]*[.B110]" office:value-type="float" office:value="48" calcext:value-type="float">
            <text:p>48</text:p>
          </table:table-cell>
          <table:table-cell table:formula="of:=[.A110]*[.B110]*[.B110]" office:value-type="float" office:value="576" calcext:value-type="float">
            <text:p>576</text:p>
          </table:table-cell>
          <table:table-cell table:formula="of:=[.A110]*[.A110]*[.B110]" office:value-type="float" office:value="192" calcext:value-type="float">
            <text:p>192</text:p>
          </table:table-cell>
          <table:table-cell table:formula="of:=SQRT([.H110])" office:value-type="float" office:value="13.856406460551" calcext:value-type="float">
            <text:p>13,8564064606</text:p>
          </table:table-cell>
          <table:table-cell table:formula="of:=SQRT([.I110])" office:value-type="float" office:value="3.7224194364084" calcext:value-type="float">
            <text:p>3,7224194364</text:p>
          </table:table-cell>
          <table:table-cell table:number-columns-repeated="3"/>
          <table:table-cell office:value-type="float" office:value="9.95935189301" calcext:value-type="float">
            <text:p>9,9593518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.69370529726" calcext:value-type="float">
            <text:p>9,6937052973</text:p>
          </table:table-cell>
          <table:table-cell office:value-type="float" office:value="0.0191710952277" calcext:value-type="float">
            <text:p>0,0191710952</text:p>
          </table:table-cell>
          <table:table-cell/>
          <table:table-cell table:formula="of:=[.A111]*[.B111]" office:value-type="float" office:value="120" calcext:value-type="float">
            <text:p>120</text:p>
          </table:table-cell>
          <table:table-cell table:formula="of:=[.A111]*[.B111]*[.B111]" office:value-type="float" office:value="1440" calcext:value-type="float">
            <text:p>1440</text:p>
          </table:table-cell>
          <table:table-cell table:formula="of:=[.A111]*[.A111]*[.B111]" office:value-type="float" office:value="1200" calcext:value-type="float">
            <text:p>1200</text:p>
          </table:table-cell>
          <table:table-cell table:formula="of:=SQRT([.H111])" office:value-type="float" office:value="34.6410161513775" calcext:value-type="float">
            <text:p>34,6410161514</text:p>
          </table:table-cell>
          <table:table-cell table:formula="of:=SQRT([.I111])" office:value-type="float" office:value="5.88566191276542" calcext:value-type="float">
            <text:p>5,8856619128</text:p>
          </table:table-cell>
          <table:table-cell table:number-columns-repeated="3"/>
          <table:table-cell office:value-type="float" office:value="9.69370529726" calcext:value-type="float">
            <text:p>9,69370529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.86884918355" calcext:value-type="float">
            <text:p>8,8688491836</text:p>
          </table:table-cell>
          <table:table-cell office:value-type="float" office:value="0.0694582519918" calcext:value-type="float">
            <text:p>0,069458252</text:p>
          </table:table-cell>
          <table:table-cell/>
          <table:table-cell table:formula="of:=[.A112]*[.B112]" office:value-type="float" office:value="240" calcext:value-type="float">
            <text:p>240</text:p>
          </table:table-cell>
          <table:table-cell table:formula="of:=[.A112]*[.B112]*[.B112]" office:value-type="float" office:value="2880" calcext:value-type="float">
            <text:p>2880</text:p>
          </table:table-cell>
          <table:table-cell table:formula="of:=[.A112]*[.A112]*[.B112]" office:value-type="float" office:value="4800" calcext:value-type="float">
            <text:p>4800</text:p>
          </table:table-cell>
          <table:table-cell table:formula="of:=SQRT([.H112])" office:value-type="float" office:value="69.2820323027551" calcext:value-type="float">
            <text:p>69,2820323028</text:p>
          </table:table-cell>
          <table:table-cell table:formula="of:=SQRT([.I112])" office:value-type="float" office:value="8.32358290057564" calcext:value-type="float">
            <text:p>8,3235829006</text:p>
          </table:table-cell>
          <table:table-cell table:number-columns-repeated="3"/>
          <table:table-cell office:value-type="float" office:value="8.86884918355" calcext:value-type="float">
            <text:p>8,86884918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7.84505169549" calcext:value-type="float">
            <text:p>7,8450516955</text:p>
          </table:table-cell>
          <table:table-cell office:value-type="float" office:value="0.152480665794" calcext:value-type="float">
            <text:p>0,1524806658</text:p>
          </table:table-cell>
          <table:table-cell/>
          <table:table-cell table:formula="of:=[.A113]*[.B113]" office:value-type="float" office:value="360" calcext:value-type="float">
            <text:p>360</text:p>
          </table:table-cell>
          <table:table-cell table:formula="of:=[.A113]*[.B113]*[.B113]" office:value-type="float" office:value="4320" calcext:value-type="float">
            <text:p>4320</text:p>
          </table:table-cell>
          <table:table-cell table:formula="of:=[.A113]*[.A113]*[.B113]" office:value-type="float" office:value="10800" calcext:value-type="float">
            <text:p>10800</text:p>
          </table:table-cell>
          <table:table-cell table:formula="of:=SQRT([.H113])" office:value-type="float" office:value="103.923048454133" calcext:value-type="float">
            <text:p>103,9230484541</text:p>
          </table:table-cell>
          <table:table-cell table:formula="of:=SQRT([.I113])" office:value-type="float" office:value="10.1942654690827" calcext:value-type="float">
            <text:p>10,1942654691</text:p>
          </table:table-cell>
          <table:table-cell table:number-columns-repeated="3"/>
          <table:table-cell office:value-type="float" office:value="7.84505169549" calcext:value-type="float">
            <text:p>7,84505169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6.77418503241" calcext:value-type="float">
            <text:p>6,7741850324</text:p>
          </table:table-cell>
          <table:table-cell office:value-type="float" office:value="0.194643538896" calcext:value-type="float">
            <text:p>0,1946435389</text:p>
          </table:table-cell>
          <table:table-cell/>
          <table:table-cell table:formula="of:=[.A114]*[.B114]" office:value-type="float" office:value="480" calcext:value-type="float">
            <text:p>480</text:p>
          </table:table-cell>
          <table:table-cell table:formula="of:=[.A114]*[.B114]*[.B114]" office:value-type="float" office:value="5760" calcext:value-type="float">
            <text:p>5760</text:p>
          </table:table-cell>
          <table:table-cell table:formula="of:=[.A114]*[.A114]*[.B114]" office:value-type="float" office:value="19200" calcext:value-type="float">
            <text:p>19200</text:p>
          </table:table-cell>
          <table:table-cell table:formula="of:=SQRT([.H114])" office:value-type="float" office:value="138.56406460551" calcext:value-type="float">
            <text:p>138,5640646055</text:p>
          </table:table-cell>
          <table:table-cell table:formula="of:=SQRT([.I114])" office:value-type="float" office:value="11.7713238255308" calcext:value-type="float">
            <text:p>11,7713238255</text:p>
          </table:table-cell>
          <table:table-cell table:number-columns-repeated="3"/>
          <table:table-cell office:value-type="float" office:value="6.77418503241" calcext:value-type="float">
            <text:p>6,77418503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6.04368263892" calcext:value-type="float">
            <text:p>6,0436826389</text:p>
          </table:table-cell>
          <table:table-cell office:value-type="float" office:value="0.157317735183" calcext:value-type="float">
            <text:p>0,1573177352</text:p>
          </table:table-cell>
          <table:table-cell/>
          <table:table-cell table:formula="of:=[.A115]*[.B115]" office:value-type="float" office:value="600" calcext:value-type="float">
            <text:p>600</text:p>
          </table:table-cell>
          <table:table-cell table:formula="of:=[.A115]*[.B115]*[.B115]" office:value-type="float" office:value="7200" calcext:value-type="float">
            <text:p>7200</text:p>
          </table:table-cell>
          <table:table-cell table:formula="of:=[.A115]*[.A115]*[.B115]" office:value-type="float" office:value="30000" calcext:value-type="float">
            <text:p>30000</text:p>
          </table:table-cell>
          <table:table-cell table:formula="of:=SQRT([.H115])" office:value-type="float" office:value="173.205080756888" calcext:value-type="float">
            <text:p>173,2050807569</text:p>
          </table:table-cell>
          <table:table-cell table:formula="of:=SQRT([.I115])" office:value-type="float" office:value="13.1607401295249" calcext:value-type="float">
            <text:p>13,1607401295</text:p>
          </table:table-cell>
          <table:table-cell table:number-columns-repeated="3"/>
          <table:table-cell office:value-type="float" office:value="6.04368263892" calcext:value-type="float">
            <text:p>6,04368263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5.21911012579" calcext:value-type="float">
            <text:p>5,2191101258</text:p>
          </table:table-cell>
          <table:table-cell office:value-type="float" office:value="-0.0591548706189" calcext:value-type="float">
            <text:p>-0,0591548706</text:p>
          </table:table-cell>
          <table:table-cell/>
          <table:table-cell table:formula="of:=[.A116]*[.B116]" office:value-type="float" office:value="720" calcext:value-type="float">
            <text:p>720</text:p>
          </table:table-cell>
          <table:table-cell table:formula="of:=[.A116]*[.B116]*[.B116]" office:value-type="float" office:value="8640" calcext:value-type="float">
            <text:p>8640</text:p>
          </table:table-cell>
          <table:table-cell table:formula="of:=[.A116]*[.A116]*[.B116]" office:value-type="float" office:value="43200" calcext:value-type="float">
            <text:p>43200</text:p>
          </table:table-cell>
          <table:table-cell table:formula="of:=SQRT([.H116])" office:value-type="float" office:value="207.846096908265" calcext:value-type="float">
            <text:p>207,8460969083</text:p>
          </table:table-cell>
          <table:table-cell table:formula="of:=SQRT([.I116])" office:value-type="float" office:value="14.4168684848085" calcext:value-type="float">
            <text:p>14,4168684848</text:p>
          </table:table-cell>
          <table:table-cell table:number-columns-repeated="3"/>
          <table:table-cell office:value-type="float" office:value="5.21911012579" calcext:value-type="float">
            <text:p>5,219110125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4.68920223721" calcext:value-type="float">
            <text:p>4,6892022372</text:p>
          </table:table-cell>
          <table:table-cell office:value-type="float" office:value="-0.0688535184198" calcext:value-type="float">
            <text:p>-0,0688535184</text:p>
          </table:table-cell>
          <table:table-cell/>
          <table:table-cell table:formula="of:=[.A117]*[.B117]" office:value-type="float" office:value="900" calcext:value-type="float">
            <text:p>900</text:p>
          </table:table-cell>
          <table:table-cell table:formula="of:=[.A117]*[.B117]*[.B117]" office:value-type="float" office:value="10800" calcext:value-type="float">
            <text:p>10800</text:p>
          </table:table-cell>
          <table:table-cell table:formula="of:=[.A117]*[.A117]*[.B117]" office:value-type="float" office:value="67500" calcext:value-type="float">
            <text:p>67500</text:p>
          </table:table-cell>
          <table:table-cell table:formula="of:=SQRT([.H117])" office:value-type="float" office:value="259.807621135332" calcext:value-type="float">
            <text:p>259,8076211353</text:p>
          </table:table-cell>
          <table:table-cell table:formula="of:=SQRT([.I117])" office:value-type="float" office:value="16.1185489773531" calcext:value-type="float">
            <text:p>16,1185489774</text:p>
          </table:table-cell>
          <table:table-cell table:number-columns-repeated="3"/>
          <table:table-cell office:value-type="float" office:value="4.68920223721" calcext:value-type="float">
            <text:p>4,68920223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3.87483391082" calcext:value-type="float">
            <text:p>3,8748339108</text:p>
          </table:table-cell>
          <table:table-cell office:value-type="float" office:value="0.141894360783" calcext:value-type="float">
            <text:p>0,1418943608</text:p>
          </table:table-cell>
          <table:table-cell/>
          <table:table-cell table:formula="of:=[.A118]*[.B118]" office:value-type="float" office:value="1080" calcext:value-type="float">
            <text:p>1080</text:p>
          </table:table-cell>
          <table:table-cell table:formula="of:=[.A118]*[.B118]*[.B118]" office:value-type="float" office:value="12960" calcext:value-type="float">
            <text:p>12960</text:p>
          </table:table-cell>
          <table:table-cell table:formula="of:=[.A118]*[.A118]*[.B118]" office:value-type="float" office:value="97200" calcext:value-type="float">
            <text:p>97200</text:p>
          </table:table-cell>
          <table:table-cell table:formula="of:=SQRT([.H118])" office:value-type="float" office:value="311.769145362398" calcext:value-type="float">
            <text:p>311,7691453624</text:p>
          </table:table-cell>
          <table:table-cell table:formula="of:=SQRT([.I118])" office:value-type="float" office:value="17.6569857382963" calcext:value-type="float">
            <text:p>17,6569857383</text:p>
          </table:table-cell>
          <table:table-cell table:number-columns-repeated="3"/>
          <table:table-cell office:value-type="float" office:value="3.87483391082" calcext:value-type="float">
            <text:p>3,874833910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2.98142461262" calcext:value-type="float">
            <text:p>2,9814246126</text:p>
          </table:table-cell>
          <table:table-cell office:value-type="float" office:value="0.233222498122" calcext:value-type="float">
            <text:p>0,2332224981</text:p>
          </table:table-cell>
          <table:table-cell/>
          <table:table-cell table:formula="of:=[.A119]*[.B119]" office:value-type="float" office:value="1440" calcext:value-type="float">
            <text:p>1440</text:p>
          </table:table-cell>
          <table:table-cell table:formula="of:=[.A119]*[.B119]*[.B119]" office:value-type="float" office:value="17280" calcext:value-type="float">
            <text:p>17280</text:p>
          </table:table-cell>
          <table:table-cell table:formula="of:=[.A119]*[.A119]*[.B119]" office:value-type="float" office:value="172800" calcext:value-type="float">
            <text:p>172800</text:p>
          </table:table-cell>
          <table:table-cell table:formula="of:=SQRT([.H119])" office:value-type="float" office:value="415.692193816531" calcext:value-type="float">
            <text:p>415,6921938165</text:p>
          </table:table-cell>
          <table:table-cell table:formula="of:=SQRT([.I119])" office:value-type="float" office:value="20.3885309381655" calcext:value-type="float">
            <text:p>20,3885309382</text:p>
          </table:table-cell>
          <table:table-cell table:number-columns-repeated="3"/>
          <table:table-cell office:value-type="float" office:value="2.98142461262" calcext:value-type="float">
            <text:p>2,98142461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2.46616587693" calcext:value-type="float">
            <text:p>2,4661658769</text:p>
          </table:table-cell>
          <table:table-cell office:value-type="float" office:value="0.0630746405394" calcext:value-type="float">
            <text:p>0,0630746405</text:p>
          </table:table-cell>
          <table:table-cell/>
          <table:table-cell table:formula="of:=[.A120]*[.B120]" office:value-type="float" office:value="1800" calcext:value-type="float">
            <text:p>1800</text:p>
          </table:table-cell>
          <table:table-cell table:formula="of:=[.A120]*[.B120]*[.B120]" office:value-type="float" office:value="21600" calcext:value-type="float">
            <text:p>21600</text:p>
          </table:table-cell>
          <table:table-cell table:formula="of:=[.A120]*[.A120]*[.B120]" office:value-type="float" office:value="270000" calcext:value-type="float">
            <text:p>270000</text:p>
          </table:table-cell>
          <table:table-cell table:formula="of:=SQRT([.H120])" office:value-type="float" office:value="519.615242270663" calcext:value-type="float">
            <text:p>519,6152422707</text:p>
          </table:table-cell>
          <table:table-cell table:formula="of:=SQRT([.I120])" office:value-type="float" office:value="22.7950705695478" calcext:value-type="float">
            <text:p>22,7950705695</text:p>
          </table:table-cell>
          <table:table-cell table:number-columns-repeated="3"/>
          <table:table-cell office:value-type="float" office:value="2.46616587693" calcext:value-type="float">
            <text:p>2,466165876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office:value-type="float" office:value="2.10727130057" calcext:value-type="float">
            <text:p>2,1072713006</text:p>
          </table:table-cell>
          <table:table-cell office:value-type="float" office:value="0.0520818533245" calcext:value-type="float">
            <text:p>0,0520818533</text:p>
          </table:table-cell>
          <table:table-cell/>
          <table:table-cell table:formula="of:=[.A121]*[.B121]" office:value-type="float" office:value="2160" calcext:value-type="float">
            <text:p>2160</text:p>
          </table:table-cell>
          <table:table-cell table:formula="of:=[.A121]*[.B121]*[.B121]" office:value-type="float" office:value="25920" calcext:value-type="float">
            <text:p>25920</text:p>
          </table:table-cell>
          <table:table-cell table:formula="of:=[.A121]*[.A121]*[.B121]" office:value-type="float" office:value="388800" calcext:value-type="float">
            <text:p>388800</text:p>
          </table:table-cell>
          <table:table-cell table:formula="of:=SQRT([.H121])" office:value-type="float" office:value="623.538290724796" calcext:value-type="float">
            <text:p>623,5382907248</text:p>
          </table:table-cell>
          <table:table-cell table:formula="of:=SQRT([.I121])" office:value-type="float" office:value="24.9707487017269" calcext:value-type="float">
            <text:p>24,9707487017</text:p>
          </table:table-cell>
          <table:table-cell table:number-columns-repeated="3"/>
          <table:table-cell office:value-type="float" office:value="2.10727130057" calcext:value-type="float">
            <text:p>2,1072713006</text:p>
          </table:table-cell>
        </table:table-row>
        <table:table-row table:style-name="ro1">
          <table:table-cell table:number-columns-repeated="5"/>
          <table:table-cell table:formula="of:=[.A122]*[.B122]" office:value-type="float" office:value="0" calcext:value-type="float">
            <text:p>0</text:p>
          </table:table-cell>
          <table:table-cell table:formula="of:=[.A122]*[.B122]*[.B122]" office:value-type="float" office:value="0" calcext:value-type="float">
            <text:p>0</text:p>
          </table:table-cell>
          <table:table-cell table:formula="of:=[.A122]*[.A122]*[.B122]" office:value-type="float" office:value="0" calcext:value-type="float">
            <text:p>0</text:p>
          </table:table-cell>
          <table:table-cell table:formula="of:=SQRT([.H122])" office:value-type="float" office:value="0" calcext:value-type="float">
            <text:p>0</text:p>
          </table:table-cell>
          <table:table-cell table:formula="of:=SQRT([.I12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9941440753" calcext:value-type="float">
            <text:p>9,9941440753</text:p>
          </table:table-cell>
          <table:table-cell office:value-type="float" office:value="0.0000325066695728" calcext:value-type="float">
            <text:p>3,25066695728E-05</text:p>
          </table:table-cell>
          <table:table-cell/>
          <table:table-cell table:formula="of:=[.A123]*[.B123]" office:value-type="float" office:value="16" calcext:value-type="float">
            <text:p>16</text:p>
          </table:table-cell>
          <table:table-cell table:formula="of:=[.A123]*[.B123]*[.B123]" office:value-type="float" office:value="256" calcext:value-type="float">
            <text:p>256</text:p>
          </table:table-cell>
          <table:table-cell table:formula="of:=[.A123]*[.A123]*[.B123]" office:value-type="float" office:value="16" calcext:value-type="float">
            <text:p>16</text:p>
          </table:table-cell>
          <table:table-cell table:formula="of:=SQRT([.H123])" office:value-type="float" office:value="4" calcext:value-type="float">
            <text:p>4</text:p>
          </table:table-cell>
          <table:table-cell table:formula="of:=SQRT([.I123])" office:value-type="float" office:value="2" calcext:value-type="float">
            <text:p>2</text:p>
          </table:table-cell>
          <table:table-cell table:number-columns-repeated="3"/>
          <table:table-cell office:value-type="float" office:value="9.9941440753" calcext:value-type="float">
            <text:p>9,99414407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.98243833115" calcext:value-type="float">
            <text:p>9,9824383312</text:p>
          </table:table-cell>
          <table:table-cell office:value-type="float" office:value="0.00110704521482" calcext:value-type="float">
            <text:p>0,0011070452</text:p>
          </table:table-cell>
          <table:table-cell/>
          <table:table-cell table:formula="of:=[.A124]*[.B124]" office:value-type="float" office:value="32" calcext:value-type="float">
            <text:p>32</text:p>
          </table:table-cell>
          <table:table-cell table:formula="of:=[.A124]*[.B124]*[.B124]" office:value-type="float" office:value="512" calcext:value-type="float">
            <text:p>512</text:p>
          </table:table-cell>
          <table:table-cell table:formula="of:=[.A124]*[.A124]*[.B124]" office:value-type="float" office:value="64" calcext:value-type="float">
            <text:p>64</text:p>
          </table:table-cell>
          <table:table-cell table:formula="of:=SQRT([.H124])" office:value-type="float" office:value="8" calcext:value-type="float">
            <text:p>8</text:p>
          </table:table-cell>
          <table:table-cell table:formula="of:=SQRT([.I124])" office:value-type="float" office:value="2.82842712474619" calcext:value-type="float">
            <text:p>2,8284271247</text:p>
          </table:table-cell>
          <table:table-cell table:number-columns-repeated="3"/>
          <table:table-cell office:value-type="float" office:value="9.98243833115" calcext:value-type="float">
            <text:p>9,98243833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.92543602553" calcext:value-type="float">
            <text:p>9,9254360255</text:p>
          </table:table-cell>
          <table:table-cell office:value-type="float" office:value="0.0142165340897" calcext:value-type="float">
            <text:p>0,0142165341</text:p>
          </table:table-cell>
          <table:table-cell/>
          <table:table-cell table:formula="of:=[.A125]*[.B125]" office:value-type="float" office:value="64" calcext:value-type="float">
            <text:p>64</text:p>
          </table:table-cell>
          <table:table-cell table:formula="of:=[.A125]*[.B125]*[.B125]" office:value-type="float" office:value="1024" calcext:value-type="float">
            <text:p>1024</text:p>
          </table:table-cell>
          <table:table-cell table:formula="of:=[.A125]*[.A125]*[.B125]" office:value-type="float" office:value="256" calcext:value-type="float">
            <text:p>256</text:p>
          </table:table-cell>
          <table:table-cell table:formula="of:=SQRT([.H125])" office:value-type="float" office:value="16" calcext:value-type="float">
            <text:p>16</text:p>
          </table:table-cell>
          <table:table-cell table:formula="of:=SQRT([.I125])" office:value-type="float" office:value="4" calcext:value-type="float">
            <text:p>4</text:p>
          </table:table-cell>
          <table:table-cell table:number-columns-repeated="3"/>
          <table:table-cell office:value-type="float" office:value="9.92543602553" calcext:value-type="float">
            <text:p>9,92543602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.60971004879" calcext:value-type="float">
            <text:p>9,6097100488</text:p>
          </table:table-cell>
          <table:table-cell office:value-type="float" office:value="0.0170130929769" calcext:value-type="float">
            <text:p>0,017013093</text:p>
          </table:table-cell>
          <table:table-cell/>
          <table:table-cell table:formula="of:=[.A126]*[.B126]" office:value-type="float" office:value="160" calcext:value-type="float">
            <text:p>160</text:p>
          </table:table-cell>
          <table:table-cell table:formula="of:=[.A126]*[.B126]*[.B126]" office:value-type="float" office:value="2560" calcext:value-type="float">
            <text:p>2560</text:p>
          </table:table-cell>
          <table:table-cell table:formula="of:=[.A126]*[.A126]*[.B126]" office:value-type="float" office:value="1600" calcext:value-type="float">
            <text:p>1600</text:p>
          </table:table-cell>
          <table:table-cell table:formula="of:=SQRT([.H126])" office:value-type="float" office:value="40" calcext:value-type="float">
            <text:p>40</text:p>
          </table:table-cell>
          <table:table-cell table:formula="of:=SQRT([.I126])" office:value-type="float" office:value="6.32455532033676" calcext:value-type="float">
            <text:p>6,3245553203</text:p>
          </table:table-cell>
          <table:table-cell table:number-columns-repeated="3"/>
          <table:table-cell office:value-type="float" office:value="9.60971004879" calcext:value-type="float">
            <text:p>9,60971004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.64111614951" calcext:value-type="float">
            <text:p>8,6411161495</text:p>
          </table:table-cell>
          <table:table-cell office:value-type="float" office:value="0.0479357046657" calcext:value-type="float">
            <text:p>0,0479357047</text:p>
          </table:table-cell>
          <table:table-cell/>
          <table:table-cell table:formula="of:=[.A127]*[.B127]" office:value-type="float" office:value="320" calcext:value-type="float">
            <text:p>320</text:p>
          </table:table-cell>
          <table:table-cell table:formula="of:=[.A127]*[.B127]*[.B127]" office:value-type="float" office:value="5120" calcext:value-type="float">
            <text:p>5120</text:p>
          </table:table-cell>
          <table:table-cell table:formula="of:=[.A127]*[.A127]*[.B127]" office:value-type="float" office:value="6400" calcext:value-type="float">
            <text:p>6400</text:p>
          </table:table-cell>
          <table:table-cell table:formula="of:=SQRT([.H127])" office:value-type="float" office:value="80" calcext:value-type="float">
            <text:p>80</text:p>
          </table:table-cell>
          <table:table-cell table:formula="of:=SQRT([.I127])" office:value-type="float" office:value="8.94427190999916" calcext:value-type="float">
            <text:p>8,94427191</text:p>
          </table:table-cell>
          <table:table-cell table:number-columns-repeated="3"/>
          <table:table-cell office:value-type="float" office:value="8.64111614951" calcext:value-type="float">
            <text:p>8,64111614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.56171856983" calcext:value-type="float">
            <text:p>7,5617185698</text:p>
          </table:table-cell>
          <table:table-cell office:value-type="float" office:value="-0.140700649578" calcext:value-type="float">
            <text:p>-0,1407006496</text:p>
          </table:table-cell>
          <table:table-cell/>
          <table:table-cell table:formula="of:=[.A128]*[.B128]" office:value-type="float" office:value="480" calcext:value-type="float">
            <text:p>480</text:p>
          </table:table-cell>
          <table:table-cell table:formula="of:=[.A128]*[.B128]*[.B128]" office:value-type="float" office:value="7680" calcext:value-type="float">
            <text:p>7680</text:p>
          </table:table-cell>
          <table:table-cell table:formula="of:=[.A128]*[.A128]*[.B128]" office:value-type="float" office:value="14400" calcext:value-type="float">
            <text:p>14400</text:p>
          </table:table-cell>
          <table:table-cell table:formula="of:=SQRT([.H128])" office:value-type="float" office:value="120" calcext:value-type="float">
            <text:p>120</text:p>
          </table:table-cell>
          <table:table-cell table:formula="of:=SQRT([.I128])" office:value-type="float" office:value="10.9544511501033" calcext:value-type="float">
            <text:p>10,9544511501</text:p>
          </table:table-cell>
          <table:table-cell table:number-columns-repeated="3"/>
          <table:table-cell office:value-type="float" office:value="7.56171856983" calcext:value-type="float">
            <text:p>7,56171856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6.26367092579" calcext:value-type="float">
            <text:p>6,2636709258</text:p>
          </table:table-cell>
          <table:table-cell office:value-type="float" office:value="0.191578420799" calcext:value-type="float">
            <text:p>0,1915784208</text:p>
          </table:table-cell>
          <table:table-cell/>
          <table:table-cell table:formula="of:=[.A129]*[.B129]" office:value-type="float" office:value="640" calcext:value-type="float">
            <text:p>640</text:p>
          </table:table-cell>
          <table:table-cell table:formula="of:=[.A129]*[.B129]*[.B129]" office:value-type="float" office:value="10240" calcext:value-type="float">
            <text:p>10240</text:p>
          </table:table-cell>
          <table:table-cell table:formula="of:=[.A129]*[.A129]*[.B129]" office:value-type="float" office:value="25600" calcext:value-type="float">
            <text:p>25600</text:p>
          </table:table-cell>
          <table:table-cell table:formula="of:=SQRT([.H129])" office:value-type="float" office:value="160" calcext:value-type="float">
            <text:p>160</text:p>
          </table:table-cell>
          <table:table-cell table:formula="of:=SQRT([.I129])" office:value-type="float" office:value="12.6491106406735" calcext:value-type="float">
            <text:p>12,6491106407</text:p>
          </table:table-cell>
          <table:table-cell table:number-columns-repeated="3"/>
          <table:table-cell office:value-type="float" office:value="6.26367092579" calcext:value-type="float">
            <text:p>6,26367092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5.83790770713" calcext:value-type="float">
            <text:p>5,8379077071</text:p>
          </table:table-cell>
          <table:table-cell office:value-type="float" office:value="-0.223915928197" calcext:value-type="float">
            <text:p>-0,2239159282</text:p>
          </table:table-cell>
          <table:table-cell/>
          <table:table-cell table:formula="of:=[.A130]*[.B130]" office:value-type="float" office:value="800" calcext:value-type="float">
            <text:p>800</text:p>
          </table:table-cell>
          <table:table-cell table:formula="of:=[.A130]*[.B130]*[.B130]" office:value-type="float" office:value="12800" calcext:value-type="float">
            <text:p>12800</text:p>
          </table:table-cell>
          <table:table-cell table:formula="of:=[.A130]*[.A130]*[.B130]" office:value-type="float" office:value="40000" calcext:value-type="float">
            <text:p>40000</text:p>
          </table:table-cell>
          <table:table-cell table:formula="of:=SQRT([.H130])" office:value-type="float" office:value="200" calcext:value-type="float">
            <text:p>200</text:p>
          </table:table-cell>
          <table:table-cell table:formula="of:=SQRT([.I130])" office:value-type="float" office:value="14.142135623731" calcext:value-type="float">
            <text:p>14,1421356237</text:p>
          </table:table-cell>
          <table:table-cell table:number-columns-repeated="3"/>
          <table:table-cell office:value-type="float" office:value="5.83790770713" calcext:value-type="float">
            <text:p>5,83790770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4.77344482978" calcext:value-type="float">
            <text:p>4,7734448298</text:p>
          </table:table-cell>
          <table:table-cell office:value-type="float" office:value="0.0483375023017" calcext:value-type="float">
            <text:p>0,0483375023</text:p>
          </table:table-cell>
          <table:table-cell/>
          <table:table-cell table:formula="of:=[.A131]*[.B131]" office:value-type="float" office:value="960" calcext:value-type="float">
            <text:p>960</text:p>
          </table:table-cell>
          <table:table-cell table:formula="of:=[.A131]*[.B131]*[.B131]" office:value-type="float" office:value="15360" calcext:value-type="float">
            <text:p>15360</text:p>
          </table:table-cell>
          <table:table-cell table:formula="of:=[.A131]*[.A131]*[.B131]" office:value-type="float" office:value="57600" calcext:value-type="float">
            <text:p>57600</text:p>
          </table:table-cell>
          <table:table-cell table:formula="of:=SQRT([.H131])" office:value-type="float" office:value="240" calcext:value-type="float">
            <text:p>240</text:p>
          </table:table-cell>
          <table:table-cell table:formula="of:=SQRT([.I131])" office:value-type="float" office:value="15.4919333848297" calcext:value-type="float">
            <text:p>15,4919333848</text:p>
          </table:table-cell>
          <table:table-cell table:number-columns-repeated="3"/>
          <table:table-cell office:value-type="float" office:value="4.77344482978" calcext:value-type="float">
            <text:p>4,773444829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4.14556049627" calcext:value-type="float">
            <text:p>4,1455604963</text:p>
          </table:table-cell>
          <table:table-cell office:value-type="float" office:value="-0.00996593243706" calcext:value-type="float">
            <text:p>-0,0099659324</text:p>
          </table:table-cell>
          <table:table-cell/>
          <table:table-cell table:formula="of:=[.A132]*[.B132]" office:value-type="float" office:value="1200" calcext:value-type="float">
            <text:p>1200</text:p>
          </table:table-cell>
          <table:table-cell table:formula="of:=[.A132]*[.B132]*[.B132]" office:value-type="float" office:value="19200" calcext:value-type="float">
            <text:p>19200</text:p>
          </table:table-cell>
          <table:table-cell table:formula="of:=[.A132]*[.A132]*[.B132]" office:value-type="float" office:value="90000" calcext:value-type="float">
            <text:p>90000</text:p>
          </table:table-cell>
          <table:table-cell table:formula="of:=SQRT([.H132])" office:value-type="float" office:value="300" calcext:value-type="float">
            <text:p>300</text:p>
          </table:table-cell>
          <table:table-cell table:formula="of:=SQRT([.I132])" office:value-type="float" office:value="17.3205080756888" calcext:value-type="float">
            <text:p>17,3205080757</text:p>
          </table:table-cell>
          <table:table-cell table:number-columns-repeated="3"/>
          <table:table-cell office:value-type="float" office:value="4.14556049627" calcext:value-type="float">
            <text:p>4,14556049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3.62401094741" calcext:value-type="float">
            <text:p>3,6240109474</text:p>
          </table:table-cell>
          <table:table-cell office:value-type="float" office:value="-0.0561066810695" calcext:value-type="float">
            <text:p>-0,0561066811</text:p>
          </table:table-cell>
          <table:table-cell/>
          <table:table-cell table:formula="of:=[.A133]*[.B133]" office:value-type="float" office:value="1440" calcext:value-type="float">
            <text:p>1440</text:p>
          </table:table-cell>
          <table:table-cell table:formula="of:=[.A133]*[.B133]*[.B133]" office:value-type="float" office:value="23040" calcext:value-type="float">
            <text:p>23040</text:p>
          </table:table-cell>
          <table:table-cell table:formula="of:=[.A133]*[.A133]*[.B133]" office:value-type="float" office:value="129600" calcext:value-type="float">
            <text:p>129600</text:p>
          </table:table-cell>
          <table:table-cell table:formula="of:=SQRT([.H133])" office:value-type="float" office:value="360" calcext:value-type="float">
            <text:p>360</text:p>
          </table:table-cell>
          <table:table-cell table:formula="of:=SQRT([.I133])" office:value-type="float" office:value="18.9736659610103" calcext:value-type="float">
            <text:p>18,973665961</text:p>
          </table:table-cell>
          <table:table-cell table:number-columns-repeated="3"/>
          <table:table-cell office:value-type="float" office:value="3.62401094741" calcext:value-type="float">
            <text:p>3,624010947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2.81745699566" calcext:value-type="float">
            <text:p>2,8174569957</text:p>
          </table:table-cell>
          <table:table-cell office:value-type="float" office:value="-0.146432225361" calcext:value-type="float">
            <text:p>-0,1464322254</text:p>
          </table:table-cell>
          <table:table-cell/>
          <table:table-cell table:formula="of:=[.A134]*[.B134]" office:value-type="float" office:value="1920" calcext:value-type="float">
            <text:p>1920</text:p>
          </table:table-cell>
          <table:table-cell table:formula="of:=[.A134]*[.B134]*[.B134]" office:value-type="float" office:value="30720" calcext:value-type="float">
            <text:p>30720</text:p>
          </table:table-cell>
          <table:table-cell table:formula="of:=[.A134]*[.A134]*[.B134]" office:value-type="float" office:value="230400" calcext:value-type="float">
            <text:p>230400</text:p>
          </table:table-cell>
          <table:table-cell table:formula="of:=SQRT([.H134])" office:value-type="float" office:value="480" calcext:value-type="float">
            <text:p>480</text:p>
          </table:table-cell>
          <table:table-cell table:formula="of:=SQRT([.I134])" office:value-type="float" office:value="21.9089023002066" calcext:value-type="float">
            <text:p>21,9089023002</text:p>
          </table:table-cell>
          <table:table-cell table:number-columns-repeated="3"/>
          <table:table-cell office:value-type="float" office:value="2.81745699566" calcext:value-type="float">
            <text:p>2,81745699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2.16694443985" calcext:value-type="float">
            <text:p>2,1669444399</text:p>
          </table:table-cell>
          <table:table-cell office:value-type="float" office:value="0.0913938884148" calcext:value-type="float">
            <text:p>0,0913938884</text:p>
          </table:table-cell>
          <table:table-cell/>
          <table:table-cell table:formula="of:=[.A135]*[.B135]" office:value-type="float" office:value="2400" calcext:value-type="float">
            <text:p>2400</text:p>
          </table:table-cell>
          <table:table-cell table:formula="of:=[.A135]*[.B135]*[.B135]" office:value-type="float" office:value="38400" calcext:value-type="float">
            <text:p>38400</text:p>
          </table:table-cell>
          <table:table-cell table:formula="of:=[.A135]*[.A135]*[.B135]" office:value-type="float" office:value="360000" calcext:value-type="float">
            <text:p>360000</text:p>
          </table:table-cell>
          <table:table-cell table:formula="of:=SQRT([.H135])" office:value-type="float" office:value="600" calcext:value-type="float">
            <text:p>600</text:p>
          </table:table-cell>
          <table:table-cell table:formula="of:=SQRT([.I135])" office:value-type="float" office:value="24.4948974278318" calcext:value-type="float">
            <text:p>24,4948974278</text:p>
          </table:table-cell>
          <table:table-cell table:number-columns-repeated="3"/>
          <table:table-cell office:value-type="float" office:value="2.16694443985" calcext:value-type="float">
            <text:p>2,166944439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1.86656280051" calcext:value-type="float">
            <text:p>1,8665628005</text:p>
          </table:table-cell>
          <table:table-cell office:value-type="float" office:value="0.0342698835146" calcext:value-type="float">
            <text:p>0,0342698835</text:p>
          </table:table-cell>
          <table:table-cell/>
          <table:table-cell table:formula="of:=[.A136]*[.B136]" office:value-type="float" office:value="2880" calcext:value-type="float">
            <text:p>2880</text:p>
          </table:table-cell>
          <table:table-cell table:formula="of:=[.A136]*[.B136]*[.B136]" office:value-type="float" office:value="46080" calcext:value-type="float">
            <text:p>46080</text:p>
          </table:table-cell>
          <table:table-cell table:formula="of:=[.A136]*[.A136]*[.B136]" office:value-type="float" office:value="518400" calcext:value-type="float">
            <text:p>518400</text:p>
          </table:table-cell>
          <table:table-cell table:formula="of:=SQRT([.H136])" office:value-type="float" office:value="720" calcext:value-type="float">
            <text:p>720</text:p>
          </table:table-cell>
          <table:table-cell table:formula="of:=SQRT([.I136])" office:value-type="float" office:value="26.8328157299975" calcext:value-type="float">
            <text:p>26,83281573</text:p>
          </table:table-cell>
          <table:table-cell table:number-columns-repeated="3"/>
          <table:table-cell office:value-type="float" office:value="1.86656280051" calcext:value-type="float">
            <text:p>1,8665628005</text:p>
          </table:table-cell>
        </table:table-row>
        <table:table-row table:style-name="ro1">
          <table:table-cell table:number-columns-repeated="5"/>
          <table:table-cell table:formula="of:=[.A137]*[.B137]" office:value-type="float" office:value="0" calcext:value-type="float">
            <text:p>0</text:p>
          </table:table-cell>
          <table:table-cell table:formula="of:=[.A137]*[.B137]*[.B137]" office:value-type="float" office:value="0" calcext:value-type="float">
            <text:p>0</text:p>
          </table:table-cell>
          <table:table-cell table:formula="of:=[.A137]*[.A137]*[.B137]" office:value-type="float" office:value="0" calcext:value-type="float">
            <text:p>0</text:p>
          </table:table-cell>
          <table:table-cell table:formula="of:=SQRT([.H137])" office:value-type="float" office:value="0" calcext:value-type="float">
            <text:p>0</text:p>
          </table:table-cell>
          <table:table-cell table:formula="of:=SQRT([.I13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.99315605917" calcext:value-type="float">
            <text:p>9,9931560592</text:p>
          </table:table-cell>
          <table:table-cell office:value-type="float" office:value="-0.000136820705699" calcext:value-type="float">
            <text:p>-0,0001368207</text:p>
          </table:table-cell>
          <table:table-cell/>
          <table:table-cell table:formula="of:=[.A138]*[.B138]" office:value-type="float" office:value="20" calcext:value-type="float">
            <text:p>20</text:p>
          </table:table-cell>
          <table:table-cell table:formula="of:=[.A138]*[.B138]*[.B138]" office:value-type="float" office:value="400" calcext:value-type="float">
            <text:p>400</text:p>
          </table:table-cell>
          <table:table-cell table:formula="of:=[.A138]*[.A138]*[.B138]" office:value-type="float" office:value="20" calcext:value-type="float">
            <text:p>20</text:p>
          </table:table-cell>
          <table:table-cell table:formula="of:=SQRT([.H138])" office:value-type="float" office:value="4.47213595499958" calcext:value-type="float">
            <text:p>4,472135955</text:p>
          </table:table-cell>
          <table:table-cell table:formula="of:=SQRT([.I138])" office:value-type="float" office:value="2.11474252688113" calcext:value-type="float">
            <text:p>2,1147425269</text:p>
          </table:table-cell>
          <table:table-cell table:number-columns-repeated="3"/>
          <table:table-cell office:value-type="float" office:value="9.99315605917" calcext:value-type="float">
            <text:p>9,99315605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.97914792381" calcext:value-type="float">
            <text:p>9,9791479238</text:p>
          </table:table-cell>
          <table:table-cell office:value-type="float" office:value="-0.00104273540068" calcext:value-type="float">
            <text:p>-0,0010427354</text:p>
          </table:table-cell>
          <table:table-cell/>
          <table:table-cell table:formula="of:=[.A139]*[.B139]" office:value-type="float" office:value="40" calcext:value-type="float">
            <text:p>40</text:p>
          </table:table-cell>
          <table:table-cell table:formula="of:=[.A139]*[.B139]*[.B139]" office:value-type="float" office:value="800" calcext:value-type="float">
            <text:p>800</text:p>
          </table:table-cell>
          <table:table-cell table:formula="of:=[.A139]*[.A139]*[.B139]" office:value-type="float" office:value="80" calcext:value-type="float">
            <text:p>80</text:p>
          </table:table-cell>
          <table:table-cell table:formula="of:=SQRT([.H139])" office:value-type="float" office:value="8.94427190999916" calcext:value-type="float">
            <text:p>8,94427191</text:p>
          </table:table-cell>
          <table:table-cell table:formula="of:=SQRT([.I139])" office:value-type="float" office:value="2.99069756244244" calcext:value-type="float">
            <text:p>2,9906975624</text:p>
          </table:table-cell>
          <table:table-cell table:number-columns-repeated="3"/>
          <table:table-cell office:value-type="float" office:value="9.97914792381" calcext:value-type="float">
            <text:p>9,97914792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9.91816983162" calcext:value-type="float">
            <text:p>9,9181698316</text:p>
          </table:table-cell>
          <table:table-cell office:value-type="float" office:value="0.000695805639127" calcext:value-type="float">
            <text:p>0,0006958056</text:p>
          </table:table-cell>
          <table:table-cell/>
          <table:table-cell table:formula="of:=[.A140]*[.B140]" office:value-type="float" office:value="80" calcext:value-type="float">
            <text:p>80</text:p>
          </table:table-cell>
          <table:table-cell table:formula="of:=[.A140]*[.B140]*[.B140]" office:value-type="float" office:value="1600" calcext:value-type="float">
            <text:p>1600</text:p>
          </table:table-cell>
          <table:table-cell table:formula="of:=[.A140]*[.A140]*[.B140]" office:value-type="float" office:value="320" calcext:value-type="float">
            <text:p>320</text:p>
          </table:table-cell>
          <table:table-cell table:formula="of:=SQRT([.H140])" office:value-type="float" office:value="17.8885438199983" calcext:value-type="float">
            <text:p>17,88854382</text:p>
          </table:table-cell>
          <table:table-cell table:formula="of:=SQRT([.I140])" office:value-type="float" office:value="4.22948505376226" calcext:value-type="float">
            <text:p>4,2294850538</text:p>
          </table:table-cell>
          <table:table-cell table:number-columns-repeated="3"/>
          <table:table-cell office:value-type="float" office:value="9.91816983162" calcext:value-type="float">
            <text:p>9,91816983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.54129681723" calcext:value-type="float">
            <text:p>9,5412968172</text:p>
          </table:table-cell>
          <table:table-cell office:value-type="float" office:value="-0.00920651071161" calcext:value-type="float">
            <text:p>-0,0092065107</text:p>
          </table:table-cell>
          <table:table-cell/>
          <table:table-cell table:formula="of:=[.A141]*[.B141]" office:value-type="float" office:value="200" calcext:value-type="float">
            <text:p>200</text:p>
          </table:table-cell>
          <table:table-cell table:formula="of:=[.A141]*[.B141]*[.B141]" office:value-type="float" office:value="4000" calcext:value-type="float">
            <text:p>4000</text:p>
          </table:table-cell>
          <table:table-cell table:formula="of:=[.A141]*[.A141]*[.B141]" office:value-type="float" office:value="2000" calcext:value-type="float">
            <text:p>2000</text:p>
          </table:table-cell>
          <table:table-cell table:formula="of:=SQRT([.H141])" office:value-type="float" office:value="44.7213595499958" calcext:value-type="float">
            <text:p>44,72135955</text:p>
          </table:table-cell>
          <table:table-cell table:formula="of:=SQRT([.I141])" office:value-type="float" office:value="6.68740304976422" calcext:value-type="float">
            <text:p>6,6874030498</text:p>
          </table:table-cell>
          <table:table-cell table:number-columns-repeated="3"/>
          <table:table-cell office:value-type="float" office:value="9.54129681723" calcext:value-type="float">
            <text:p>9,541296817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8.48732164218" calcext:value-type="float">
            <text:p>8,4873216422</text:p>
          </table:table-cell>
          <table:table-cell office:value-type="float" office:value="-0.0460967484909" calcext:value-type="float">
            <text:p>-0,0460967485</text:p>
          </table:table-cell>
          <table:table-cell/>
          <table:table-cell table:formula="of:=[.A142]*[.B142]" office:value-type="float" office:value="400" calcext:value-type="float">
            <text:p>400</text:p>
          </table:table-cell>
          <table:table-cell table:formula="of:=[.A142]*[.B142]*[.B142]" office:value-type="float" office:value="8000" calcext:value-type="float">
            <text:p>8000</text:p>
          </table:table-cell>
          <table:table-cell table:formula="of:=[.A142]*[.A142]*[.B142]" office:value-type="float" office:value="8000" calcext:value-type="float">
            <text:p>8000</text:p>
          </table:table-cell>
          <table:table-cell table:formula="of:=SQRT([.H142])" office:value-type="float" office:value="89.4427190999916" calcext:value-type="float">
            <text:p>89,4427191</text:p>
          </table:table-cell>
          <table:table-cell table:formula="of:=SQRT([.I142])" office:value-type="float" office:value="9.45741609003176" calcext:value-type="float">
            <text:p>9,45741609</text:p>
          </table:table-cell>
          <table:table-cell table:number-columns-repeated="3"/>
          <table:table-cell office:value-type="float" office:value="8.48732164218" calcext:value-type="float">
            <text:p>8,48732164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.1489247518" calcext:value-type="float">
            <text:p>7,1489247518</text:p>
          </table:table-cell>
          <table:table-cell office:value-type="float" office:value="-0.123107055088" calcext:value-type="float">
            <text:p>-0,1231070551</text:p>
          </table:table-cell>
          <table:table-cell/>
          <table:table-cell table:formula="of:=[.A143]*[.B143]" office:value-type="float" office:value="600" calcext:value-type="float">
            <text:p>600</text:p>
          </table:table-cell>
          <table:table-cell table:formula="of:=[.A143]*[.B143]*[.B143]" office:value-type="float" office:value="12000" calcext:value-type="float">
            <text:p>12000</text:p>
          </table:table-cell>
          <table:table-cell table:formula="of:=[.A143]*[.A143]*[.B143]" office:value-type="float" office:value="18000" calcext:value-type="float">
            <text:p>18000</text:p>
          </table:table-cell>
          <table:table-cell table:formula="of:=SQRT([.H143])" office:value-type="float" office:value="134.164078649987" calcext:value-type="float">
            <text:p>134,16407865</text:p>
          </table:table-cell>
          <table:table-cell table:formula="of:=SQRT([.I143])" office:value-type="float" office:value="11.5829218528827" calcext:value-type="float">
            <text:p>11,5829218529</text:p>
          </table:table-cell>
          <table:table-cell table:number-columns-repeated="3"/>
          <table:table-cell office:value-type="float" office:value="7.1489247518" calcext:value-type="float">
            <text:p>7,14892475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.92949147242" calcext:value-type="float">
            <text:p>5,9294914724</text:p>
          </table:table-cell>
          <table:table-cell office:value-type="float" office:value="0.213910787167" calcext:value-type="float">
            <text:p>0,2139107872</text:p>
          </table:table-cell>
          <table:table-cell/>
          <table:table-cell table:formula="of:=[.A144]*[.B144]" office:value-type="float" office:value="800" calcext:value-type="float">
            <text:p>800</text:p>
          </table:table-cell>
          <table:table-cell table:formula="of:=[.A144]*[.B144]*[.B144]" office:value-type="float" office:value="16000" calcext:value-type="float">
            <text:p>16000</text:p>
          </table:table-cell>
          <table:table-cell table:formula="of:=[.A144]*[.A144]*[.B144]" office:value-type="float" office:value="32000" calcext:value-type="float">
            <text:p>32000</text:p>
          </table:table-cell>
          <table:table-cell table:formula="of:=SQRT([.H144])" office:value-type="float" office:value="178.885438199983" calcext:value-type="float">
            <text:p>178,8854382</text:p>
          </table:table-cell>
          <table:table-cell table:formula="of:=SQRT([.I144])" office:value-type="float" office:value="13.3748060995284" calcext:value-type="float">
            <text:p>13,3748060995</text:p>
          </table:table-cell>
          <table:table-cell table:number-columns-repeated="3"/>
          <table:table-cell office:value-type="float" office:value="5.92949147242" calcext:value-type="float">
            <text:p>5,92949147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.38467439046" calcext:value-type="float">
            <text:p>5,3846743905</text:p>
          </table:table-cell>
          <table:table-cell office:value-type="float" office:value="-0.176833112965" calcext:value-type="float">
            <text:p>-0,176833113</text:p>
          </table:table-cell>
          <table:table-cell/>
          <table:table-cell table:formula="of:=[.A145]*[.B145]" office:value-type="float" office:value="1000" calcext:value-type="float">
            <text:p>1000</text:p>
          </table:table-cell>
          <table:table-cell table:formula="of:=[.A145]*[.B145]*[.B145]" office:value-type="float" office:value="20000" calcext:value-type="float">
            <text:p>20000</text:p>
          </table:table-cell>
          <table:table-cell table:formula="of:=[.A145]*[.A145]*[.B145]" office:value-type="float" office:value="50000" calcext:value-type="float">
            <text:p>50000</text:p>
          </table:table-cell>
          <table:table-cell table:formula="of:=SQRT([.H145])" office:value-type="float" office:value="223.606797749979" calcext:value-type="float">
            <text:p>223,60679775</text:p>
          </table:table-cell>
          <table:table-cell table:formula="of:=SQRT([.I145])" office:value-type="float" office:value="14.9534878122122" calcext:value-type="float">
            <text:p>14,9534878122</text:p>
          </table:table-cell>
          <table:table-cell table:number-columns-repeated="3"/>
          <table:table-cell office:value-type="float" office:value="5.38467439046" calcext:value-type="float">
            <text:p>5,38467439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.77584731772" calcext:value-type="float">
            <text:p>4,7758473177</text:p>
          </table:table-cell>
          <table:table-cell office:value-type="float" office:value="-0.335651100696" calcext:value-type="float">
            <text:p>-0,3356511007</text:p>
          </table:table-cell>
          <table:table-cell/>
          <table:table-cell table:formula="of:=[.A146]*[.B146]" office:value-type="float" office:value="1200" calcext:value-type="float">
            <text:p>1200</text:p>
          </table:table-cell>
          <table:table-cell table:formula="of:=[.A146]*[.B146]*[.B146]" office:value-type="float" office:value="24000" calcext:value-type="float">
            <text:p>24000</text:p>
          </table:table-cell>
          <table:table-cell table:formula="of:=[.A146]*[.A146]*[.B146]" office:value-type="float" office:value="72000" calcext:value-type="float">
            <text:p>72000</text:p>
          </table:table-cell>
          <table:table-cell table:formula="of:=SQRT([.H146])" office:value-type="float" office:value="268.328157299975" calcext:value-type="float">
            <text:p>268,3281573</text:p>
          </table:table-cell>
          <table:table-cell table:formula="of:=SQRT([.I146])" office:value-type="float" office:value="16.3807251762544" calcext:value-type="float">
            <text:p>16,3807251763</text:p>
          </table:table-cell>
          <table:table-cell table:number-columns-repeated="3"/>
          <table:table-cell office:value-type="float" office:value="4.77584731772" calcext:value-type="float">
            <text:p>4,775847317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3.77595611127" calcext:value-type="float">
            <text:p>3,7759561113</text:p>
          </table:table-cell>
          <table:table-cell office:value-type="float" office:value="-0.0524898528412" calcext:value-type="float">
            <text:p>-0,0524898528</text:p>
          </table:table-cell>
          <table:table-cell/>
          <table:table-cell table:formula="of:=[.A147]*[.B147]" office:value-type="float" office:value="1500" calcext:value-type="float">
            <text:p>1500</text:p>
          </table:table-cell>
          <table:table-cell table:formula="of:=[.A147]*[.B147]*[.B147]" office:value-type="float" office:value="30000" calcext:value-type="float">
            <text:p>30000</text:p>
          </table:table-cell>
          <table:table-cell table:formula="of:=[.A147]*[.A147]*[.B147]" office:value-type="float" office:value="112500" calcext:value-type="float">
            <text:p>112500</text:p>
          </table:table-cell>
          <table:table-cell table:formula="of:=SQRT([.H147])" office:value-type="float" office:value="335.410196624968" calcext:value-type="float">
            <text:p>335,410196625</text:p>
          </table:table-cell>
          <table:table-cell table:formula="of:=SQRT([.I147])" office:value-type="float" office:value="18.3142075074235" calcext:value-type="float">
            <text:p>18,3142075074</text:p>
          </table:table-cell>
          <table:table-cell table:number-columns-repeated="3"/>
          <table:table-cell office:value-type="float" office:value="3.77595611127" calcext:value-type="float">
            <text:p>3,77595611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3.34867434734" calcext:value-type="float">
            <text:p>3,3486743473</text:p>
          </table:table-cell>
          <table:table-cell office:value-type="float" office:value="-0.10757128506" calcext:value-type="float">
            <text:p>-0,1075712851</text:p>
          </table:table-cell>
          <table:table-cell/>
          <table:table-cell table:formula="of:=[.A148]*[.B148]" office:value-type="float" office:value="1800" calcext:value-type="float">
            <text:p>1800</text:p>
          </table:table-cell>
          <table:table-cell table:formula="of:=[.A148]*[.B148]*[.B148]" office:value-type="float" office:value="36000" calcext:value-type="float">
            <text:p>36000</text:p>
          </table:table-cell>
          <table:table-cell table:formula="of:=[.A148]*[.A148]*[.B148]" office:value-type="float" office:value="162000" calcext:value-type="float">
            <text:p>162000</text:p>
          </table:table-cell>
          <table:table-cell table:formula="of:=SQRT([.H148])" office:value-type="float" office:value="402.492235949962" calcext:value-type="float">
            <text:p>402,49223595</text:p>
          </table:table-cell>
          <table:table-cell table:formula="of:=SQRT([.I148])" office:value-type="float" office:value="20.0622091492927" calcext:value-type="float">
            <text:p>20,0622091493</text:p>
          </table:table-cell>
          <table:table-cell table:number-columns-repeated="3"/>
          <table:table-cell office:value-type="float" office:value="3.34867434734" calcext:value-type="float">
            <text:p>3,348674347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2.50651225138" calcext:value-type="float">
            <text:p>2,5065122514</text:p>
          </table:table-cell>
          <table:table-cell office:value-type="float" office:value="0.0294211821958" calcext:value-type="float">
            <text:p>0,0294211822</text:p>
          </table:table-cell>
          <table:table-cell/>
          <table:table-cell table:formula="of:=[.A149]*[.B149]" office:value-type="float" office:value="2400" calcext:value-type="float">
            <text:p>2400</text:p>
          </table:table-cell>
          <table:table-cell table:formula="of:=[.A149]*[.B149]*[.B149]" office:value-type="float" office:value="48000" calcext:value-type="float">
            <text:p>48000</text:p>
          </table:table-cell>
          <table:table-cell table:formula="of:=[.A149]*[.A149]*[.B149]" office:value-type="float" office:value="288000" calcext:value-type="float">
            <text:p>288000</text:p>
          </table:table-cell>
          <table:table-cell table:formula="of:=SQRT([.H149])" office:value-type="float" office:value="536.65631459995" calcext:value-type="float">
            <text:p>536,6563146</text:p>
          </table:table-cell>
          <table:table-cell table:formula="of:=SQRT([.I149])" office:value-type="float" office:value="23.1658437057654" calcext:value-type="float">
            <text:p>23,1658437058</text:p>
          </table:table-cell>
          <table:table-cell table:number-columns-repeated="3"/>
          <table:table-cell office:value-type="float" office:value="2.50651225138" calcext:value-type="float">
            <text:p>2,50651225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2.0813240971" calcext:value-type="float">
            <text:p>2,0813240971</text:p>
          </table:table-cell>
          <table:table-cell office:value-type="float" office:value="-0.0410984106308" calcext:value-type="float">
            <text:p>-0,0410984106</text:p>
          </table:table-cell>
          <table:table-cell/>
          <table:table-cell table:formula="of:=[.A150]*[.B150]" office:value-type="float" office:value="3000" calcext:value-type="float">
            <text:p>3000</text:p>
          </table:table-cell>
          <table:table-cell table:formula="of:=[.A150]*[.B150]*[.B150]" office:value-type="float" office:value="60000" calcext:value-type="float">
            <text:p>60000</text:p>
          </table:table-cell>
          <table:table-cell table:formula="of:=[.A150]*[.A150]*[.B150]" office:value-type="float" office:value="450000" calcext:value-type="float">
            <text:p>450000</text:p>
          </table:table-cell>
          <table:table-cell table:formula="of:=SQRT([.H150])" office:value-type="float" office:value="670.820393249937" calcext:value-type="float">
            <text:p>670,8203932499</text:p>
          </table:table-cell>
          <table:table-cell table:formula="of:=SQRT([.I150])" office:value-type="float" office:value="25.9002006411135" calcext:value-type="float">
            <text:p>25,9002006411</text:p>
          </table:table-cell>
          <table:table-cell table:number-columns-repeated="3"/>
          <table:table-cell office:value-type="float" office:value="2.0813240971" calcext:value-type="float">
            <text:p>2,081324097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.68393896361" calcext:value-type="float">
            <text:p>1,6839389636</text:p>
          </table:table-cell>
          <table:table-cell office:value-type="float" office:value="0.0119732209284" calcext:value-type="float">
            <text:p>0,0119732209</text:p>
          </table:table-cell>
          <table:table-cell/>
          <table:table-cell table:formula="of:=[.A151]*[.B151]" office:value-type="float" office:value="3600" calcext:value-type="float">
            <text:p>3600</text:p>
          </table:table-cell>
          <table:table-cell table:formula="of:=[.A151]*[.B151]*[.B151]" office:value-type="float" office:value="72000" calcext:value-type="float">
            <text:p>72000</text:p>
          </table:table-cell>
          <table:table-cell table:formula="of:=[.A151]*[.A151]*[.B151]" office:value-type="float" office:value="648000" calcext:value-type="float">
            <text:p>648000</text:p>
          </table:table-cell>
          <table:table-cell table:formula="of:=SQRT([.H151])" office:value-type="float" office:value="804.984471899924" calcext:value-type="float">
            <text:p>804,9844718999</text:p>
          </table:table-cell>
          <table:table-cell table:formula="of:=SQRT([.I151])" office:value-type="float" office:value="28.3722482700953" calcext:value-type="float">
            <text:p>28,3722482701</text:p>
          </table:table-cell>
          <table:table-cell table:number-columns-repeated="3"/>
          <table:table-cell office:value-type="float" office:value="1.68393896361" calcext:value-type="float">
            <text:p>1,6839389636</text:p>
          </table:table-cell>
        </table:table-row>
        <table:table-row table:style-name="ro1">
          <table:table-cell table:number-columns-repeated="5"/>
          <table:table-cell table:formula="of:=[.A152]*[.B152]" office:value-type="float" office:value="0" calcext:value-type="float">
            <text:p>0</text:p>
          </table:table-cell>
          <table:table-cell table:formula="of:=[.A152]*[.B152]*[.B152]" office:value-type="float" office:value="0" calcext:value-type="float">
            <text:p>0</text:p>
          </table:table-cell>
          <table:table-cell table:formula="of:=[.A152]*[.A152]*[.B152]" office:value-type="float" office:value="0" calcext:value-type="float">
            <text:p>0</text:p>
          </table:table-cell>
          <table:table-cell table:formula="of:=SQRT([.H152])" office:value-type="float" office:value="0" calcext:value-type="float">
            <text:p>0</text:p>
          </table:table-cell>
          <table:table-cell table:formula="of:=SQRT([.I15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.99197070169" calcext:value-type="float">
            <text:p>9,9919707017</text:p>
          </table:table-cell>
          <table:table-cell office:value-type="float" office:value="0.00041400183045" calcext:value-type="float">
            <text:p>0,0004140018</text:p>
          </table:table-cell>
          <table:table-cell/>
          <table:table-cell table:formula="of:=[.A153]*[.B153]" office:value-type="float" office:value="24" calcext:value-type="float">
            <text:p>24</text:p>
          </table:table-cell>
          <table:table-cell table:formula="of:=[.A153]*[.B153]*[.B153]" office:value-type="float" office:value="576" calcext:value-type="float">
            <text:p>576</text:p>
          </table:table-cell>
          <table:table-cell table:formula="of:=[.A153]*[.A153]*[.B153]" office:value-type="float" office:value="24" calcext:value-type="float">
            <text:p>24</text:p>
          </table:table-cell>
          <table:table-cell table:formula="of:=SQRT([.H153])" office:value-type="float" office:value="4.89897948556636" calcext:value-type="float">
            <text:p>4,8989794856</text:p>
          </table:table-cell>
          <table:table-cell table:formula="of:=SQRT([.I153])" office:value-type="float" office:value="2.21336383940064" calcext:value-type="float">
            <text:p>2,2133638394</text:p>
          </table:table-cell>
          <table:table-cell table:number-columns-repeated="3"/>
          <table:table-cell office:value-type="float" office:value="9.99197070169" calcext:value-type="float">
            <text:p>9,99197070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9.97859670618" calcext:value-type="float">
            <text:p>9,9785967062</text:p>
          </table:table-cell>
          <table:table-cell office:value-type="float" office:value="-0.00307415524514" calcext:value-type="float">
            <text:p>-0,0030741552</text:p>
          </table:table-cell>
          <table:table-cell/>
          <table:table-cell table:formula="of:=[.A154]*[.B154]" office:value-type="float" office:value="48" calcext:value-type="float">
            <text:p>48</text:p>
          </table:table-cell>
          <table:table-cell table:formula="of:=[.A154]*[.B154]*[.B154]" office:value-type="float" office:value="1152" calcext:value-type="float">
            <text:p>1152</text:p>
          </table:table-cell>
          <table:table-cell table:formula="of:=[.A154]*[.A154]*[.B154]" office:value-type="float" office:value="96" calcext:value-type="float">
            <text:p>96</text:p>
          </table:table-cell>
          <table:table-cell table:formula="of:=SQRT([.H154])" office:value-type="float" office:value="9.79795897113271" calcext:value-type="float">
            <text:p>9,7979589711</text:p>
          </table:table-cell>
          <table:table-cell table:formula="of:=SQRT([.I154])" office:value-type="float" office:value="3.13016916014657" calcext:value-type="float">
            <text:p>3,1301691601</text:p>
          </table:table-cell>
          <table:table-cell table:number-columns-repeated="3"/>
          <table:table-cell office:value-type="float" office:value="9.97859670618" calcext:value-type="float">
            <text:p>9,97859670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9.91463705134" calcext:value-type="float">
            <text:p>9,9146370513</text:p>
          </table:table-cell>
          <table:table-cell office:value-type="float" office:value="-0.0114208073615" calcext:value-type="float">
            <text:p>-0,0114208074</text:p>
          </table:table-cell>
          <table:table-cell/>
          <table:table-cell table:formula="of:=[.A155]*[.B155]" office:value-type="float" office:value="96" calcext:value-type="float">
            <text:p>96</text:p>
          </table:table-cell>
          <table:table-cell table:formula="of:=[.A155]*[.B155]*[.B155]" office:value-type="float" office:value="2304" calcext:value-type="float">
            <text:p>2304</text:p>
          </table:table-cell>
          <table:table-cell table:formula="of:=[.A155]*[.A155]*[.B155]" office:value-type="float" office:value="384" calcext:value-type="float">
            <text:p>384</text:p>
          </table:table-cell>
          <table:table-cell table:formula="of:=SQRT([.H155])" office:value-type="float" office:value="19.5959179422654" calcext:value-type="float">
            <text:p>19,5959179423</text:p>
          </table:table-cell>
          <table:table-cell table:formula="of:=SQRT([.I155])" office:value-type="float" office:value="4.42672767880129" calcext:value-type="float">
            <text:p>4,4267276788</text:p>
          </table:table-cell>
          <table:table-cell table:number-columns-repeated="3"/>
          <table:table-cell office:value-type="float" office:value="9.91463705134" calcext:value-type="float">
            <text:p>9,91463705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9.59501705523" calcext:value-type="float">
            <text:p>9,5950170552</text:p>
          </table:table-cell>
          <table:table-cell office:value-type="float" office:value="-0.176640284866" calcext:value-type="float">
            <text:p>-0,1766402849</text:p>
          </table:table-cell>
          <table:table-cell/>
          <table:table-cell table:formula="of:=[.A156]*[.B156]" office:value-type="float" office:value="240" calcext:value-type="float">
            <text:p>240</text:p>
          </table:table-cell>
          <table:table-cell table:formula="of:=[.A156]*[.B156]*[.B156]" office:value-type="float" office:value="5760" calcext:value-type="float">
            <text:p>5760</text:p>
          </table:table-cell>
          <table:table-cell table:formula="of:=[.A156]*[.A156]*[.B156]" office:value-type="float" office:value="2400" calcext:value-type="float">
            <text:p>2400</text:p>
          </table:table-cell>
          <table:table-cell table:formula="of:=SQRT([.H156])" office:value-type="float" office:value="48.9897948556636" calcext:value-type="float">
            <text:p>48,9897948557</text:p>
          </table:table-cell>
          <table:table-cell table:formula="of:=SQRT([.I156])" office:value-type="float" office:value="6.99927102316117" calcext:value-type="float">
            <text:p>6,9992710232</text:p>
          </table:table-cell>
          <table:table-cell table:number-columns-repeated="3"/>
          <table:table-cell office:value-type="float" office:value="9.59501705523" calcext:value-type="float">
            <text:p>9,59501705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8.11438693425" calcext:value-type="float">
            <text:p>8,1143869343</text:p>
          </table:table-cell>
          <table:table-cell office:value-type="float" office:value="0.148532648317" calcext:value-type="float">
            <text:p>0,1485326483</text:p>
          </table:table-cell>
          <table:table-cell/>
          <table:table-cell table:formula="of:=[.A157]*[.B157]" office:value-type="float" office:value="480" calcext:value-type="float">
            <text:p>480</text:p>
          </table:table-cell>
          <table:table-cell table:formula="of:=[.A157]*[.B157]*[.B157]" office:value-type="float" office:value="11520" calcext:value-type="float">
            <text:p>11520</text:p>
          </table:table-cell>
          <table:table-cell table:formula="of:=[.A157]*[.A157]*[.B157]" office:value-type="float" office:value="9600" calcext:value-type="float">
            <text:p>9600</text:p>
          </table:table-cell>
          <table:table-cell table:formula="of:=SQRT([.H157])" office:value-type="float" office:value="97.9795897113271" calcext:value-type="float">
            <text:p>97,9795897113</text:p>
          </table:table-cell>
          <table:table-cell table:formula="of:=SQRT([.I157])" office:value-type="float" office:value="9.89846400767953" calcext:value-type="float">
            <text:p>9,8984640077</text:p>
          </table:table-cell>
          <table:table-cell table:number-columns-repeated="3"/>
          <table:table-cell office:value-type="float" office:value="8.11438693425" calcext:value-type="float">
            <text:p>8,11438693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6.96374244251" calcext:value-type="float">
            <text:p>6,9637424425</text:p>
          </table:table-cell>
          <table:table-cell office:value-type="float" office:value="-0.337735596846" calcext:value-type="float">
            <text:p>-0,3377355968</text:p>
          </table:table-cell>
          <table:table-cell/>
          <table:table-cell table:formula="of:=[.A158]*[.B158]" office:value-type="float" office:value="720" calcext:value-type="float">
            <text:p>720</text:p>
          </table:table-cell>
          <table:table-cell table:formula="of:=[.A158]*[.B158]*[.B158]" office:value-type="float" office:value="17280" calcext:value-type="float">
            <text:p>17280</text:p>
          </table:table-cell>
          <table:table-cell table:formula="of:=[.A158]*[.A158]*[.B158]" office:value-type="float" office:value="21600" calcext:value-type="float">
            <text:p>21600</text:p>
          </table:table-cell>
          <table:table-cell table:formula="of:=SQRT([.H158])" office:value-type="float" office:value="146.969384566991" calcext:value-type="float">
            <text:p>146,969384567</text:p>
          </table:table-cell>
          <table:table-cell table:formula="of:=SQRT([.I158])" office:value-type="float" office:value="12.1230930280597" calcext:value-type="float">
            <text:p>12,1230930281</text:p>
          </table:table-cell>
          <table:table-cell table:number-columns-repeated="3"/>
          <table:table-cell office:value-type="float" office:value="6.96374244251" calcext:value-type="float">
            <text:p>6,96374244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5.66719958501" calcext:value-type="float">
            <text:p>5,667199585</text:p>
          </table:table-cell>
          <table:table-cell office:value-type="float" office:value="0.130410223235" calcext:value-type="float">
            <text:p>0,1304102232</text:p>
          </table:table-cell>
          <table:table-cell/>
          <table:table-cell table:formula="of:=[.A159]*[.B159]" office:value-type="float" office:value="960" calcext:value-type="float">
            <text:p>960</text:p>
          </table:table-cell>
          <table:table-cell table:formula="of:=[.A159]*[.B159]*[.B159]" office:value-type="float" office:value="23040" calcext:value-type="float">
            <text:p>23040</text:p>
          </table:table-cell>
          <table:table-cell table:formula="of:=[.A159]*[.A159]*[.B159]" office:value-type="float" office:value="38400" calcext:value-type="float">
            <text:p>38400</text:p>
          </table:table-cell>
          <table:table-cell table:formula="of:=SQRT([.H159])" office:value-type="float" office:value="195.959179422654" calcext:value-type="float">
            <text:p>195,9591794227</text:p>
          </table:table-cell>
          <table:table-cell table:formula="of:=SQRT([.I159])" office:value-type="float" office:value="13.9985420463223" calcext:value-type="float">
            <text:p>13,9985420463</text:p>
          </table:table-cell>
          <table:table-cell table:number-columns-repeated="3"/>
          <table:table-cell office:value-type="float" office:value="5.66719958501" calcext:value-type="float">
            <text:p>5,6671995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4.80625138301" calcext:value-type="float">
            <text:p>4,806251383</text:p>
          </table:table-cell>
          <table:table-cell office:value-type="float" office:value="-0.0246360311289" calcext:value-type="float">
            <text:p>-0,0246360311</text:p>
          </table:table-cell>
          <table:table-cell/>
          <table:table-cell table:formula="of:=[.A160]*[.B160]" office:value-type="float" office:value="1200" calcext:value-type="float">
            <text:p>1200</text:p>
          </table:table-cell>
          <table:table-cell table:formula="of:=[.A160]*[.B160]*[.B160]" office:value-type="float" office:value="28800" calcext:value-type="float">
            <text:p>28800</text:p>
          </table:table-cell>
          <table:table-cell table:formula="of:=[.A160]*[.A160]*[.B160]" office:value-type="float" office:value="60000" calcext:value-type="float">
            <text:p>60000</text:p>
          </table:table-cell>
          <table:table-cell table:formula="of:=SQRT([.H160])" office:value-type="float" office:value="244.948974278318" calcext:value-type="float">
            <text:p>244,9489742783</text:p>
          </table:table-cell>
          <table:table-cell table:formula="of:=SQRT([.I160])" office:value-type="float" office:value="15.6508458007329" calcext:value-type="float">
            <text:p>15,6508458007</text:p>
          </table:table-cell>
          <table:table-cell table:number-columns-repeated="3"/>
          <table:table-cell office:value-type="float" office:value="4.80625138301" calcext:value-type="float">
            <text:p>4,8062513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4.46327692818" calcext:value-type="float">
            <text:p>4,4632769282</text:p>
          </table:table-cell>
          <table:table-cell office:value-type="float" office:value="-0.20908467803" calcext:value-type="float">
            <text:p>-0,209084678</text:p>
          </table:table-cell>
          <table:table-cell/>
          <table:table-cell table:formula="of:=[.A161]*[.B161]" office:value-type="float" office:value="1440" calcext:value-type="float">
            <text:p>1440</text:p>
          </table:table-cell>
          <table:table-cell table:formula="of:=[.A161]*[.B161]*[.B161]" office:value-type="float" office:value="34560" calcext:value-type="float">
            <text:p>34560</text:p>
          </table:table-cell>
          <table:table-cell table:formula="of:=[.A161]*[.A161]*[.B161]" office:value-type="float" office:value="86400" calcext:value-type="float">
            <text:p>86400</text:p>
          </table:table-cell>
          <table:table-cell table:formula="of:=SQRT([.H161])" office:value-type="float" office:value="293.938769133981" calcext:value-type="float">
            <text:p>293,938769134</text:p>
          </table:table-cell>
          <table:table-cell table:formula="of:=SQRT([.I161])" office:value-type="float" office:value="17.1446425781928" calcext:value-type="float">
            <text:p>17,1446425782</text:p>
          </table:table-cell>
          <table:table-cell table:number-columns-repeated="3"/>
          <table:table-cell office:value-type="float" office:value="4.46327692818" calcext:value-type="float">
            <text:p>4,46327692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3.66069433118" calcext:value-type="float">
            <text:p>3,6606943312</text:p>
          </table:table-cell>
          <table:table-cell office:value-type="float" office:value="-0.228137164728" calcext:value-type="float">
            <text:p>-0,2281371647</text:p>
          </table:table-cell>
          <table:table-cell/>
          <table:table-cell table:formula="of:=[.A162]*[.B162]" office:value-type="float" office:value="1800" calcext:value-type="float">
            <text:p>1800</text:p>
          </table:table-cell>
          <table:table-cell table:formula="of:=[.A162]*[.B162]*[.B162]" office:value-type="float" office:value="43200" calcext:value-type="float">
            <text:p>43200</text:p>
          </table:table-cell>
          <table:table-cell table:formula="of:=[.A162]*[.A162]*[.B162]" office:value-type="float" office:value="135000" calcext:value-type="float">
            <text:p>135000</text:p>
          </table:table-cell>
          <table:table-cell table:formula="of:=SQRT([.H162])" office:value-type="float" office:value="367.423461417477" calcext:value-type="float">
            <text:p>367,4234614175</text:p>
          </table:table-cell>
          <table:table-cell table:formula="of:=SQRT([.I162])" office:value-type="float" office:value="19.1682931273882" calcext:value-type="float">
            <text:p>19,1682931274</text:p>
          </table:table-cell>
          <table:table-cell table:number-columns-repeated="3"/>
          <table:table-cell office:value-type="float" office:value="3.66069433118" calcext:value-type="float">
            <text:p>3,66069433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3.01529793157" calcext:value-type="float">
            <text:p>3,0152979316</text:p>
          </table:table-cell>
          <table:table-cell office:value-type="float" office:value="0.0513790773306" calcext:value-type="float">
            <text:p>0,0513790773</text:p>
          </table:table-cell>
          <table:table-cell/>
          <table:table-cell table:formula="of:=[.A163]*[.B163]" office:value-type="float" office:value="2160" calcext:value-type="float">
            <text:p>2160</text:p>
          </table:table-cell>
          <table:table-cell table:formula="of:=[.A163]*[.B163]*[.B163]" office:value-type="float" office:value="51840" calcext:value-type="float">
            <text:p>51840</text:p>
          </table:table-cell>
          <table:table-cell table:formula="of:=[.A163]*[.A163]*[.B163]" office:value-type="float" office:value="194400" calcext:value-type="float">
            <text:p>194400</text:p>
          </table:table-cell>
          <table:table-cell table:formula="of:=SQRT([.H163])" office:value-type="float" office:value="440.908153700972" calcext:value-type="float">
            <text:p>440,908153701</text:p>
          </table:table-cell>
          <table:table-cell table:formula="of:=SQRT([.I163])" office:value-type="float" office:value="20.9978130694835" calcext:value-type="float">
            <text:p>20,9978130695</text:p>
          </table:table-cell>
          <table:table-cell table:number-columns-repeated="3"/>
          <table:table-cell office:value-type="float" office:value="3.01529793157" calcext:value-type="float">
            <text:p>3,01529793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office:value-type="float" office:value="2.3076151574" calcext:value-type="float">
            <text:p>2,3076151574</text:p>
          </table:table-cell>
          <table:table-cell office:value-type="float" office:value="-0.0559534011209" calcext:value-type="float">
            <text:p>-0,0559534011</text:p>
          </table:table-cell>
          <table:table-cell/>
          <table:table-cell table:formula="of:=[.A164]*[.B164]" office:value-type="float" office:value="2880" calcext:value-type="float">
            <text:p>2880</text:p>
          </table:table-cell>
          <table:table-cell table:formula="of:=[.A164]*[.B164]*[.B164]" office:value-type="float" office:value="69120" calcext:value-type="float">
            <text:p>69120</text:p>
          </table:table-cell>
          <table:table-cell table:formula="of:=[.A164]*[.A164]*[.B164]" office:value-type="float" office:value="345600" calcext:value-type="float">
            <text:p>345600</text:p>
          </table:table-cell>
          <table:table-cell table:formula="of:=SQRT([.H164])" office:value-type="float" office:value="587.877538267963" calcext:value-type="float">
            <text:p>587,877538268</text:p>
          </table:table-cell>
          <table:table-cell table:formula="of:=SQRT([.I164])" office:value-type="float" office:value="24.2461860561195" calcext:value-type="float">
            <text:p>24,2461860561</text:p>
          </table:table-cell>
          <table:table-cell table:number-columns-repeated="3"/>
          <table:table-cell office:value-type="float" office:value="2.3076151574" calcext:value-type="float">
            <text:p>2,30761515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" calcext:value-type="float">
            <text:p>24</text:p>
          </table:table-cell>
          <table:table-cell office:value-type="float" office:value="1.8206064098" calcext:value-type="float">
            <text:p>1,8206064098</text:p>
          </table:table-cell>
          <table:table-cell office:value-type="float" office:value="0.0483353098914" calcext:value-type="float">
            <text:p>0,0483353099</text:p>
          </table:table-cell>
          <table:table-cell/>
          <table:table-cell table:formula="of:=[.A165]*[.B165]" office:value-type="float" office:value="3600" calcext:value-type="float">
            <text:p>3600</text:p>
          </table:table-cell>
          <table:table-cell table:formula="of:=[.A165]*[.B165]*[.B165]" office:value-type="float" office:value="86400" calcext:value-type="float">
            <text:p>86400</text:p>
          </table:table-cell>
          <table:table-cell table:formula="of:=[.A165]*[.A165]*[.B165]" office:value-type="float" office:value="540000" calcext:value-type="float">
            <text:p>540000</text:p>
          </table:table-cell>
          <table:table-cell table:formula="of:=SQRT([.H165])" office:value-type="float" office:value="734.846922834953" calcext:value-type="float">
            <text:p>734,846922835</text:p>
          </table:table-cell>
          <table:table-cell table:formula="of:=SQRT([.I165])" office:value-type="float" office:value="27.1080601082953" calcext:value-type="float">
            <text:p>27,1080601083</text:p>
          </table:table-cell>
          <table:table-cell table:number-columns-repeated="3"/>
          <table:table-cell office:value-type="float" office:value="1.8206064098" calcext:value-type="float">
            <text:p>1,820606409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office:value-type="float" office:value="1.47297757873" calcext:value-type="float">
            <text:p>1,4729775787</text:p>
          </table:table-cell>
          <table:table-cell office:value-type="float" office:value="0.065022007301" calcext:value-type="float">
            <text:p>0,0650220073</text:p>
          </table:table-cell>
          <table:table-cell/>
          <table:table-cell table:formula="of:=[.A166]*[.B166]" office:value-type="float" office:value="4320" calcext:value-type="float">
            <text:p>4320</text:p>
          </table:table-cell>
          <table:table-cell table:formula="of:=[.A166]*[.B166]*[.B166]" office:value-type="float" office:value="103680" calcext:value-type="float">
            <text:p>103680</text:p>
          </table:table-cell>
          <table:table-cell table:formula="of:=[.A166]*[.A166]*[.B166]" office:value-type="float" office:value="777600" calcext:value-type="float">
            <text:p>777600</text:p>
          </table:table-cell>
          <table:table-cell table:formula="of:=SQRT([.H166])" office:value-type="float" office:value="881.816307401944" calcext:value-type="float">
            <text:p>881,8163074019</text:p>
          </table:table-cell>
          <table:table-cell table:formula="of:=SQRT([.I166])" office:value-type="float" office:value="29.6953920230386" calcext:value-type="float">
            <text:p>29,695392023</text:p>
          </table:table-cell>
          <table:table-cell table:number-columns-repeated="3"/>
          <table:table-cell office:value-type="float" office:value="1.47297757873" calcext:value-type="float">
            <text:p>1,4729775787</text:p>
          </table:table-cell>
        </table:table-row>
        <table:table-row table:style-name="ro1">
          <table:table-cell table:number-columns-repeated="5"/>
          <table:table-cell table:formula="of:=[.A167]*[.B167]" office:value-type="float" office:value="0" calcext:value-type="float">
            <text:p>0</text:p>
          </table:table-cell>
          <table:table-cell table:formula="of:=[.A167]*[.B167]*[.B167]" office:value-type="float" office:value="0" calcext:value-type="float">
            <text:p>0</text:p>
          </table:table-cell>
          <table:table-cell table:formula="of:=[.A167]*[.A167]*[.B167]" office:value-type="float" office:value="0" calcext:value-type="float">
            <text:p>0</text:p>
          </table:table-cell>
          <table:table-cell table:formula="of:=SQRT([.H167])" office:value-type="float" office:value="0" calcext:value-type="float">
            <text:p>0</text:p>
          </table:table-cell>
          <table:table-cell table:formula="of:=SQRT([.I16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9.99093996904" calcext:value-type="float">
            <text:p>9,990939969</text:p>
          </table:table-cell>
          <table:table-cell office:value-type="float" office:value="-0.00174576495858" calcext:value-type="float">
            <text:p>-0,001745765</text:p>
          </table:table-cell>
          <table:table-cell/>
          <table:table-cell table:formula="of:=[.A168]*[.B168]" office:value-type="float" office:value="32" calcext:value-type="float">
            <text:p>32</text:p>
          </table:table-cell>
          <table:table-cell table:formula="of:=[.A168]*[.B168]*[.B168]" office:value-type="float" office:value="1024" calcext:value-type="float">
            <text:p>1024</text:p>
          </table:table-cell>
          <table:table-cell table:formula="of:=[.A168]*[.A168]*[.B168]" office:value-type="float" office:value="32" calcext:value-type="float">
            <text:p>32</text:p>
          </table:table-cell>
          <table:table-cell table:formula="of:=SQRT([.H168])" office:value-type="float" office:value="5.65685424949238" calcext:value-type="float">
            <text:p>5,6568542495</text:p>
          </table:table-cell>
          <table:table-cell table:formula="of:=SQRT([.I168])" office:value-type="float" office:value="2.37841423000544" calcext:value-type="float">
            <text:p>2,37841423</text:p>
          </table:table-cell>
          <table:table-cell table:number-columns-repeated="3"/>
          <table:table-cell office:value-type="float" office:value="9.99093996904" calcext:value-type="float">
            <text:p>9,9909399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.96829450391" calcext:value-type="float">
            <text:p>9,9682945039</text:p>
          </table:table-cell>
          <table:table-cell office:value-type="float" office:value="0.00221933035361" calcext:value-type="float">
            <text:p>0,0022193304</text:p>
          </table:table-cell>
          <table:table-cell/>
          <table:table-cell table:formula="of:=[.A169]*[.B169]" office:value-type="float" office:value="64" calcext:value-type="float">
            <text:p>64</text:p>
          </table:table-cell>
          <table:table-cell table:formula="of:=[.A169]*[.B169]*[.B169]" office:value-type="float" office:value="2048" calcext:value-type="float">
            <text:p>2048</text:p>
          </table:table-cell>
          <table:table-cell table:formula="of:=[.A169]*[.A169]*[.B169]" office:value-type="float" office:value="128" calcext:value-type="float">
            <text:p>128</text:p>
          </table:table-cell>
          <table:table-cell table:formula="of:=SQRT([.H169])" office:value-type="float" office:value="11.3137084989848" calcext:value-type="float">
            <text:p>11,313708499</text:p>
          </table:table-cell>
          <table:table-cell table:formula="of:=SQRT([.I169])" office:value-type="float" office:value="3.36358566101486" calcext:value-type="float">
            <text:p>3,363585661</text:p>
          </table:table-cell>
          <table:table-cell table:number-columns-repeated="3"/>
          <table:table-cell office:value-type="float" office:value="9.96829450391" calcext:value-type="float">
            <text:p>9,96829450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9.89226694121" calcext:value-type="float">
            <text:p>9,8922669412</text:p>
          </table:table-cell>
          <table:table-cell office:value-type="float" office:value="-0.0179790807291" calcext:value-type="float">
            <text:p>-0,0179790807</text:p>
          </table:table-cell>
          <table:table-cell/>
          <table:table-cell table:formula="of:=[.A170]*[.B170]" office:value-type="float" office:value="128" calcext:value-type="float">
            <text:p>128</text:p>
          </table:table-cell>
          <table:table-cell table:formula="of:=[.A170]*[.B170]*[.B170]" office:value-type="float" office:value="4096" calcext:value-type="float">
            <text:p>4096</text:p>
          </table:table-cell>
          <table:table-cell table:formula="of:=[.A170]*[.A170]*[.B170]" office:value-type="float" office:value="512" calcext:value-type="float">
            <text:p>512</text:p>
          </table:table-cell>
          <table:table-cell table:formula="of:=SQRT([.H170])" office:value-type="float" office:value="22.6274169979695" calcext:value-type="float">
            <text:p>22,627416998</text:p>
          </table:table-cell>
          <table:table-cell table:formula="of:=SQRT([.I170])" office:value-type="float" office:value="4.75682846001088" calcext:value-type="float">
            <text:p>4,75682846</text:p>
          </table:table-cell>
          <table:table-cell table:number-columns-repeated="3"/>
          <table:table-cell office:value-type="float" office:value="9.89226694121" calcext:value-type="float">
            <text:p>9,89226694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9.29587601476" calcext:value-type="float">
            <text:p>9,2958760148</text:p>
          </table:table-cell>
          <table:table-cell office:value-type="float" office:value="-0.0273876195659" calcext:value-type="float">
            <text:p>-0,0273876196</text:p>
          </table:table-cell>
          <table:table-cell/>
          <table:table-cell table:formula="of:=[.A171]*[.B171]" office:value-type="float" office:value="320" calcext:value-type="float">
            <text:p>320</text:p>
          </table:table-cell>
          <table:table-cell table:formula="of:=[.A171]*[.B171]*[.B171]" office:value-type="float" office:value="10240" calcext:value-type="float">
            <text:p>10240</text:p>
          </table:table-cell>
          <table:table-cell table:formula="of:=[.A171]*[.A171]*[.B171]" office:value-type="float" office:value="3200" calcext:value-type="float">
            <text:p>3200</text:p>
          </table:table-cell>
          <table:table-cell table:formula="of:=SQRT([.H171])" office:value-type="float" office:value="56.5685424949238" calcext:value-type="float">
            <text:p>56,5685424949</text:p>
          </table:table-cell>
          <table:table-cell table:formula="of:=SQRT([.I171])" office:value-type="float" office:value="7.52120618617279" calcext:value-type="float">
            <text:p>7,5212061862</text:p>
          </table:table-cell>
          <table:table-cell table:number-columns-repeated="3"/>
          <table:table-cell office:value-type="float" office:value="9.29587601476" calcext:value-type="float">
            <text:p>9,29587601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7.78265452168" calcext:value-type="float">
            <text:p>7,7826545217</text:p>
          </table:table-cell>
          <table:table-cell office:value-type="float" office:value="-0.0449059139923" calcext:value-type="float">
            <text:p>-0,044905914</text:p>
          </table:table-cell>
          <table:table-cell/>
          <table:table-cell table:formula="of:=[.A172]*[.B172]" office:value-type="float" office:value="640" calcext:value-type="float">
            <text:p>640</text:p>
          </table:table-cell>
          <table:table-cell table:formula="of:=[.A172]*[.B172]*[.B172]" office:value-type="float" office:value="20480" calcext:value-type="float">
            <text:p>20480</text:p>
          </table:table-cell>
          <table:table-cell table:formula="of:=[.A172]*[.A172]*[.B172]" office:value-type="float" office:value="12800" calcext:value-type="float">
            <text:p>12800</text:p>
          </table:table-cell>
          <table:table-cell table:formula="of:=SQRT([.H172])" office:value-type="float" office:value="113.137084989848" calcext:value-type="float">
            <text:p>113,1370849898</text:p>
          </table:table-cell>
          <table:table-cell table:formula="of:=SQRT([.I172])" office:value-type="float" office:value="10.63659179389" calcext:value-type="float">
            <text:p>10,6365917939</text:p>
          </table:table-cell>
          <table:table-cell table:number-columns-repeated="3"/>
          <table:table-cell office:value-type="float" office:value="7.78265452168" calcext:value-type="float">
            <text:p>7,78265452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6.25146894826" calcext:value-type="float">
            <text:p>6,2514689483</text:p>
          </table:table-cell>
          <table:table-cell office:value-type="float" office:value="-0.0749929906804" calcext:value-type="float">
            <text:p>-0,0749929907</text:p>
          </table:table-cell>
          <table:table-cell/>
          <table:table-cell table:formula="of:=[.A173]*[.B173]" office:value-type="float" office:value="960" calcext:value-type="float">
            <text:p>960</text:p>
          </table:table-cell>
          <table:table-cell table:formula="of:=[.A173]*[.B173]*[.B173]" office:value-type="float" office:value="30720" calcext:value-type="float">
            <text:p>30720</text:p>
          </table:table-cell>
          <table:table-cell table:formula="of:=[.A173]*[.A173]*[.B173]" office:value-type="float" office:value="28800" calcext:value-type="float">
            <text:p>28800</text:p>
          </table:table-cell>
          <table:table-cell table:formula="of:=SQRT([.H173])" office:value-type="float" office:value="169.705627484771" calcext:value-type="float">
            <text:p>169,7056274848</text:p>
          </table:table-cell>
          <table:table-cell table:formula="of:=SQRT([.I173])" office:value-type="float" office:value="13.0271112486526" calcext:value-type="float">
            <text:p>13,0271112487</text:p>
          </table:table-cell>
          <table:table-cell table:number-columns-repeated="3"/>
          <table:table-cell office:value-type="float" office:value="6.25146894826" calcext:value-type="float">
            <text:p>6,25146894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5.26964519242" calcext:value-type="float">
            <text:p>5,2696451924</text:p>
          </table:table-cell>
          <table:table-cell office:value-type="float" office:value="-0.0984379854575" calcext:value-type="float">
            <text:p>-0,0984379855</text:p>
          </table:table-cell>
          <table:table-cell/>
          <table:table-cell table:formula="of:=[.A174]*[.B174]" office:value-type="float" office:value="1280" calcext:value-type="float">
            <text:p>1280</text:p>
          </table:table-cell>
          <table:table-cell table:formula="of:=[.A174]*[.B174]*[.B174]" office:value-type="float" office:value="40960" calcext:value-type="float">
            <text:p>40960</text:p>
          </table:table-cell>
          <table:table-cell table:formula="of:=[.A174]*[.A174]*[.B174]" office:value-type="float" office:value="51200" calcext:value-type="float">
            <text:p>51200</text:p>
          </table:table-cell>
          <table:table-cell table:formula="of:=SQRT([.H174])" office:value-type="float" office:value="226.274169979695" calcext:value-type="float">
            <text:p>226,2741699797</text:p>
          </table:table-cell>
          <table:table-cell table:formula="of:=SQRT([.I174])" office:value-type="float" office:value="15.0424123723456" calcext:value-type="float">
            <text:p>15,0424123723</text:p>
          </table:table-cell>
          <table:table-cell table:number-columns-repeated="3"/>
          <table:table-cell office:value-type="float" office:value="5.26964519242" calcext:value-type="float">
            <text:p>5,26964519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.38957730513" calcext:value-type="float">
            <text:p>4,3895773051</text:p>
          </table:table-cell>
          <table:table-cell office:value-type="float" office:value="-0.0259865786892" calcext:value-type="float">
            <text:p>-0,0259865787</text:p>
          </table:table-cell>
          <table:table-cell/>
          <table:table-cell table:formula="of:=[.A175]*[.B175]" office:value-type="float" office:value="1600" calcext:value-type="float">
            <text:p>1600</text:p>
          </table:table-cell>
          <table:table-cell table:formula="of:=[.A175]*[.B175]*[.B175]" office:value-type="float" office:value="51200" calcext:value-type="float">
            <text:p>51200</text:p>
          </table:table-cell>
          <table:table-cell table:formula="of:=[.A175]*[.A175]*[.B175]" office:value-type="float" office:value="80000" calcext:value-type="float">
            <text:p>80000</text:p>
          </table:table-cell>
          <table:table-cell table:formula="of:=SQRT([.H175])" office:value-type="float" office:value="282.842712474619" calcext:value-type="float">
            <text:p>282,8427124746</text:p>
          </table:table-cell>
          <table:table-cell table:formula="of:=SQRT([.I175])" office:value-type="float" office:value="16.8179283050743" calcext:value-type="float">
            <text:p>16,8179283051</text:p>
          </table:table-cell>
          <table:table-cell table:number-columns-repeated="3"/>
          <table:table-cell office:value-type="float" office:value="4.38957730513" calcext:value-type="float">
            <text:p>4,38957730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3.77881866065" calcext:value-type="float">
            <text:p>3,7788186607</text:p>
          </table:table-cell>
          <table:table-cell office:value-type="float" office:value="0.0105461648218" calcext:value-type="float">
            <text:p>0,0105461648</text:p>
          </table:table-cell>
          <table:table-cell/>
          <table:table-cell table:formula="of:=[.A176]*[.B176]" office:value-type="float" office:value="1920" calcext:value-type="float">
            <text:p>1920</text:p>
          </table:table-cell>
          <table:table-cell table:formula="of:=[.A176]*[.B176]*[.B176]" office:value-type="float" office:value="61440" calcext:value-type="float">
            <text:p>61440</text:p>
          </table:table-cell>
          <table:table-cell table:formula="of:=[.A176]*[.A176]*[.B176]" office:value-type="float" office:value="115200" calcext:value-type="float">
            <text:p>115200</text:p>
          </table:table-cell>
          <table:table-cell table:formula="of:=SQRT([.H176])" office:value-type="float" office:value="339.411254969543" calcext:value-type="float">
            <text:p>339,4112549695</text:p>
          </table:table-cell>
          <table:table-cell table:formula="of:=SQRT([.I176])" office:value-type="float" office:value="18.4231174063876" calcext:value-type="float">
            <text:p>18,4231174064</text:p>
          </table:table-cell>
          <table:table-cell table:number-columns-repeated="3"/>
          <table:table-cell office:value-type="float" office:value="3.77881866065" calcext:value-type="float">
            <text:p>3,77881866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3.17310784994" calcext:value-type="float">
            <text:p>3,1731078499</text:p>
          </table:table-cell>
          <table:table-cell office:value-type="float" office:value="-0.145741267231" calcext:value-type="float">
            <text:p>-0,1457412672</text:p>
          </table:table-cell>
          <table:table-cell/>
          <table:table-cell table:formula="of:=[.A177]*[.B177]" office:value-type="float" office:value="2400" calcext:value-type="float">
            <text:p>2400</text:p>
          </table:table-cell>
          <table:table-cell table:formula="of:=[.A177]*[.B177]*[.B177]" office:value-type="float" office:value="76800" calcext:value-type="float">
            <text:p>76800</text:p>
          </table:table-cell>
          <table:table-cell table:formula="of:=[.A177]*[.A177]*[.B177]" office:value-type="float" office:value="180000" calcext:value-type="float">
            <text:p>180000</text:p>
          </table:table-cell>
          <table:table-cell table:formula="of:=SQRT([.H177])" office:value-type="float" office:value="424.264068711929" calcext:value-type="float">
            <text:p>424,2640687119</text:p>
          </table:table-cell>
          <table:table-cell table:formula="of:=SQRT([.I177])" office:value-type="float" office:value="20.5976714390712" calcext:value-type="float">
            <text:p>20,5976714391</text:p>
          </table:table-cell>
          <table:table-cell table:number-columns-repeated="3"/>
          <table:table-cell office:value-type="float" office:value="3.17310784994" calcext:value-type="float">
            <text:p>3,17310784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2.55766804441" calcext:value-type="float">
            <text:p>2,5576680444</text:p>
          </table:table-cell>
          <table:table-cell office:value-type="float" office:value="0.0907846803813" calcext:value-type="float">
            <text:p>0,0907846804</text:p>
          </table:table-cell>
          <table:table-cell/>
          <table:table-cell table:formula="of:=[.A178]*[.B178]" office:value-type="float" office:value="2880" calcext:value-type="float">
            <text:p>2880</text:p>
          </table:table-cell>
          <table:table-cell table:formula="of:=[.A178]*[.B178]*[.B178]" office:value-type="float" office:value="92160" calcext:value-type="float">
            <text:p>92160</text:p>
          </table:table-cell>
          <table:table-cell table:formula="of:=[.A178]*[.A178]*[.B178]" office:value-type="float" office:value="259200" calcext:value-type="float">
            <text:p>259200</text:p>
          </table:table-cell>
          <table:table-cell table:formula="of:=SQRT([.H178])" office:value-type="float" office:value="509.116882454314" calcext:value-type="float">
            <text:p>509,1168824543</text:p>
          </table:table-cell>
          <table:table-cell table:formula="of:=SQRT([.I178])" office:value-type="float" office:value="22.5636185585184" calcext:value-type="float">
            <text:p>22,5636185585</text:p>
          </table:table-cell>
          <table:table-cell table:number-columns-repeated="3"/>
          <table:table-cell office:value-type="float" office:value="2.55766804441" calcext:value-type="float">
            <text:p>2,557668044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2.08241486843" calcext:value-type="float">
            <text:p>2,0824148684</text:p>
          </table:table-cell>
          <table:table-cell office:value-type="float" office:value="-0.0839282130048" calcext:value-type="float">
            <text:p>-0,083928213</text:p>
          </table:table-cell>
          <table:table-cell/>
          <table:table-cell table:formula="of:=[.A179]*[.B179]" office:value-type="float" office:value="3840" calcext:value-type="float">
            <text:p>3840</text:p>
          </table:table-cell>
          <table:table-cell table:formula="of:=[.A179]*[.B179]*[.B179]" office:value-type="float" office:value="122880" calcext:value-type="float">
            <text:p>122880</text:p>
          </table:table-cell>
          <table:table-cell table:formula="of:=[.A179]*[.A179]*[.B179]" office:value-type="float" office:value="460800" calcext:value-type="float">
            <text:p>460800</text:p>
          </table:table-cell>
          <table:table-cell table:formula="of:=SQRT([.H179])" office:value-type="float" office:value="678.822509939086" calcext:value-type="float">
            <text:p>678,8225099391</text:p>
          </table:table-cell>
          <table:table-cell table:formula="of:=SQRT([.I179])" office:value-type="float" office:value="26.0542224973052" calcext:value-type="float">
            <text:p>26,0542224973</text:p>
          </table:table-cell>
          <table:table-cell table:number-columns-repeated="3"/>
          <table:table-cell office:value-type="float" office:value="2.08241486843" calcext:value-type="float">
            <text:p>2,08241486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float" office:value="1.63872795071" calcext:value-type="float">
            <text:p>1,6387279507</text:p>
          </table:table-cell>
          <table:table-cell office:value-type="float" office:value="-0.0110913527063" calcext:value-type="float">
            <text:p>-0,0110913527</text:p>
          </table:table-cell>
          <table:table-cell/>
          <table:table-cell table:formula="of:=[.A180]*[.B180]" office:value-type="float" office:value="4800" calcext:value-type="float">
            <text:p>4800</text:p>
          </table:table-cell>
          <table:table-cell table:formula="of:=[.A180]*[.B180]*[.B180]" office:value-type="float" office:value="153600" calcext:value-type="float">
            <text:p>153600</text:p>
          </table:table-cell>
          <table:table-cell table:formula="of:=[.A180]*[.A180]*[.B180]" office:value-type="float" office:value="720000" calcext:value-type="float">
            <text:p>720000</text:p>
          </table:table-cell>
          <table:table-cell table:formula="of:=SQRT([.H180])" office:value-type="float" office:value="848.528137423857" calcext:value-type="float">
            <text:p>848,5281374239</text:p>
          </table:table-cell>
          <table:table-cell table:formula="of:=SQRT([.I180])" office:value-type="float" office:value="29.1295063024394" calcext:value-type="float">
            <text:p>29,1295063024</text:p>
          </table:table-cell>
          <table:table-cell table:number-columns-repeated="3"/>
          <table:table-cell office:value-type="float" office:value="1.63872795071" calcext:value-type="float">
            <text:p>1,638727950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office:value-type="float" office:value="1.33354206654" calcext:value-type="float">
            <text:p>1,3335420665</text:p>
          </table:table-cell>
          <table:table-cell office:value-type="float" office:value="0.043110687109" calcext:value-type="float">
            <text:p>0,0431106871</text:p>
          </table:table-cell>
          <table:table-cell/>
          <table:table-cell table:formula="of:=[.A181]*[.B181]" office:value-type="float" office:value="5760" calcext:value-type="float">
            <text:p>5760</text:p>
          </table:table-cell>
          <table:table-cell table:formula="of:=[.A181]*[.B181]*[.B181]" office:value-type="float" office:value="184320" calcext:value-type="float">
            <text:p>184320</text:p>
          </table:table-cell>
          <table:table-cell table:formula="of:=[.A181]*[.A181]*[.B181]" office:value-type="float" office:value="1036800" calcext:value-type="float">
            <text:p>1036800</text:p>
          </table:table-cell>
          <table:table-cell table:formula="of:=SQRT([.H181])" office:value-type="float" office:value="1018.23376490863" calcext:value-type="float">
            <text:p>1018,2337649086</text:p>
          </table:table-cell>
          <table:table-cell table:formula="of:=SQRT([.I181])" office:value-type="float" office:value="31.9097753816699" calcext:value-type="float">
            <text:p>31,9097753817</text:p>
          </table:table-cell>
          <table:table-cell table:number-columns-repeated="3"/>
          <table:table-cell office:value-type="float" office:value="1.33354206654" calcext:value-type="float">
            <text:p>1,3335420665</text:p>
          </table:table-cell>
        </table:table-row>
        <table:table-row table:style-name="ro1">
          <table:table-cell table:number-columns-repeated="5"/>
          <table:table-cell table:formula="of:=[.A182]*[.B182]" office:value-type="float" office:value="0" calcext:value-type="float">
            <text:p>0</text:p>
          </table:table-cell>
          <table:table-cell table:formula="of:=[.A182]*[.B182]*[.B182]" office:value-type="float" office:value="0" calcext:value-type="float">
            <text:p>0</text:p>
          </table:table-cell>
          <table:table-cell table:formula="of:=[.A182]*[.A182]*[.B182]" office:value-type="float" office:value="0" calcext:value-type="float">
            <text:p>0</text:p>
          </table:table-cell>
          <table:table-cell table:formula="of:=SQRT([.H182])" office:value-type="float" office:value="0" calcext:value-type="float">
            <text:p>0</text:p>
          </table:table-cell>
          <table:table-cell table:formula="of:=SQRT([.I18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.98896584942" calcext:value-type="float">
            <text:p>9,9889658494</text:p>
          </table:table-cell>
          <table:table-cell office:value-type="float" office:value="0.000209488633888" calcext:value-type="float">
            <text:p>0,0002094886</text:p>
          </table:table-cell>
          <table:table-cell/>
          <table:table-cell table:formula="of:=[.A183]*[.B183]" office:value-type="float" office:value="40" calcext:value-type="float">
            <text:p>40</text:p>
          </table:table-cell>
          <table:table-cell table:formula="of:=[.A183]*[.B183]*[.B183]" office:value-type="float" office:value="1600" calcext:value-type="float">
            <text:p>1600</text:p>
          </table:table-cell>
          <table:table-cell table:formula="of:=[.A183]*[.A183]*[.B183]" office:value-type="float" office:value="40" calcext:value-type="float">
            <text:p>40</text:p>
          </table:table-cell>
          <table:table-cell table:formula="of:=SQRT([.H183])" office:value-type="float" office:value="6.32455532033676" calcext:value-type="float">
            <text:p>6,3245553203</text:p>
          </table:table-cell>
          <table:table-cell table:formula="of:=SQRT([.I183])" office:value-type="float" office:value="2.51486685936587" calcext:value-type="float">
            <text:p>2,5148668594</text:p>
          </table:table-cell>
          <table:table-cell table:number-columns-repeated="3"/>
          <table:table-cell office:value-type="float" office:value="9.98896584942" calcext:value-type="float">
            <text:p>9,98896584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9.95776460053" calcext:value-type="float">
            <text:p>9,9577646005</text:p>
          </table:table-cell>
          <table:table-cell office:value-type="float" office:value="0.00342117764722" calcext:value-type="float">
            <text:p>0,0034211776</text:p>
          </table:table-cell>
          <table:table-cell/>
          <table:table-cell table:formula="of:=[.A184]*[.B184]" office:value-type="float" office:value="80" calcext:value-type="float">
            <text:p>80</text:p>
          </table:table-cell>
          <table:table-cell table:formula="of:=[.A184]*[.B184]*[.B184]" office:value-type="float" office:value="3200" calcext:value-type="float">
            <text:p>3200</text:p>
          </table:table-cell>
          <table:table-cell table:formula="of:=[.A184]*[.A184]*[.B184]" office:value-type="float" office:value="160" calcext:value-type="float">
            <text:p>160</text:p>
          </table:table-cell>
          <table:table-cell table:formula="of:=SQRT([.H184])" office:value-type="float" office:value="12.6491106406735" calcext:value-type="float">
            <text:p>12,6491106407</text:p>
          </table:table-cell>
          <table:table-cell table:formula="of:=SQRT([.I184])" office:value-type="float" office:value="3.55655882007785" calcext:value-type="float">
            <text:p>3,5565588201</text:p>
          </table:table-cell>
          <table:table-cell table:number-columns-repeated="3"/>
          <table:table-cell office:value-type="float" office:value="9.95776460053" calcext:value-type="float">
            <text:p>9,95776460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9.84972526755" calcext:value-type="float">
            <text:p>9,8497252676</text:p>
          </table:table-cell>
          <table:table-cell office:value-type="float" office:value="0.0070602596647" calcext:value-type="float">
            <text:p>0,0070602597</text:p>
          </table:table-cell>
          <table:table-cell/>
          <table:table-cell table:formula="of:=[.A185]*[.B185]" office:value-type="float" office:value="160" calcext:value-type="float">
            <text:p>160</text:p>
          </table:table-cell>
          <table:table-cell table:formula="of:=[.A185]*[.B185]*[.B185]" office:value-type="float" office:value="6400" calcext:value-type="float">
            <text:p>6400</text:p>
          </table:table-cell>
          <table:table-cell table:formula="of:=[.A185]*[.A185]*[.B185]" office:value-type="float" office:value="640" calcext:value-type="float">
            <text:p>640</text:p>
          </table:table-cell>
          <table:table-cell table:formula="of:=SQRT([.H185])" office:value-type="float" office:value="25.298221281347" calcext:value-type="float">
            <text:p>25,2982212813</text:p>
          </table:table-cell>
          <table:table-cell table:formula="of:=SQRT([.I185])" office:value-type="float" office:value="5.02973371873174" calcext:value-type="float">
            <text:p>5,0297337187</text:p>
          </table:table-cell>
          <table:table-cell table:number-columns-repeated="3"/>
          <table:table-cell office:value-type="float" office:value="9.84972526755" calcext:value-type="float">
            <text:p>9,84972526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9.13269245326" calcext:value-type="float">
            <text:p>9,1326924533</text:p>
          </table:table-cell>
          <table:table-cell office:value-type="float" office:value="-0.0353984989535" calcext:value-type="float">
            <text:p>-0,035398499</text:p>
          </table:table-cell>
          <table:table-cell/>
          <table:table-cell table:formula="of:=[.A186]*[.B186]" office:value-type="float" office:value="400" calcext:value-type="float">
            <text:p>400</text:p>
          </table:table-cell>
          <table:table-cell table:formula="of:=[.A186]*[.B186]*[.B186]" office:value-type="float" office:value="16000" calcext:value-type="float">
            <text:p>16000</text:p>
          </table:table-cell>
          <table:table-cell table:formula="of:=[.A186]*[.A186]*[.B186]" office:value-type="float" office:value="4000" calcext:value-type="float">
            <text:p>4000</text:p>
          </table:table-cell>
          <table:table-cell table:formula="of:=SQRT([.H186])" office:value-type="float" office:value="63.2455532033676" calcext:value-type="float">
            <text:p>63,2455532034</text:p>
          </table:table-cell>
          <table:table-cell table:formula="of:=SQRT([.I186])" office:value-type="float" office:value="7.95270728767051" calcext:value-type="float">
            <text:p>7,9527072877</text:p>
          </table:table-cell>
          <table:table-cell table:number-columns-repeated="3"/>
          <table:table-cell office:value-type="float" office:value="9.13269245326" calcext:value-type="float">
            <text:p>9,13269245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.55955595211" calcext:value-type="float">
            <text:p>7,5595559521</text:p>
          </table:table-cell>
          <table:table-cell office:value-type="float" office:value="-0.324711707955" calcext:value-type="float">
            <text:p>-0,324711708</text:p>
          </table:table-cell>
          <table:table-cell/>
          <table:table-cell table:formula="of:=[.A187]*[.B187]" office:value-type="float" office:value="800" calcext:value-type="float">
            <text:p>800</text:p>
          </table:table-cell>
          <table:table-cell table:formula="of:=[.A187]*[.B187]*[.B187]" office:value-type="float" office:value="32000" calcext:value-type="float">
            <text:p>32000</text:p>
          </table:table-cell>
          <table:table-cell table:formula="of:=[.A187]*[.A187]*[.B187]" office:value-type="float" office:value="16000" calcext:value-type="float">
            <text:p>16000</text:p>
          </table:table-cell>
          <table:table-cell table:formula="of:=SQRT([.H187])" office:value-type="float" office:value="126.491106406735" calcext:value-type="float">
            <text:p>126,4911064067</text:p>
          </table:table-cell>
          <table:table-cell table:formula="of:=SQRT([.I187])" office:value-type="float" office:value="11.246826503807" calcext:value-type="float">
            <text:p>11,2468265038</text:p>
          </table:table-cell>
          <table:table-cell table:number-columns-repeated="3"/>
          <table:table-cell office:value-type="float" office:value="7.55955595211" calcext:value-type="float">
            <text:p>7,55955595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.78112569445" calcext:value-type="float">
            <text:p>5,7811256945</text:p>
          </table:table-cell>
          <table:table-cell office:value-type="float" office:value="0.251813452629" calcext:value-type="float">
            <text:p>0,2518134526</text:p>
          </table:table-cell>
          <table:table-cell/>
          <table:table-cell table:formula="of:=[.A188]*[.B188]" office:value-type="float" office:value="1200" calcext:value-type="float">
            <text:p>1200</text:p>
          </table:table-cell>
          <table:table-cell table:formula="of:=[.A188]*[.B188]*[.B188]" office:value-type="float" office:value="48000" calcext:value-type="float">
            <text:p>48000</text:p>
          </table:table-cell>
          <table:table-cell table:formula="of:=[.A188]*[.A188]*[.B188]" office:value-type="float" office:value="36000" calcext:value-type="float">
            <text:p>36000</text:p>
          </table:table-cell>
          <table:table-cell table:formula="of:=SQRT([.H188])" office:value-type="float" office:value="189.736659610103" calcext:value-type="float">
            <text:p>189,7366596101</text:p>
          </table:table-cell>
          <table:table-cell table:formula="of:=SQRT([.I188])" office:value-type="float" office:value="13.7744930799686" calcext:value-type="float">
            <text:p>13,77449308</text:p>
          </table:table-cell>
          <table:table-cell table:number-columns-repeated="3"/>
          <table:table-cell office:value-type="float" office:value="5.78112569445" calcext:value-type="float">
            <text:p>5,7811256945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4.96099692428" calcext:value-type="float">
            <text:p>4,9609969243</text:p>
          </table:table-cell>
          <table:table-cell office:value-type="float" office:value="-0.225197004747" calcext:value-type="float">
            <text:p>-0,2251970047</text:p>
          </table:table-cell>
          <table:table-cell/>
          <table:table-cell table:formula="of:=[.A189]*[.B189]" office:value-type="float" office:value="1600" calcext:value-type="float">
            <text:p>1600</text:p>
          </table:table-cell>
          <table:table-cell table:formula="of:=[.A189]*[.B189]*[.B189]" office:value-type="float" office:value="64000" calcext:value-type="float">
            <text:p>64000</text:p>
          </table:table-cell>
          <table:table-cell table:formula="of:=[.A189]*[.A189]*[.B189]" office:value-type="float" office:value="64000" calcext:value-type="float">
            <text:p>64000</text:p>
          </table:table-cell>
          <table:table-cell table:formula="of:=SQRT([.H189])" office:value-type="float" office:value="252.98221281347" calcext:value-type="float">
            <text:p>252,9822128135</text:p>
          </table:table-cell>
          <table:table-cell table:formula="of:=SQRT([.I189])" office:value-type="float" office:value="15.905414575341" calcext:value-type="float">
            <text:p>15,9054145753</text:p>
          </table:table-cell>
          <table:table-cell table:number-columns-repeated="3"/>
          <table:table-cell office:value-type="float" office:value="4.96099692428" calcext:value-type="float">
            <text:p>4,96099692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.06061151782" calcext:value-type="float">
            <text:p>4,0606115178</text:p>
          </table:table-cell>
          <table:table-cell office:value-type="float" office:value="-0.0186366911052" calcext:value-type="float">
            <text:p>-0,0186366911</text:p>
          </table:table-cell>
          <table:table-cell/>
          <table:table-cell table:formula="of:=[.A190]*[.B190]" office:value-type="float" office:value="2000" calcext:value-type="float">
            <text:p>2000</text:p>
          </table:table-cell>
          <table:table-cell table:formula="of:=[.A190]*[.B190]*[.B190]" office:value-type="float" office:value="80000" calcext:value-type="float">
            <text:p>80000</text:p>
          </table:table-cell>
          <table:table-cell table:formula="of:=[.A190]*[.A190]*[.B190]" office:value-type="float" office:value="100000" calcext:value-type="float">
            <text:p>100000</text:p>
          </table:table-cell>
          <table:table-cell table:formula="of:=SQRT([.H190])" office:value-type="float" office:value="316.227766016838" calcext:value-type="float">
            <text:p>316,2277660168</text:p>
          </table:table-cell>
          <table:table-cell table:formula="of:=SQRT([.I190])" office:value-type="float" office:value="17.7827941003892" calcext:value-type="float">
            <text:p>17,7827941004</text:p>
          </table:table-cell>
          <table:table-cell table:number-columns-repeated="3"/>
          <table:table-cell office:value-type="float" office:value="4.06061151782" calcext:value-type="float">
            <text:p>4,060611517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.479129333" calcext:value-type="float">
            <text:p>3,479129333</text:p>
          </table:table-cell>
          <table:table-cell office:value-type="float" office:value="0.00304609289096" calcext:value-type="float">
            <text:p>0,0030460929</text:p>
          </table:table-cell>
          <table:table-cell/>
          <table:table-cell table:formula="of:=[.A191]*[.B191]" office:value-type="float" office:value="2400" calcext:value-type="float">
            <text:p>2400</text:p>
          </table:table-cell>
          <table:table-cell table:formula="of:=[.A191]*[.B191]*[.B191]" office:value-type="float" office:value="96000" calcext:value-type="float">
            <text:p>96000</text:p>
          </table:table-cell>
          <table:table-cell table:formula="of:=[.A191]*[.A191]*[.B191]" office:value-type="float" office:value="144000" calcext:value-type="float">
            <text:p>144000</text:p>
          </table:table-cell>
          <table:table-cell table:formula="of:=SQRT([.H191])" office:value-type="float" office:value="379.473319220205" calcext:value-type="float">
            <text:p>379,4733192202</text:p>
          </table:table-cell>
          <table:table-cell table:formula="of:=SQRT([.I191])" office:value-type="float" office:value="19.4800749285059" calcext:value-type="float">
            <text:p>19,4800749285</text:p>
          </table:table-cell>
          <table:table-cell table:number-columns-repeated="3"/>
          <table:table-cell office:value-type="float" office:value="3.479129333" calcext:value-type="float">
            <text:p>3,4791293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.92984777657" calcext:value-type="float">
            <text:p>2,9298477766</text:p>
          </table:table-cell>
          <table:table-cell office:value-type="float" office:value="-0.0411711052528" calcext:value-type="float">
            <text:p>-0,0411711053</text:p>
          </table:table-cell>
          <table:table-cell/>
          <table:table-cell table:formula="of:=[.A192]*[.B192]" office:value-type="float" office:value="3000" calcext:value-type="float">
            <text:p>3000</text:p>
          </table:table-cell>
          <table:table-cell table:formula="of:=[.A192]*[.B192]*[.B192]" office:value-type="float" office:value="120000" calcext:value-type="float">
            <text:p>120000</text:p>
          </table:table-cell>
          <table:table-cell table:formula="of:=[.A192]*[.A192]*[.B192]" office:value-type="float" office:value="225000" calcext:value-type="float">
            <text:p>225000</text:p>
          </table:table-cell>
          <table:table-cell table:formula="of:=SQRT([.H192])" office:value-type="float" office:value="474.341649025257" calcext:value-type="float">
            <text:p>474,3416490253</text:p>
          </table:table-cell>
          <table:table-cell table:formula="of:=SQRT([.I192])" office:value-type="float" office:value="21.7793858734643" calcext:value-type="float">
            <text:p>21,7793858735</text:p>
          </table:table-cell>
          <table:table-cell table:number-columns-repeated="3"/>
          <table:table-cell office:value-type="float" office:value="2.92984777657" calcext:value-type="float">
            <text:p>2,929847776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2.49635662193" calcext:value-type="float">
            <text:p>2,4963566219</text:p>
          </table:table-cell>
          <table:table-cell office:value-type="float" office:value="-0.139606078884" calcext:value-type="float">
            <text:p>-0,1396060789</text:p>
          </table:table-cell>
          <table:table-cell/>
          <table:table-cell table:formula="of:=[.A193]*[.B193]" office:value-type="float" office:value="3600" calcext:value-type="float">
            <text:p>3600</text:p>
          </table:table-cell>
          <table:table-cell table:formula="of:=[.A193]*[.B193]*[.B193]" office:value-type="float" office:value="144000" calcext:value-type="float">
            <text:p>144000</text:p>
          </table:table-cell>
          <table:table-cell table:formula="of:=[.A193]*[.A193]*[.B193]" office:value-type="float" office:value="324000" calcext:value-type="float">
            <text:p>324000</text:p>
          </table:table-cell>
          <table:table-cell table:formula="of:=SQRT([.H193])" office:value-type="float" office:value="569.209978830308" calcext:value-type="float">
            <text:p>569,2099788303</text:p>
          </table:table-cell>
          <table:table-cell table:formula="of:=SQRT([.I193])" office:value-type="float" office:value="23.8581218630115" calcext:value-type="float">
            <text:p>23,858121863</text:p>
          </table:table-cell>
          <table:table-cell table:number-columns-repeated="3"/>
          <table:table-cell office:value-type="float" office:value="2.49635662193" calcext:value-type="float">
            <text:p>2,49635662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.81638737458" calcext:value-type="float">
            <text:p>1,8163873746</text:p>
          </table:table-cell>
          <table:table-cell office:value-type="float" office:value="-0.0163841073568" calcext:value-type="float">
            <text:p>-0,0163841074</text:p>
          </table:table-cell>
          <table:table-cell/>
          <table:table-cell table:formula="of:=[.A194]*[.B194]" office:value-type="float" office:value="4800" calcext:value-type="float">
            <text:p>4800</text:p>
          </table:table-cell>
          <table:table-cell table:formula="of:=[.A194]*[.B194]*[.B194]" office:value-type="float" office:value="192000" calcext:value-type="float">
            <text:p>192000</text:p>
          </table:table-cell>
          <table:table-cell table:formula="of:=[.A194]*[.A194]*[.B194]" office:value-type="float" office:value="576000" calcext:value-type="float">
            <text:p>576000</text:p>
          </table:table-cell>
          <table:table-cell table:formula="of:=SQRT([.H194])" office:value-type="float" office:value="758.946638440411" calcext:value-type="float">
            <text:p>758,9466384404</text:p>
          </table:table-cell>
          <table:table-cell table:formula="of:=SQRT([.I194])" office:value-type="float" office:value="27.5489861599372" calcext:value-type="float">
            <text:p>27,5489861599</text:p>
          </table:table-cell>
          <table:table-cell table:number-columns-repeated="3"/>
          <table:table-cell office:value-type="float" office:value="1.81638737458" calcext:value-type="float">
            <text:p>1,81638737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1.45628782642" calcext:value-type="float">
            <text:p>1,4562878264</text:p>
          </table:table-cell>
          <table:table-cell office:value-type="float" office:value="0.015019143593" calcext:value-type="float">
            <text:p>0,0150191436</text:p>
          </table:table-cell>
          <table:table-cell/>
          <table:table-cell table:formula="of:=[.A195]*[.B195]" office:value-type="float" office:value="6000" calcext:value-type="float">
            <text:p>6000</text:p>
          </table:table-cell>
          <table:table-cell table:formula="of:=[.A195]*[.B195]*[.B195]" office:value-type="float" office:value="240000" calcext:value-type="float">
            <text:p>240000</text:p>
          </table:table-cell>
          <table:table-cell table:formula="of:=[.A195]*[.A195]*[.B195]" office:value-type="float" office:value="900000" calcext:value-type="float">
            <text:p>900000</text:p>
          </table:table-cell>
          <table:table-cell table:formula="of:=SQRT([.H195])" office:value-type="float" office:value="948.683298050514" calcext:value-type="float">
            <text:p>948,6832980505</text:p>
          </table:table-cell>
          <table:table-cell table:formula="of:=SQRT([.I195])" office:value-type="float" office:value="30.8007028824102" calcext:value-type="float">
            <text:p>30,8007028824</text:p>
          </table:table-cell>
          <table:table-cell table:number-columns-repeated="3"/>
          <table:table-cell office:value-type="float" office:value="1.45628782642" calcext:value-type="float">
            <text:p>1,456287826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1.20904521024" calcext:value-type="float">
            <text:p>1,2090452102</text:p>
          </table:table-cell>
          <table:table-cell office:value-type="float" office:value="0.0155081943394" calcext:value-type="float">
            <text:p>0,0155081943</text:p>
          </table:table-cell>
          <table:table-cell/>
          <table:table-cell table:formula="of:=[.A196]*[.B196]" office:value-type="float" office:value="7200" calcext:value-type="float">
            <text:p>7200</text:p>
          </table:table-cell>
          <table:table-cell table:formula="of:=[.A196]*[.B196]*[.B196]" office:value-type="float" office:value="288000" calcext:value-type="float">
            <text:p>288000</text:p>
          </table:table-cell>
          <table:table-cell table:formula="of:=[.A196]*[.A196]*[.B196]" office:value-type="float" office:value="1296000" calcext:value-type="float">
            <text:p>1296000</text:p>
          </table:table-cell>
          <table:table-cell table:formula="of:=SQRT([.H196])" office:value-type="float" office:value="1138.41995766062" calcext:value-type="float">
            <text:p>1138,4199576606</text:p>
          </table:table-cell>
          <table:table-cell table:formula="of:=SQRT([.I196])" office:value-type="float" office:value="33.7404795114209" calcext:value-type="float">
            <text:p>33,7404795114</text:p>
          </table:table-cell>
          <table:table-cell table:number-columns-repeated="3"/>
          <table:table-cell office:value-type="float" office:value="1.20904521024" calcext:value-type="float">
            <text:p>1,2090452102</text:p>
          </table:table-cell>
        </table:table-row>
        <table:table-row table:style-name="ro1">
          <table:table-cell table:number-columns-repeated="5"/>
          <table:table-cell table:formula="of:=[.A197]*[.B197]" office:value-type="float" office:value="0" calcext:value-type="float">
            <text:p>0</text:p>
          </table:table-cell>
          <table:table-cell table:formula="of:=[.A197]*[.B197]*[.B197]" office:value-type="float" office:value="0" calcext:value-type="float">
            <text:p>0</text:p>
          </table:table-cell>
          <table:table-cell table:formula="of:=[.A197]*[.A197]*[.B197]" office:value-type="float" office:value="0" calcext:value-type="float">
            <text:p>0</text:p>
          </table:table-cell>
          <table:table-cell table:formula="of:=SQRT([.H197])" office:value-type="float" office:value="0" calcext:value-type="float">
            <text:p>0</text:p>
          </table:table-cell>
          <table:table-cell table:formula="of:=SQRT([.I19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9.9856850864" calcext:value-type="float">
            <text:p>9,9856850864</text:p>
          </table:table-cell>
          <table:table-cell office:value-type="float" office:value="0.000802048698356" calcext:value-type="float">
            <text:p>0,0008020487</text:p>
          </table:table-cell>
          <table:table-cell/>
          <table:table-cell table:formula="of:=[.A198]*[.B198]" office:value-type="float" office:value="50" calcext:value-type="float">
            <text:p>50</text:p>
          </table:table-cell>
          <table:table-cell table:formula="of:=[.A198]*[.B198]*[.B198]" office:value-type="float" office:value="2500" calcext:value-type="float">
            <text:p>2500</text:p>
          </table:table-cell>
          <table:table-cell table:formula="of:=[.A198]*[.A198]*[.B198]" office:value-type="float" office:value="50" calcext:value-type="float">
            <text:p>50</text:p>
          </table:table-cell>
          <table:table-cell table:formula="of:=SQRT([.H198])" office:value-type="float" office:value="7.07106781186548" calcext:value-type="float">
            <text:p>7,0710678119</text:p>
          </table:table-cell>
          <table:table-cell table:formula="of:=SQRT([.I198])" office:value-type="float" office:value="2.65914794847249" calcext:value-type="float">
            <text:p>2,6591479485</text:p>
          </table:table-cell>
          <table:table-cell table:number-columns-repeated="3"/>
          <table:table-cell office:value-type="float" office:value="9.9856850864" calcext:value-type="float">
            <text:p>9,98568508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9.95776149063" calcext:value-type="float">
            <text:p>9,9577614906</text:p>
          </table:table-cell>
          <table:table-cell office:value-type="float" office:value="-0.00945948355386" calcext:value-type="float">
            <text:p>-0,0094594836</text:p>
          </table:table-cell>
          <table:table-cell/>
          <table:table-cell table:formula="of:=[.A199]*[.B199]" office:value-type="float" office:value="100" calcext:value-type="float">
            <text:p>100</text:p>
          </table:table-cell>
          <table:table-cell table:formula="of:=[.A199]*[.B199]*[.B199]" office:value-type="float" office:value="5000" calcext:value-type="float">
            <text:p>5000</text:p>
          </table:table-cell>
          <table:table-cell table:formula="of:=[.A199]*[.A199]*[.B199]" office:value-type="float" office:value="200" calcext:value-type="float">
            <text:p>200</text:p>
          </table:table-cell>
          <table:table-cell table:formula="of:=SQRT([.H199])" office:value-type="float" office:value="14.142135623731" calcext:value-type="float">
            <text:p>14,1421356237</text:p>
          </table:table-cell>
          <table:table-cell table:formula="of:=SQRT([.I199])" office:value-type="float" office:value="3.76060309308639" calcext:value-type="float">
            <text:p>3,7606030931</text:p>
          </table:table-cell>
          <table:table-cell table:number-columns-repeated="3"/>
          <table:table-cell office:value-type="float" office:value="9.95776149063" calcext:value-type="float">
            <text:p>9,95776149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9.82898766951" calcext:value-type="float">
            <text:p>9,8289876695</text:p>
          </table:table-cell>
          <table:table-cell office:value-type="float" office:value="-0.03769872215" calcext:value-type="float">
            <text:p>-0,0376987222</text:p>
          </table:table-cell>
          <table:table-cell/>
          <table:table-cell table:formula="of:=[.A200]*[.B200]" office:value-type="float" office:value="200" calcext:value-type="float">
            <text:p>200</text:p>
          </table:table-cell>
          <table:table-cell table:formula="of:=[.A200]*[.B200]*[.B200]" office:value-type="float" office:value="10000" calcext:value-type="float">
            <text:p>10000</text:p>
          </table:table-cell>
          <table:table-cell table:formula="of:=[.A200]*[.A200]*[.B200]" office:value-type="float" office:value="800" calcext:value-type="float">
            <text:p>800</text:p>
          </table:table-cell>
          <table:table-cell table:formula="of:=SQRT([.H200])" office:value-type="float" office:value="28.2842712474619" calcext:value-type="float">
            <text:p>28,2842712475</text:p>
          </table:table-cell>
          <table:table-cell table:formula="of:=SQRT([.I200])" office:value-type="float" office:value="5.31829589694499" calcext:value-type="float">
            <text:p>5,3182958969</text:p>
          </table:table-cell>
          <table:table-cell table:number-columns-repeated="3"/>
          <table:table-cell office:value-type="float" office:value="9.82898766951" calcext:value-type="float">
            <text:p>9,82898766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.81332687178" calcext:value-type="float">
            <text:p>8,8133268718</text:p>
          </table:table-cell>
          <table:table-cell office:value-type="float" office:value="0.178231407738" calcext:value-type="float">
            <text:p>0,1782314077</text:p>
          </table:table-cell>
          <table:table-cell/>
          <table:table-cell table:formula="of:=[.A201]*[.B201]" office:value-type="float" office:value="500" calcext:value-type="float">
            <text:p>500</text:p>
          </table:table-cell>
          <table:table-cell table:formula="of:=[.A201]*[.B201]*[.B201]" office:value-type="float" office:value="25000" calcext:value-type="float">
            <text:p>25000</text:p>
          </table:table-cell>
          <table:table-cell table:formula="of:=[.A201]*[.A201]*[.B201]" office:value-type="float" office:value="5000" calcext:value-type="float">
            <text:p>5000</text:p>
          </table:table-cell>
          <table:table-cell table:formula="of:=SQRT([.H201])" office:value-type="float" office:value="70.7106781186548" calcext:value-type="float">
            <text:p>70,7106781187</text:p>
          </table:table-cell>
          <table:table-cell table:formula="of:=SQRT([.I201])" office:value-type="float" office:value="8.40896415253715" calcext:value-type="float">
            <text:p>8,4089641525</text:p>
          </table:table-cell>
          <table:table-cell table:number-columns-repeated="3"/>
          <table:table-cell office:value-type="float" office:value="8.81332687178" calcext:value-type="float">
            <text:p>8,81332687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.70275774229" calcext:value-type="float">
            <text:p>6,7027577423</text:p>
          </table:table-cell>
          <table:table-cell office:value-type="float" office:value="0.228460503884" calcext:value-type="float">
            <text:p>0,2284605039</text:p>
          </table:table-cell>
          <table:table-cell/>
          <table:table-cell table:formula="of:=[.A202]*[.B202]" office:value-type="float" office:value="1000" calcext:value-type="float">
            <text:p>1000</text:p>
          </table:table-cell>
          <table:table-cell table:formula="of:=[.A202]*[.B202]*[.B202]" office:value-type="float" office:value="50000" calcext:value-type="float">
            <text:p>50000</text:p>
          </table:table-cell>
          <table:table-cell table:formula="of:=[.A202]*[.A202]*[.B202]" office:value-type="float" office:value="20000" calcext:value-type="float">
            <text:p>20000</text:p>
          </table:table-cell>
          <table:table-cell table:formula="of:=SQRT([.H202])" office:value-type="float" office:value="141.42135623731" calcext:value-type="float">
            <text:p>141,4213562373</text:p>
          </table:table-cell>
          <table:table-cell table:formula="of:=SQRT([.I202])" office:value-type="float" office:value="11.8920711500272" calcext:value-type="float">
            <text:p>11,89207115</text:p>
          </table:table-cell>
          <table:table-cell table:number-columns-repeated="3"/>
          <table:table-cell office:value-type="float" office:value="6.70275774229" calcext:value-type="float">
            <text:p>6,70275774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.6383377902" calcext:value-type="float">
            <text:p>5,6383377902</text:p>
          </table:table-cell>
          <table:table-cell office:value-type="float" office:value="-0.208305103534" calcext:value-type="float">
            <text:p>-0,2083051035</text:p>
          </table:table-cell>
          <table:table-cell/>
          <table:table-cell table:formula="of:=[.A203]*[.B203]" office:value-type="float" office:value="1500" calcext:value-type="float">
            <text:p>1500</text:p>
          </table:table-cell>
          <table:table-cell table:formula="of:=[.A203]*[.B203]*[.B203]" office:value-type="float" office:value="75000" calcext:value-type="float">
            <text:p>75000</text:p>
          </table:table-cell>
          <table:table-cell table:formula="of:=[.A203]*[.A203]*[.B203]" office:value-type="float" office:value="45000" calcext:value-type="float">
            <text:p>45000</text:p>
          </table:table-cell>
          <table:table-cell table:formula="of:=SQRT([.H203])" office:value-type="float" office:value="212.132034355964" calcext:value-type="float">
            <text:p>212,132034356</text:p>
          </table:table-cell>
          <table:table-cell table:formula="of:=SQRT([.I203])" office:value-type="float" office:value="14.5647531512197" calcext:value-type="float">
            <text:p>14,5647531512</text:p>
          </table:table-cell>
          <table:table-cell table:number-columns-repeated="3"/>
          <table:table-cell office:value-type="float" office:value="5.6383377902" calcext:value-type="float">
            <text:p>5,63833779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.42763023127" calcext:value-type="float">
            <text:p>4,4276302313</text:p>
          </table:table-cell>
          <table:table-cell office:value-type="float" office:value="0.039198611699" calcext:value-type="float">
            <text:p>0,0391986117</text:p>
          </table:table-cell>
          <table:table-cell/>
          <table:table-cell table:formula="of:=[.A204]*[.B204]" office:value-type="float" office:value="2000" calcext:value-type="float">
            <text:p>2000</text:p>
          </table:table-cell>
          <table:table-cell table:formula="of:=[.A204]*[.B204]*[.B204]" office:value-type="float" office:value="100000" calcext:value-type="float">
            <text:p>100000</text:p>
          </table:table-cell>
          <table:table-cell table:formula="of:=[.A204]*[.A204]*[.B204]" office:value-type="float" office:value="80000" calcext:value-type="float">
            <text:p>80000</text:p>
          </table:table-cell>
          <table:table-cell table:formula="of:=SQRT([.H204])" office:value-type="float" office:value="282.842712474619" calcext:value-type="float">
            <text:p>282,8427124746</text:p>
          </table:table-cell>
          <table:table-cell table:formula="of:=SQRT([.I204])" office:value-type="float" office:value="16.8179283050743" calcext:value-type="float">
            <text:p>16,8179283051</text:p>
          </table:table-cell>
          <table:table-cell table:number-columns-repeated="3"/>
          <table:table-cell office:value-type="float" office:value="4.42763023127" calcext:value-type="float">
            <text:p>4,4276302313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3.85851608811" calcext:value-type="float">
            <text:p>3,8585160881</text:p>
          </table:table-cell>
          <table:table-cell office:value-type="float" office:value="-0.104995906363" calcext:value-type="float">
            <text:p>-0,1049959064</text:p>
          </table:table-cell>
          <table:table-cell/>
          <table:table-cell table:formula="of:=[.A205]*[.B205]" office:value-type="float" office:value="2500" calcext:value-type="float">
            <text:p>2500</text:p>
          </table:table-cell>
          <table:table-cell table:formula="of:=[.A205]*[.B205]*[.B205]" office:value-type="float" office:value="125000" calcext:value-type="float">
            <text:p>125000</text:p>
          </table:table-cell>
          <table:table-cell table:formula="of:=[.A205]*[.A205]*[.B205]" office:value-type="float" office:value="125000" calcext:value-type="float">
            <text:p>125000</text:p>
          </table:table-cell>
          <table:table-cell table:formula="of:=SQRT([.H205])" office:value-type="float" office:value="353.553390593274" calcext:value-type="float">
            <text:p>353,5533905933</text:p>
          </table:table-cell>
          <table:table-cell table:formula="of:=SQRT([.I205])" office:value-type="float" office:value="18.803015465432" calcext:value-type="float">
            <text:p>18,8030154654</text:p>
          </table:table-cell>
          <table:table-cell table:number-columns-repeated="3"/>
          <table:table-cell office:value-type="float" office:value="3.85851608811" calcext:value-type="float">
            <text:p>3,858516088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3.15064049812" calcext:value-type="float">
            <text:p>3,1506404981</text:p>
          </table:table-cell>
          <table:table-cell office:value-type="float" office:value="0.0895927157825" calcext:value-type="float">
            <text:p>0,0895927158</text:p>
          </table:table-cell>
          <table:table-cell/>
          <table:table-cell table:formula="of:=[.A206]*[.B206]" office:value-type="float" office:value="3000" calcext:value-type="float">
            <text:p>3000</text:p>
          </table:table-cell>
          <table:table-cell table:formula="of:=[.A206]*[.B206]*[.B206]" office:value-type="float" office:value="150000" calcext:value-type="float">
            <text:p>150000</text:p>
          </table:table-cell>
          <table:table-cell table:formula="of:=[.A206]*[.A206]*[.B206]" office:value-type="float" office:value="180000" calcext:value-type="float">
            <text:p>180000</text:p>
          </table:table-cell>
          <table:table-cell table:formula="of:=SQRT([.H206])" office:value-type="float" office:value="424.264068711929" calcext:value-type="float">
            <text:p>424,2640687119</text:p>
          </table:table-cell>
          <table:table-cell table:formula="of:=SQRT([.I206])" office:value-type="float" office:value="20.5976714390712" calcext:value-type="float">
            <text:p>20,5976714391</text:p>
          </table:table-cell>
          <table:table-cell table:number-columns-repeated="3"/>
          <table:table-cell office:value-type="float" office:value="3.15064049812" calcext:value-type="float">
            <text:p>3,150640498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.53733701693" calcext:value-type="float">
            <text:p>2,5373370169</text:p>
          </table:table-cell>
          <table:table-cell office:value-type="float" office:value="0.0155132046782" calcext:value-type="float">
            <text:p>0,0155132047</text:p>
          </table:table-cell>
          <table:table-cell/>
          <table:table-cell table:formula="of:=[.A207]*[.B207]" office:value-type="float" office:value="3750" calcext:value-type="float">
            <text:p>3750</text:p>
          </table:table-cell>
          <table:table-cell table:formula="of:=[.A207]*[.B207]*[.B207]" office:value-type="float" office:value="187500" calcext:value-type="float">
            <text:p>187500</text:p>
          </table:table-cell>
          <table:table-cell table:formula="of:=[.A207]*[.A207]*[.B207]" office:value-type="float" office:value="281250" calcext:value-type="float">
            <text:p>281250</text:p>
          </table:table-cell>
          <table:table-cell table:formula="of:=SQRT([.H207])" office:value-type="float" office:value="530.330085889911" calcext:value-type="float">
            <text:p>530,3300858899</text:p>
          </table:table-cell>
          <table:table-cell table:formula="of:=SQRT([.I207])" office:value-type="float" office:value="23.0288967579845" calcext:value-type="float">
            <text:p>23,028896758</text:p>
          </table:table-cell>
          <table:table-cell table:number-columns-repeated="3"/>
          <table:table-cell office:value-type="float" office:value="2.53733701693" calcext:value-type="float">
            <text:p>2,53733701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2.19825004387" calcext:value-type="float">
            <text:p>2,1982500439</text:p>
          </table:table-cell>
          <table:table-cell office:value-type="float" office:value="0.0412196994195" calcext:value-type="float">
            <text:p>0,0412196994</text:p>
          </table:table-cell>
          <table:table-cell/>
          <table:table-cell table:formula="of:=[.A208]*[.B208]" office:value-type="float" office:value="4500" calcext:value-type="float">
            <text:p>4500</text:p>
          </table:table-cell>
          <table:table-cell table:formula="of:=[.A208]*[.B208]*[.B208]" office:value-type="float" office:value="225000" calcext:value-type="float">
            <text:p>225000</text:p>
          </table:table-cell>
          <table:table-cell table:formula="of:=[.A208]*[.A208]*[.B208]" office:value-type="float" office:value="405000" calcext:value-type="float">
            <text:p>405000</text:p>
          </table:table-cell>
          <table:table-cell table:formula="of:=SQRT([.H208])" office:value-type="float" office:value="636.396103067893" calcext:value-type="float">
            <text:p>636,3961030679</text:p>
          </table:table-cell>
          <table:table-cell table:formula="of:=SQRT([.I208])" office:value-type="float" office:value="25.2268924576114" calcext:value-type="float">
            <text:p>25,2268924576</text:p>
          </table:table-cell>
          <table:table-cell table:number-columns-repeated="3"/>
          <table:table-cell office:value-type="float" office:value="2.19825004387" calcext:value-type="float">
            <text:p>2,198250043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.65047249631" calcext:value-type="float">
            <text:p>1,6504724963</text:p>
          </table:table-cell>
          <table:table-cell office:value-type="float" office:value="0.0208624244301" calcext:value-type="float">
            <text:p>0,0208624244</text:p>
          </table:table-cell>
          <table:table-cell/>
          <table:table-cell table:formula="of:=[.A209]*[.B209]" office:value-type="float" office:value="6000" calcext:value-type="float">
            <text:p>6000</text:p>
          </table:table-cell>
          <table:table-cell table:formula="of:=[.A209]*[.B209]*[.B209]" office:value-type="float" office:value="300000" calcext:value-type="float">
            <text:p>300000</text:p>
          </table:table-cell>
          <table:table-cell table:formula="of:=[.A209]*[.A209]*[.B209]" office:value-type="float" office:value="720000" calcext:value-type="float">
            <text:p>720000</text:p>
          </table:table-cell>
          <table:table-cell table:formula="of:=SQRT([.H209])" office:value-type="float" office:value="848.528137423857" calcext:value-type="float">
            <text:p>848,5281374239</text:p>
          </table:table-cell>
          <table:table-cell table:formula="of:=SQRT([.I209])" office:value-type="float" office:value="29.1295063024394" calcext:value-type="float">
            <text:p>29,1295063024</text:p>
          </table:table-cell>
          <table:table-cell table:number-columns-repeated="3"/>
          <table:table-cell office:value-type="float" office:value="1.65047249631" calcext:value-type="float">
            <text:p>1,65047249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.32669926509" calcext:value-type="float">
            <text:p>1,3266992651</text:p>
          </table:table-cell>
          <table:table-cell office:value-type="float" office:value="-0.0381521218478" calcext:value-type="float">
            <text:p>-0,0381521218</text:p>
          </table:table-cell>
          <table:table-cell/>
          <table:table-cell table:formula="of:=[.A210]*[.B210]" office:value-type="float" office:value="7500" calcext:value-type="float">
            <text:p>7500</text:p>
          </table:table-cell>
          <table:table-cell table:formula="of:=[.A210]*[.B210]*[.B210]" office:value-type="float" office:value="375000" calcext:value-type="float">
            <text:p>375000</text:p>
          </table:table-cell>
          <table:table-cell table:formula="of:=[.A210]*[.A210]*[.B210]" office:value-type="float" office:value="1125000" calcext:value-type="float">
            <text:p>1125000</text:p>
          </table:table-cell>
          <table:table-cell table:formula="of:=SQRT([.H210])" office:value-type="float" office:value="1060.66017177982" calcext:value-type="float">
            <text:p>1060,6601717798</text:p>
          </table:table-cell>
          <table:table-cell table:formula="of:=SQRT([.I210])" office:value-type="float" office:value="32.5677781216315" calcext:value-type="float">
            <text:p>32,5677781216</text:p>
          </table:table-cell>
          <table:table-cell table:number-columns-repeated="3"/>
          <table:table-cell office:value-type="float" office:value="1.32669926509" calcext:value-type="float">
            <text:p>1,326699265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float" office:value="1.10373058911" calcext:value-type="float">
            <text:p>1,1037305891</text:p>
          </table:table-cell>
          <table:table-cell office:value-type="float" office:value="-0.0399003619581" calcext:value-type="float">
            <text:p>-0,039900362</text:p>
          </table:table-cell>
          <table:table-cell/>
          <table:table-cell table:formula="of:=[.A211]*[.B211]" office:value-type="float" office:value="9000" calcext:value-type="float">
            <text:p>9000</text:p>
          </table:table-cell>
          <table:table-cell table:formula="of:=[.A211]*[.B211]*[.B211]" office:value-type="float" office:value="450000" calcext:value-type="float">
            <text:p>450000</text:p>
          </table:table-cell>
          <table:table-cell table:formula="of:=[.A211]*[.A211]*[.B211]" office:value-type="float" office:value="1620000" calcext:value-type="float">
            <text:p>1620000</text:p>
          </table:table-cell>
          <table:table-cell table:formula="of:=SQRT([.H211])" office:value-type="float" office:value="1272.79220613579" calcext:value-type="float">
            <text:p>1272,7922061358</text:p>
          </table:table-cell>
          <table:table-cell table:formula="of:=SQRT([.I211])" office:value-type="float" office:value="35.6762134500816" calcext:value-type="float">
            <text:p>35,6762134501</text:p>
          </table:table-cell>
          <table:table-cell table:number-columns-repeated="3"/>
          <table:table-cell office:value-type="float" office:value="1.10373058911" calcext:value-type="float">
            <text:p>1,1037305891</text:p>
          </table:table-cell>
        </table:table-row>
        <table:table-row table:style-name="ro1">
          <table:table-cell table:number-columns-repeated="5"/>
          <table:table-cell table:formula="of:=[.A212]*[.B212]" office:value-type="float" office:value="0" calcext:value-type="float">
            <text:p>0</text:p>
          </table:table-cell>
          <table:table-cell table:formula="of:=[.A212]*[.B212]*[.B212]" office:value-type="float" office:value="0" calcext:value-type="float">
            <text:p>0</text:p>
          </table:table-cell>
          <table:table-cell table:formula="of:=[.A212]*[.A212]*[.B212]" office:value-type="float" office:value="0" calcext:value-type="float">
            <text:p>0</text:p>
          </table:table-cell>
          <table:table-cell table:formula="of:=SQRT([.H212])" office:value-type="float" office:value="0" calcext:value-type="float">
            <text:p>0</text:p>
          </table:table-cell>
          <table:table-cell table:formula="of:=SQRT([.I21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9.98241816099" calcext:value-type="float">
            <text:p>9,982418161</text:p>
          </table:table-cell>
          <table:table-cell office:value-type="float" office:value="0.000100723039827" calcext:value-type="float">
            <text:p>0,000100723</text:p>
          </table:table-cell>
          <table:table-cell/>
          <table:table-cell table:formula="of:=[.A213]*[.B213]" office:value-type="float" office:value="60" calcext:value-type="float">
            <text:p>60</text:p>
          </table:table-cell>
          <table:table-cell table:formula="of:=[.A213]*[.B213]*[.B213]" office:value-type="float" office:value="3600" calcext:value-type="float">
            <text:p>3600</text:p>
          </table:table-cell>
          <table:table-cell table:formula="of:=[.A213]*[.A213]*[.B213]" office:value-type="float" office:value="60" calcext:value-type="float">
            <text:p>60</text:p>
          </table:table-cell>
          <table:table-cell table:formula="of:=SQRT([.H213])" office:value-type="float" office:value="7.74596669241483" calcext:value-type="float">
            <text:p>7,7459666924</text:p>
          </table:table-cell>
          <table:table-cell table:formula="of:=SQRT([.I213])" office:value-type="float" office:value="2.78315768371374" calcext:value-type="float">
            <text:p>2,7831576837</text:p>
          </table:table-cell>
          <table:table-cell table:number-columns-repeated="3"/>
          <table:table-cell office:value-type="float" office:value="9.98241816099" calcext:value-type="float">
            <text:p>9,9824181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9.94848186638" calcext:value-type="float">
            <text:p>9,9484818664</text:p>
          </table:table-cell>
          <table:table-cell office:value-type="float" office:value="-0.014307620727" calcext:value-type="float">
            <text:p>-0,0143076207</text:p>
          </table:table-cell>
          <table:table-cell/>
          <table:table-cell table:formula="of:=[.A214]*[.B214]" office:value-type="float" office:value="120" calcext:value-type="float">
            <text:p>120</text:p>
          </table:table-cell>
          <table:table-cell table:formula="of:=[.A214]*[.B214]*[.B214]" office:value-type="float" office:value="7200" calcext:value-type="float">
            <text:p>7200</text:p>
          </table:table-cell>
          <table:table-cell table:formula="of:=[.A214]*[.A214]*[.B214]" office:value-type="float" office:value="240" calcext:value-type="float">
            <text:p>240</text:p>
          </table:table-cell>
          <table:table-cell table:formula="of:=SQRT([.H214])" office:value-type="float" office:value="15.4919333848297" calcext:value-type="float">
            <text:p>15,4919333848</text:p>
          </table:table-cell>
          <table:table-cell table:formula="of:=SQRT([.I214])" office:value-type="float" office:value="3.93597934253086" calcext:value-type="float">
            <text:p>3,9359793425</text:p>
          </table:table-cell>
          <table:table-cell table:number-columns-repeated="3"/>
          <table:table-cell office:value-type="float" office:value="9.94848186638" calcext:value-type="float">
            <text:p>9,94848186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9.73283387993" calcext:value-type="float">
            <text:p>9,7328338799</text:p>
          </table:table-cell>
          <table:table-cell office:value-type="float" office:value="0.069844017217" calcext:value-type="float">
            <text:p>0,0698440172</text:p>
          </table:table-cell>
          <table:table-cell/>
          <table:table-cell table:formula="of:=[.A215]*[.B215]" office:value-type="float" office:value="240" calcext:value-type="float">
            <text:p>240</text:p>
          </table:table-cell>
          <table:table-cell table:formula="of:=[.A215]*[.B215]*[.B215]" office:value-type="float" office:value="14400" calcext:value-type="float">
            <text:p>14400</text:p>
          </table:table-cell>
          <table:table-cell table:formula="of:=[.A215]*[.A215]*[.B215]" office:value-type="float" office:value="960" calcext:value-type="float">
            <text:p>960</text:p>
          </table:table-cell>
          <table:table-cell table:formula="of:=SQRT([.H215])" office:value-type="float" office:value="30.9838667696593" calcext:value-type="float">
            <text:p>30,9838667697</text:p>
          </table:table-cell>
          <table:table-cell table:formula="of:=SQRT([.I215])" office:value-type="float" office:value="5.56631536742748" calcext:value-type="float">
            <text:p>5,5663153674</text:p>
          </table:table-cell>
          <table:table-cell table:number-columns-repeated="3"/>
          <table:table-cell office:value-type="float" office:value="9.73283387993" calcext:value-type="float">
            <text:p>9,73283387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.79040934736" calcext:value-type="float">
            <text:p>8,7904093474</text:p>
          </table:table-cell>
          <table:table-cell office:value-type="float" office:value="-0.152925933129" calcext:value-type="float">
            <text:p>-0,1529259331</text:p>
          </table:table-cell>
          <table:table-cell/>
          <table:table-cell table:formula="of:=[.A216]*[.B216]" office:value-type="float" office:value="600" calcext:value-type="float">
            <text:p>600</text:p>
          </table:table-cell>
          <table:table-cell table:formula="of:=[.A216]*[.B216]*[.B216]" office:value-type="float" office:value="36000" calcext:value-type="float">
            <text:p>36000</text:p>
          </table:table-cell>
          <table:table-cell table:formula="of:=[.A216]*[.A216]*[.B216]" office:value-type="float" office:value="6000" calcext:value-type="float">
            <text:p>6000</text:p>
          </table:table-cell>
          <table:table-cell table:formula="of:=SQRT([.H216])" office:value-type="float" office:value="77.4596669241483" calcext:value-type="float">
            <text:p>77,4596669241</text:p>
          </table:table-cell>
          <table:table-cell table:formula="of:=SQRT([.I216])" office:value-type="float" office:value="8.80111736793393" calcext:value-type="float">
            <text:p>8,8011173679</text:p>
          </table:table-cell>
          <table:table-cell table:number-columns-repeated="3"/>
          <table:table-cell office:value-type="float" office:value="8.79040934736" calcext:value-type="float">
            <text:p>8,79040934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.47675818666" calcext:value-type="float">
            <text:p>6,4767581867</text:p>
          </table:table-cell>
          <table:table-cell office:value-type="float" office:value="0.197214461627" calcext:value-type="float">
            <text:p>0,1972144616</text:p>
          </table:table-cell>
          <table:table-cell/>
          <table:table-cell table:formula="of:=[.A217]*[.B217]" office:value-type="float" office:value="1200" calcext:value-type="float">
            <text:p>1200</text:p>
          </table:table-cell>
          <table:table-cell table:formula="of:=[.A217]*[.B217]*[.B217]" office:value-type="float" office:value="72000" calcext:value-type="float">
            <text:p>72000</text:p>
          </table:table-cell>
          <table:table-cell table:formula="of:=[.A217]*[.A217]*[.B217]" office:value-type="float" office:value="24000" calcext:value-type="float">
            <text:p>24000</text:p>
          </table:table-cell>
          <table:table-cell table:formula="of:=SQRT([.H217])" office:value-type="float" office:value="154.919333848297" calcext:value-type="float">
            <text:p>154,9193338483</text:p>
          </table:table-cell>
          <table:table-cell table:formula="of:=SQRT([.I217])" office:value-type="float" office:value="12.4466595457696" calcext:value-type="float">
            <text:p>12,4466595458</text:p>
          </table:table-cell>
          <table:table-cell table:number-columns-repeated="3"/>
          <table:table-cell office:value-type="float" office:value="6.47675818666" calcext:value-type="float">
            <text:p>6,47675818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5.13463705074" calcext:value-type="float">
            <text:p>5,1346370507</text:p>
          </table:table-cell>
          <table:table-cell office:value-type="float" office:value="-0.168550468244" calcext:value-type="float">
            <text:p>-0,1685504682</text:p>
          </table:table-cell>
          <table:table-cell/>
          <table:table-cell table:formula="of:=[.A218]*[.B218]" office:value-type="float" office:value="1800" calcext:value-type="float">
            <text:p>1800</text:p>
          </table:table-cell>
          <table:table-cell table:formula="of:=[.A218]*[.B218]*[.B218]" office:value-type="float" office:value="108000" calcext:value-type="float">
            <text:p>108000</text:p>
          </table:table-cell>
          <table:table-cell table:formula="of:=[.A218]*[.A218]*[.B218]" office:value-type="float" office:value="54000" calcext:value-type="float">
            <text:p>54000</text:p>
          </table:table-cell>
          <table:table-cell table:formula="of:=SQRT([.H218])" office:value-type="float" office:value="232.379000772445" calcext:value-type="float">
            <text:p>232,3790007724</text:p>
          </table:table-cell>
          <table:table-cell table:formula="of:=SQRT([.I218])" office:value-type="float" office:value="15.2439824446384" calcext:value-type="float">
            <text:p>15,2439824446</text:p>
          </table:table-cell>
          <table:table-cell table:number-columns-repeated="3"/>
          <table:table-cell office:value-type="float" office:value="5.13463705074" calcext:value-type="float">
            <text:p>5,13463705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.0377596246" calcext:value-type="float">
            <text:p>4,0377596246</text:p>
          </table:table-cell>
          <table:table-cell office:value-type="float" office:value="0.220321683742" calcext:value-type="float">
            <text:p>0,2203216837</text:p>
          </table:table-cell>
          <table:table-cell/>
          <table:table-cell table:formula="of:=[.A219]*[.B219]" office:value-type="float" office:value="2400" calcext:value-type="float">
            <text:p>2400</text:p>
          </table:table-cell>
          <table:table-cell table:formula="of:=[.A219]*[.B219]*[.B219]" office:value-type="float" office:value="144000" calcext:value-type="float">
            <text:p>144000</text:p>
          </table:table-cell>
          <table:table-cell table:formula="of:=[.A219]*[.A219]*[.B219]" office:value-type="float" office:value="96000" calcext:value-type="float">
            <text:p>96000</text:p>
          </table:table-cell>
          <table:table-cell table:formula="of:=SQRT([.H219])" office:value-type="float" office:value="309.838667696593" calcext:value-type="float">
            <text:p>309,8386676966</text:p>
          </table:table-cell>
          <table:table-cell table:formula="of:=SQRT([.I219])" office:value-type="float" office:value="17.6022347358679" calcext:value-type="float">
            <text:p>17,6022347359</text:p>
          </table:table-cell>
          <table:table-cell table:number-columns-repeated="3"/>
          <table:table-cell office:value-type="float" office:value="4.0377596246" calcext:value-type="float">
            <text:p>4,03775962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.51561713653" calcext:value-type="float">
            <text:p>3,5156171365</text:p>
          </table:table-cell>
          <table:table-cell office:value-type="float" office:value="-0.0361257597708" calcext:value-type="float">
            <text:p>-0,0361257598</text:p>
          </table:table-cell>
          <table:table-cell/>
          <table:table-cell table:formula="of:=[.A220]*[.B220]" office:value-type="float" office:value="3000" calcext:value-type="float">
            <text:p>3000</text:p>
          </table:table-cell>
          <table:table-cell table:formula="of:=[.A220]*[.B220]*[.B220]" office:value-type="float" office:value="180000" calcext:value-type="float">
            <text:p>180000</text:p>
          </table:table-cell>
          <table:table-cell table:formula="of:=[.A220]*[.A220]*[.B220]" office:value-type="float" office:value="150000" calcext:value-type="float">
            <text:p>150000</text:p>
          </table:table-cell>
          <table:table-cell table:formula="of:=SQRT([.H220])" office:value-type="float" office:value="387.298334620742" calcext:value-type="float">
            <text:p>387,2983346207</text:p>
          </table:table-cell>
          <table:table-cell table:formula="of:=SQRT([.I220])" office:value-type="float" office:value="19.6798967126543" calcext:value-type="float">
            <text:p>19,6798967127</text:p>
          </table:table-cell>
          <table:table-cell table:number-columns-repeated="3"/>
          <table:table-cell office:value-type="float" office:value="3.51561713653" calcext:value-type="float">
            <text:p>3,5156171365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2.99302113464" calcext:value-type="float">
            <text:p>2,9930211346</text:p>
          </table:table-cell>
          <table:table-cell office:value-type="float" office:value="-0.0904173163511" calcext:value-type="float">
            <text:p>-0,0904173164</text:p>
          </table:table-cell>
          <table:table-cell/>
          <table:table-cell table:formula="of:=[.A221]*[.B221]" office:value-type="float" office:value="3600" calcext:value-type="float">
            <text:p>3600</text:p>
          </table:table-cell>
          <table:table-cell table:formula="of:=[.A221]*[.B221]*[.B221]" office:value-type="float" office:value="216000" calcext:value-type="float">
            <text:p>216000</text:p>
          </table:table-cell>
          <table:table-cell table:formula="of:=[.A221]*[.A221]*[.B221]" office:value-type="float" office:value="216000" calcext:value-type="float">
            <text:p>216000</text:p>
          </table:table-cell>
          <table:table-cell table:formula="of:=SQRT([.H221])" office:value-type="float" office:value="464.75800154489" calcext:value-type="float">
            <text:p>464,7580015449</text:p>
          </table:table-cell>
          <table:table-cell table:formula="of:=SQRT([.I221])" office:value-type="float" office:value="21.5582467177851" calcext:value-type="float">
            <text:p>21,5582467178</text:p>
          </table:table-cell>
          <table:table-cell table:number-columns-repeated="3"/>
          <table:table-cell office:value-type="float" office:value="2.99302113464" calcext:value-type="float">
            <text:p>2,993021134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2.40085018552" calcext:value-type="float">
            <text:p>2,4008501855</text:p>
          </table:table-cell>
          <table:table-cell office:value-type="float" office:value="0.0863505182612" calcext:value-type="float">
            <text:p>0,0863505183</text:p>
          </table:table-cell>
          <table:table-cell/>
          <table:table-cell table:formula="of:=[.A222]*[.B222]" office:value-type="float" office:value="4500" calcext:value-type="float">
            <text:p>4500</text:p>
          </table:table-cell>
          <table:table-cell table:formula="of:=[.A222]*[.B222]*[.B222]" office:value-type="float" office:value="270000" calcext:value-type="float">
            <text:p>270000</text:p>
          </table:table-cell>
          <table:table-cell table:formula="of:=[.A222]*[.A222]*[.B222]" office:value-type="float" office:value="337500" calcext:value-type="float">
            <text:p>337500</text:p>
          </table:table-cell>
          <table:table-cell table:formula="of:=SQRT([.H222])" office:value-type="float" office:value="580.947501931113" calcext:value-type="float">
            <text:p>580,9475019311</text:p>
          </table:table-cell>
          <table:table-cell table:formula="of:=SQRT([.I222])" office:value-type="float" office:value="24.1028525683396" calcext:value-type="float">
            <text:p>24,1028525683</text:p>
          </table:table-cell>
          <table:table-cell table:number-columns-repeated="3"/>
          <table:table-cell office:value-type="float" office:value="2.40085018552" calcext:value-type="float">
            <text:p>2,40085018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.01405041494" calcext:value-type="float">
            <text:p>2,0140504149</text:p>
          </table:table-cell>
          <table:table-cell office:value-type="float" office:value="-0.0710534433684" calcext:value-type="float">
            <text:p>-0,0710534434</text:p>
          </table:table-cell>
          <table:table-cell/>
          <table:table-cell table:formula="of:=[.A223]*[.B223]" office:value-type="float" office:value="5400" calcext:value-type="float">
            <text:p>5400</text:p>
          </table:table-cell>
          <table:table-cell table:formula="of:=[.A223]*[.B223]*[.B223]" office:value-type="float" office:value="324000" calcext:value-type="float">
            <text:p>324000</text:p>
          </table:table-cell>
          <table:table-cell table:formula="of:=[.A223]*[.A223]*[.B223]" office:value-type="float" office:value="486000" calcext:value-type="float">
            <text:p>486000</text:p>
          </table:table-cell>
          <table:table-cell table:formula="of:=SQRT([.H223])" office:value-type="float" office:value="697.137002317335" calcext:value-type="float">
            <text:p>697,1370023173</text:p>
          </table:table-cell>
          <table:table-cell table:formula="of:=SQRT([.I223])" office:value-type="float" office:value="26.4033521038018" calcext:value-type="float">
            <text:p>26,4033521038</text:p>
          </table:table-cell>
          <table:table-cell table:number-columns-repeated="3"/>
          <table:table-cell office:value-type="float" office:value="2.01405041494" calcext:value-type="float">
            <text:p>2,014050414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1.5493417474" calcext:value-type="float">
            <text:p>1,5493417474</text:p>
          </table:table-cell>
          <table:table-cell office:value-type="float" office:value="-0.0535743103071" calcext:value-type="float">
            <text:p>-0,0535743103</text:p>
          </table:table-cell>
          <table:table-cell/>
          <table:table-cell table:formula="of:=[.A224]*[.B224]" office:value-type="float" office:value="7200" calcext:value-type="float">
            <text:p>7200</text:p>
          </table:table-cell>
          <table:table-cell table:formula="of:=[.A224]*[.B224]*[.B224]" office:value-type="float" office:value="432000" calcext:value-type="float">
            <text:p>432000</text:p>
          </table:table-cell>
          <table:table-cell table:formula="of:=[.A224]*[.A224]*[.B224]" office:value-type="float" office:value="864000" calcext:value-type="float">
            <text:p>864000</text:p>
          </table:table-cell>
          <table:table-cell table:formula="of:=SQRT([.H224])" office:value-type="float" office:value="929.51600308978" calcext:value-type="float">
            <text:p>929,5160030898</text:p>
          </table:table-cell>
          <table:table-cell table:formula="of:=SQRT([.I224])" office:value-type="float" office:value="30.4879648892769" calcext:value-type="float">
            <text:p>30,4879648893</text:p>
          </table:table-cell>
          <table:table-cell table:number-columns-repeated="3"/>
          <table:table-cell office:value-type="float" office:value="1.5493417474" calcext:value-type="float">
            <text:p>1,54934174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1.13662449181" calcext:value-type="float">
            <text:p>1,1366244918</text:p>
          </table:table-cell>
          <table:table-cell office:value-type="float" office:value="0.0547712517685" calcext:value-type="float">
            <text:p>0,0547712518</text:p>
          </table:table-cell>
          <table:table-cell/>
          <table:table-cell table:formula="of:=[.A225]*[.B225]" office:value-type="float" office:value="9000" calcext:value-type="float">
            <text:p>9000</text:p>
          </table:table-cell>
          <table:table-cell table:formula="of:=[.A225]*[.B225]*[.B225]" office:value-type="float" office:value="540000" calcext:value-type="float">
            <text:p>540000</text:p>
          </table:table-cell>
          <table:table-cell table:formula="of:=[.A225]*[.A225]*[.B225]" office:value-type="float" office:value="1350000" calcext:value-type="float">
            <text:p>1350000</text:p>
          </table:table-cell>
          <table:table-cell table:formula="of:=SQRT([.H225])" office:value-type="float" office:value="1161.89500386223" calcext:value-type="float">
            <text:p>1161,8950038622</text:p>
          </table:table-cell>
          <table:table-cell table:formula="of:=SQRT([.I225])" office:value-type="float" office:value="34.086580994025" calcext:value-type="float">
            <text:p>34,086580994</text:p>
          </table:table-cell>
          <table:table-cell table:number-columns-repeated="3"/>
          <table:table-cell office:value-type="float" office:value="1.13662449181" calcext:value-type="float">
            <text:p>1,13662449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1.00519820118" calcext:value-type="float">
            <text:p>1,0051982012</text:p>
          </table:table-cell>
          <table:table-cell office:value-type="float" office:value="-0.0299150776859" calcext:value-type="float">
            <text:p>-0,0299150777</text:p>
          </table:table-cell>
          <table:table-cell/>
          <table:table-cell table:formula="of:=[.A226]*[.B226]" office:value-type="float" office:value="10800" calcext:value-type="float">
            <text:p>10800</text:p>
          </table:table-cell>
          <table:table-cell table:formula="of:=[.A226]*[.B226]*[.B226]" office:value-type="float" office:value="648000" calcext:value-type="float">
            <text:p>648000</text:p>
          </table:table-cell>
          <table:table-cell table:formula="of:=[.A226]*[.A226]*[.B226]" office:value-type="float" office:value="1944000" calcext:value-type="float">
            <text:p>1944000</text:p>
          </table:table-cell>
          <table:table-cell table:formula="of:=SQRT([.H226])" office:value-type="float" office:value="1394.27400463467" calcext:value-type="float">
            <text:p>1394,2740046347</text:p>
          </table:table-cell>
          <table:table-cell table:formula="of:=SQRT([.I226])" office:value-type="float" office:value="37.3399786373087" calcext:value-type="float">
            <text:p>37,3399786373</text:p>
          </table:table-cell>
          <table:table-cell table:number-columns-repeated="3"/>
          <table:table-cell office:value-type="float" office:value="1.00519820118" calcext:value-type="float">
            <text:p>1,0051982012</text:p>
          </table:table-cell>
        </table:table-row>
        <table:table-row table:style-name="ro1">
          <table:table-cell table:number-columns-repeated="5"/>
          <table:table-cell table:formula="of:=[.A227]*[.B227]" office:value-type="float" office:value="0" calcext:value-type="float">
            <text:p>0</text:p>
          </table:table-cell>
          <table:table-cell table:formula="of:=[.A227]*[.B227]*[.B227]" office:value-type="float" office:value="0" calcext:value-type="float">
            <text:p>0</text:p>
          </table:table-cell>
          <table:table-cell table:formula="of:=[.A227]*[.A227]*[.B227]" office:value-type="float" office:value="0" calcext:value-type="float">
            <text:p>0</text:p>
          </table:table-cell>
          <table:table-cell table:formula="of:=SQRT([.H227])" office:value-type="float" office:value="0" calcext:value-type="float">
            <text:p>0</text:p>
          </table:table-cell>
          <table:table-cell table:formula="of:=SQRT([.I22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.98243972897" calcext:value-type="float">
            <text:p>9,982439729</text:p>
          </table:table-cell>
          <table:table-cell office:value-type="float" office:value="-0.00238859314985" calcext:value-type="float">
            <text:p>-0,0023885931</text:p>
          </table:table-cell>
          <table:table-cell/>
          <table:table-cell table:formula="of:=[.A228]*[.B228]" office:value-type="float" office:value="75" calcext:value-type="float">
            <text:p>75</text:p>
          </table:table-cell>
          <table:table-cell table:formula="of:=[.A228]*[.B228]*[.B228]" office:value-type="float" office:value="5625" calcext:value-type="float">
            <text:p>5625</text:p>
          </table:table-cell>
          <table:table-cell table:formula="of:=[.A228]*[.A228]*[.B228]" office:value-type="float" office:value="75" calcext:value-type="float">
            <text:p>75</text:p>
          </table:table-cell>
          <table:table-cell table:formula="of:=SQRT([.H228])" office:value-type="float" office:value="8.66025403784439" calcext:value-type="float">
            <text:p>8,6602540378</text:p>
          </table:table-cell>
          <table:table-cell table:formula="of:=SQRT([.I228])" office:value-type="float" office:value="2.94283095638271" calcext:value-type="float">
            <text:p>2,9428309564</text:p>
          </table:table-cell>
          <table:table-cell table:number-columns-repeated="3"/>
          <table:table-cell office:value-type="float" office:value="9.98243972897" calcext:value-type="float">
            <text:p>9,9824397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9.93248315527" calcext:value-type="float">
            <text:p>9,9324831553</text:p>
          </table:table-cell>
          <table:table-cell office:value-type="float" office:value="-0.00645357591427" calcext:value-type="float">
            <text:p>-0,0064535759</text:p>
          </table:table-cell>
          <table:table-cell/>
          <table:table-cell table:formula="of:=[.A229]*[.B229]" office:value-type="float" office:value="150" calcext:value-type="float">
            <text:p>150</text:p>
          </table:table-cell>
          <table:table-cell table:formula="of:=[.A229]*[.B229]*[.B229]" office:value-type="float" office:value="11250" calcext:value-type="float">
            <text:p>11250</text:p>
          </table:table-cell>
          <table:table-cell table:formula="of:=[.A229]*[.A229]*[.B229]" office:value-type="float" office:value="300" calcext:value-type="float">
            <text:p>300</text:p>
          </table:table-cell>
          <table:table-cell table:formula="of:=SQRT([.H229])" office:value-type="float" office:value="17.3205080756888" calcext:value-type="float">
            <text:p>17,3205080757</text:p>
          </table:table-cell>
          <table:table-cell table:formula="of:=SQRT([.I229])" office:value-type="float" office:value="4.16179145028782" calcext:value-type="float">
            <text:p>4,1617914503</text:p>
          </table:table-cell>
          <table:table-cell table:number-columns-repeated="3"/>
          <table:table-cell office:value-type="float" office:value="9.93248315527" calcext:value-type="float">
            <text:p>9,93248315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9.74151280627" calcext:value-type="float">
            <text:p>9,7415128063</text:p>
          </table:table-cell>
          <table:table-cell office:value-type="float" office:value="0.00443039359511" calcext:value-type="float">
            <text:p>0,0044303936</text:p>
          </table:table-cell>
          <table:table-cell/>
          <table:table-cell table:formula="of:=[.A230]*[.B230]" office:value-type="float" office:value="300" calcext:value-type="float">
            <text:p>300</text:p>
          </table:table-cell>
          <table:table-cell table:formula="of:=[.A230]*[.B230]*[.B230]" office:value-type="float" office:value="22500" calcext:value-type="float">
            <text:p>22500</text:p>
          </table:table-cell>
          <table:table-cell table:formula="of:=[.A230]*[.A230]*[.B230]" office:value-type="float" office:value="1200" calcext:value-type="float">
            <text:p>1200</text:p>
          </table:table-cell>
          <table:table-cell table:formula="of:=SQRT([.H230])" office:value-type="float" office:value="34.6410161513775" calcext:value-type="float">
            <text:p>34,6410161514</text:p>
          </table:table-cell>
          <table:table-cell table:formula="of:=SQRT([.I230])" office:value-type="float" office:value="5.88566191276542" calcext:value-type="float">
            <text:p>5,8856619128</text:p>
          </table:table-cell>
          <table:table-cell table:number-columns-repeated="3"/>
          <table:table-cell office:value-type="float" office:value="9.74151280627" calcext:value-type="float">
            <text:p>9,74151280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8.51020102302" calcext:value-type="float">
            <text:p>8,510201023</text:p>
          </table:table-cell>
          <table:table-cell office:value-type="float" office:value="-0.00948783013832" calcext:value-type="float">
            <text:p>-0,0094878301</text:p>
          </table:table-cell>
          <table:table-cell/>
          <table:table-cell table:formula="of:=[.A231]*[.B231]" office:value-type="float" office:value="750" calcext:value-type="float">
            <text:p>750</text:p>
          </table:table-cell>
          <table:table-cell table:formula="of:=[.A231]*[.B231]*[.B231]" office:value-type="float" office:value="56250" calcext:value-type="float">
            <text:p>56250</text:p>
          </table:table-cell>
          <table:table-cell table:formula="of:=[.A231]*[.A231]*[.B231]" office:value-type="float" office:value="7500" calcext:value-type="float">
            <text:p>7500</text:p>
          </table:table-cell>
          <table:table-cell table:formula="of:=SQRT([.H231])" office:value-type="float" office:value="86.6025403784439" calcext:value-type="float">
            <text:p>86,6025403784</text:p>
          </table:table-cell>
          <table:table-cell table:formula="of:=SQRT([.I231])" office:value-type="float" office:value="9.306048591021" calcext:value-type="float">
            <text:p>9,306048591</text:p>
          </table:table-cell>
          <table:table-cell table:number-columns-repeated="3"/>
          <table:table-cell office:value-type="float" office:value="8.51020102302" calcext:value-type="float">
            <text:p>8,5102010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5.99719714172" calcext:value-type="float">
            <text:p>5,9971971417</text:p>
          </table:table-cell>
          <table:table-cell office:value-type="float" office:value="0.351899788929" calcext:value-type="float">
            <text:p>0,3518997889</text:p>
          </table:table-cell>
          <table:table-cell/>
          <table:table-cell table:formula="of:=[.A232]*[.B232]" office:value-type="float" office:value="1500" calcext:value-type="float">
            <text:p>1500</text:p>
          </table:table-cell>
          <table:table-cell table:formula="of:=[.A232]*[.B232]*[.B232]" office:value-type="float" office:value="112500" calcext:value-type="float">
            <text:p>112500</text:p>
          </table:table-cell>
          <table:table-cell table:formula="of:=[.A232]*[.A232]*[.B232]" office:value-type="float" office:value="30000" calcext:value-type="float">
            <text:p>30000</text:p>
          </table:table-cell>
          <table:table-cell table:formula="of:=SQRT([.H232])" office:value-type="float" office:value="173.205080756888" calcext:value-type="float">
            <text:p>173,2050807569</text:p>
          </table:table-cell>
          <table:table-cell table:formula="of:=SQRT([.I232])" office:value-type="float" office:value="13.1607401295249" calcext:value-type="float">
            <text:p>13,1607401295</text:p>
          </table:table-cell>
          <table:table-cell table:number-columns-repeated="3"/>
          <table:table-cell office:value-type="float" office:value="5.99719714172" calcext:value-type="float">
            <text:p>5,99719714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4.68399681129" calcext:value-type="float">
            <text:p>4,6839968113</text:p>
          </table:table-cell>
          <table:table-cell office:value-type="float" office:value="0.110113452986" calcext:value-type="float">
            <text:p>0,110113453</text:p>
          </table:table-cell>
          <table:table-cell/>
          <table:table-cell table:formula="of:=[.A233]*[.B233]" office:value-type="float" office:value="2250" calcext:value-type="float">
            <text:p>2250</text:p>
          </table:table-cell>
          <table:table-cell table:formula="of:=[.A233]*[.B233]*[.B233]" office:value-type="float" office:value="168750" calcext:value-type="float">
            <text:p>168750</text:p>
          </table:table-cell>
          <table:table-cell table:formula="of:=[.A233]*[.A233]*[.B233]" office:value-type="float" office:value="67500" calcext:value-type="float">
            <text:p>67500</text:p>
          </table:table-cell>
          <table:table-cell table:formula="of:=SQRT([.H233])" office:value-type="float" office:value="259.807621135332" calcext:value-type="float">
            <text:p>259,8076211353</text:p>
          </table:table-cell>
          <table:table-cell table:formula="of:=SQRT([.I233])" office:value-type="float" office:value="16.1185489773531" calcext:value-type="float">
            <text:p>16,1185489774</text:p>
          </table:table-cell>
          <table:table-cell table:number-columns-repeated="3"/>
          <table:table-cell office:value-type="float" office:value="4.68399681129" calcext:value-type="float">
            <text:p>4,68399681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3.83335560851" calcext:value-type="float">
            <text:p>3,8333556085</text:p>
          </table:table-cell>
          <table:table-cell office:value-type="float" office:value="-0.069293148431" calcext:value-type="float">
            <text:p>-0,0692931484</text:p>
          </table:table-cell>
          <table:table-cell/>
          <table:table-cell table:formula="of:=[.A234]*[.B234]" office:value-type="float" office:value="3000" calcext:value-type="float">
            <text:p>3000</text:p>
          </table:table-cell>
          <table:table-cell table:formula="of:=[.A234]*[.B234]*[.B234]" office:value-type="float" office:value="225000" calcext:value-type="float">
            <text:p>225000</text:p>
          </table:table-cell>
          <table:table-cell table:formula="of:=[.A234]*[.A234]*[.B234]" office:value-type="float" office:value="120000" calcext:value-type="float">
            <text:p>120000</text:p>
          </table:table-cell>
          <table:table-cell table:formula="of:=SQRT([.H234])" office:value-type="float" office:value="346.410161513775" calcext:value-type="float">
            <text:p>346,4101615138</text:p>
          </table:table-cell>
          <table:table-cell table:formula="of:=SQRT([.I234])" office:value-type="float" office:value="18.612097182042" calcext:value-type="float">
            <text:p>18,612097182</text:p>
          </table:table-cell>
          <table:table-cell table:number-columns-repeated="3"/>
          <table:table-cell office:value-type="float" office:value="3.83335560851" calcext:value-type="float">
            <text:p>3,83335560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.19052386988" calcext:value-type="float">
            <text:p>3,1905238699</text:p>
          </table:table-cell>
          <table:table-cell office:value-type="float" office:value="-0.028384547889" calcext:value-type="float">
            <text:p>-0,0283845479</text:p>
          </table:table-cell>
          <table:table-cell/>
          <table:table-cell table:formula="of:=[.A235]*[.B235]" office:value-type="float" office:value="3750" calcext:value-type="float">
            <text:p>3750</text:p>
          </table:table-cell>
          <table:table-cell table:formula="of:=[.A235]*[.B235]*[.B235]" office:value-type="float" office:value="281250" calcext:value-type="float">
            <text:p>281250</text:p>
          </table:table-cell>
          <table:table-cell table:formula="of:=[.A235]*[.A235]*[.B235]" office:value-type="float" office:value="187500" calcext:value-type="float">
            <text:p>187500</text:p>
          </table:table-cell>
          <table:table-cell table:formula="of:=SQRT([.H235])" office:value-type="float" office:value="433.012701892219" calcext:value-type="float">
            <text:p>433,0127018922</text:p>
          </table:table-cell>
          <table:table-cell table:formula="of:=SQRT([.I235])" office:value-type="float" office:value="20.8089572514391" calcext:value-type="float">
            <text:p>20,8089572514</text:p>
          </table:table-cell>
          <table:table-cell table:number-columns-repeated="3"/>
          <table:table-cell office:value-type="float" office:value="3.19052386988" calcext:value-type="float">
            <text:p>3,19052386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.56068847983" calcext:value-type="float">
            <text:p>2,5606884798</text:p>
          </table:table-cell>
          <table:table-cell office:value-type="float" office:value="0.137235688967" calcext:value-type="float">
            <text:p>0,137235689</text:p>
          </table:table-cell>
          <table:table-cell/>
          <table:table-cell table:formula="of:=[.A236]*[.B236]" office:value-type="float" office:value="4500" calcext:value-type="float">
            <text:p>4500</text:p>
          </table:table-cell>
          <table:table-cell table:formula="of:=[.A236]*[.B236]*[.B236]" office:value-type="float" office:value="337500" calcext:value-type="float">
            <text:p>337500</text:p>
          </table:table-cell>
          <table:table-cell table:formula="of:=[.A236]*[.A236]*[.B236]" office:value-type="float" office:value="270000" calcext:value-type="float">
            <text:p>270000</text:p>
          </table:table-cell>
          <table:table-cell table:formula="of:=SQRT([.H236])" office:value-type="float" office:value="519.615242270663" calcext:value-type="float">
            <text:p>519,6152422707</text:p>
          </table:table-cell>
          <table:table-cell table:formula="of:=SQRT([.I236])" office:value-type="float" office:value="22.7950705695478" calcext:value-type="float">
            <text:p>22,7950705695</text:p>
          </table:table-cell>
          <table:table-cell table:number-columns-repeated="3"/>
          <table:table-cell office:value-type="float" office:value="2.56068847983" calcext:value-type="float">
            <text:p>2,5606884798</text:p>
          </table:table-cell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2.28847565818" calcext:value-type="float">
            <text:p>2,2884756582</text:p>
          </table:table-cell>
          <table:table-cell office:value-type="float" office:value="-0.0951757575743" calcext:value-type="float">
            <text:p>-0,0951757576</text:p>
          </table:table-cell>
          <table:table-cell/>
          <table:table-cell table:formula="of:=[.A237]*[.B237]" office:value-type="float" office:value="5625" calcext:value-type="float">
            <text:p>5625</text:p>
          </table:table-cell>
          <table:table-cell table:formula="of:=[.A237]*[.B237]*[.B237]" office:value-type="float" office:value="421875" calcext:value-type="float">
            <text:p>421875</text:p>
          </table:table-cell>
          <table:table-cell table:formula="of:=[.A237]*[.A237]*[.B237]" office:value-type="float" office:value="421875" calcext:value-type="float">
            <text:p>421875</text:p>
          </table:table-cell>
          <table:table-cell table:formula="of:=SQRT([.H237])" office:value-type="float" office:value="649.519052838329" calcext:value-type="float">
            <text:p>649,5190528383</text:p>
          </table:table-cell>
          <table:table-cell table:formula="of:=SQRT([.I237])" office:value-type="float" office:value="25.4856636727068" calcext:value-type="float">
            <text:p>25,4856636727</text:p>
          </table:table-cell>
          <table:table-cell table:number-columns-repeated="3"/>
          <table:table-cell office:value-type="float" office:value="2.28847565818" calcext:value-type="float">
            <text:p>2,288475658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.77801672593" calcext:value-type="float">
            <text:p>1,7780167259</text:p>
          </table:table-cell>
          <table:table-cell office:value-type="float" office:value="0.0536005100191" calcext:value-type="float">
            <text:p>0,05360051</text:p>
          </table:table-cell>
          <table:table-cell/>
          <table:table-cell table:formula="of:=[.A238]*[.B238]" office:value-type="float" office:value="6750" calcext:value-type="float">
            <text:p>6750</text:p>
          </table:table-cell>
          <table:table-cell table:formula="of:=[.A238]*[.B238]*[.B238]" office:value-type="float" office:value="506250" calcext:value-type="float">
            <text:p>506250</text:p>
          </table:table-cell>
          <table:table-cell table:formula="of:=[.A238]*[.A238]*[.B238]" office:value-type="float" office:value="607500" calcext:value-type="float">
            <text:p>607500</text:p>
          </table:table-cell>
          <table:table-cell table:formula="of:=SQRT([.H238])" office:value-type="float" office:value="779.422863405995" calcext:value-type="float">
            <text:p>779,422863406</text:p>
          </table:table-cell>
          <table:table-cell table:formula="of:=SQRT([.I238])" office:value-type="float" office:value="27.918145773063" calcext:value-type="float">
            <text:p>27,9181457731</text:p>
          </table:table-cell>
          <table:table-cell table:number-columns-repeated="3"/>
          <table:table-cell office:value-type="float" office:value="1.77801672593" calcext:value-type="float">
            <text:p>1,778016725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.37811471144" calcext:value-type="float">
            <text:p>1,3781147114</text:p>
          </table:table-cell>
          <table:table-cell office:value-type="float" office:value="-0.00484505719327" calcext:value-type="float">
            <text:p>-0,0048450572</text:p>
          </table:table-cell>
          <table:table-cell/>
          <table:table-cell table:formula="of:=[.A239]*[.B239]" office:value-type="float" office:value="9000" calcext:value-type="float">
            <text:p>9000</text:p>
          </table:table-cell>
          <table:table-cell table:formula="of:=[.A239]*[.B239]*[.B239]" office:value-type="float" office:value="675000" calcext:value-type="float">
            <text:p>675000</text:p>
          </table:table-cell>
          <table:table-cell table:formula="of:=[.A239]*[.A239]*[.B239]" office:value-type="float" office:value="1080000" calcext:value-type="float">
            <text:p>1080000</text:p>
          </table:table-cell>
          <table:table-cell table:formula="of:=SQRT([.H239])" office:value-type="float" office:value="1039.23048454133" calcext:value-type="float">
            <text:p>1039,2304845413</text:p>
          </table:table-cell>
          <table:table-cell table:formula="of:=SQRT([.I239])" office:value-type="float" office:value="32.2370979547063" calcext:value-type="float">
            <text:p>32,2370979547</text:p>
          </table:table-cell>
          <table:table-cell table:number-columns-repeated="3"/>
          <table:table-cell office:value-type="float" office:value="1.37811471144" calcext:value-type="float">
            <text:p>1,37811471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office:value-type="float" office:value="1.06043300434" calcext:value-type="float">
            <text:p>1,0604330043</text:p>
          </table:table-cell>
          <table:table-cell office:value-type="float" office:value="0.0363707312606" calcext:value-type="float">
            <text:p>0,0363707313</text:p>
          </table:table-cell>
          <table:table-cell/>
          <table:table-cell table:formula="of:=[.A240]*[.B240]" office:value-type="float" office:value="11250" calcext:value-type="float">
            <text:p>11250</text:p>
          </table:table-cell>
          <table:table-cell table:formula="of:=[.A240]*[.B240]*[.B240]" office:value-type="float" office:value="843750" calcext:value-type="float">
            <text:p>843750</text:p>
          </table:table-cell>
          <table:table-cell table:formula="of:=[.A240]*[.A240]*[.B240]" office:value-type="float" office:value="1687500" calcext:value-type="float">
            <text:p>1687500</text:p>
          </table:table-cell>
          <table:table-cell table:formula="of:=SQRT([.H240])" office:value-type="float" office:value="1299.03810567666" calcext:value-type="float">
            <text:p>1299,0381056767</text:p>
          </table:table-cell>
          <table:table-cell table:formula="of:=SQRT([.I240])" office:value-type="float" office:value="36.0421712120213" calcext:value-type="float">
            <text:p>36,042171212</text:p>
          </table:table-cell>
          <table:table-cell table:number-columns-repeated="3"/>
          <table:table-cell office:value-type="float" office:value="1.06043300434" calcext:value-type="float">
            <text:p>1,060433004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0.911423509282" calcext:value-type="float">
            <text:p>0,9114235093</text:p>
          </table:table-cell>
          <table:table-cell office:value-type="float" office:value="-0.015207236772" calcext:value-type="float">
            <text:p>-0,0152072368</text:p>
          </table:table-cell>
          <table:table-cell/>
          <table:table-cell table:formula="of:=[.A241]*[.B241]" office:value-type="float" office:value="13500" calcext:value-type="float">
            <text:p>13500</text:p>
          </table:table-cell>
          <table:table-cell table:formula="of:=[.A241]*[.B241]*[.B241]" office:value-type="float" office:value="1012500" calcext:value-type="float">
            <text:p>1012500</text:p>
          </table:table-cell>
          <table:table-cell table:formula="of:=[.A241]*[.A241]*[.B241]" office:value-type="float" office:value="2430000" calcext:value-type="float">
            <text:p>2430000</text:p>
          </table:table-cell>
          <table:table-cell table:formula="of:=SQRT([.H241])" office:value-type="float" office:value="1558.84572681199" calcext:value-type="float">
            <text:p>1558,845726812</text:p>
          </table:table-cell>
          <table:table-cell table:formula="of:=SQRT([.I241])" office:value-type="float" office:value="39.4822203885748" calcext:value-type="float">
            <text:p>39,4822203886</text:p>
          </table:table-cell>
          <table:table-cell table:number-columns-repeated="3"/>
          <table:table-cell office:value-type="float" office:value="0.911423509282" calcext:value-type="float">
            <text:p>0,9114235093</text:p>
          </table:table-cell>
        </table:table-row>
        <table:table-row table:style-name="ro1">
          <table:table-cell table:number-columns-repeated="5"/>
          <table:table-cell table:formula="of:=[.A242]*[.B242]" office:value-type="float" office:value="0" calcext:value-type="float">
            <text:p>0</text:p>
          </table:table-cell>
          <table:table-cell table:formula="of:=[.A242]*[.B242]*[.B242]" office:value-type="float" office:value="0" calcext:value-type="float">
            <text:p>0</text:p>
          </table:table-cell>
          <table:table-cell table:formula="of:=[.A242]*[.A242]*[.B242]" office:value-type="float" office:value="0" calcext:value-type="float">
            <text:p>0</text:p>
          </table:table-cell>
          <table:table-cell table:formula="of:=SQRT([.H242])" office:value-type="float" office:value="0" calcext:value-type="float">
            <text:p>0</text:p>
          </table:table-cell>
          <table:table-cell table:formula="of:=SQRT([.I24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9.97386609989" calcext:value-type="float">
            <text:p>9,9738660999</text:p>
          </table:table-cell>
          <table:table-cell office:value-type="float" office:value="0.00407594988972" calcext:value-type="float">
            <text:p>0,0040759499</text:p>
          </table:table-cell>
          <table:table-cell/>
          <table:table-cell table:formula="of:=[.A243]*[.B243]" office:value-type="float" office:value="90" calcext:value-type="float">
            <text:p>90</text:p>
          </table:table-cell>
          <table:table-cell table:formula="of:=[.A243]*[.B243]*[.B243]" office:value-type="float" office:value="8100" calcext:value-type="float">
            <text:p>8100</text:p>
          </table:table-cell>
          <table:table-cell table:formula="of:=[.A243]*[.A243]*[.B243]" office:value-type="float" office:value="90" calcext:value-type="float">
            <text:p>90</text:p>
          </table:table-cell>
          <table:table-cell table:formula="of:=SQRT([.H243])" office:value-type="float" office:value="9.48683298050514" calcext:value-type="float">
            <text:p>9,4868329805</text:p>
          </table:table-cell>
          <table:table-cell table:formula="of:=SQRT([.I243])" office:value-type="float" office:value="3.08007028824102" calcext:value-type="float">
            <text:p>3,0800702882</text:p>
          </table:table-cell>
          <table:table-cell table:number-columns-repeated="3"/>
          <table:table-cell office:value-type="float" office:value="9.97386609989" calcext:value-type="float">
            <text:p>9,9738660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9.93035458686" calcext:value-type="float">
            <text:p>9,9303545869</text:p>
          </table:table-cell>
          <table:table-cell office:value-type="float" office:value="-0.0168207401386" calcext:value-type="float">
            <text:p>-0,0168207401</text:p>
          </table:table-cell>
          <table:table-cell/>
          <table:table-cell table:formula="of:=[.A244]*[.B244]" office:value-type="float" office:value="180" calcext:value-type="float">
            <text:p>180</text:p>
          </table:table-cell>
          <table:table-cell table:formula="of:=[.A244]*[.B244]*[.B244]" office:value-type="float" office:value="16200" calcext:value-type="float">
            <text:p>16200</text:p>
          </table:table-cell>
          <table:table-cell table:formula="of:=[.A244]*[.A244]*[.B244]" office:value-type="float" office:value="360" calcext:value-type="float">
            <text:p>360</text:p>
          </table:table-cell>
          <table:table-cell table:formula="of:=SQRT([.H244])" office:value-type="float" office:value="18.9736659610103" calcext:value-type="float">
            <text:p>18,973665961</text:p>
          </table:table-cell>
          <table:table-cell table:formula="of:=SQRT([.I244])" office:value-type="float" office:value="4.35587717469286" calcext:value-type="float">
            <text:p>4,3558771747</text:p>
          </table:table-cell>
          <table:table-cell table:number-columns-repeated="3"/>
          <table:table-cell office:value-type="float" office:value="9.93035458686" calcext:value-type="float">
            <text:p>9,93035458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9.66109999949" calcext:value-type="float">
            <text:p>9,6610999995</text:p>
          </table:table-cell>
          <table:table-cell office:value-type="float" office:value="0.048139612498" calcext:value-type="float">
            <text:p>0,0481396125</text:p>
          </table:table-cell>
          <table:table-cell/>
          <table:table-cell table:formula="of:=[.A245]*[.B245]" office:value-type="float" office:value="360" calcext:value-type="float">
            <text:p>360</text:p>
          </table:table-cell>
          <table:table-cell table:formula="of:=[.A245]*[.B245]*[.B245]" office:value-type="float" office:value="32400" calcext:value-type="float">
            <text:p>32400</text:p>
          </table:table-cell>
          <table:table-cell table:formula="of:=[.A245]*[.A245]*[.B245]" office:value-type="float" office:value="1440" calcext:value-type="float">
            <text:p>1440</text:p>
          </table:table-cell>
          <table:table-cell table:formula="of:=SQRT([.H245])" office:value-type="float" office:value="37.9473319220205" calcext:value-type="float">
            <text:p>37,947331922</text:p>
          </table:table-cell>
          <table:table-cell table:formula="of:=SQRT([.I245])" office:value-type="float" office:value="6.16014057648205" calcext:value-type="float">
            <text:p>6,1601405765</text:p>
          </table:table-cell>
          <table:table-cell table:number-columns-repeated="3"/>
          <table:table-cell office:value-type="float" office:value="9.66109999949" calcext:value-type="float">
            <text:p>9,66109999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8.30084493682" calcext:value-type="float">
            <text:p>8,3008449368</text:p>
          </table:table-cell>
          <table:table-cell office:value-type="float" office:value="0.0761954878013" calcext:value-type="float">
            <text:p>0,0761954878</text:p>
          </table:table-cell>
          <table:table-cell/>
          <table:table-cell table:formula="of:=[.A246]*[.B246]" office:value-type="float" office:value="900" calcext:value-type="float">
            <text:p>900</text:p>
          </table:table-cell>
          <table:table-cell table:formula="of:=[.A246]*[.B246]*[.B246]" office:value-type="float" office:value="81000" calcext:value-type="float">
            <text:p>81000</text:p>
          </table:table-cell>
          <table:table-cell table:formula="of:=[.A246]*[.A246]*[.B246]" office:value-type="float" office:value="9000" calcext:value-type="float">
            <text:p>9000</text:p>
          </table:table-cell>
          <table:table-cell table:formula="of:=SQRT([.H246])" office:value-type="float" office:value="94.8683298050514" calcext:value-type="float">
            <text:p>94,8683298051</text:p>
          </table:table-cell>
          <table:table-cell table:formula="of:=SQRT([.I246])" office:value-type="float" office:value="9.74003746425297" calcext:value-type="float">
            <text:p>9,7400374643</text:p>
          </table:table-cell>
          <table:table-cell table:number-columns-repeated="3"/>
          <table:table-cell office:value-type="float" office:value="8.30084493682" calcext:value-type="float">
            <text:p>8,30084493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5.7963477174" calcext:value-type="float">
            <text:p>5,7963477174</text:p>
          </table:table-cell>
          <table:table-cell office:value-type="float" office:value="0.144747751107" calcext:value-type="float">
            <text:p>0,1447477511</text:p>
          </table:table-cell>
          <table:table-cell/>
          <table:table-cell table:formula="of:=[.A247]*[.B247]" office:value-type="float" office:value="1800" calcext:value-type="float">
            <text:p>1800</text:p>
          </table:table-cell>
          <table:table-cell table:formula="of:=[.A247]*[.B247]*[.B247]" office:value-type="float" office:value="162000" calcext:value-type="float">
            <text:p>162000</text:p>
          </table:table-cell>
          <table:table-cell table:formula="of:=[.A247]*[.A247]*[.B247]" office:value-type="float" office:value="36000" calcext:value-type="float">
            <text:p>36000</text:p>
          </table:table-cell>
          <table:table-cell table:formula="of:=SQRT([.H247])" office:value-type="float" office:value="189.736659610103" calcext:value-type="float">
            <text:p>189,7366596101</text:p>
          </table:table-cell>
          <table:table-cell table:formula="of:=SQRT([.I247])" office:value-type="float" office:value="13.7744930799686" calcext:value-type="float">
            <text:p>13,77449308</text:p>
          </table:table-cell>
          <table:table-cell table:number-columns-repeated="3"/>
          <table:table-cell office:value-type="float" office:value="5.7963477174" calcext:value-type="float">
            <text:p>5,79634771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4.50281141176" calcext:value-type="float">
            <text:p>4,5028114118</text:p>
          </table:table-cell>
          <table:table-cell office:value-type="float" office:value="-0.0514714277151" calcext:value-type="float">
            <text:p>-0,0514714277</text:p>
          </table:table-cell>
          <table:table-cell/>
          <table:table-cell table:formula="of:=[.A248]*[.B248]" office:value-type="float" office:value="2700" calcext:value-type="float">
            <text:p>2700</text:p>
          </table:table-cell>
          <table:table-cell table:formula="of:=[.A248]*[.B248]*[.B248]" office:value-type="float" office:value="243000" calcext:value-type="float">
            <text:p>243000</text:p>
          </table:table-cell>
          <table:table-cell table:formula="of:=[.A248]*[.A248]*[.B248]" office:value-type="float" office:value="81000" calcext:value-type="float">
            <text:p>81000</text:p>
          </table:table-cell>
          <table:table-cell table:formula="of:=SQRT([.H248])" office:value-type="float" office:value="284.604989415154" calcext:value-type="float">
            <text:p>284,6049894152</text:p>
          </table:table-cell>
          <table:table-cell table:formula="of:=SQRT([.I248])" office:value-type="float" office:value="16.8702397557105" calcext:value-type="float">
            <text:p>16,8702397557</text:p>
          </table:table-cell>
          <table:table-cell table:number-columns-repeated="3"/>
          <table:table-cell office:value-type="float" office:value="4.50281141176" calcext:value-type="float">
            <text:p>4,50281141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3.45075729907" calcext:value-type="float">
            <text:p>3,4507572991</text:p>
          </table:table-cell>
          <table:table-cell office:value-type="float" office:value="0.0550053102254" calcext:value-type="float">
            <text:p>0,0550053102</text:p>
          </table:table-cell>
          <table:table-cell/>
          <table:table-cell table:formula="of:=[.A249]*[.B249]" office:value-type="float" office:value="3600" calcext:value-type="float">
            <text:p>3600</text:p>
          </table:table-cell>
          <table:table-cell table:formula="of:=[.A249]*[.B249]*[.B249]" office:value-type="float" office:value="324000" calcext:value-type="float">
            <text:p>324000</text:p>
          </table:table-cell>
          <table:table-cell table:formula="of:=[.A249]*[.A249]*[.B249]" office:value-type="float" office:value="144000" calcext:value-type="float">
            <text:p>144000</text:p>
          </table:table-cell>
          <table:table-cell table:formula="of:=SQRT([.H249])" office:value-type="float" office:value="379.473319220205" calcext:value-type="float">
            <text:p>379,4733192202</text:p>
          </table:table-cell>
          <table:table-cell table:formula="of:=SQRT([.I249])" office:value-type="float" office:value="19.4800749285059" calcext:value-type="float">
            <text:p>19,4800749285</text:p>
          </table:table-cell>
          <table:table-cell table:number-columns-repeated="3"/>
          <table:table-cell office:value-type="float" office:value="3.45075729907" calcext:value-type="float">
            <text:p>3,45075729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2.95915616041" calcext:value-type="float">
            <text:p>2,9591561604</text:p>
          </table:table-cell>
          <table:table-cell office:value-type="float" office:value="-0.00466179112519" calcext:value-type="float">
            <text:p>-0,0046617911</text:p>
          </table:table-cell>
          <table:table-cell/>
          <table:table-cell table:formula="of:=[.A250]*[.B250]" office:value-type="float" office:value="4500" calcext:value-type="float">
            <text:p>4500</text:p>
          </table:table-cell>
          <table:table-cell table:formula="of:=[.A250]*[.B250]*[.B250]" office:value-type="float" office:value="405000" calcext:value-type="float">
            <text:p>405000</text:p>
          </table:table-cell>
          <table:table-cell table:formula="of:=[.A250]*[.A250]*[.B250]" office:value-type="float" office:value="225000" calcext:value-type="float">
            <text:p>225000</text:p>
          </table:table-cell>
          <table:table-cell table:formula="of:=SQRT([.H250])" office:value-type="float" office:value="474.341649025257" calcext:value-type="float">
            <text:p>474,3416490253</text:p>
          </table:table-cell>
          <table:table-cell table:formula="of:=SQRT([.I250])" office:value-type="float" office:value="21.7793858734643" calcext:value-type="float">
            <text:p>21,7793858735</text:p>
          </table:table-cell>
          <table:table-cell table:number-columns-repeated="3"/>
          <table:table-cell office:value-type="float" office:value="2.95915616041" calcext:value-type="float">
            <text:p>2,95915616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2.44703069235" calcext:value-type="float">
            <text:p>2,4470306924</text:p>
          </table:table-cell>
          <table:table-cell office:value-type="float" office:value="0.082801926752" calcext:value-type="float">
            <text:p>0,0828019268</text:p>
          </table:table-cell>
          <table:table-cell/>
          <table:table-cell table:formula="of:=[.A251]*[.B251]" office:value-type="float" office:value="5400" calcext:value-type="float">
            <text:p>5400</text:p>
          </table:table-cell>
          <table:table-cell table:formula="of:=[.A251]*[.B251]*[.B251]" office:value-type="float" office:value="486000" calcext:value-type="float">
            <text:p>486000</text:p>
          </table:table-cell>
          <table:table-cell table:formula="of:=[.A251]*[.A251]*[.B251]" office:value-type="float" office:value="324000" calcext:value-type="float">
            <text:p>324000</text:p>
          </table:table-cell>
          <table:table-cell table:formula="of:=SQRT([.H251])" office:value-type="float" office:value="569.209978830308" calcext:value-type="float">
            <text:p>569,2099788303</text:p>
          </table:table-cell>
          <table:table-cell table:formula="of:=SQRT([.I251])" office:value-type="float" office:value="23.8581218630115" calcext:value-type="float">
            <text:p>23,858121863</text:p>
          </table:table-cell>
          <table:table-cell table:number-columns-repeated="3"/>
          <table:table-cell office:value-type="float" office:value="2.44703069235" calcext:value-type="float">
            <text:p>2,447030692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.09604050584" calcext:value-type="float">
            <text:p>2,0960405058</text:p>
          </table:table-cell>
          <table:table-cell office:value-type="float" office:value="-0.0258250123072" calcext:value-type="float">
            <text:p>-0,0258250123</text:p>
          </table:table-cell>
          <table:table-cell/>
          <table:table-cell table:formula="of:=[.A252]*[.B252]" office:value-type="float" office:value="6750" calcext:value-type="float">
            <text:p>6750</text:p>
          </table:table-cell>
          <table:table-cell table:formula="of:=[.A252]*[.B252]*[.B252]" office:value-type="float" office:value="607500" calcext:value-type="float">
            <text:p>607500</text:p>
          </table:table-cell>
          <table:table-cell table:formula="of:=[.A252]*[.A252]*[.B252]" office:value-type="float" office:value="506250" calcext:value-type="float">
            <text:p>506250</text:p>
          </table:table-cell>
          <table:table-cell table:formula="of:=SQRT([.H252])" office:value-type="float" office:value="711.512473537885" calcext:value-type="float">
            <text:p>711,5124735379</text:p>
          </table:table-cell>
          <table:table-cell table:formula="of:=SQRT([.I252])" office:value-type="float" office:value="26.6741911505838" calcext:value-type="float">
            <text:p>26,6741911506</text:p>
          </table:table-cell>
          <table:table-cell table:number-columns-repeated="3"/>
          <table:table-cell office:value-type="float" office:value="2.09604050584" calcext:value-type="float">
            <text:p>2,0960405058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1.69477367983" calcext:value-type="float">
            <text:p>1,6947736798</text:p>
          </table:table-cell>
          <table:table-cell office:value-type="float" office:value="0.0153507451088" calcext:value-type="float">
            <text:p>0,0153507451</text:p>
          </table:table-cell>
          <table:table-cell/>
          <table:table-cell table:formula="of:=[.A253]*[.B253]" office:value-type="float" office:value="8100" calcext:value-type="float">
            <text:p>8100</text:p>
          </table:table-cell>
          <table:table-cell table:formula="of:=[.A253]*[.B253]*[.B253]" office:value-type="float" office:value="729000" calcext:value-type="float">
            <text:p>729000</text:p>
          </table:table-cell>
          <table:table-cell table:formula="of:=[.A253]*[.A253]*[.B253]" office:value-type="float" office:value="729000" calcext:value-type="float">
            <text:p>729000</text:p>
          </table:table-cell>
          <table:table-cell table:formula="of:=SQRT([.H253])" office:value-type="float" office:value="853.814968245462" calcext:value-type="float">
            <text:p>853,8149682455</text:p>
          </table:table-cell>
          <table:table-cell table:formula="of:=SQRT([.I253])" office:value-type="float" office:value="29.2201123927589" calcext:value-type="float">
            <text:p>29,2201123928</text:p>
          </table:table-cell>
          <table:table-cell table:number-columns-repeated="3"/>
          <table:table-cell office:value-type="float" office:value="1.69477367983" calcext:value-type="float">
            <text:p>1,694773679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.24943123054" calcext:value-type="float">
            <text:p>1,2494312305</text:p>
          </table:table-cell>
          <table:table-cell office:value-type="float" office:value="0.0117235392264" calcext:value-type="float">
            <text:p>0,0117235392</text:p>
          </table:table-cell>
          <table:table-cell/>
          <table:table-cell table:formula="of:=[.A254]*[.B254]" office:value-type="float" office:value="10800" calcext:value-type="float">
            <text:p>10800</text:p>
          </table:table-cell>
          <table:table-cell table:formula="of:=[.A254]*[.B254]*[.B254]" office:value-type="float" office:value="972000" calcext:value-type="float">
            <text:p>972000</text:p>
          </table:table-cell>
          <table:table-cell table:formula="of:=[.A254]*[.A254]*[.B254]" office:value-type="float" office:value="1296000" calcext:value-type="float">
            <text:p>1296000</text:p>
          </table:table-cell>
          <table:table-cell table:formula="of:=SQRT([.H254])" office:value-type="float" office:value="1138.41995766062" calcext:value-type="float">
            <text:p>1138,4199576606</text:p>
          </table:table-cell>
          <table:table-cell table:formula="of:=SQRT([.I254])" office:value-type="float" office:value="33.7404795114209" calcext:value-type="float">
            <text:p>33,7404795114</text:p>
          </table:table-cell>
          <table:table-cell table:number-columns-repeated="3"/>
          <table:table-cell office:value-type="float" office:value="1.24943123054" calcext:value-type="float">
            <text:p>1,24943123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.0736765122" calcext:value-type="float">
            <text:p>1,0736765122</text:p>
          </table:table-cell>
          <table:table-cell office:value-type="float" office:value="-0.0988121286079" calcext:value-type="float">
            <text:p>-0,0988121286</text:p>
          </table:table-cell>
          <table:table-cell/>
          <table:table-cell table:formula="of:=[.A255]*[.B255]" office:value-type="float" office:value="13500" calcext:value-type="float">
            <text:p>13500</text:p>
          </table:table-cell>
          <table:table-cell table:formula="of:=[.A255]*[.B255]*[.B255]" office:value-type="float" office:value="1215000" calcext:value-type="float">
            <text:p>1215000</text:p>
          </table:table-cell>
          <table:table-cell table:formula="of:=[.A255]*[.A255]*[.B255]" office:value-type="float" office:value="2025000" calcext:value-type="float">
            <text:p>2025000</text:p>
          </table:table-cell>
          <table:table-cell table:formula="of:=SQRT([.H255])" office:value-type="float" office:value="1423.02494707577" calcext:value-type="float">
            <text:p>1423,0249470758</text:p>
          </table:table-cell>
          <table:table-cell table:formula="of:=SQRT([.I255])" office:value-type="float" office:value="37.7230028904881" calcext:value-type="float">
            <text:p>37,7230028905</text:p>
          </table:table-cell>
          <table:table-cell table:number-columns-repeated="3"/>
          <table:table-cell office:value-type="float" office:value="1.0736765122" calcext:value-type="float">
            <text:p>1,073676512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0.838954793436" calcext:value-type="float">
            <text:p>0,8389547934</text:p>
          </table:table-cell>
          <table:table-cell office:value-type="float" office:value="0.00401071617402" calcext:value-type="float">
            <text:p>0,0040107162</text:p>
          </table:table-cell>
          <table:table-cell/>
          <table:table-cell table:formula="of:=[.A256]*[.B256]" office:value-type="float" office:value="16200" calcext:value-type="float">
            <text:p>16200</text:p>
          </table:table-cell>
          <table:table-cell table:formula="of:=[.A256]*[.B256]*[.B256]" office:value-type="float" office:value="1458000" calcext:value-type="float">
            <text:p>1458000</text:p>
          </table:table-cell>
          <table:table-cell table:formula="of:=[.A256]*[.A256]*[.B256]" office:value-type="float" office:value="2916000" calcext:value-type="float">
            <text:p>2916000</text:p>
          </table:table-cell>
          <table:table-cell table:formula="of:=SQRT([.H256])" office:value-type="float" office:value="1707.62993649092" calcext:value-type="float">
            <text:p>1707,6299364909</text:p>
          </table:table-cell>
          <table:table-cell table:formula="of:=SQRT([.I256])" office:value-type="float" office:value="41.3234792399058" calcext:value-type="float">
            <text:p>41,3234792399</text:p>
          </table:table-cell>
          <table:table-cell table:number-columns-repeated="3"/>
          <table:table-cell office:value-type="float" office:value="0.838954793436" calcext:value-type="float">
            <text:p>0,8389547934</text:p>
          </table:table-cell>
        </table:table-row>
        <table:table-row table:style-name="ro1">
          <table:table-cell table:number-columns-repeated="5"/>
          <table:table-cell table:formula="of:=[.A257]*[.B257]" office:value-type="float" office:value="0" calcext:value-type="float">
            <text:p>0</text:p>
          </table:table-cell>
          <table:table-cell table:formula="of:=[.A257]*[.B257]*[.B257]" office:value-type="float" office:value="0" calcext:value-type="float">
            <text:p>0</text:p>
          </table:table-cell>
          <table:table-cell table:formula="of:=[.A257]*[.A257]*[.B257]" office:value-type="float" office:value="0" calcext:value-type="float">
            <text:p>0</text:p>
          </table:table-cell>
          <table:table-cell table:formula="of:=SQRT([.H257])" office:value-type="float" office:value="0" calcext:value-type="float">
            <text:p>0</text:p>
          </table:table-cell>
          <table:table-cell table:formula="of:=SQRT([.I25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9.96991188476" calcext:value-type="float">
            <text:p>9,9699118848</text:p>
          </table:table-cell>
          <table:table-cell office:value-type="float" office:value="0.000465974673691" calcext:value-type="float">
            <text:p>0,0004659747</text:p>
          </table:table-cell>
          <table:table-cell/>
          <table:table-cell table:formula="of:=[.A258]*[.B258]" office:value-type="float" office:value="120" calcext:value-type="float">
            <text:p>120</text:p>
          </table:table-cell>
          <table:table-cell table:formula="of:=[.A258]*[.B258]*[.B258]" office:value-type="float" office:value="14400" calcext:value-type="float">
            <text:p>14400</text:p>
          </table:table-cell>
          <table:table-cell table:formula="of:=[.A258]*[.A258]*[.B258]" office:value-type="float" office:value="120" calcext:value-type="float">
            <text:p>120</text:p>
          </table:table-cell>
          <table:table-cell table:formula="of:=SQRT([.H258])" office:value-type="float" office:value="10.9544511501033" calcext:value-type="float">
            <text:p>10,9544511501</text:p>
          </table:table-cell>
          <table:table-cell table:formula="of:=SQRT([.I258])" office:value-type="float" office:value="3.30975091964687" calcext:value-type="float">
            <text:p>3,3097509196</text:p>
          </table:table-cell>
          <table:table-cell table:number-columns-repeated="3"/>
          <table:table-cell office:value-type="float" office:value="9.96991188476" calcext:value-type="float">
            <text:p>9,9699118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9.87651177517" calcext:value-type="float">
            <text:p>9,8765117752</text:p>
          </table:table-cell>
          <table:table-cell office:value-type="float" office:value="0.0153816769491" calcext:value-type="float">
            <text:p>0,0153816769</text:p>
          </table:table-cell>
          <table:table-cell/>
          <table:table-cell table:formula="of:=[.A259]*[.B259]" office:value-type="float" office:value="240" calcext:value-type="float">
            <text:p>240</text:p>
          </table:table-cell>
          <table:table-cell table:formula="of:=[.A259]*[.B259]*[.B259]" office:value-type="float" office:value="28800" calcext:value-type="float">
            <text:p>28800</text:p>
          </table:table-cell>
          <table:table-cell table:formula="of:=[.A259]*[.A259]*[.B259]" office:value-type="float" office:value="480" calcext:value-type="float">
            <text:p>480</text:p>
          </table:table-cell>
          <table:table-cell table:formula="of:=SQRT([.H259])" office:value-type="float" office:value="21.9089023002066" calcext:value-type="float">
            <text:p>21,9089023002</text:p>
          </table:table-cell>
          <table:table-cell table:formula="of:=SQRT([.I259])" office:value-type="float" office:value="4.68069463864143" calcext:value-type="float">
            <text:p>4,6806946386</text:p>
          </table:table-cell>
          <table:table-cell table:number-columns-repeated="3"/>
          <table:table-cell office:value-type="float" office:value="9.87651177517" calcext:value-type="float">
            <text:p>9,87651177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9.59762130309" calcext:value-type="float">
            <text:p>9,5976213031</text:p>
          </table:table-cell>
          <table:table-cell office:value-type="float" office:value="-0.0302934514958" calcext:value-type="float">
            <text:p>-0,0302934515</text:p>
          </table:table-cell>
          <table:table-cell/>
          <table:table-cell table:formula="of:=[.A260]*[.B260]" office:value-type="float" office:value="480" calcext:value-type="float">
            <text:p>480</text:p>
          </table:table-cell>
          <table:table-cell table:formula="of:=[.A260]*[.B260]*[.B260]" office:value-type="float" office:value="57600" calcext:value-type="float">
            <text:p>57600</text:p>
          </table:table-cell>
          <table:table-cell table:formula="of:=[.A260]*[.A260]*[.B260]" office:value-type="float" office:value="1920" calcext:value-type="float">
            <text:p>1920</text:p>
          </table:table-cell>
          <table:table-cell table:formula="of:=SQRT([.H260])" office:value-type="float" office:value="43.8178046004133" calcext:value-type="float">
            <text:p>43,8178046004</text:p>
          </table:table-cell>
          <table:table-cell table:formula="of:=SQRT([.I260])" office:value-type="float" office:value="6.61950183929375" calcext:value-type="float">
            <text:p>6,6195018393</text:p>
          </table:table-cell>
          <table:table-cell table:number-columns-repeated="3"/>
          <table:table-cell office:value-type="float" office:value="9.59762130309" calcext:value-type="float">
            <text:p>9,59762130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7.94810926634" calcext:value-type="float">
            <text:p>7,9481092663</text:p>
          </table:table-cell>
          <table:table-cell office:value-type="float" office:value="0.0360973472835" calcext:value-type="float">
            <text:p>0,0360973473</text:p>
          </table:table-cell>
          <table:table-cell/>
          <table:table-cell table:formula="of:=[.A261]*[.B261]" office:value-type="float" office:value="1200" calcext:value-type="float">
            <text:p>1200</text:p>
          </table:table-cell>
          <table:table-cell table:formula="of:=[.A261]*[.B261]*[.B261]" office:value-type="float" office:value="144000" calcext:value-type="float">
            <text:p>144000</text:p>
          </table:table-cell>
          <table:table-cell table:formula="of:=[.A261]*[.A261]*[.B261]" office:value-type="float" office:value="12000" calcext:value-type="float">
            <text:p>12000</text:p>
          </table:table-cell>
          <table:table-cell table:formula="of:=SQRT([.H261])" office:value-type="float" office:value="109.544511501033" calcext:value-type="float">
            <text:p>109,544511501</text:p>
          </table:table-cell>
          <table:table-cell table:formula="of:=SQRT([.I261])" office:value-type="float" office:value="10.4663513939211" calcext:value-type="float">
            <text:p>10,4663513939</text:p>
          </table:table-cell>
          <table:table-cell table:number-columns-repeated="3"/>
          <table:table-cell office:value-type="float" office:value="7.94810926634" calcext:value-type="float">
            <text:p>7,94810926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5.57575361139" calcext:value-type="float">
            <text:p>5,5757536114</text:p>
          </table:table-cell>
          <table:table-cell office:value-type="float" office:value="-0.139029602665" calcext:value-type="float">
            <text:p>-0,1390296027</text:p>
          </table:table-cell>
          <table:table-cell/>
          <table:table-cell table:formula="of:=[.A262]*[.B262]" office:value-type="float" office:value="2400" calcext:value-type="float">
            <text:p>2400</text:p>
          </table:table-cell>
          <table:table-cell table:formula="of:=[.A262]*[.B262]*[.B262]" office:value-type="float" office:value="288000" calcext:value-type="float">
            <text:p>288000</text:p>
          </table:table-cell>
          <table:table-cell table:formula="of:=[.A262]*[.A262]*[.B262]" office:value-type="float" office:value="48000" calcext:value-type="float">
            <text:p>48000</text:p>
          </table:table-cell>
          <table:table-cell table:formula="of:=SQRT([.H262])" office:value-type="float" office:value="219.089023002066" calcext:value-type="float">
            <text:p>219,0890230021</text:p>
          </table:table-cell>
          <table:table-cell table:formula="of:=SQRT([.I262])" office:value-type="float" office:value="14.8016560898457" calcext:value-type="float">
            <text:p>14,8016560898</text:p>
          </table:table-cell>
          <table:table-cell table:number-columns-repeated="3"/>
          <table:table-cell office:value-type="float" office:value="5.57575361139" calcext:value-type="float">
            <text:p>5,57575361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3.91347253207" calcext:value-type="float">
            <text:p>3,9134725321</text:p>
          </table:table-cell>
          <table:table-cell office:value-type="float" office:value="0.122124638365" calcext:value-type="float">
            <text:p>0,1221246384</text:p>
          </table:table-cell>
          <table:table-cell/>
          <table:table-cell table:formula="of:=[.A263]*[.B263]" office:value-type="float" office:value="3600" calcext:value-type="float">
            <text:p>3600</text:p>
          </table:table-cell>
          <table:table-cell table:formula="of:=[.A263]*[.B263]*[.B263]" office:value-type="float" office:value="432000" calcext:value-type="float">
            <text:p>432000</text:p>
          </table:table-cell>
          <table:table-cell table:formula="of:=[.A263]*[.A263]*[.B263]" office:value-type="float" office:value="108000" calcext:value-type="float">
            <text:p>108000</text:p>
          </table:table-cell>
          <table:table-cell table:formula="of:=SQRT([.H263])" office:value-type="float" office:value="328.6335345031" calcext:value-type="float">
            <text:p>328,6335345031</text:p>
          </table:table-cell>
          <table:table-cell table:formula="of:=SQRT([.I263])" office:value-type="float" office:value="18.1282523841406" calcext:value-type="float">
            <text:p>18,1282523841</text:p>
          </table:table-cell>
          <table:table-cell table:number-columns-repeated="3"/>
          <table:table-cell office:value-type="float" office:value="3.91347253207" calcext:value-type="float">
            <text:p>3,91347253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3.2185103128" calcext:value-type="float">
            <text:p>3,2185103128</text:p>
          </table:table-cell>
          <table:table-cell office:value-type="float" office:value="-0.0468728838012" calcext:value-type="float">
            <text:p>-0,0468728838</text:p>
          </table:table-cell>
          <table:table-cell/>
          <table:table-cell table:formula="of:=[.A264]*[.B264]" office:value-type="float" office:value="4800" calcext:value-type="float">
            <text:p>4800</text:p>
          </table:table-cell>
          <table:table-cell table:formula="of:=[.A264]*[.B264]*[.B264]" office:value-type="float" office:value="576000" calcext:value-type="float">
            <text:p>576000</text:p>
          </table:table-cell>
          <table:table-cell table:formula="of:=[.A264]*[.A264]*[.B264]" office:value-type="float" office:value="192000" calcext:value-type="float">
            <text:p>192000</text:p>
          </table:table-cell>
          <table:table-cell table:formula="of:=SQRT([.H264])" office:value-type="float" office:value="438.178046004133" calcext:value-type="float">
            <text:p>438,1780460041</text:p>
          </table:table-cell>
          <table:table-cell table:formula="of:=SQRT([.I264])" office:value-type="float" office:value="20.9327027878421" calcext:value-type="float">
            <text:p>20,9327027878</text:p>
          </table:table-cell>
          <table:table-cell table:number-columns-repeated="3"/>
          <table:table-cell office:value-type="float" office:value="3.2185103128" calcext:value-type="float">
            <text:p>3,21851031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2.75452460831" calcext:value-type="float">
            <text:p>2,7545246083</text:p>
          </table:table-cell>
          <table:table-cell office:value-type="float" office:value="-0.120014649679" calcext:value-type="float">
            <text:p>-0,1200146497</text:p>
          </table:table-cell>
          <table:table-cell/>
          <table:table-cell table:formula="of:=[.A265]*[.B265]" office:value-type="float" office:value="6000" calcext:value-type="float">
            <text:p>6000</text:p>
          </table:table-cell>
          <table:table-cell table:formula="of:=[.A265]*[.B265]*[.B265]" office:value-type="float" office:value="720000" calcext:value-type="float">
            <text:p>720000</text:p>
          </table:table-cell>
          <table:table-cell table:formula="of:=[.A265]*[.A265]*[.B265]" office:value-type="float" office:value="300000" calcext:value-type="float">
            <text:p>300000</text:p>
          </table:table-cell>
          <table:table-cell table:formula="of:=SQRT([.H265])" office:value-type="float" office:value="547.722557505166" calcext:value-type="float">
            <text:p>547,7225575052</text:p>
          </table:table-cell>
          <table:table-cell table:formula="of:=SQRT([.I265])" office:value-type="float" office:value="23.4034731932072" calcext:value-type="float">
            <text:p>23,4034731932</text:p>
          </table:table-cell>
          <table:table-cell table:number-columns-repeated="3"/>
          <table:table-cell office:value-type="float" office:value="2.75452460831" calcext:value-type="float">
            <text:p>2,75452460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.2109417004" calcext:value-type="float">
            <text:p>2,2109417004</text:p>
          </table:table-cell>
          <table:table-cell office:value-type="float" office:value="-0.051892468368" calcext:value-type="float">
            <text:p>-0,0518924684</text:p>
          </table:table-cell>
          <table:table-cell/>
          <table:table-cell table:formula="of:=[.A266]*[.B266]" office:value-type="float" office:value="7200" calcext:value-type="float">
            <text:p>7200</text:p>
          </table:table-cell>
          <table:table-cell table:formula="of:=[.A266]*[.B266]*[.B266]" office:value-type="float" office:value="864000" calcext:value-type="float">
            <text:p>864000</text:p>
          </table:table-cell>
          <table:table-cell table:formula="of:=[.A266]*[.A266]*[.B266]" office:value-type="float" office:value="432000" calcext:value-type="float">
            <text:p>432000</text:p>
          </table:table-cell>
          <table:table-cell table:formula="of:=SQRT([.H266])" office:value-type="float" office:value="657.267069006199" calcext:value-type="float">
            <text:p>657,2670690062</text:p>
          </table:table-cell>
          <table:table-cell table:formula="of:=SQRT([.I266])" office:value-type="float" office:value="25.637220383774" calcext:value-type="float">
            <text:p>25,6372203838</text:p>
          </table:table-cell>
          <table:table-cell table:number-columns-repeated="3"/>
          <table:table-cell office:value-type="float" office:value="2.2109417004" calcext:value-type="float">
            <text:p>2,21094170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.70582840802" calcext:value-type="float">
            <text:p>1,705828408</text:p>
          </table:table-cell>
          <table:table-cell office:value-type="float" office:value="0.0306333354641" calcext:value-type="float">
            <text:p>0,0306333355</text:p>
          </table:table-cell>
          <table:table-cell/>
          <table:table-cell table:formula="of:=[.A267]*[.B267]" office:value-type="float" office:value="9000" calcext:value-type="float">
            <text:p>9000</text:p>
          </table:table-cell>
          <table:table-cell table:formula="of:=[.A267]*[.B267]*[.B267]" office:value-type="float" office:value="1080000" calcext:value-type="float">
            <text:p>1080000</text:p>
          </table:table-cell>
          <table:table-cell table:formula="of:=[.A267]*[.A267]*[.B267]" office:value-type="float" office:value="675000" calcext:value-type="float">
            <text:p>675000</text:p>
          </table:table-cell>
          <table:table-cell table:formula="of:=SQRT([.H267])" office:value-type="float" office:value="821.583836257749" calcext:value-type="float">
            <text:p>821,5838362578</text:p>
          </table:table-cell>
          <table:table-cell table:formula="of:=SQRT([.I267])" office:value-type="float" office:value="28.663283766131" calcext:value-type="float">
            <text:p>28,6632837661</text:p>
          </table:table-cell>
          <table:table-cell table:number-columns-repeated="3"/>
          <table:table-cell office:value-type="float" office:value="1.70582840802" calcext:value-type="float">
            <text:p>1,7058284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.52839589016" calcext:value-type="float">
            <text:p>1,5283958902</text:p>
          </table:table-cell>
          <table:table-cell office:value-type="float" office:value="0.0475224181667" calcext:value-type="float">
            <text:p>0,0475224182</text:p>
          </table:table-cell>
          <table:table-cell/>
          <table:table-cell table:formula="of:=[.A268]*[.B268]" office:value-type="float" office:value="10800" calcext:value-type="float">
            <text:p>10800</text:p>
          </table:table-cell>
          <table:table-cell table:formula="of:=[.A268]*[.B268]*[.B268]" office:value-type="float" office:value="1296000" calcext:value-type="float">
            <text:p>1296000</text:p>
          </table:table-cell>
          <table:table-cell table:formula="of:=[.A268]*[.A268]*[.B268]" office:value-type="float" office:value="972000" calcext:value-type="float">
            <text:p>972000</text:p>
          </table:table-cell>
          <table:table-cell table:formula="of:=SQRT([.H268])" office:value-type="float" office:value="985.900603509299" calcext:value-type="float">
            <text:p>985,9006035093</text:p>
          </table:table-cell>
          <table:table-cell table:formula="of:=SQRT([.I268])" office:value-type="float" office:value="31.3990541817632" calcext:value-type="float">
            <text:p>31,3990541818</text:p>
          </table:table-cell>
          <table:table-cell table:number-columns-repeated="3"/>
          <table:table-cell office:value-type="float" office:value="1.52839589016" calcext:value-type="float">
            <text:p>1,5283958902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1.14820301658" calcext:value-type="float">
            <text:p>1,1482030166</text:p>
          </table:table-cell>
          <table:table-cell office:value-type="float" office:value="-0.0278596792675" calcext:value-type="float">
            <text:p>-0,0278596793</text:p>
          </table:table-cell>
          <table:table-cell/>
          <table:table-cell table:formula="of:=[.A269]*[.B269]" office:value-type="float" office:value="14400" calcext:value-type="float">
            <text:p>14400</text:p>
          </table:table-cell>
          <table:table-cell table:formula="of:=[.A269]*[.B269]*[.B269]" office:value-type="float" office:value="1728000" calcext:value-type="float">
            <text:p>1728000</text:p>
          </table:table-cell>
          <table:table-cell table:formula="of:=[.A269]*[.A269]*[.B269]" office:value-type="float" office:value="1728000" calcext:value-type="float">
            <text:p>1728000</text:p>
          </table:table-cell>
          <table:table-cell table:formula="of:=SQRT([.H269])" office:value-type="float" office:value="1314.5341380124" calcext:value-type="float">
            <text:p>1314,5341380124</text:p>
          </table:table-cell>
          <table:table-cell table:formula="of:=SQRT([.I269])" office:value-type="float" office:value="36.2565047682812" calcext:value-type="float">
            <text:p>36,2565047683</text:p>
          </table:table-cell>
          <table:table-cell table:number-columns-repeated="3"/>
          <table:table-cell office:value-type="float" office:value="1.14820301658" calcext:value-type="float">
            <text:p>1,14820301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0.856531933365" calcext:value-type="float">
            <text:p>0,8565319334</text:p>
          </table:table-cell>
          <table:table-cell office:value-type="float" office:value="0.0438360554075" calcext:value-type="float">
            <text:p>0,0438360554</text:p>
          </table:table-cell>
          <table:table-cell/>
          <table:table-cell table:formula="of:=[.A270]*[.B270]" office:value-type="float" office:value="18000" calcext:value-type="float">
            <text:p>18000</text:p>
          </table:table-cell>
          <table:table-cell table:formula="of:=[.A270]*[.B270]*[.B270]" office:value-type="float" office:value="2160000" calcext:value-type="float">
            <text:p>2160000</text:p>
          </table:table-cell>
          <table:table-cell table:formula="of:=[.A270]*[.A270]*[.B270]" office:value-type="float" office:value="2700000" calcext:value-type="float">
            <text:p>2700000</text:p>
          </table:table-cell>
          <table:table-cell table:formula="of:=SQRT([.H270])" office:value-type="float" office:value="1643.1676725155" calcext:value-type="float">
            <text:p>1643,1676725155</text:p>
          </table:table-cell>
          <table:table-cell table:formula="of:=SQRT([.I270])" office:value-type="float" office:value="40.536004644211" calcext:value-type="float">
            <text:p>40,5360046442</text:p>
          </table:table-cell>
          <table:table-cell table:number-columns-repeated="3"/>
          <table:table-cell office:value-type="float" office:value="0.856531933365" calcext:value-type="float">
            <text:p>0,856531933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0.711527873354" calcext:value-type="float">
            <text:p>0,7115278734</text:p>
          </table:table-cell>
          <table:table-cell office:value-type="float" office:value="0.0163726275981" calcext:value-type="float">
            <text:p>0,0163726276</text:p>
          </table:table-cell>
          <table:table-cell/>
          <table:table-cell table:formula="of:=[.A271]*[.B271]" office:value-type="float" office:value="21600" calcext:value-type="float">
            <text:p>21600</text:p>
          </table:table-cell>
          <table:table-cell table:formula="of:=[.A271]*[.B271]*[.B271]" office:value-type="float" office:value="2592000" calcext:value-type="float">
            <text:p>2592000</text:p>
          </table:table-cell>
          <table:table-cell table:formula="of:=[.A271]*[.A271]*[.B271]" office:value-type="float" office:value="3888000" calcext:value-type="float">
            <text:p>3888000</text:p>
          </table:table-cell>
          <table:table-cell table:formula="of:=SQRT([.H271])" office:value-type="float" office:value="1971.8012070186" calcext:value-type="float">
            <text:p>1971,8012070186</text:p>
          </table:table-cell>
          <table:table-cell table:formula="of:=SQRT([.I271])" office:value-type="float" office:value="44.4049682695371" calcext:value-type="float">
            <text:p>44,4049682695</text:p>
          </table:table-cell>
          <table:table-cell table:number-columns-repeated="3"/>
          <table:table-cell office:value-type="float" office:value="0.711527873354" calcext:value-type="float">
            <text:p>0,7115278734</text:p>
          </table:table-cell>
        </table:table-row>
        <table:table-row table:style-name="ro1">
          <table:table-cell table:number-columns-repeated="5"/>
          <table:table-cell table:formula="of:=[.A272]*[.B272]" office:value-type="float" office:value="0" calcext:value-type="float">
            <text:p>0</text:p>
          </table:table-cell>
          <table:table-cell table:formula="of:=[.A272]*[.B272]*[.B272]" office:value-type="float" office:value="0" calcext:value-type="float">
            <text:p>0</text:p>
          </table:table-cell>
          <table:table-cell table:formula="of:=[.A272]*[.A272]*[.B272]" office:value-type="float" office:value="0" calcext:value-type="float">
            <text:p>0</text:p>
          </table:table-cell>
          <table:table-cell table:formula="of:=SQRT([.H272])" office:value-type="float" office:value="0" calcext:value-type="float">
            <text:p>0</text:p>
          </table:table-cell>
          <table:table-cell table:formula="of:=SQRT([.I27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9.96288270673" calcext:value-type="float">
            <text:p>9,9628827067</text:p>
          </table:table-cell>
          <table:table-cell office:value-type="float" office:value="0.00358948545762" calcext:value-type="float">
            <text:p>0,0035894855</text:p>
          </table:table-cell>
          <table:table-cell/>
          <table:table-cell table:formula="of:=[.A273]*[.B273]" office:value-type="float" office:value="150" calcext:value-type="float">
            <text:p>150</text:p>
          </table:table-cell>
          <table:table-cell table:formula="of:=[.A273]*[.B273]*[.B273]" office:value-type="float" office:value="22500" calcext:value-type="float">
            <text:p>22500</text:p>
          </table:table-cell>
          <table:table-cell table:formula="of:=[.A273]*[.A273]*[.B273]" office:value-type="float" office:value="150" calcext:value-type="float">
            <text:p>150</text:p>
          </table:table-cell>
          <table:table-cell table:formula="of:=SQRT([.H273])" office:value-type="float" office:value="12.2474487139159" calcext:value-type="float">
            <text:p>12,2474487139</text:p>
          </table:table-cell>
          <table:table-cell table:formula="of:=SQRT([.I273])" office:value-type="float" office:value="3.49963551158058" calcext:value-type="float">
            <text:p>3,4996355116</text:p>
          </table:table-cell>
          <table:table-cell table:number-columns-repeated="3"/>
          <table:table-cell office:value-type="float" office:value="9.96288270673" calcext:value-type="float">
            <text:p>9,96288270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9.8687232214" calcext:value-type="float">
            <text:p>9,8687232214</text:p>
          </table:table-cell>
          <table:table-cell office:value-type="float" office:value="-0.00791126938931" calcext:value-type="float">
            <text:p>-0,0079112694</text:p>
          </table:table-cell>
          <table:table-cell/>
          <table:table-cell table:formula="of:=[.A274]*[.B274]" office:value-type="float" office:value="300" calcext:value-type="float">
            <text:p>300</text:p>
          </table:table-cell>
          <table:table-cell table:formula="of:=[.A274]*[.B274]*[.B274]" office:value-type="float" office:value="45000" calcext:value-type="float">
            <text:p>45000</text:p>
          </table:table-cell>
          <table:table-cell table:formula="of:=[.A274]*[.A274]*[.B274]" office:value-type="float" office:value="600" calcext:value-type="float">
            <text:p>600</text:p>
          </table:table-cell>
          <table:table-cell table:formula="of:=SQRT([.H274])" office:value-type="float" office:value="24.4948974278318" calcext:value-type="float">
            <text:p>24,4948974278</text:p>
          </table:table-cell>
          <table:table-cell table:formula="of:=SQRT([.I274])" office:value-type="float" office:value="4.94923200383977" calcext:value-type="float">
            <text:p>4,9492320038</text:p>
          </table:table-cell>
          <table:table-cell table:number-columns-repeated="3"/>
          <table:table-cell office:value-type="float" office:value="9.8687232214" calcext:value-type="float">
            <text:p>9,86872322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9.46393144166" calcext:value-type="float">
            <text:p>9,4639314417</text:p>
          </table:table-cell>
          <table:table-cell office:value-type="float" office:value="-0.0944667994809" calcext:value-type="float">
            <text:p>-0,0944667995</text:p>
          </table:table-cell>
          <table:table-cell/>
          <table:table-cell table:formula="of:=[.A275]*[.B275]" office:value-type="float" office:value="600" calcext:value-type="float">
            <text:p>600</text:p>
          </table:table-cell>
          <table:table-cell table:formula="of:=[.A275]*[.B275]*[.B275]" office:value-type="float" office:value="90000" calcext:value-type="float">
            <text:p>90000</text:p>
          </table:table-cell>
          <table:table-cell table:formula="of:=[.A275]*[.A275]*[.B275]" office:value-type="float" office:value="2400" calcext:value-type="float">
            <text:p>2400</text:p>
          </table:table-cell>
          <table:table-cell table:formula="of:=SQRT([.H275])" office:value-type="float" office:value="48.9897948556636" calcext:value-type="float">
            <text:p>48,9897948557</text:p>
          </table:table-cell>
          <table:table-cell table:formula="of:=SQRT([.I275])" office:value-type="float" office:value="6.99927102316117" calcext:value-type="float">
            <text:p>6,9992710232</text:p>
          </table:table-cell>
          <table:table-cell table:number-columns-repeated="3"/>
          <table:table-cell office:value-type="float" office:value="9.46393144166" calcext:value-type="float">
            <text:p>9,46393144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7.52619792956" calcext:value-type="float">
            <text:p>7,5261979296</text:p>
          </table:table-cell>
          <table:table-cell office:value-type="float" office:value="-0.0962085394418" calcext:value-type="float">
            <text:p>-0,0962085394</text:p>
          </table:table-cell>
          <table:table-cell/>
          <table:table-cell table:formula="of:=[.A276]*[.B276]" office:value-type="float" office:value="1500" calcext:value-type="float">
            <text:p>1500</text:p>
          </table:table-cell>
          <table:table-cell table:formula="of:=[.A276]*[.B276]*[.B276]" office:value-type="float" office:value="225000" calcext:value-type="float">
            <text:p>225000</text:p>
          </table:table-cell>
          <table:table-cell table:formula="of:=[.A276]*[.A276]*[.B276]" office:value-type="float" office:value="15000" calcext:value-type="float">
            <text:p>15000</text:p>
          </table:table-cell>
          <table:table-cell table:formula="of:=SQRT([.H276])" office:value-type="float" office:value="122.474487139159" calcext:value-type="float">
            <text:p>122,4744871392</text:p>
          </table:table-cell>
          <table:table-cell table:formula="of:=SQRT([.I276])" office:value-type="float" office:value="11.0668191970032" calcext:value-type="float">
            <text:p>11,066819197</text:p>
          </table:table-cell>
          <table:table-cell table:number-columns-repeated="3"/>
          <table:table-cell office:value-type="float" office:value="7.52619792956" calcext:value-type="float">
            <text:p>7,52619792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4.96296206759" calcext:value-type="float">
            <text:p>4,9629620676</text:p>
          </table:table-cell>
          <table:table-cell office:value-type="float" office:value="0.0192778660397" calcext:value-type="float">
            <text:p>0,019277866</text:p>
          </table:table-cell>
          <table:table-cell/>
          <table:table-cell table:formula="of:=[.A277]*[.B277]" office:value-type="float" office:value="3000" calcext:value-type="float">
            <text:p>3000</text:p>
          </table:table-cell>
          <table:table-cell table:formula="of:=[.A277]*[.B277]*[.B277]" office:value-type="float" office:value="450000" calcext:value-type="float">
            <text:p>450000</text:p>
          </table:table-cell>
          <table:table-cell table:formula="of:=[.A277]*[.A277]*[.B277]" office:value-type="float" office:value="60000" calcext:value-type="float">
            <text:p>60000</text:p>
          </table:table-cell>
          <table:table-cell table:formula="of:=SQRT([.H277])" office:value-type="float" office:value="244.948974278318" calcext:value-type="float">
            <text:p>244,9489742783</text:p>
          </table:table-cell>
          <table:table-cell table:formula="of:=SQRT([.I277])" office:value-type="float" office:value="15.6508458007329" calcext:value-type="float">
            <text:p>15,6508458007</text:p>
          </table:table-cell>
          <table:table-cell table:number-columns-repeated="3"/>
          <table:table-cell office:value-type="float" office:value="4.96296206759" calcext:value-type="float">
            <text:p>4,96296206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3.6765556158" calcext:value-type="float">
            <text:p>3,6765556158</text:p>
          </table:table-cell>
          <table:table-cell office:value-type="float" office:value="0.112795992104" calcext:value-type="float">
            <text:p>0,1127959921</text:p>
          </table:table-cell>
          <table:table-cell/>
          <table:table-cell table:formula="of:=[.A278]*[.B278]" office:value-type="float" office:value="4500" calcext:value-type="float">
            <text:p>4500</text:p>
          </table:table-cell>
          <table:table-cell table:formula="of:=[.A278]*[.B278]*[.B278]" office:value-type="float" office:value="675000" calcext:value-type="float">
            <text:p>675000</text:p>
          </table:table-cell>
          <table:table-cell table:formula="of:=[.A278]*[.A278]*[.B278]" office:value-type="float" office:value="135000" calcext:value-type="float">
            <text:p>135000</text:p>
          </table:table-cell>
          <table:table-cell table:formula="of:=SQRT([.H278])" office:value-type="float" office:value="367.423461417477" calcext:value-type="float">
            <text:p>367,4234614175</text:p>
          </table:table-cell>
          <table:table-cell table:formula="of:=SQRT([.I278])" office:value-type="float" office:value="19.1682931273882" calcext:value-type="float">
            <text:p>19,1682931274</text:p>
          </table:table-cell>
          <table:table-cell table:number-columns-repeated="3"/>
          <table:table-cell office:value-type="float" office:value="3.6765556158" calcext:value-type="float">
            <text:p>3,67655561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2.93985657473" calcext:value-type="float">
            <text:p>2,9398565747</text:p>
          </table:table-cell>
          <table:table-cell office:value-type="float" office:value="-0.0480480146414" calcext:value-type="float">
            <text:p>-0,0480480146</text:p>
          </table:table-cell>
          <table:table-cell/>
          <table:table-cell table:formula="of:=[.A279]*[.B279]" office:value-type="float" office:value="6000" calcext:value-type="float">
            <text:p>6000</text:p>
          </table:table-cell>
          <table:table-cell table:formula="of:=[.A279]*[.B279]*[.B279]" office:value-type="float" office:value="900000" calcext:value-type="float">
            <text:p>900000</text:p>
          </table:table-cell>
          <table:table-cell table:formula="of:=[.A279]*[.A279]*[.B279]" office:value-type="float" office:value="240000" calcext:value-type="float">
            <text:p>240000</text:p>
          </table:table-cell>
          <table:table-cell table:formula="of:=SQRT([.H279])" office:value-type="float" office:value="489.897948556636" calcext:value-type="float">
            <text:p>489,8979485566</text:p>
          </table:table-cell>
          <table:table-cell table:formula="of:=SQRT([.I279])" office:value-type="float" office:value="22.1336383940064" calcext:value-type="float">
            <text:p>22,133638394</text:p>
          </table:table-cell>
          <table:table-cell table:number-columns-repeated="3"/>
          <table:table-cell office:value-type="float" office:value="2.93985657473" calcext:value-type="float">
            <text:p>2,93985657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2.21861288804" calcext:value-type="float">
            <text:p>2,218612888</text:p>
          </table:table-cell>
          <table:table-cell office:value-type="float" office:value="0.138142526707" calcext:value-type="float">
            <text:p>0,1381425267</text:p>
          </table:table-cell>
          <table:table-cell/>
          <table:table-cell table:formula="of:=[.A280]*[.B280]" office:value-type="float" office:value="7500" calcext:value-type="float">
            <text:p>7500</text:p>
          </table:table-cell>
          <table:table-cell table:formula="of:=[.A280]*[.B280]*[.B280]" office:value-type="float" office:value="1125000" calcext:value-type="float">
            <text:p>1125000</text:p>
          </table:table-cell>
          <table:table-cell table:formula="of:=[.A280]*[.A280]*[.B280]" office:value-type="float" office:value="375000" calcext:value-type="float">
            <text:p>375000</text:p>
          </table:table-cell>
          <table:table-cell table:formula="of:=SQRT([.H280])" office:value-type="float" office:value="612.372435695795" calcext:value-type="float">
            <text:p>612,3724356958</text:p>
          </table:table-cell>
          <table:table-cell table:formula="of:=SQRT([.I280])" office:value-type="float" office:value="24.7461600191988" calcext:value-type="float">
            <text:p>24,7461600192</text:p>
          </table:table-cell>
          <table:table-cell table:number-columns-repeated="3"/>
          <table:table-cell office:value-type="float" office:value="2.21861288804" calcext:value-type="float">
            <text:p>2,21861288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1.90168118181" calcext:value-type="float">
            <text:p>1,9016811818</text:p>
          </table:table-cell>
          <table:table-cell office:value-type="float" office:value="0.0430720213372" calcext:value-type="float">
            <text:p>0,0430720213</text:p>
          </table:table-cell>
          <table:table-cell/>
          <table:table-cell table:formula="of:=[.A281]*[.B281]" office:value-type="float" office:value="9000" calcext:value-type="float">
            <text:p>9000</text:p>
          </table:table-cell>
          <table:table-cell table:formula="of:=[.A281]*[.B281]*[.B281]" office:value-type="float" office:value="1350000" calcext:value-type="float">
            <text:p>1350000</text:p>
          </table:table-cell>
          <table:table-cell table:formula="of:=[.A281]*[.A281]*[.B281]" office:value-type="float" office:value="540000" calcext:value-type="float">
            <text:p>540000</text:p>
          </table:table-cell>
          <table:table-cell table:formula="of:=SQRT([.H281])" office:value-type="float" office:value="734.846922834953" calcext:value-type="float">
            <text:p>734,846922835</text:p>
          </table:table-cell>
          <table:table-cell table:formula="of:=SQRT([.I281])" office:value-type="float" office:value="27.1080601082953" calcext:value-type="float">
            <text:p>27,1080601083</text:p>
          </table:table-cell>
          <table:table-cell table:number-columns-repeated="3"/>
          <table:table-cell office:value-type="float" office:value="1.90168118181" calcext:value-type="float">
            <text:p>1,90168118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1.62841038037" calcext:value-type="float">
            <text:p>1,6284103804</text:p>
          </table:table-cell>
          <table:table-cell office:value-type="float" office:value="-0.0409053447693" calcext:value-type="float">
            <text:p>-0,0409053448</text:p>
          </table:table-cell>
          <table:table-cell/>
          <table:table-cell table:formula="of:=[.A282]*[.B282]" office:value-type="float" office:value="11250" calcext:value-type="float">
            <text:p>11250</text:p>
          </table:table-cell>
          <table:table-cell table:formula="of:=[.A282]*[.B282]*[.B282]" office:value-type="float" office:value="1687500" calcext:value-type="float">
            <text:p>1687500</text:p>
          </table:table-cell>
          <table:table-cell table:formula="of:=[.A282]*[.A282]*[.B282]" office:value-type="float" office:value="843750" calcext:value-type="float">
            <text:p>843750</text:p>
          </table:table-cell>
          <table:table-cell table:formula="of:=SQRT([.H282])" office:value-type="float" office:value="918.558653543692" calcext:value-type="float">
            <text:p>918,5586535437</text:p>
          </table:table-cell>
          <table:table-cell table:formula="of:=SQRT([.I282])" office:value-type="float" office:value="30.3077325701493" calcext:value-type="float">
            <text:p>30,3077325701</text:p>
          </table:table-cell>
          <table:table-cell table:number-columns-repeated="3"/>
          <table:table-cell office:value-type="float" office:value="1.62841038037" calcext:value-type="float">
            <text:p>1,62841038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1.28891536997" calcext:value-type="float">
            <text:p>1,28891537</text:p>
          </table:table-cell>
          <table:table-cell office:value-type="float" office:value="0.0357746052796" calcext:value-type="float">
            <text:p>0,0357746053</text:p>
          </table:table-cell>
          <table:table-cell/>
          <table:table-cell table:formula="of:=[.A283]*[.B283]" office:value-type="float" office:value="13500" calcext:value-type="float">
            <text:p>13500</text:p>
          </table:table-cell>
          <table:table-cell table:formula="of:=[.A283]*[.B283]*[.B283]" office:value-type="float" office:value="2025000" calcext:value-type="float">
            <text:p>2025000</text:p>
          </table:table-cell>
          <table:table-cell table:formula="of:=[.A283]*[.A283]*[.B283]" office:value-type="float" office:value="1215000" calcext:value-type="float">
            <text:p>1215000</text:p>
          </table:table-cell>
          <table:table-cell table:formula="of:=SQRT([.H283])" office:value-type="float" office:value="1102.27038425243" calcext:value-type="float">
            <text:p>1102,2703842524</text:p>
          </table:table-cell>
          <table:table-cell table:formula="of:=SQRT([.I283])" office:value-type="float" office:value="33.2004575910096" calcext:value-type="float">
            <text:p>33,200457591</text:p>
          </table:table-cell>
          <table:table-cell table:number-columns-repeated="3"/>
          <table:table-cell office:value-type="float" office:value="1.28891536997" calcext:value-type="float">
            <text:p>1,2889153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0.972104574667" calcext:value-type="float">
            <text:p>0,9721045747</text:p>
          </table:table-cell>
          <table:table-cell office:value-type="float" office:value="0.00801384104468" calcext:value-type="float">
            <text:p>0,008013841</text:p>
          </table:table-cell>
          <table:table-cell/>
          <table:table-cell table:formula="of:=[.A284]*[.B284]" office:value-type="float" office:value="18000" calcext:value-type="float">
            <text:p>18000</text:p>
          </table:table-cell>
          <table:table-cell table:formula="of:=[.A284]*[.B284]*[.B284]" office:value-type="float" office:value="2700000" calcext:value-type="float">
            <text:p>2700000</text:p>
          </table:table-cell>
          <table:table-cell table:formula="of:=[.A284]*[.A284]*[.B284]" office:value-type="float" office:value="2160000" calcext:value-type="float">
            <text:p>2160000</text:p>
          </table:table-cell>
          <table:table-cell table:formula="of:=SQRT([.H284])" office:value-type="float" office:value="1469.69384566991" calcext:value-type="float">
            <text:p>1469,6938456699</text:p>
          </table:table-cell>
          <table:table-cell table:formula="of:=SQRT([.I284])" office:value-type="float" office:value="38.3365862547763" calcext:value-type="float">
            <text:p>38,3365862548</text:p>
          </table:table-cell>
          <table:table-cell table:number-columns-repeated="3"/>
          <table:table-cell office:value-type="float" office:value="0.972104574667" calcext:value-type="float">
            <text:p>0,9721045747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float" office:value="0.769523784065" calcext:value-type="float">
            <text:p>0,7695237841</text:p>
          </table:table-cell>
          <table:table-cell office:value-type="float" office:value="0.00860638471265" calcext:value-type="float">
            <text:p>0,0086063847</text:p>
          </table:table-cell>
          <table:table-cell/>
          <table:table-cell table:formula="of:=[.A285]*[.B285]" office:value-type="float" office:value="22500" calcext:value-type="float">
            <text:p>22500</text:p>
          </table:table-cell>
          <table:table-cell table:formula="of:=[.A285]*[.B285]*[.B285]" office:value-type="float" office:value="3375000" calcext:value-type="float">
            <text:p>3375000</text:p>
          </table:table-cell>
          <table:table-cell table:formula="of:=[.A285]*[.A285]*[.B285]" office:value-type="float" office:value="3375000" calcext:value-type="float">
            <text:p>3375000</text:p>
          </table:table-cell>
          <table:table-cell table:formula="of:=SQRT([.H285])" office:value-type="float" office:value="1837.11730708738" calcext:value-type="float">
            <text:p>1837,1173070874</text:p>
          </table:table-cell>
          <table:table-cell table:formula="of:=SQRT([.I285])" office:value-type="float" office:value="42.861606445482" calcext:value-type="float">
            <text:p>42,8616064455</text:p>
          </table:table-cell>
          <table:table-cell table:number-columns-repeated="3"/>
          <table:table-cell office:value-type="float" office:value="0.769523784065" calcext:value-type="float">
            <text:p>0,769523784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office:value-type="float" office:value="0.65844469429" calcext:value-type="float">
            <text:p>0,6584446943</text:p>
          </table:table-cell>
          <table:table-cell office:value-type="float" office:value="-0.00640904686705" calcext:value-type="float">
            <text:p>-0,0064090469</text:p>
          </table:table-cell>
          <table:table-cell/>
          <table:table-cell table:formula="of:=[.A286]*[.B286]" office:value-type="float" office:value="27000" calcext:value-type="float">
            <text:p>27000</text:p>
          </table:table-cell>
          <table:table-cell table:formula="of:=[.A286]*[.B286]*[.B286]" office:value-type="float" office:value="4050000" calcext:value-type="float">
            <text:p>4050000</text:p>
          </table:table-cell>
          <table:table-cell table:formula="of:=[.A286]*[.A286]*[.B286]" office:value-type="float" office:value="4860000" calcext:value-type="float">
            <text:p>4860000</text:p>
          </table:table-cell>
          <table:table-cell table:formula="of:=SQRT([.H286])" office:value-type="float" office:value="2204.54076850486" calcext:value-type="float">
            <text:p>2204,5407685049</text:p>
          </table:table-cell>
          <table:table-cell table:formula="of:=SQRT([.I286])" office:value-type="float" office:value="46.9525374021986" calcext:value-type="float">
            <text:p>46,9525374022</text:p>
          </table:table-cell>
          <table:table-cell table:number-columns-repeated="3"/>
          <table:table-cell office:value-type="float" office:value="0.65844469429" calcext:value-type="float">
            <text:p>0,6584446943</text:p>
          </table:table-cell>
        </table:table-row>
        <table:table-row table:style-name="ro1">
          <table:table-cell table:number-columns-repeated="5"/>
          <table:table-cell table:formula="of:=[.A287]*[.B287]" office:value-type="float" office:value="0" calcext:value-type="float">
            <text:p>0</text:p>
          </table:table-cell>
          <table:table-cell table:formula="of:=[.A287]*[.B287]*[.B287]" office:value-type="float" office:value="0" calcext:value-type="float">
            <text:p>0</text:p>
          </table:table-cell>
          <table:table-cell table:formula="of:=[.A287]*[.A287]*[.B287]" office:value-type="float" office:value="0" calcext:value-type="float">
            <text:p>0</text:p>
          </table:table-cell>
          <table:table-cell table:formula="of:=SQRT([.H287])" office:value-type="float" office:value="0" calcext:value-type="float">
            <text:p>0</text:p>
          </table:table-cell>
          <table:table-cell table:formula="of:=SQRT([.I28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9.95842077788" calcext:value-type="float">
            <text:p>9,9584207779</text:p>
          </table:table-cell>
          <table:table-cell office:value-type="float" office:value="-0.00262278149213" calcext:value-type="float">
            <text:p>-0,0026227815</text:p>
          </table:table-cell>
          <table:table-cell/>
          <table:table-cell table:formula="of:=[.A288]*[.B288]" office:value-type="float" office:value="180" calcext:value-type="float">
            <text:p>180</text:p>
          </table:table-cell>
          <table:table-cell table:formula="of:=[.A288]*[.B288]*[.B288]" office:value-type="float" office:value="32400" calcext:value-type="float">
            <text:p>32400</text:p>
          </table:table-cell>
          <table:table-cell table:formula="of:=[.A288]*[.A288]*[.B288]" office:value-type="float" office:value="180" calcext:value-type="float">
            <text:p>180</text:p>
          </table:table-cell>
          <table:table-cell table:formula="of:=SQRT([.H288])" office:value-type="float" office:value="13.4164078649987" calcext:value-type="float">
            <text:p>13,416407865</text:p>
          </table:table-cell>
          <table:table-cell table:formula="of:=SQRT([.I288])" office:value-type="float" office:value="3.66284150148471" calcext:value-type="float">
            <text:p>3,6628415015</text:p>
          </table:table-cell>
          <table:table-cell table:number-columns-repeated="3"/>
          <table:table-cell office:value-type="float" office:value="9.95842077788" calcext:value-type="float">
            <text:p>9,95842077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9.82115175504" calcext:value-type="float">
            <text:p>9,821151755</text:p>
          </table:table-cell>
          <table:table-cell office:value-type="float" office:value="0.0299193794603" calcext:value-type="float">
            <text:p>0,0299193795</text:p>
          </table:table-cell>
          <table:table-cell/>
          <table:table-cell table:formula="of:=[.A289]*[.B289]" office:value-type="float" office:value="360" calcext:value-type="float">
            <text:p>360</text:p>
          </table:table-cell>
          <table:table-cell table:formula="of:=[.A289]*[.B289]*[.B289]" office:value-type="float" office:value="64800" calcext:value-type="float">
            <text:p>64800</text:p>
          </table:table-cell>
          <table:table-cell table:formula="of:=[.A289]*[.A289]*[.B289]" office:value-type="float" office:value="720" calcext:value-type="float">
            <text:p>720</text:p>
          </table:table-cell>
          <table:table-cell table:formula="of:=SQRT([.H289])" office:value-type="float" office:value="26.8328157299975" calcext:value-type="float">
            <text:p>26,83281573</text:p>
          </table:table-cell>
          <table:table-cell table:formula="of:=SQRT([.I289])" office:value-type="float" office:value="5.1800401282227" calcext:value-type="float">
            <text:p>5,1800401282</text:p>
          </table:table-cell>
          <table:table-cell table:number-columns-repeated="3"/>
          <table:table-cell office:value-type="float" office:value="9.82115175504" calcext:value-type="float">
            <text:p>9,8211517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9.37513777299" calcext:value-type="float">
            <text:p>9,375137773</text:p>
          </table:table-cell>
          <table:table-cell office:value-type="float" office:value="0.0170072417569" calcext:value-type="float">
            <text:p>0,0170072418</text:p>
          </table:table-cell>
          <table:table-cell/>
          <table:table-cell table:formula="of:=[.A290]*[.B290]" office:value-type="float" office:value="720" calcext:value-type="float">
            <text:p>720</text:p>
          </table:table-cell>
          <table:table-cell table:formula="of:=[.A290]*[.B290]*[.B290]" office:value-type="float" office:value="129600" calcext:value-type="float">
            <text:p>129600</text:p>
          </table:table-cell>
          <table:table-cell table:formula="of:=[.A290]*[.A290]*[.B290]" office:value-type="float" office:value="2880" calcext:value-type="float">
            <text:p>2880</text:p>
          </table:table-cell>
          <table:table-cell table:formula="of:=SQRT([.H290])" office:value-type="float" office:value="53.665631459995" calcext:value-type="float">
            <text:p>53,66563146</text:p>
          </table:table-cell>
          <table:table-cell table:formula="of:=SQRT([.I290])" office:value-type="float" office:value="7.32568300296941" calcext:value-type="float">
            <text:p>7,325683003</text:p>
          </table:table-cell>
          <table:table-cell table:number-columns-repeated="3"/>
          <table:table-cell office:value-type="float" office:value="9.37513777299" calcext:value-type="float">
            <text:p>9,3751377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7.45577516122" calcext:value-type="float">
            <text:p>7,4557751612</text:p>
          </table:table-cell>
          <table:table-cell office:value-type="float" office:value="-0.249972446388" calcext:value-type="float">
            <text:p>-0,2499724464</text:p>
          </table:table-cell>
          <table:table-cell/>
          <table:table-cell table:formula="of:=[.A291]*[.B291]" office:value-type="float" office:value="1800" calcext:value-type="float">
            <text:p>1800</text:p>
          </table:table-cell>
          <table:table-cell table:formula="of:=[.A291]*[.B291]*[.B291]" office:value-type="float" office:value="324000" calcext:value-type="float">
            <text:p>324000</text:p>
          </table:table-cell>
          <table:table-cell table:formula="of:=[.A291]*[.A291]*[.B291]" office:value-type="float" office:value="18000" calcext:value-type="float">
            <text:p>18000</text:p>
          </table:table-cell>
          <table:table-cell table:formula="of:=SQRT([.H291])" office:value-type="float" office:value="134.164078649987" calcext:value-type="float">
            <text:p>134,16407865</text:p>
          </table:table-cell>
          <table:table-cell table:formula="of:=SQRT([.I291])" office:value-type="float" office:value="11.5829218528827" calcext:value-type="float">
            <text:p>11,5829218529</text:p>
          </table:table-cell>
          <table:table-cell table:number-columns-repeated="3"/>
          <table:table-cell office:value-type="float" office:value="7.45577516122" calcext:value-type="float">
            <text:p>7,45577516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4.59700531642" calcext:value-type="float">
            <text:p>4,5970053164</text:p>
          </table:table-cell>
          <table:table-cell office:value-type="float" office:value="0.194658494043" calcext:value-type="float">
            <text:p>0,194658494</text:p>
          </table:table-cell>
          <table:table-cell/>
          <table:table-cell table:formula="of:=[.A292]*[.B292]" office:value-type="float" office:value="3600" calcext:value-type="float">
            <text:p>3600</text:p>
          </table:table-cell>
          <table:table-cell table:formula="of:=[.A292]*[.B292]*[.B292]" office:value-type="float" office:value="648000" calcext:value-type="float">
            <text:p>648000</text:p>
          </table:table-cell>
          <table:table-cell table:formula="of:=[.A292]*[.A292]*[.B292]" office:value-type="float" office:value="72000" calcext:value-type="float">
            <text:p>72000</text:p>
          </table:table-cell>
          <table:table-cell table:formula="of:=SQRT([.H292])" office:value-type="float" office:value="268.328157299975" calcext:value-type="float">
            <text:p>268,3281573</text:p>
          </table:table-cell>
          <table:table-cell table:formula="of:=SQRT([.I292])" office:value-type="float" office:value="16.3807251762544" calcext:value-type="float">
            <text:p>16,3807251763</text:p>
          </table:table-cell>
          <table:table-cell table:number-columns-repeated="3"/>
          <table:table-cell office:value-type="float" office:value="4.59700531642" calcext:value-type="float">
            <text:p>4,59700531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3.38809373536" calcext:value-type="float">
            <text:p>3,3880937354</text:p>
          </table:table-cell>
          <table:table-cell office:value-type="float" office:value="-0.0373829015697" calcext:value-type="float">
            <text:p>-0,0373829016</text:p>
          </table:table-cell>
          <table:table-cell/>
          <table:table-cell table:formula="of:=[.A293]*[.B293]" office:value-type="float" office:value="5400" calcext:value-type="float">
            <text:p>5400</text:p>
          </table:table-cell>
          <table:table-cell table:formula="of:=[.A293]*[.B293]*[.B293]" office:value-type="float" office:value="972000" calcext:value-type="float">
            <text:p>972000</text:p>
          </table:table-cell>
          <table:table-cell table:formula="of:=[.A293]*[.A293]*[.B293]" office:value-type="float" office:value="162000" calcext:value-type="float">
            <text:p>162000</text:p>
          </table:table-cell>
          <table:table-cell table:formula="of:=SQRT([.H293])" office:value-type="float" office:value="402.492235949962" calcext:value-type="float">
            <text:p>402,49223595</text:p>
          </table:table-cell>
          <table:table-cell table:formula="of:=SQRT([.I293])" office:value-type="float" office:value="20.0622091492927" calcext:value-type="float">
            <text:p>20,0622091493</text:p>
          </table:table-cell>
          <table:table-cell table:number-columns-repeated="3"/>
          <table:table-cell office:value-type="float" office:value="3.38809373536" calcext:value-type="float">
            <text:p>3,38809373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float" office:value="2.7069284731" calcext:value-type="float">
            <text:p>2,7069284731</text:p>
          </table:table-cell>
          <table:table-cell office:value-type="float" office:value="-0.0619238232328" calcext:value-type="float">
            <text:p>-0,0619238232</text:p>
          </table:table-cell>
          <table:table-cell/>
          <table:table-cell table:formula="of:=[.A294]*[.B294]" office:value-type="float" office:value="7200" calcext:value-type="float">
            <text:p>7200</text:p>
          </table:table-cell>
          <table:table-cell table:formula="of:=[.A294]*[.B294]*[.B294]" office:value-type="float" office:value="1296000" calcext:value-type="float">
            <text:p>1296000</text:p>
          </table:table-cell>
          <table:table-cell table:formula="of:=[.A294]*[.A294]*[.B294]" office:value-type="float" office:value="288000" calcext:value-type="float">
            <text:p>288000</text:p>
          </table:table-cell>
          <table:table-cell table:formula="of:=SQRT([.H294])" office:value-type="float" office:value="536.65631459995" calcext:value-type="float">
            <text:p>536,6563146</text:p>
          </table:table-cell>
          <table:table-cell table:formula="of:=SQRT([.I294])" office:value-type="float" office:value="23.1658437057654" calcext:value-type="float">
            <text:p>23,1658437058</text:p>
          </table:table-cell>
          <table:table-cell table:number-columns-repeated="3"/>
          <table:table-cell office:value-type="float" office:value="2.7069284731" calcext:value-type="float">
            <text:p>2,70692847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2.19709721492" calcext:value-type="float">
            <text:p>2,1970972149</text:p>
          </table:table-cell>
          <table:table-cell office:value-type="float" office:value="0.0445117297314" calcext:value-type="float">
            <text:p>0,0445117297</text:p>
          </table:table-cell>
          <table:table-cell/>
          <table:table-cell table:formula="of:=[.A295]*[.B295]" office:value-type="float" office:value="9000" calcext:value-type="float">
            <text:p>9000</text:p>
          </table:table-cell>
          <table:table-cell table:formula="of:=[.A295]*[.B295]*[.B295]" office:value-type="float" office:value="1620000" calcext:value-type="float">
            <text:p>1620000</text:p>
          </table:table-cell>
          <table:table-cell table:formula="of:=[.A295]*[.A295]*[.B295]" office:value-type="float" office:value="450000" calcext:value-type="float">
            <text:p>450000</text:p>
          </table:table-cell>
          <table:table-cell table:formula="of:=SQRT([.H295])" office:value-type="float" office:value="670.820393249937" calcext:value-type="float">
            <text:p>670,8203932499</text:p>
          </table:table-cell>
          <table:table-cell table:formula="of:=SQRT([.I295])" office:value-type="float" office:value="25.9002006411135" calcext:value-type="float">
            <text:p>25,9002006411</text:p>
          </table:table-cell>
          <table:table-cell table:number-columns-repeated="3"/>
          <table:table-cell office:value-type="float" office:value="2.19709721492" calcext:value-type="float">
            <text:p>2,19709721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1.845691487" calcext:value-type="float">
            <text:p>1,845691487</text:p>
          </table:table-cell>
          <table:table-cell office:value-type="float" office:value="0.0158671637324" calcext:value-type="float">
            <text:p>0,0158671637</text:p>
          </table:table-cell>
          <table:table-cell/>
          <table:table-cell table:formula="of:=[.A296]*[.B296]" office:value-type="float" office:value="10800" calcext:value-type="float">
            <text:p>10800</text:p>
          </table:table-cell>
          <table:table-cell table:formula="of:=[.A296]*[.B296]*[.B296]" office:value-type="float" office:value="1944000" calcext:value-type="float">
            <text:p>1944000</text:p>
          </table:table-cell>
          <table:table-cell table:formula="of:=[.A296]*[.A296]*[.B296]" office:value-type="float" office:value="648000" calcext:value-type="float">
            <text:p>648000</text:p>
          </table:table-cell>
          <table:table-cell table:formula="of:=SQRT([.H296])" office:value-type="float" office:value="804.984471899924" calcext:value-type="float">
            <text:p>804,9844718999</text:p>
          </table:table-cell>
          <table:table-cell table:formula="of:=SQRT([.I296])" office:value-type="float" office:value="28.3722482700953" calcext:value-type="float">
            <text:p>28,3722482701</text:p>
          </table:table-cell>
          <table:table-cell table:number-columns-repeated="3"/>
          <table:table-cell office:value-type="float" office:value="1.845691487" calcext:value-type="float">
            <text:p>1,8456914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office:value-type="float" office:value="1.48415238414" calcext:value-type="float">
            <text:p>1,4841523841</text:p>
          </table:table-cell>
          <table:table-cell office:value-type="float" office:value="0.00159463210502" calcext:value-type="float">
            <text:p>0,0015946321</text:p>
          </table:table-cell>
          <table:table-cell/>
          <table:table-cell table:formula="of:=[.A297]*[.B297]" office:value-type="float" office:value="13500" calcext:value-type="float">
            <text:p>13500</text:p>
          </table:table-cell>
          <table:table-cell table:formula="of:=[.A297]*[.B297]*[.B297]" office:value-type="float" office:value="2430000" calcext:value-type="float">
            <text:p>2430000</text:p>
          </table:table-cell>
          <table:table-cell table:formula="of:=[.A297]*[.A297]*[.B297]" office:value-type="float" office:value="1012500" calcext:value-type="float">
            <text:p>1012500</text:p>
          </table:table-cell>
          <table:table-cell table:formula="of:=SQRT([.H297])" office:value-type="float" office:value="1006.23058987491" calcext:value-type="float">
            <text:p>1006,2305898749</text:p>
          </table:table-cell>
          <table:table-cell table:formula="of:=SQRT([.I297])" office:value-type="float" office:value="31.7211379032169" calcext:value-type="float">
            <text:p>31,7211379032</text:p>
          </table:table-cell>
          <table:table-cell table:number-columns-repeated="3"/>
          <table:table-cell office:value-type="float" office:value="1.48415238414" calcext:value-type="float">
            <text:p>1,48415238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1.22504817765" calcext:value-type="float">
            <text:p>1,2250481777</text:p>
          </table:table-cell>
          <table:table-cell office:value-type="float" office:value="0.029732647675" calcext:value-type="float">
            <text:p>0,0297326477</text:p>
          </table:table-cell>
          <table:table-cell/>
          <table:table-cell table:formula="of:=[.A298]*[.B298]" office:value-type="float" office:value="16200" calcext:value-type="float">
            <text:p>16200</text:p>
          </table:table-cell>
          <table:table-cell table:formula="of:=[.A298]*[.B298]*[.B298]" office:value-type="float" office:value="2916000" calcext:value-type="float">
            <text:p>2916000</text:p>
          </table:table-cell>
          <table:table-cell table:formula="of:=[.A298]*[.A298]*[.B298]" office:value-type="float" office:value="1458000" calcext:value-type="float">
            <text:p>1458000</text:p>
          </table:table-cell>
          <table:table-cell table:formula="of:=SQRT([.H298])" office:value-type="float" office:value="1207.47670784989" calcext:value-type="float">
            <text:p>1207,4767078499</text:p>
          </table:table-cell>
          <table:table-cell table:formula="of:=SQRT([.I298])" office:value-type="float" office:value="34.7487655586481" calcext:value-type="float">
            <text:p>34,7487655586</text:p>
          </table:table-cell>
          <table:table-cell table:number-columns-repeated="3"/>
          <table:table-cell office:value-type="float" office:value="1.22504817765" calcext:value-type="float">
            <text:p>1,225048177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office:value-type="float" office:value="0.881888370081" calcext:value-type="float">
            <text:p>0,8818883701</text:p>
          </table:table-cell>
          <table:table-cell office:value-type="float" office:value="0.0207329226664" calcext:value-type="float">
            <text:p>0,0207329227</text:p>
          </table:table-cell>
          <table:table-cell/>
          <table:table-cell table:formula="of:=[.A299]*[.B299]" office:value-type="float" office:value="21600" calcext:value-type="float">
            <text:p>21600</text:p>
          </table:table-cell>
          <table:table-cell table:formula="of:=[.A299]*[.B299]*[.B299]" office:value-type="float" office:value="3888000" calcext:value-type="float">
            <text:p>3888000</text:p>
          </table:table-cell>
          <table:table-cell table:formula="of:=[.A299]*[.A299]*[.B299]" office:value-type="float" office:value="2592000" calcext:value-type="float">
            <text:p>2592000</text:p>
          </table:table-cell>
          <table:table-cell table:formula="of:=SQRT([.H299])" office:value-type="float" office:value="1609.96894379985" calcext:value-type="float">
            <text:p>1609,9689437999</text:p>
          </table:table-cell>
          <table:table-cell table:formula="of:=SQRT([.I299])" office:value-type="float" office:value="40.1244182985853" calcext:value-type="float">
            <text:p>40,1244182986</text:p>
          </table:table-cell>
          <table:table-cell table:number-columns-repeated="3"/>
          <table:table-cell office:value-type="float" office:value="0.881888370081" calcext:value-type="float">
            <text:p>0,88188837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0.731531363032" calcext:value-type="float">
            <text:p>0,731531363</text:p>
          </table:table-cell>
          <table:table-cell office:value-type="float" office:value="-0.0125996835517" calcext:value-type="float">
            <text:p>-0,0125996836</text:p>
          </table:table-cell>
          <table:table-cell/>
          <table:table-cell table:formula="of:=[.A300]*[.B300]" office:value-type="float" office:value="27000" calcext:value-type="float">
            <text:p>27000</text:p>
          </table:table-cell>
          <table:table-cell table:formula="of:=[.A300]*[.B300]*[.B300]" office:value-type="float" office:value="4860000" calcext:value-type="float">
            <text:p>4860000</text:p>
          </table:table-cell>
          <table:table-cell table:formula="of:=[.A300]*[.A300]*[.B300]" office:value-type="float" office:value="4050000" calcext:value-type="float">
            <text:p>4050000</text:p>
          </table:table-cell>
          <table:table-cell table:formula="of:=SQRT([.H300])" office:value-type="float" office:value="2012.46117974981" calcext:value-type="float">
            <text:p>2012,4611797498</text:p>
          </table:table-cell>
          <table:table-cell table:formula="of:=SQRT([.I300])" office:value-type="float" office:value="44.8604634366366" calcext:value-type="float">
            <text:p>44,8604634366</text:p>
          </table:table-cell>
          <table:table-cell table:number-columns-repeated="3"/>
          <table:table-cell office:value-type="float" office:value="0.731531363032" calcext:value-type="float">
            <text:p>0,731531363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0.599497776522" calcext:value-type="float">
            <text:p>0,5994977765</text:p>
          </table:table-cell>
          <table:table-cell office:value-type="float" office:value="-0.00265879937412" calcext:value-type="float">
            <text:p>-0,0026587994</text:p>
          </table:table-cell>
          <table:table-cell/>
          <table:table-cell table:formula="of:=[.A301]*[.B301]" office:value-type="float" office:value="32400" calcext:value-type="float">
            <text:p>32400</text:p>
          </table:table-cell>
          <table:table-cell table:formula="of:=[.A301]*[.B301]*[.B301]" office:value-type="float" office:value="5832000" calcext:value-type="float">
            <text:p>5832000</text:p>
          </table:table-cell>
          <table:table-cell table:formula="of:=[.A301]*[.A301]*[.B301]" office:value-type="float" office:value="5832000" calcext:value-type="float">
            <text:p>5832000</text:p>
          </table:table-cell>
          <table:table-cell table:formula="of:=SQRT([.H301])" office:value-type="float" office:value="2414.95341569977" calcext:value-type="float">
            <text:p>2414,9534156998</text:p>
          </table:table-cell>
          <table:table-cell table:formula="of:=SQRT([.I301])" office:value-type="float" office:value="49.1421755287632" calcext:value-type="float">
            <text:p>49,1421755288</text:p>
          </table:table-cell>
          <table:table-cell table:number-columns-repeated="3"/>
          <table:table-cell office:value-type="float" office:value="0.599497776522" calcext:value-type="float">
            <text:p>0,5994977765</text:p>
          </table:table-cell>
        </table:table-row>
        <table:table-row table:style-name="ro1">
          <table:table-cell table:number-columns-repeated="5"/>
          <table:table-cell table:formula="of:=[.A302]*[.B302]" office:value-type="float" office:value="0" calcext:value-type="float">
            <text:p>0</text:p>
          </table:table-cell>
          <table:table-cell table:formula="of:=[.A302]*[.B302]*[.B302]" office:value-type="float" office:value="0" calcext:value-type="float">
            <text:p>0</text:p>
          </table:table-cell>
          <table:table-cell table:formula="of:=[.A302]*[.A302]*[.B302]" office:value-type="float" office:value="0" calcext:value-type="float">
            <text:p>0</text:p>
          </table:table-cell>
          <table:table-cell table:formula="of:=SQRT([.H302])" office:value-type="float" office:value="0" calcext:value-type="float">
            <text:p>0</text:p>
          </table:table-cell>
          <table:table-cell table:formula="of:=SQRT([.I30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9.94982918964" calcext:value-type="float">
            <text:p>9,9498291896</text:p>
          </table:table-cell>
          <table:table-cell office:value-type="float" office:value="-0.00158146774574" calcext:value-type="float">
            <text:p>-0,0015814677</text:p>
          </table:table-cell>
          <table:table-cell/>
          <table:table-cell table:formula="of:=[.A303]*[.B303]" office:value-type="float" office:value="240" calcext:value-type="float">
            <text:p>240</text:p>
          </table:table-cell>
          <table:table-cell table:formula="of:=[.A303]*[.B303]*[.B303]" office:value-type="float" office:value="57600" calcext:value-type="float">
            <text:p>57600</text:p>
          </table:table-cell>
          <table:table-cell table:formula="of:=[.A303]*[.A303]*[.B303]" office:value-type="float" office:value="240" calcext:value-type="float">
            <text:p>240</text:p>
          </table:table-cell>
          <table:table-cell table:formula="of:=SQRT([.H303])" office:value-type="float" office:value="15.4919333848297" calcext:value-type="float">
            <text:p>15,4919333848</text:p>
          </table:table-cell>
          <table:table-cell table:formula="of:=SQRT([.I303])" office:value-type="float" office:value="3.93597934253086" calcext:value-type="float">
            <text:p>3,9359793425</text:p>
          </table:table-cell>
          <table:table-cell table:number-columns-repeated="3"/>
          <table:table-cell office:value-type="float" office:value="9.94982918964" calcext:value-type="float">
            <text:p>9,94982918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9.79011985993" calcext:value-type="float">
            <text:p>9,7901198599</text:p>
          </table:table-cell>
          <table:table-cell office:value-type="float" office:value="0.015594063727" calcext:value-type="float">
            <text:p>0,0155940637</text:p>
          </table:table-cell>
          <table:table-cell/>
          <table:table-cell table:formula="of:=[.A304]*[.B304]" office:value-type="float" office:value="480" calcext:value-type="float">
            <text:p>480</text:p>
          </table:table-cell>
          <table:table-cell table:formula="of:=[.A304]*[.B304]*[.B304]" office:value-type="float" office:value="115200" calcext:value-type="float">
            <text:p>115200</text:p>
          </table:table-cell>
          <table:table-cell table:formula="of:=[.A304]*[.A304]*[.B304]" office:value-type="float" office:value="960" calcext:value-type="float">
            <text:p>960</text:p>
          </table:table-cell>
          <table:table-cell table:formula="of:=SQRT([.H304])" office:value-type="float" office:value="30.9838667696593" calcext:value-type="float">
            <text:p>30,9838667697</text:p>
          </table:table-cell>
          <table:table-cell table:formula="of:=SQRT([.I304])" office:value-type="float" office:value="5.56631536742748" calcext:value-type="float">
            <text:p>5,5663153674</text:p>
          </table:table-cell>
          <table:table-cell table:number-columns-repeated="3"/>
          <table:table-cell office:value-type="float" office:value="9.79011985993" calcext:value-type="float">
            <text:p>9,79011985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9.34843004633" calcext:value-type="float">
            <text:p>9,3484300463</text:p>
          </table:table-cell>
          <table:table-cell office:value-type="float" office:value="-0.123323239504" calcext:value-type="float">
            <text:p>-0,1233232395</text:p>
          </table:table-cell>
          <table:table-cell/>
          <table:table-cell table:formula="of:=[.A305]*[.B305]" office:value-type="float" office:value="960" calcext:value-type="float">
            <text:p>960</text:p>
          </table:table-cell>
          <table:table-cell table:formula="of:=[.A305]*[.B305]*[.B305]" office:value-type="float" office:value="230400" calcext:value-type="float">
            <text:p>230400</text:p>
          </table:table-cell>
          <table:table-cell table:formula="of:=[.A305]*[.A305]*[.B305]" office:value-type="float" office:value="3840" calcext:value-type="float">
            <text:p>3840</text:p>
          </table:table-cell>
          <table:table-cell table:formula="of:=SQRT([.H305])" office:value-type="float" office:value="61.9677335393187" calcext:value-type="float">
            <text:p>61,9677335393</text:p>
          </table:table-cell>
          <table:table-cell table:formula="of:=SQRT([.I305])" office:value-type="float" office:value="7.87195868506172" calcext:value-type="float">
            <text:p>7,8719586851</text:p>
          </table:table-cell>
          <table:table-cell table:number-columns-repeated="3"/>
          <table:table-cell office:value-type="float" office:value="9.34843004633" calcext:value-type="float">
            <text:p>9,34843004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float" office:value="6.99202956521" calcext:value-type="float">
            <text:p>6,9920295652</text:p>
          </table:table-cell>
          <table:table-cell office:value-type="float" office:value="-0.292813541464" calcext:value-type="float">
            <text:p>-0,2928135415</text:p>
          </table:table-cell>
          <table:table-cell/>
          <table:table-cell table:formula="of:=[.A306]*[.B306]" office:value-type="float" office:value="2400" calcext:value-type="float">
            <text:p>2400</text:p>
          </table:table-cell>
          <table:table-cell table:formula="of:=[.A306]*[.B306]*[.B306]" office:value-type="float" office:value="576000" calcext:value-type="float">
            <text:p>576000</text:p>
          </table:table-cell>
          <table:table-cell table:formula="of:=[.A306]*[.A306]*[.B306]" office:value-type="float" office:value="24000" calcext:value-type="float">
            <text:p>24000</text:p>
          </table:table-cell>
          <table:table-cell table:formula="of:=SQRT([.H306])" office:value-type="float" office:value="154.919333848297" calcext:value-type="float">
            <text:p>154,9193338483</text:p>
          </table:table-cell>
          <table:table-cell table:formula="of:=SQRT([.I306])" office:value-type="float" office:value="12.4466595457696" calcext:value-type="float">
            <text:p>12,4466595458</text:p>
          </table:table-cell>
          <table:table-cell table:number-columns-repeated="3"/>
          <table:table-cell office:value-type="float" office:value="6.99202956521" calcext:value-type="float">
            <text:p>6,99202956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0" calcext:value-type="float">
            <text:p>240</text:p>
          </table:table-cell>
          <table:table-cell office:value-type="float" office:value="4.59285603753" calcext:value-type="float">
            <text:p>4,5928560375</text:p>
          </table:table-cell>
          <table:table-cell office:value-type="float" office:value="-0.270921641725" calcext:value-type="float">
            <text:p>-0,2709216417</text:p>
          </table:table-cell>
          <table:table-cell/>
          <table:table-cell table:formula="of:=[.A307]*[.B307]" office:value-type="float" office:value="4800" calcext:value-type="float">
            <text:p>4800</text:p>
          </table:table-cell>
          <table:table-cell table:formula="of:=[.A307]*[.B307]*[.B307]" office:value-type="float" office:value="1152000" calcext:value-type="float">
            <text:p>1152000</text:p>
          </table:table-cell>
          <table:table-cell table:formula="of:=[.A307]*[.A307]*[.B307]" office:value-type="float" office:value="96000" calcext:value-type="float">
            <text:p>96000</text:p>
          </table:table-cell>
          <table:table-cell table:formula="of:=SQRT([.H307])" office:value-type="float" office:value="309.838667696593" calcext:value-type="float">
            <text:p>309,8386676966</text:p>
          </table:table-cell>
          <table:table-cell table:formula="of:=SQRT([.I307])" office:value-type="float" office:value="17.6022347358679" calcext:value-type="float">
            <text:p>17,6022347359</text:p>
          </table:table-cell>
          <table:table-cell table:number-columns-repeated="3"/>
          <table:table-cell office:value-type="float" office:value="4.59285603753" calcext:value-type="float">
            <text:p>4,59285603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  <table:table-cell office:value-type="float" office:value="3.22723779398" calcext:value-type="float">
            <text:p>3,227237794</text:p>
          </table:table-cell>
          <table:table-cell office:value-type="float" office:value="-0.0786484682177" calcext:value-type="float">
            <text:p>-0,0786484682</text:p>
          </table:table-cell>
          <table:table-cell/>
          <table:table-cell table:formula="of:=[.A308]*[.B308]" office:value-type="float" office:value="7200" calcext:value-type="float">
            <text:p>7200</text:p>
          </table:table-cell>
          <table:table-cell table:formula="of:=[.A308]*[.B308]*[.B308]" office:value-type="float" office:value="1728000" calcext:value-type="float">
            <text:p>1728000</text:p>
          </table:table-cell>
          <table:table-cell table:formula="of:=[.A308]*[.A308]*[.B308]" office:value-type="float" office:value="216000" calcext:value-type="float">
            <text:p>216000</text:p>
          </table:table-cell>
          <table:table-cell table:formula="of:=SQRT([.H308])" office:value-type="float" office:value="464.75800154489" calcext:value-type="float">
            <text:p>464,7580015449</text:p>
          </table:table-cell>
          <table:table-cell table:formula="of:=SQRT([.I308])" office:value-type="float" office:value="21.5582467177851" calcext:value-type="float">
            <text:p>21,5582467178</text:p>
          </table:table-cell>
          <table:table-cell table:number-columns-repeated="3"/>
          <table:table-cell office:value-type="float" office:value="3.22723779398" calcext:value-type="float">
            <text:p>3,2272377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2.41691672426" calcext:value-type="float">
            <text:p>2,4169167243</text:p>
          </table:table-cell>
          <table:table-cell office:value-type="float" office:value="0.095677110292" calcext:value-type="float">
            <text:p>0,0956771103</text:p>
          </table:table-cell>
          <table:table-cell/>
          <table:table-cell table:formula="of:=[.A309]*[.B309]" office:value-type="float" office:value="9600" calcext:value-type="float">
            <text:p>9600</text:p>
          </table:table-cell>
          <table:table-cell table:formula="of:=[.A309]*[.B309]*[.B309]" office:value-type="float" office:value="2304000" calcext:value-type="float">
            <text:p>2304000</text:p>
          </table:table-cell>
          <table:table-cell table:formula="of:=[.A309]*[.A309]*[.B309]" office:value-type="float" office:value="384000" calcext:value-type="float">
            <text:p>384000</text:p>
          </table:table-cell>
          <table:table-cell table:formula="of:=SQRT([.H309])" office:value-type="float" office:value="619.677335393187" calcext:value-type="float">
            <text:p>619,6773353932</text:p>
          </table:table-cell>
          <table:table-cell table:formula="of:=SQRT([.I309])" office:value-type="float" office:value="24.8933190915391" calcext:value-type="float">
            <text:p>24,8933190915</text:p>
          </table:table-cell>
          <table:table-cell table:number-columns-repeated="3"/>
          <table:table-cell office:value-type="float" office:value="2.41691672426" calcext:value-type="float">
            <text:p>2,41691672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float" office:value="1.9671125318" calcext:value-type="float">
            <text:p>1,9671125318</text:p>
          </table:table-cell>
          <table:table-cell office:value-type="float" office:value="0.0201547352415" calcext:value-type="float">
            <text:p>0,0201547352</text:p>
          </table:table-cell>
          <table:table-cell/>
          <table:table-cell table:formula="of:=[.A310]*[.B310]" office:value-type="float" office:value="12000" calcext:value-type="float">
            <text:p>12000</text:p>
          </table:table-cell>
          <table:table-cell table:formula="of:=[.A310]*[.B310]*[.B310]" office:value-type="float" office:value="2880000" calcext:value-type="float">
            <text:p>2880000</text:p>
          </table:table-cell>
          <table:table-cell table:formula="of:=[.A310]*[.A310]*[.B310]" office:value-type="float" office:value="600000" calcext:value-type="float">
            <text:p>600000</text:p>
          </table:table-cell>
          <table:table-cell table:formula="of:=SQRT([.H310])" office:value-type="float" office:value="774.596669241483" calcext:value-type="float">
            <text:p>774,5966692415</text:p>
          </table:table-cell>
          <table:table-cell table:formula="of:=SQRT([.I310])" office:value-type="float" office:value="27.8315768371374" calcext:value-type="float">
            <text:p>27,8315768371</text:p>
          </table:table-cell>
          <table:table-cell table:number-columns-repeated="3"/>
          <table:table-cell office:value-type="float" office:value="1.9671125318" calcext:value-type="float">
            <text:p>1,96711253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1.76621942039" calcext:value-type="float">
            <text:p>1,7662194204</text:p>
          </table:table-cell>
          <table:table-cell office:value-type="float" office:value="-0.0796368964989" calcext:value-type="float">
            <text:p>-0,0796368965</text:p>
          </table:table-cell>
          <table:table-cell/>
          <table:table-cell table:formula="of:=[.A311]*[.B311]" office:value-type="float" office:value="14400" calcext:value-type="float">
            <text:p>14400</text:p>
          </table:table-cell>
          <table:table-cell table:formula="of:=[.A311]*[.B311]*[.B311]" office:value-type="float" office:value="3456000" calcext:value-type="float">
            <text:p>3456000</text:p>
          </table:table-cell>
          <table:table-cell table:formula="of:=[.A311]*[.A311]*[.B311]" office:value-type="float" office:value="864000" calcext:value-type="float">
            <text:p>864000</text:p>
          </table:table-cell>
          <table:table-cell table:formula="of:=SQRT([.H311])" office:value-type="float" office:value="929.51600308978" calcext:value-type="float">
            <text:p>929,5160030898</text:p>
          </table:table-cell>
          <table:table-cell table:formula="of:=SQRT([.I311])" office:value-type="float" office:value="30.4879648892769" calcext:value-type="float">
            <text:p>30,4879648893</text:p>
          </table:table-cell>
          <table:table-cell table:number-columns-repeated="3"/>
          <table:table-cell office:value-type="float" office:value="1.76621942039" calcext:value-type="float">
            <text:p>1,76621942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office:value-type="float" office:value="1.36305517866" calcext:value-type="float">
            <text:p>1,3630551787</text:p>
          </table:table-cell>
          <table:table-cell office:value-type="float" office:value="0.000631540369287" calcext:value-type="float">
            <text:p>0,0006315404</text:p>
          </table:table-cell>
          <table:table-cell/>
          <table:table-cell table:formula="of:=[.A312]*[.B312]" office:value-type="float" office:value="18000" calcext:value-type="float">
            <text:p>18000</text:p>
          </table:table-cell>
          <table:table-cell table:formula="of:=[.A312]*[.B312]*[.B312]" office:value-type="float" office:value="4320000" calcext:value-type="float">
            <text:p>4320000</text:p>
          </table:table-cell>
          <table:table-cell table:formula="of:=[.A312]*[.A312]*[.B312]" office:value-type="float" office:value="1350000" calcext:value-type="float">
            <text:p>1350000</text:p>
          </table:table-cell>
          <table:table-cell table:formula="of:=SQRT([.H312])" office:value-type="float" office:value="1161.89500386223" calcext:value-type="float">
            <text:p>1161,8950038622</text:p>
          </table:table-cell>
          <table:table-cell table:formula="of:=SQRT([.I312])" office:value-type="float" office:value="34.086580994025" calcext:value-type="float">
            <text:p>34,086580994</text:p>
          </table:table-cell>
          <table:table-cell table:number-columns-repeated="3"/>
          <table:table-cell office:value-type="float" office:value="1.36305517866" calcext:value-type="float">
            <text:p>1,363055178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0" calcext:value-type="float">
            <text:p>240</text:p>
          </table:table-cell>
          <table:table-cell office:value-type="float" office:value="1.10523780792" calcext:value-type="float">
            <text:p>1,1052378079</text:p>
          </table:table-cell>
          <table:table-cell office:value-type="float" office:value="0.0330338614144" calcext:value-type="float">
            <text:p>0,0330338614</text:p>
          </table:table-cell>
          <table:table-cell/>
          <table:table-cell table:formula="of:=[.A313]*[.B313]" office:value-type="float" office:value="21600" calcext:value-type="float">
            <text:p>21600</text:p>
          </table:table-cell>
          <table:table-cell table:formula="of:=[.A313]*[.B313]*[.B313]" office:value-type="float" office:value="5184000" calcext:value-type="float">
            <text:p>5184000</text:p>
          </table:table-cell>
          <table:table-cell table:formula="of:=[.A313]*[.A313]*[.B313]" office:value-type="float" office:value="1944000" calcext:value-type="float">
            <text:p>1944000</text:p>
          </table:table-cell>
          <table:table-cell table:formula="of:=SQRT([.H313])" office:value-type="float" office:value="1394.27400463467" calcext:value-type="float">
            <text:p>1394,2740046347</text:p>
          </table:table-cell>
          <table:table-cell table:formula="of:=SQRT([.I313])" office:value-type="float" office:value="37.3399786373087" calcext:value-type="float">
            <text:p>37,3399786373</text:p>
          </table:table-cell>
          <table:table-cell table:number-columns-repeated="3"/>
          <table:table-cell office:value-type="float" office:value="1.10523780792" calcext:value-type="float">
            <text:p>1,105237807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office:value-type="float" office:value="0.855938851289" calcext:value-type="float">
            <text:p>0,8559388513</text:p>
          </table:table-cell>
          <table:table-cell office:value-type="float" office:value="-0.0096781683729" calcext:value-type="float">
            <text:p>-0,0096781684</text:p>
          </table:table-cell>
          <table:table-cell/>
          <table:table-cell table:formula="of:=[.A314]*[.B314]" office:value-type="float" office:value="28800" calcext:value-type="float">
            <text:p>28800</text:p>
          </table:table-cell>
          <table:table-cell table:formula="of:=[.A314]*[.B314]*[.B314]" office:value-type="float" office:value="6912000" calcext:value-type="float">
            <text:p>6912000</text:p>
          </table:table-cell>
          <table:table-cell table:formula="of:=[.A314]*[.A314]*[.B314]" office:value-type="float" office:value="3456000" calcext:value-type="float">
            <text:p>3456000</text:p>
          </table:table-cell>
          <table:table-cell table:formula="of:=SQRT([.H314])" office:value-type="float" office:value="1859.03200617956" calcext:value-type="float">
            <text:p>1859,0320061796</text:p>
          </table:table-cell>
          <table:table-cell table:formula="of:=SQRT([.I314])" office:value-type="float" office:value="43.1164934355701" calcext:value-type="float">
            <text:p>43,1164934356</text:p>
          </table:table-cell>
          <table:table-cell table:number-columns-repeated="3"/>
          <table:table-cell office:value-type="float" office:value="0.855938851289" calcext:value-type="float">
            <text:p>0,85593885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0.667148958755" calcext:value-type="float">
            <text:p>0,6671489588</text:p>
          </table:table-cell>
          <table:table-cell office:value-type="float" office:value="0.00515315721153" calcext:value-type="float">
            <text:p>0,0051531572</text:p>
          </table:table-cell>
          <table:table-cell/>
          <table:table-cell table:formula="of:=[.A315]*[.B315]" office:value-type="float" office:value="36000" calcext:value-type="float">
            <text:p>36000</text:p>
          </table:table-cell>
          <table:table-cell table:formula="of:=[.A315]*[.B315]*[.B315]" office:value-type="float" office:value="8640000" calcext:value-type="float">
            <text:p>8640000</text:p>
          </table:table-cell>
          <table:table-cell table:formula="of:=[.A315]*[.A315]*[.B315]" office:value-type="float" office:value="5400000" calcext:value-type="float">
            <text:p>5400000</text:p>
          </table:table-cell>
          <table:table-cell table:formula="of:=SQRT([.H315])" office:value-type="float" office:value="2323.79000772445" calcext:value-type="float">
            <text:p>2323,7900077245</text:p>
          </table:table-cell>
          <table:table-cell table:formula="of:=SQRT([.I315])" office:value-type="float" office:value="48.2057051366791" calcext:value-type="float">
            <text:p>48,2057051367</text:p>
          </table:table-cell>
          <table:table-cell table:number-columns-repeated="3"/>
          <table:table-cell office:value-type="float" office:value="0.667148958755" calcext:value-type="float">
            <text:p>0,667148958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0.562864527109" calcext:value-type="float">
            <text:p>0,5628645271</text:p>
          </table:table-cell>
          <table:table-cell office:value-type="float" office:value="0.000720030520268" calcext:value-type="float">
            <text:p>0,0007200305</text:p>
          </table:table-cell>
          <table:table-cell/>
          <table:table-cell table:formula="of:=[.A316]*[.B316]" office:value-type="float" office:value="43200" calcext:value-type="float">
            <text:p>43200</text:p>
          </table:table-cell>
          <table:table-cell table:formula="of:=[.A316]*[.B316]*[.B316]" office:value-type="float" office:value="10368000" calcext:value-type="float">
            <text:p>10368000</text:p>
          </table:table-cell>
          <table:table-cell table:formula="of:=[.A316]*[.A316]*[.B316]" office:value-type="float" office:value="7776000" calcext:value-type="float">
            <text:p>7776000</text:p>
          </table:table-cell>
          <table:table-cell table:formula="of:=SQRT([.H316])" office:value-type="float" office:value="2788.54800926934" calcext:value-type="float">
            <text:p>2788,5480092693</text:p>
          </table:table-cell>
          <table:table-cell table:formula="of:=SQRT([.I316])" office:value-type="float" office:value="52.8067042076036" calcext:value-type="float">
            <text:p>52,8067042076</text:p>
          </table:table-cell>
          <table:table-cell table:number-columns-repeated="3"/>
          <table:table-cell office:value-type="float" office:value="0.562864527109" calcext:value-type="float">
            <text:p>0,56286452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1T20:58:33.447621283</dc:date>
    <meta:editing-duration>PT1M38S</meta:editing-duration>
    <meta:editing-cycles>1</meta:editing-cycles>
    <meta:document-statistic meta:table-count="1" meta:cell-count="305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365cm" svg:height="17.346cm" xlink:href=".." xlink:type="simple" chart:class="chart:scatter" chart:style-name="ch1">
        <chart:legend chart:legend-position="end" svg:x="29.213cm" svg:y="8.374cm" style:legend-expansion="high" chart:style-name="ch2"/>
        <chart:plot-area chart:style-name="ch3" table:cell-range-address="linApprox.J1:linApprox.J316 linApprox.N1:linApprox.N316" chart:data-source-has-labels="row" svg:x="0.607cm" svg:y="0.346cm" svg:width="27.999cm" svg:height="16.654cm">
          <chartooo:coordinate-region svg:x="1.043cm" svg:y="0.545cm" svg:width="27.191cm" svg:height="15.8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nApprox.N3:linApprox.N316" chart:label-cell-address="linApprox.N1:linApprox.N2" chart:class="chart:scatter">
            <chart:domain table:cell-range-address="linApprox.J3:linApprox.J316"/>
            <chart:data-point chart:repeated="3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m</text:p>
                <text:list>
                  <text:list-item>
                    <text:p>m</text:p>
                  </text:list-item>
                  <text:list-item>
                    <text:p/>
                  </text:list-item>
                </text:list>
                <draw:g>
                  <svg:desc>linApprox.N1:linApprox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0896415253715">
                <text:p>0.840896415253715</text:p>
                <draw:g>
                  <svg:desc>linApprox.J3:linApprox.J316</svg:desc>
                </draw:g>
              </table:table-cell>
              <table:table-cell office:value-type="float" office:value="9.99788563719">
                <text:p>9.99788563719</text:p>
                <draw:g>
                  <svg:desc>linApprox.N3:linApprox.N3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8920711500272">
                <text:p>1.18920711500272</text:p>
              </table:table-cell>
              <table:table-cell office:value-type="float" office:value="9.9975928463">
                <text:p>9.99759284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8179283050743">
                <text:p>1.68179283050743</text:p>
              </table:table-cell>
              <table:table-cell office:value-type="float" office:value="9.99626657597">
                <text:p>9.996266575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5914794847249">
                <text:p>2.65914794847249</text:p>
              </table:table-cell>
              <table:table-cell office:value-type="float" office:value="9.98609372149">
                <text:p>9.9860937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6060309308639">
                <text:p>3.76060309308639</text:p>
              </table:table-cell>
              <table:table-cell office:value-type="float" office:value="9.96122265746">
                <text:p>9.96122265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60577935159691">
                <text:p>4.60577935159691</text:p>
              </table:table-cell>
              <table:table-cell office:value-type="float" office:value="9.89476680032">
                <text:p>9.894766800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31829589694499">
                <text:p>5.31829589694499</text:p>
              </table:table-cell>
              <table:table-cell office:value-type="float" office:value="9.82382668695">
                <text:p>9.823826686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4603557501361">
                <text:p>5.94603557501361</text:p>
              </table:table-cell>
              <table:table-cell office:value-type="float" office:value="9.73708397867">
                <text:p>9.737083978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51355562432631">
                <text:p>6.51355562432631</text:p>
              </table:table-cell>
              <table:table-cell office:value-type="float" office:value="9.61556898281">
                <text:p>9.615568982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28237657560985">
                <text:p>7.28237657560985</text:p>
              </table:table-cell>
              <table:table-cell office:value-type="float" office:value="9.32871405702">
                <text:p>9.328714057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97744384541748">
                <text:p>7.97744384541748</text:p>
              </table:table-cell>
              <table:table-cell office:value-type="float" office:value="9.24901624346">
                <text:p>9.249016243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21155870319381">
                <text:p>9.21155870319381</text:p>
              </table:table-cell>
              <table:table-cell office:value-type="float" office:value="8.54634873277">
                <text:p>8.546348732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2988357195356">
                <text:p>10.2988357195356</text:p>
              </table:table-cell>
              <table:table-cell office:value-type="float" office:value="7.93522560455">
                <text:p>7.935225604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2818092792592">
                <text:p>11.2818092792592</text:p>
              </table:table-cell>
              <table:table-cell office:value-type="float" office:value="7.65804113557">
                <text:p>7.658041135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9.99777161875">
                <text:p>9.9977716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142135623731">
                <text:p>1.4142135623731</text:p>
              </table:table-cell>
              <table:table-cell office:value-type="float" office:value="9.9971484445">
                <text:p>9.99714844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9.99408361613">
                <text:p>9.994083616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9.97699931933">
                <text:p>9.976999319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47213595499958">
                <text:p>4.47213595499958</text:p>
              </table:table-cell>
              <table:table-cell office:value-type="float" office:value="9.91478283859">
                <text:p>9.914782838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47722557505166">
                <text:p>5.47722557505166</text:p>
              </table:table-cell>
              <table:table-cell office:value-type="float" office:value="9.78481852074">
                <text:p>9.784818520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32455532033676">
                <text:p>6.32455532033676</text:p>
              </table:table-cell>
              <table:table-cell office:value-type="float" office:value="9.62685594093">
                <text:p>9.626855940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07106781186548">
                <text:p>7.07106781186548</text:p>
              </table:table-cell>
              <table:table-cell office:value-type="float" office:value="9.39203891128">
                <text:p>9.392038911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74596669241483">
                <text:p>7.74596669241483</text:p>
              </table:table-cell>
              <table:table-cell office:value-type="float" office:value="9.26423853494">
                <text:p>9.264238534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66025403784439">
                <text:p>8.66025403784439</text:p>
              </table:table-cell>
              <table:table-cell office:value-type="float" office:value="8.85334485057">
                <text:p>8.853344850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48683298050514">
                <text:p>9.48683298050514</text:p>
              </table:table-cell>
              <table:table-cell office:value-type="float" office:value="8.32461466676">
                <text:p>8.324614666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9544511501033">
                <text:p>10.9544511501033</text:p>
              </table:table-cell>
              <table:table-cell office:value-type="float" office:value="7.29607026994">
                <text:p>7.296070269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2474487139159">
                <text:p>12.2474487139159</text:p>
              </table:table-cell>
              <table:table-cell office:value-type="float" office:value="6.81669462504">
                <text:p>6.816694625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4164078649987">
                <text:p>13.4164078649987</text:p>
              </table:table-cell>
              <table:table-cell office:value-type="float" office:value="6.07755364068">
                <text:p>6.077553640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8920711500272">
                <text:p>1.18920711500272</text:p>
              </table:table-cell>
              <table:table-cell office:value-type="float" office:value="9.99754464045">
                <text:p>9.997544640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8179283050743">
                <text:p>1.68179283050743</text:p>
              </table:table-cell>
              <table:table-cell office:value-type="float" office:value="9.996108024">
                <text:p>9.9961080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37841423000544">
                <text:p>2.37841423000544</text:p>
              </table:table-cell>
              <table:table-cell office:value-type="float" office:value="9.99087021004">
                <text:p>9.990870210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76060309308639">
                <text:p>3.76060309308639</text:p>
              </table:table-cell>
              <table:table-cell office:value-type="float" office:value="9.94836405553">
                <text:p>9.948364055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31829589694499">
                <text:p>5.31829589694499</text:p>
              </table:table-cell>
              <table:table-cell office:value-type="float" office:value="9.79343896811">
                <text:p>9.793438968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51355562432631">
                <text:p>6.51355562432631</text:p>
              </table:table-cell>
              <table:table-cell office:value-type="float" office:value="9.51701936017">
                <text:p>9.517019360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52120618617279">
                <text:p>7.52120618617279</text:p>
              </table:table-cell>
              <table:table-cell office:value-type="float" office:value="9.17094808376">
                <text:p>9.170948083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40896415253715">
                <text:p>8.40896415253715</text:p>
              </table:table-cell>
              <table:table-cell office:value-type="float" office:value="8.75902573933">
                <text:p>8.759025739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21155870319381">
                <text:p>9.21155870319381</text:p>
              </table:table-cell>
              <table:table-cell office:value-type="float" office:value="8.40329649384">
                <text:p>8.403296493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2988357195356">
                <text:p>10.2988357195356</text:p>
              </table:table-cell>
              <table:table-cell office:value-type="float" office:value="7.98559973936">
                <text:p>7.985599739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2818092792592">
                <text:p>11.2818092792592</text:p>
              </table:table-cell>
              <table:table-cell office:value-type="float" office:value="7.15745321864">
                <text:p>7.157453218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0271112486526">
                <text:p>13.0271112486526</text:p>
              </table:table-cell>
              <table:table-cell office:value-type="float" office:value="6.0238533441">
                <text:p>6.02385334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5647531512197">
                <text:p>14.5647531512197</text:p>
              </table:table-cell>
              <table:table-cell office:value-type="float" office:value="5.13020249538">
                <text:p>5.130202495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.954887690835">
                <text:p>15.954887690835</text:p>
              </table:table-cell>
              <table:table-cell office:value-type="float" office:value="4.5279560291">
                <text:p>4.52795602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4142135623731">
                <text:p>1.4142135623731</text:p>
              </table:table-cell>
              <table:table-cell office:value-type="float" office:value="9.99706851836">
                <text:p>9.997068518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9.99432334179">
                <text:p>9.994323341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82842712474619">
                <text:p>2.82842712474619</text:p>
              </table:table-cell>
              <table:table-cell office:value-type="float" office:value="9.981130853">
                <text:p>9.9811308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47213595499958">
                <text:p>4.47213595499958</text:p>
              </table:table-cell>
              <table:table-cell office:value-type="float" office:value="9.89999236777">
                <text:p>9.899992367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32455532033676">
                <text:p>6.32455532033676</text:p>
              </table:table-cell>
              <table:table-cell office:value-type="float" office:value="9.54749654081">
                <text:p>9.547496540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74596669241483">
                <text:p>7.74596669241483</text:p>
              </table:table-cell>
              <table:table-cell office:value-type="float" office:value="9.26624488641">
                <text:p>9.266244886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94427190999916">
                <text:p>8.94427190999916</text:p>
              </table:table-cell>
              <table:table-cell office:value-type="float" office:value="8.69884974904">
                <text:p>8.698849749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8.13255754927">
                <text:p>8.132557549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9544511501033">
                <text:p>10.9544511501033</text:p>
              </table:table-cell>
              <table:table-cell office:value-type="float" office:value="7.1869943176">
                <text:p>7.18699431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.2474487139159">
                <text:p>12.2474487139159</text:p>
              </table:table-cell>
              <table:table-cell office:value-type="float" office:value="6.74652851258">
                <text:p>6.746528512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.4164078649987">
                <text:p>13.4164078649987</text:p>
              </table:table-cell>
              <table:table-cell office:value-type="float" office:value="6.0215429296">
                <text:p>6.02154292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4919333848297">
                <text:p>15.4919333848297</text:p>
              </table:table-cell>
              <table:table-cell office:value-type="float" office:value="4.80600927458">
                <text:p>4.806009274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3205080756888">
                <text:p>17.3205080756888</text:p>
              </table:table-cell>
              <table:table-cell office:value-type="float" office:value="3.99270878559">
                <text:p>3.992708785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9736659610103">
                <text:p>18.9736659610103</text:p>
              </table:table-cell>
              <table:table-cell office:value-type="float" office:value="3.27520081145">
                <text:p>3.275200811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6508458007329">
                <text:p>1.56508458007329</text:p>
              </table:table-cell>
              <table:table-cell office:value-type="float" office:value="9.99680021463">
                <text:p>9.996800214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21336383940064">
                <text:p>2.21336383940064</text:p>
              </table:table-cell>
              <table:table-cell office:value-type="float" office:value="9.99209062657">
                <text:p>9.992090626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3016916014657">
                <text:p>3.13016916014657</text:p>
              </table:table-cell>
              <table:table-cell office:value-type="float" office:value="9.97821153739">
                <text:p>9.978211537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94923200383977">
                <text:p>4.94923200383977</text:p>
              </table:table-cell>
              <table:table-cell office:value-type="float" office:value="9.83376453869">
                <text:p>9.833764538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99927102316117">
                <text:p>6.99927102316117</text:p>
              </table:table-cell>
              <table:table-cell office:value-type="float" office:value="9.4666493122">
                <text:p>9.46664931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5723212890964">
                <text:p>8.5723212890964</text:p>
              </table:table-cell>
              <table:table-cell office:value-type="float" office:value="8.68104742445">
                <text:p>8.681047424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89846400767953">
                <text:p>9.89846400767953</text:p>
              </table:table-cell>
              <table:table-cell office:value-type="float" office:value="8.42073994928">
                <text:p>8.420739949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0668191970032">
                <text:p>11.0668191970032</text:p>
              </table:table-cell>
              <table:table-cell office:value-type="float" office:value="7.27886791839">
                <text:p>7.278867918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1230930280597">
                <text:p>12.1230930280597</text:p>
              </table:table-cell>
              <table:table-cell office:value-type="float" office:value="6.76795144943">
                <text:p>6.767951449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5540300541477">
                <text:p>13.5540300541477</text:p>
              </table:table-cell>
              <table:table-cell office:value-type="float" office:value="5.90136873838">
                <text:p>5.901368738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8476960115193">
                <text:p>14.8476960115193</text:p>
              </table:table-cell>
              <table:table-cell office:value-type="float" office:value="4.98484232404">
                <text:p>4.984842324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.1446425781928">
                <text:p>17.1446425781928</text:p>
              </table:table-cell>
              <table:table-cell office:value-type="float" office:value="4.23805521403">
                <text:p>4.238055214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.1682931273882">
                <text:p>19.1682931273882</text:p>
              </table:table-cell>
              <table:table-cell office:value-type="float" office:value="3.35538886194">
                <text:p>3.355388861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.9978130694835">
                <text:p>20.9978130694835</text:p>
              </table:table-cell>
              <table:table-cell office:value-type="float" office:value="2.98676006881">
                <text:p>2.986760068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68179283050743">
                <text:p>1.68179283050743</text:p>
              </table:table-cell>
              <table:table-cell office:value-type="float" office:value="9.99554269643">
                <text:p>9.995542696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37841423000544">
                <text:p>2.37841423000544</text:p>
              </table:table-cell>
              <table:table-cell office:value-type="float" office:value="9.99148627112">
                <text:p>9.991486271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36358566101486">
                <text:p>3.36358566101486</text:p>
              </table:table-cell>
              <table:table-cell office:value-type="float" office:value="9.96843301132">
                <text:p>9.968433011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31829589694499">
                <text:p>5.31829589694499</text:p>
              </table:table-cell>
              <table:table-cell office:value-type="float" office:value="9.78817307453">
                <text:p>9.788173074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52120618617279">
                <text:p>7.52120618617279</text:p>
              </table:table-cell>
              <table:table-cell office:value-type="float" office:value="9.40155327709">
                <text:p>9.401553277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21155870319381">
                <text:p>9.21155870319381</text:p>
              </table:table-cell>
              <table:table-cell office:value-type="float" office:value="8.54086541401">
                <text:p>8.540865414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63659179389">
                <text:p>10.63659179389</text:p>
              </table:table-cell>
              <table:table-cell office:value-type="float" office:value="7.54095429163">
                <text:p>7.540954291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.8920711500272">
                <text:p>11.8920711500272</text:p>
              </table:table-cell>
              <table:table-cell office:value-type="float" office:value="6.96768813416">
                <text:p>6.967688134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.0271112486526">
                <text:p>13.0271112486526</text:p>
              </table:table-cell>
              <table:table-cell office:value-type="float" office:value="6.20299754066">
                <text:p>6.202997540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.5647531512197">
                <text:p>14.5647531512197</text:p>
              </table:table-cell>
              <table:table-cell office:value-type="float" office:value="5.33372699552">
                <text:p>5.333726995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.954887690835">
                <text:p>15.954887690835</text:p>
              </table:table-cell>
              <table:table-cell office:value-type="float" office:value="4.79297387817">
                <text:p>4.792973878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.4231174063876">
                <text:p>18.4231174063876</text:p>
              </table:table-cell>
              <table:table-cell office:value-type="float" office:value="3.74121194552">
                <text:p>3.741211945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.5976714390712">
                <text:p>20.5976714390712</text:p>
              </table:table-cell>
              <table:table-cell office:value-type="float" office:value="3.03259998565">
                <text:p>3.032599985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.5636185585184">
                <text:p>22.5636185585184</text:p>
              </table:table-cell>
              <table:table-cell office:value-type="float" office:value="2.62182509012">
                <text:p>2.621825090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77827941003892">
                <text:p>1.77827941003892</text:p>
              </table:table-cell>
              <table:table-cell office:value-type="float" office:value="9.99571339059">
                <text:p>9.995713390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51486685936587">
                <text:p>2.51486685936587</text:p>
              </table:table-cell>
              <table:table-cell office:value-type="float" office:value="9.98854348872">
                <text:p>9.988543488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55655882007785">
                <text:p>3.55655882007785</text:p>
              </table:table-cell>
              <table:table-cell office:value-type="float" office:value="9.95896806234">
                <text:p>9.958968062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62341325190349">
                <text:p>5.62341325190349</text:p>
              </table:table-cell>
              <table:table-cell office:value-type="float" office:value="9.7768881862">
                <text:p>9.77688818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95270728767051">
                <text:p>7.95270728767051</text:p>
              </table:table-cell>
              <table:table-cell office:value-type="float" office:value="9.09143123314">
                <text:p>9.091431233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74003746425297">
                <text:p>9.74003746425297</text:p>
              </table:table-cell>
              <table:table-cell office:value-type="float" office:value="8.19559967376">
                <text:p>8.195599673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246826503807">
                <text:p>11.246826503807</text:p>
              </table:table-cell>
              <table:table-cell office:value-type="float" office:value="7.33398614966">
                <text:p>7.333986149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5743342968294">
                <text:p>12.5743342968294</text:p>
              </table:table-cell>
              <table:table-cell office:value-type="float" office:value="6.41508813836">
                <text:p>6.415088138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.7744930799686">
                <text:p>13.7744930799686</text:p>
              </table:table-cell>
              <table:table-cell office:value-type="float" office:value="5.95039689944">
                <text:p>5.950396899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.4003514412051">
                <text:p>15.4003514412051</text:p>
              </table:table-cell>
              <table:table-cell office:value-type="float" office:value="4.70381702239">
                <text:p>4.703817022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.8702397557105">
                <text:p>16.8702397557105</text:p>
              </table:table-cell>
              <table:table-cell office:value-type="float" office:value="4.26021746699">
                <text:p>4.260217466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.4800749285059">
                <text:p>19.4800749285059</text:p>
              </table:table-cell>
              <table:table-cell office:value-type="float" office:value="3.45908523518">
                <text:p>3.459085235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.7793858734643">
                <text:p>21.7793858734643</text:p>
              </table:table-cell>
              <table:table-cell office:value-type="float" office:value="2.64819330075">
                <text:p>2.648193300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.8581218630115">
                <text:p>23.8581218630115</text:p>
              </table:table-cell>
              <table:table-cell office:value-type="float" office:value="2.31110157973">
                <text:p>2.311101579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8612097182042">
                <text:p>1.8612097182042</text:p>
              </table:table-cell>
              <table:table-cell office:value-type="float" office:value="9.99594964377">
                <text:p>9.995949643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63214802590498">
                <text:p>2.63214802590498</text:p>
              </table:table-cell>
              <table:table-cell office:value-type="float" office:value="9.98391956256">
                <text:p>9.983919562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7224194364084">
                <text:p>3.7224194364084</text:p>
              </table:table-cell>
              <table:table-cell office:value-type="float" office:value="9.95935189301">
                <text:p>9.959351893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88566191276542">
                <text:p>5.88566191276542</text:p>
              </table:table-cell>
              <table:table-cell office:value-type="float" office:value="9.69370529726">
                <text:p>9.693705297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.32358290057564">
                <text:p>8.32358290057564</text:p>
              </table:table-cell>
              <table:table-cell office:value-type="float" office:value="8.86884918355">
                <text:p>8.868849183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1942654690827">
                <text:p>10.1942654690827</text:p>
              </table:table-cell>
              <table:table-cell office:value-type="float" office:value="7.84505169549">
                <text:p>7.845051695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7713238255308">
                <text:p>11.7713238255308</text:p>
              </table:table-cell>
              <table:table-cell office:value-type="float" office:value="6.77418503241">
                <text:p>6.774185032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.1607401295249">
                <text:p>13.1607401295249</text:p>
              </table:table-cell>
              <table:table-cell office:value-type="float" office:value="6.04368263892">
                <text:p>6.043682638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.4168684848085">
                <text:p>14.4168684848085</text:p>
              </table:table-cell>
              <table:table-cell office:value-type="float" office:value="5.21911012579">
                <text:p>5.219110125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.1185489773531">
                <text:p>16.1185489773531</text:p>
              </table:table-cell>
              <table:table-cell office:value-type="float" office:value="4.68920223721">
                <text:p>4.689202237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.6569857382963">
                <text:p>17.6569857382963</text:p>
              </table:table-cell>
              <table:table-cell office:value-type="float" office:value="3.87483391082">
                <text:p>3.874833910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.3885309381655">
                <text:p>20.3885309381655</text:p>
              </table:table-cell>
              <table:table-cell office:value-type="float" office:value="2.98142461262">
                <text:p>2.981424612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.7950705695478">
                <text:p>22.7950705695478</text:p>
              </table:table-cell>
              <table:table-cell office:value-type="float" office:value="2.46616587693">
                <text:p>2.466165876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.9707487017269">
                <text:p>24.9707487017269</text:p>
              </table:table-cell>
              <table:table-cell office:value-type="float" office:value="2.10727130057">
                <text:p>2.107271300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  <table:table-cell office:value-type="float" office:value="9.9941440753">
                <text:p>9.99414407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82842712474619">
                <text:p>2.82842712474619</text:p>
              </table:table-cell>
              <table:table-cell office:value-type="float" office:value="9.98243833115">
                <text:p>9.982438331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">
                <text:p>4</text:p>
              </table:table-cell>
              <table:table-cell office:value-type="float" office:value="9.92543602553">
                <text:p>9.925436025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32455532033676">
                <text:p>6.32455532033676</text:p>
              </table:table-cell>
              <table:table-cell office:value-type="float" office:value="9.60971004879">
                <text:p>9.609710048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.94427190999916">
                <text:p>8.94427190999916</text:p>
              </table:table-cell>
              <table:table-cell office:value-type="float" office:value="8.64111614951">
                <text:p>8.641116149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.9544511501033">
                <text:p>10.9544511501033</text:p>
              </table:table-cell>
              <table:table-cell office:value-type="float" office:value="7.56171856983">
                <text:p>7.561718569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491106406735">
                <text:p>12.6491106406735</text:p>
              </table:table-cell>
              <table:table-cell office:value-type="float" office:value="6.26367092579">
                <text:p>6.263670925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5.83790770713">
                <text:p>5.837907707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.4919333848297">
                <text:p>15.4919333848297</text:p>
              </table:table-cell>
              <table:table-cell office:value-type="float" office:value="4.77344482978">
                <text:p>4.773444829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.3205080756888">
                <text:p>17.3205080756888</text:p>
              </table:table-cell>
              <table:table-cell office:value-type="float" office:value="4.14556049627">
                <text:p>4.145560496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.9736659610103">
                <text:p>18.9736659610103</text:p>
              </table:table-cell>
              <table:table-cell office:value-type="float" office:value="3.62401094741">
                <text:p>3.624010947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.9089023002066">
                <text:p>21.9089023002066</text:p>
              </table:table-cell>
              <table:table-cell office:value-type="float" office:value="2.81745699566">
                <text:p>2.817456995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.4948974278318">
                <text:p>24.4948974278318</text:p>
              </table:table-cell>
              <table:table-cell office:value-type="float" office:value="2.16694443985">
                <text:p>2.166944439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.8328157299975">
                <text:p>26.8328157299975</text:p>
              </table:table-cell>
              <table:table-cell office:value-type="float" office:value="1.86656280051">
                <text:p>1.866562800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11474252688113">
                <text:p>2.11474252688113</text:p>
              </table:table-cell>
              <table:table-cell office:value-type="float" office:value="9.99315605917">
                <text:p>9.993156059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99069756244244">
                <text:p>2.99069756244244</text:p>
              </table:table-cell>
              <table:table-cell office:value-type="float" office:value="9.97914792381">
                <text:p>9.979147923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22948505376226">
                <text:p>4.22948505376226</text:p>
              </table:table-cell>
              <table:table-cell office:value-type="float" office:value="9.91816983162">
                <text:p>9.918169831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68740304976422">
                <text:p>6.68740304976422</text:p>
              </table:table-cell>
              <table:table-cell office:value-type="float" office:value="9.54129681723">
                <text:p>9.541296817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.45741609003176">
                <text:p>9.45741609003176</text:p>
              </table:table-cell>
              <table:table-cell office:value-type="float" office:value="8.48732164218">
                <text:p>8.487321642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.5829218528827">
                <text:p>11.5829218528827</text:p>
              </table:table-cell>
              <table:table-cell office:value-type="float" office:value="7.1489247518">
                <text:p>7.14892475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.3748060995284">
                <text:p>13.3748060995284</text:p>
              </table:table-cell>
              <table:table-cell office:value-type="float" office:value="5.92949147242">
                <text:p>5.929491472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9534878122122">
                <text:p>14.9534878122122</text:p>
              </table:table-cell>
              <table:table-cell office:value-type="float" office:value="5.38467439046">
                <text:p>5.384674390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.3807251762544">
                <text:p>16.3807251762544</text:p>
              </table:table-cell>
              <table:table-cell office:value-type="float" office:value="4.77584731772">
                <text:p>4.775847317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.3142075074235">
                <text:p>18.3142075074235</text:p>
              </table:table-cell>
              <table:table-cell office:value-type="float" office:value="3.77595611127">
                <text:p>3.775956111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.0622091492927">
                <text:p>20.0622091492927</text:p>
              </table:table-cell>
              <table:table-cell office:value-type="float" office:value="3.34867434734">
                <text:p>3.348674347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.1658437057654">
                <text:p>23.1658437057654</text:p>
              </table:table-cell>
              <table:table-cell office:value-type="float" office:value="2.50651225138">
                <text:p>2.506512251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.9002006411135">
                <text:p>25.9002006411135</text:p>
              </table:table-cell>
              <table:table-cell office:value-type="float" office:value="2.0813240971">
                <text:p>2.08132409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8.3722482700953">
                <text:p>28.3722482700953</text:p>
              </table:table-cell>
              <table:table-cell office:value-type="float" office:value="1.68393896361">
                <text:p>1.683938963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21336383940064">
                <text:p>2.21336383940064</text:p>
              </table:table-cell>
              <table:table-cell office:value-type="float" office:value="9.99197070169">
                <text:p>9.991970701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13016916014657">
                <text:p>3.13016916014657</text:p>
              </table:table-cell>
              <table:table-cell office:value-type="float" office:value="9.97859670618">
                <text:p>9.978596706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42672767880129">
                <text:p>4.42672767880129</text:p>
              </table:table-cell>
              <table:table-cell office:value-type="float" office:value="9.91463705134">
                <text:p>9.914637051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99927102316117">
                <text:p>6.99927102316117</text:p>
              </table:table-cell>
              <table:table-cell office:value-type="float" office:value="9.59501705523">
                <text:p>9.595017055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.89846400767953">
                <text:p>9.89846400767953</text:p>
              </table:table-cell>
              <table:table-cell office:value-type="float" office:value="8.11438693425">
                <text:p>8.114386934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.1230930280597">
                <text:p>12.1230930280597</text:p>
              </table:table-cell>
              <table:table-cell office:value-type="float" office:value="6.96374244251">
                <text:p>6.963742442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.9985420463223">
                <text:p>13.9985420463223</text:p>
              </table:table-cell>
              <table:table-cell office:value-type="float" office:value="5.66719958501">
                <text:p>5.667199585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6508458007329">
                <text:p>15.6508458007329</text:p>
              </table:table-cell>
              <table:table-cell office:value-type="float" office:value="4.80625138301">
                <text:p>4.806251383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.1446425781928">
                <text:p>17.1446425781928</text:p>
              </table:table-cell>
              <table:table-cell office:value-type="float" office:value="4.46327692818">
                <text:p>4.463276928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.1682931273882">
                <text:p>19.1682931273882</text:p>
              </table:table-cell>
              <table:table-cell office:value-type="float" office:value="3.66069433118">
                <text:p>3.660694331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.9978130694835">
                <text:p>20.9978130694835</text:p>
              </table:table-cell>
              <table:table-cell office:value-type="float" office:value="3.01529793157">
                <text:p>3.015297931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.2461860561195">
                <text:p>24.2461860561195</text:p>
              </table:table-cell>
              <table:table-cell office:value-type="float" office:value="2.3076151574">
                <text:p>2.30761515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7.1080601082953">
                <text:p>27.1080601082953</text:p>
              </table:table-cell>
              <table:table-cell office:value-type="float" office:value="1.8206064098">
                <text:p>1.82060640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9.6953920230386">
                <text:p>29.6953920230386</text:p>
              </table:table-cell>
              <table:table-cell office:value-type="float" office:value="1.47297757873">
                <text:p>1.472977578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37841423000544">
                <text:p>2.37841423000544</text:p>
              </table:table-cell>
              <table:table-cell office:value-type="float" office:value="9.99093996904">
                <text:p>9.990939969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6358566101486">
                <text:p>3.36358566101486</text:p>
              </table:table-cell>
              <table:table-cell office:value-type="float" office:value="9.96829450391">
                <text:p>9.968294503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75682846001088">
                <text:p>4.75682846001088</text:p>
              </table:table-cell>
              <table:table-cell office:value-type="float" office:value="9.89226694121">
                <text:p>9.892266941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52120618617279">
                <text:p>7.52120618617279</text:p>
              </table:table-cell>
              <table:table-cell office:value-type="float" office:value="9.29587601476">
                <text:p>9.295876014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63659179389">
                <text:p>10.63659179389</text:p>
              </table:table-cell>
              <table:table-cell office:value-type="float" office:value="7.78265452168">
                <text:p>7.782654521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.0271112486526">
                <text:p>13.0271112486526</text:p>
              </table:table-cell>
              <table:table-cell office:value-type="float" office:value="6.25146894826">
                <text:p>6.251468948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.0424123723456">
                <text:p>15.0424123723456</text:p>
              </table:table-cell>
              <table:table-cell office:value-type="float" office:value="5.26964519242">
                <text:p>5.269645192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.8179283050743">
                <text:p>16.8179283050743</text:p>
              </table:table-cell>
              <table:table-cell office:value-type="float" office:value="4.38957730513">
                <text:p>4.389577305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.4231174063876">
                <text:p>18.4231174063876</text:p>
              </table:table-cell>
              <table:table-cell office:value-type="float" office:value="3.77881866065">
                <text:p>3.778818660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.5976714390712">
                <text:p>20.5976714390712</text:p>
              </table:table-cell>
              <table:table-cell office:value-type="float" office:value="3.17310784994">
                <text:p>3.173107849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.5636185585184">
                <text:p>22.5636185585184</text:p>
              </table:table-cell>
              <table:table-cell office:value-type="float" office:value="2.55766804441">
                <text:p>2.557668044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.0542224973052">
                <text:p>26.0542224973052</text:p>
              </table:table-cell>
              <table:table-cell office:value-type="float" office:value="2.08241486843">
                <text:p>2.082414868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9.1295063024394">
                <text:p>29.1295063024394</text:p>
              </table:table-cell>
              <table:table-cell office:value-type="float" office:value="1.63872795071">
                <text:p>1.638727950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.9097753816699">
                <text:p>31.9097753816699</text:p>
              </table:table-cell>
              <table:table-cell office:value-type="float" office:value="1.33354206654">
                <text:p>1.333542066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51486685936587">
                <text:p>2.51486685936587</text:p>
              </table:table-cell>
              <table:table-cell office:value-type="float" office:value="9.98896584942">
                <text:p>9.988965849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55655882007785">
                <text:p>3.55655882007785</text:p>
              </table:table-cell>
              <table:table-cell office:value-type="float" office:value="9.95776460053">
                <text:p>9.957764600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.02973371873174">
                <text:p>5.02973371873174</text:p>
              </table:table-cell>
              <table:table-cell office:value-type="float" office:value="9.84972526755">
                <text:p>9.849725267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95270728767051">
                <text:p>7.95270728767051</text:p>
              </table:table-cell>
              <table:table-cell office:value-type="float" office:value="9.13269245326">
                <text:p>9.132692453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.246826503807">
                <text:p>11.246826503807</text:p>
              </table:table-cell>
              <table:table-cell office:value-type="float" office:value="7.55955595211">
                <text:p>7.559555952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.7744930799686">
                <text:p>13.7744930799686</text:p>
              </table:table-cell>
              <table:table-cell office:value-type="float" office:value="5.78112569445">
                <text:p>5.781125694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.905414575341">
                <text:p>15.905414575341</text:p>
              </table:table-cell>
              <table:table-cell office:value-type="float" office:value="4.96099692428">
                <text:p>4.960996924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.7827941003892">
                <text:p>17.7827941003892</text:p>
              </table:table-cell>
              <table:table-cell office:value-type="float" office:value="4.06061151782">
                <text:p>4.060611517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.4800749285059">
                <text:p>19.4800749285059</text:p>
              </table:table-cell>
              <table:table-cell office:value-type="float" office:value="3.479129333">
                <text:p>3.4791293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.7793858734643">
                <text:p>21.7793858734643</text:p>
              </table:table-cell>
              <table:table-cell office:value-type="float" office:value="2.92984777657">
                <text:p>2.929847776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.8581218630115">
                <text:p>23.8581218630115</text:p>
              </table:table-cell>
              <table:table-cell office:value-type="float" office:value="2.49635662193">
                <text:p>2.496356621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.5489861599372">
                <text:p>27.5489861599372</text:p>
              </table:table-cell>
              <table:table-cell office:value-type="float" office:value="1.81638737458">
                <text:p>1.816387374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.8007028824102">
                <text:p>30.8007028824102</text:p>
              </table:table-cell>
              <table:table-cell office:value-type="float" office:value="1.45628782642">
                <text:p>1.456287826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3.7404795114209">
                <text:p>33.7404795114209</text:p>
              </table:table-cell>
              <table:table-cell office:value-type="float" office:value="1.20904521024">
                <text:p>1.209045210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65914794847249">
                <text:p>2.65914794847249</text:p>
              </table:table-cell>
              <table:table-cell office:value-type="float" office:value="9.9856850864">
                <text:p>9.98568508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76060309308639">
                <text:p>3.76060309308639</text:p>
              </table:table-cell>
              <table:table-cell office:value-type="float" office:value="9.95776149063">
                <text:p>9.957761490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.31829589694499">
                <text:p>5.31829589694499</text:p>
              </table:table-cell>
              <table:table-cell office:value-type="float" office:value="9.82898766951">
                <text:p>9.828987669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.40896415253715">
                <text:p>8.40896415253715</text:p>
              </table:table-cell>
              <table:table-cell office:value-type="float" office:value="8.81332687178">
                <text:p>8.813326871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.8920711500272">
                <text:p>11.8920711500272</text:p>
              </table:table-cell>
              <table:table-cell office:value-type="float" office:value="6.70275774229">
                <text:p>6.7027577422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.5647531512197">
                <text:p>14.5647531512197</text:p>
              </table:table-cell>
              <table:table-cell office:value-type="float" office:value="5.6383377902">
                <text:p>5.63833779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.8179283050743">
                <text:p>16.8179283050743</text:p>
              </table:table-cell>
              <table:table-cell office:value-type="float" office:value="4.42763023127">
                <text:p>4.427630231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.803015465432">
                <text:p>18.803015465432</text:p>
              </table:table-cell>
              <table:table-cell office:value-type="float" office:value="3.85851608811">
                <text:p>3.858516088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5976714390712">
                <text:p>20.5976714390712</text:p>
              </table:table-cell>
              <table:table-cell office:value-type="float" office:value="3.15064049812">
                <text:p>3.150640498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.0288967579845">
                <text:p>23.0288967579845</text:p>
              </table:table-cell>
              <table:table-cell office:value-type="float" office:value="2.53733701693">
                <text:p>2.5373370169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.2268924576114">
                <text:p>25.2268924576114</text:p>
              </table:table-cell>
              <table:table-cell office:value-type="float" office:value="2.19825004387">
                <text:p>2.198250043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.1295063024394">
                <text:p>29.1295063024394</text:p>
              </table:table-cell>
              <table:table-cell office:value-type="float" office:value="1.65047249631">
                <text:p>1.6504724963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2.5677781216315">
                <text:p>32.5677781216315</text:p>
              </table:table-cell>
              <table:table-cell office:value-type="float" office:value="1.32669926509">
                <text:p>1.326699265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5.6762134500816">
                <text:p>35.6762134500816</text:p>
              </table:table-cell>
              <table:table-cell office:value-type="float" office:value="1.10373058911">
                <text:p>1.103730589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78315768371374">
                <text:p>2.78315768371374</text:p>
              </table:table-cell>
              <table:table-cell office:value-type="float" office:value="9.98241816099">
                <text:p>9.982418160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93597934253086">
                <text:p>3.93597934253086</text:p>
              </table:table-cell>
              <table:table-cell office:value-type="float" office:value="9.94848186638">
                <text:p>9.948481866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56631536742748">
                <text:p>5.56631536742748</text:p>
              </table:table-cell>
              <table:table-cell office:value-type="float" office:value="9.73283387993">
                <text:p>9.7328338799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.80111736793393">
                <text:p>8.80111736793393</text:p>
              </table:table-cell>
              <table:table-cell office:value-type="float" office:value="8.79040934736">
                <text:p>8.790409347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.4466595457696">
                <text:p>12.4466595457696</text:p>
              </table:table-cell>
              <table:table-cell office:value-type="float" office:value="6.47675818666">
                <text:p>6.4767581866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.2439824446384">
                <text:p>15.2439824446384</text:p>
              </table:table-cell>
              <table:table-cell office:value-type="float" office:value="5.13463705074">
                <text:p>5.134637050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7.6022347358679">
                <text:p>17.6022347358679</text:p>
              </table:table-cell>
              <table:table-cell office:value-type="float" office:value="4.0377596246">
                <text:p>4.037759624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.6798967126543">
                <text:p>19.6798967126543</text:p>
              </table:table-cell>
              <table:table-cell office:value-type="float" office:value="3.51561713653">
                <text:p>3.515617136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5582467177851">
                <text:p>21.5582467177851</text:p>
              </table:table-cell>
              <table:table-cell office:value-type="float" office:value="2.99302113464">
                <text:p>2.993021134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.1028525683396">
                <text:p>24.1028525683396</text:p>
              </table:table-cell>
              <table:table-cell office:value-type="float" office:value="2.40085018552">
                <text:p>2.400850185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.4033521038018">
                <text:p>26.4033521038018</text:p>
              </table:table-cell>
              <table:table-cell office:value-type="float" office:value="2.01405041494">
                <text:p>2.014050414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.4879648892769">
                <text:p>30.4879648892769</text:p>
              </table:table-cell>
              <table:table-cell office:value-type="float" office:value="1.5493417474">
                <text:p>1.54934174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4.086580994025">
                <text:p>34.086580994025</text:p>
              </table:table-cell>
              <table:table-cell office:value-type="float" office:value="1.13662449181">
                <text:p>1.136624491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7.3399786373087">
                <text:p>37.3399786373087</text:p>
              </table:table-cell>
              <table:table-cell office:value-type="float" office:value="1.00519820118">
                <text:p>1.005198201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94283095638271">
                <text:p>2.94283095638271</text:p>
              </table:table-cell>
              <table:table-cell office:value-type="float" office:value="9.98243972897">
                <text:p>9.9824397289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16179145028782">
                <text:p>4.16179145028782</text:p>
              </table:table-cell>
              <table:table-cell office:value-type="float" office:value="9.93248315527">
                <text:p>9.932483155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88566191276542">
                <text:p>5.88566191276542</text:p>
              </table:table-cell>
              <table:table-cell office:value-type="float" office:value="9.74151280627">
                <text:p>9.741512806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.306048591021">
                <text:p>9.306048591021</text:p>
              </table:table-cell>
              <table:table-cell office:value-type="float" office:value="8.51020102302">
                <text:p>8.510201023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.1607401295249">
                <text:p>13.1607401295249</text:p>
              </table:table-cell>
              <table:table-cell office:value-type="float" office:value="5.99719714172">
                <text:p>5.997197141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.1185489773531">
                <text:p>16.1185489773531</text:p>
              </table:table-cell>
              <table:table-cell office:value-type="float" office:value="4.68399681129">
                <text:p>4.683996811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.612097182042">
                <text:p>18.612097182042</text:p>
              </table:table-cell>
              <table:table-cell office:value-type="float" office:value="3.83335560851">
                <text:p>3.8333556085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.8089572514391">
                <text:p>20.8089572514391</text:p>
              </table:table-cell>
              <table:table-cell office:value-type="float" office:value="3.19052386988">
                <text:p>3.1905238698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2.7950705695478">
                <text:p>22.7950705695478</text:p>
              </table:table-cell>
              <table:table-cell office:value-type="float" office:value="2.56068847983">
                <text:p>2.5606884798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.4856636727068">
                <text:p>25.4856636727068</text:p>
              </table:table-cell>
              <table:table-cell office:value-type="float" office:value="2.28847565818">
                <text:p>2.2884756581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7.918145773063">
                <text:p>27.918145773063</text:p>
              </table:table-cell>
              <table:table-cell office:value-type="float" office:value="1.77801672593">
                <text:p>1.7780167259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2.2370979547063">
                <text:p>32.2370979547063</text:p>
              </table:table-cell>
              <table:table-cell office:value-type="float" office:value="1.37811471144">
                <text:p>1.3781147114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6.0421712120213">
                <text:p>36.0421712120213</text:p>
              </table:table-cell>
              <table:table-cell office:value-type="float" office:value="1.06043300434">
                <text:p>1.060433004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9.4822203885748">
                <text:p>39.4822203885748</text:p>
              </table:table-cell>
              <table:table-cell office:value-type="float" office:value="0.911423509282">
                <text:p>0.9114235092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08007028824102">
                <text:p>3.08007028824102</text:p>
              </table:table-cell>
              <table:table-cell office:value-type="float" office:value="9.97386609989">
                <text:p>9.973866099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35587717469286">
                <text:p>4.35587717469286</text:p>
              </table:table-cell>
              <table:table-cell office:value-type="float" office:value="9.93035458686">
                <text:p>9.9303545868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16014057648205">
                <text:p>6.16014057648205</text:p>
              </table:table-cell>
              <table:table-cell office:value-type="float" office:value="9.66109999949">
                <text:p>9.661099999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.74003746425297">
                <text:p>9.74003746425297</text:p>
              </table:table-cell>
              <table:table-cell office:value-type="float" office:value="8.30084493682">
                <text:p>8.3008449368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.7744930799686">
                <text:p>13.7744930799686</text:p>
              </table:table-cell>
              <table:table-cell office:value-type="float" office:value="5.7963477174">
                <text:p>5.796347717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.8702397557105">
                <text:p>16.8702397557105</text:p>
              </table:table-cell>
              <table:table-cell office:value-type="float" office:value="4.50281141176">
                <text:p>4.502811411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.4800749285059">
                <text:p>19.4800749285059</text:p>
              </table:table-cell>
              <table:table-cell office:value-type="float" office:value="3.45075729907">
                <text:p>3.4507572990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1.7793858734643">
                <text:p>21.7793858734643</text:p>
              </table:table-cell>
              <table:table-cell office:value-type="float" office:value="2.95915616041">
                <text:p>2.9591561604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3.8581218630115">
                <text:p>23.8581218630115</text:p>
              </table:table-cell>
              <table:table-cell office:value-type="float" office:value="2.44703069235">
                <text:p>2.447030692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.6741911505838">
                <text:p>26.6741911505838</text:p>
              </table:table-cell>
              <table:table-cell office:value-type="float" office:value="2.09604050584">
                <text:p>2.096040505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9.2201123927589">
                <text:p>29.2201123927589</text:p>
              </table:table-cell>
              <table:table-cell office:value-type="float" office:value="1.69477367983">
                <text:p>1.6947736798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3.7404795114209">
                <text:p>33.7404795114209</text:p>
              </table:table-cell>
              <table:table-cell office:value-type="float" office:value="1.24943123054">
                <text:p>1.2494312305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7.7230028904881">
                <text:p>37.7230028904881</text:p>
              </table:table-cell>
              <table:table-cell office:value-type="float" office:value="1.0736765122">
                <text:p>1.07367651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1.3234792399058">
                <text:p>41.3234792399058</text:p>
              </table:table-cell>
              <table:table-cell office:value-type="float" office:value="0.838954793436">
                <text:p>0.8389547934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30975091964687">
                <text:p>3.30975091964687</text:p>
              </table:table-cell>
              <table:table-cell office:value-type="float" office:value="9.96991188476">
                <text:p>9.969911884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.68069463864143">
                <text:p>4.68069463864143</text:p>
              </table:table-cell>
              <table:table-cell office:value-type="float" office:value="9.87651177517">
                <text:p>9.876511775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.61950183929375">
                <text:p>6.61950183929375</text:p>
              </table:table-cell>
              <table:table-cell office:value-type="float" office:value="9.59762130309">
                <text:p>9.5976213030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.4663513939211">
                <text:p>10.4663513939211</text:p>
              </table:table-cell>
              <table:table-cell office:value-type="float" office:value="7.94810926634">
                <text:p>7.948109266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.8016560898457">
                <text:p>14.8016560898457</text:p>
              </table:table-cell>
              <table:table-cell office:value-type="float" office:value="5.57575361139">
                <text:p>5.5757536113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8.1282523841406">
                <text:p>18.1282523841406</text:p>
              </table:table-cell>
              <table:table-cell office:value-type="float" office:value="3.91347253207">
                <text:p>3.9134725320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.9327027878421">
                <text:p>20.9327027878421</text:p>
              </table:table-cell>
              <table:table-cell office:value-type="float" office:value="3.2185103128">
                <text:p>3.218510312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3.4034731932072">
                <text:p>23.4034731932072</text:p>
              </table:table-cell>
              <table:table-cell office:value-type="float" office:value="2.75452460831">
                <text:p>2.7545246083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5.637220383774">
                <text:p>25.637220383774</text:p>
              </table:table-cell>
              <table:table-cell office:value-type="float" office:value="2.2109417004">
                <text:p>2.210941700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8.663283766131">
                <text:p>28.663283766131</text:p>
              </table:table-cell>
              <table:table-cell office:value-type="float" office:value="1.70582840802">
                <text:p>1.7058284080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1.3990541817632">
                <text:p>31.3990541817632</text:p>
              </table:table-cell>
              <table:table-cell office:value-type="float" office:value="1.52839589016">
                <text:p>1.528395890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6.2565047682812">
                <text:p>36.2565047682812</text:p>
              </table:table-cell>
              <table:table-cell office:value-type="float" office:value="1.14820301658">
                <text:p>1.1482030165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0.536004644211">
                <text:p>40.536004644211</text:p>
              </table:table-cell>
              <table:table-cell office:value-type="float" office:value="0.856531933365">
                <text:p>0.85653193336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4.4049682695371">
                <text:p>44.4049682695371</text:p>
              </table:table-cell>
              <table:table-cell office:value-type="float" office:value="0.711527873354">
                <text:p>0.71152787335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49963551158058">
                <text:p>3.49963551158058</text:p>
              </table:table-cell>
              <table:table-cell office:value-type="float" office:value="9.96288270673">
                <text:p>9.9628827067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94923200383977">
                <text:p>4.94923200383977</text:p>
              </table:table-cell>
              <table:table-cell office:value-type="float" office:value="9.8687232214">
                <text:p>9.86872322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.99927102316117">
                <text:p>6.99927102316117</text:p>
              </table:table-cell>
              <table:table-cell office:value-type="float" office:value="9.46393144166">
                <text:p>9.463931441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.0668191970032">
                <text:p>11.0668191970032</text:p>
              </table:table-cell>
              <table:table-cell office:value-type="float" office:value="7.52619792956">
                <text:p>7.5261979295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.6508458007329">
                <text:p>15.6508458007329</text:p>
              </table:table-cell>
              <table:table-cell office:value-type="float" office:value="4.96296206759">
                <text:p>4.9629620675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.1682931273882">
                <text:p>19.1682931273882</text:p>
              </table:table-cell>
              <table:table-cell office:value-type="float" office:value="3.6765556158">
                <text:p>3.67655561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2.1336383940064">
                <text:p>22.1336383940064</text:p>
              </table:table-cell>
              <table:table-cell office:value-type="float" office:value="2.93985657473">
                <text:p>2.9398565747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4.7461600191988">
                <text:p>24.7461600191988</text:p>
              </table:table-cell>
              <table:table-cell office:value-type="float" office:value="2.21861288804">
                <text:p>2.2186128880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1080601082953">
                <text:p>27.1080601082953</text:p>
              </table:table-cell>
              <table:table-cell office:value-type="float" office:value="1.90168118181">
                <text:p>1.9016811818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0.3077325701493">
                <text:p>30.3077325701493</text:p>
              </table:table-cell>
              <table:table-cell office:value-type="float" office:value="1.62841038037">
                <text:p>1.6284103803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3.2004575910096">
                <text:p>33.2004575910096</text:p>
              </table:table-cell>
              <table:table-cell office:value-type="float" office:value="1.28891536997">
                <text:p>1.2889153699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8.3365862547763">
                <text:p>38.3365862547763</text:p>
              </table:table-cell>
              <table:table-cell office:value-type="float" office:value="0.972104574667">
                <text:p>0.9721045746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2.861606445482">
                <text:p>42.861606445482</text:p>
              </table:table-cell>
              <table:table-cell office:value-type="float" office:value="0.769523784065">
                <text:p>0.76952378406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6.9525374021986">
                <text:p>46.9525374021986</text:p>
              </table:table-cell>
              <table:table-cell office:value-type="float" office:value="0.65844469429">
                <text:p>0.6584446942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66284150148471">
                <text:p>3.66284150148471</text:p>
              </table:table-cell>
              <table:table-cell office:value-type="float" office:value="9.95842077788">
                <text:p>9.9584207778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.1800401282227">
                <text:p>5.1800401282227</text:p>
              </table:table-cell>
              <table:table-cell office:value-type="float" office:value="9.82115175504">
                <text:p>9.821151755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.32568300296941">
                <text:p>7.32568300296941</text:p>
              </table:table-cell>
              <table:table-cell office:value-type="float" office:value="9.37513777299">
                <text:p>9.375137772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1.5829218528827">
                <text:p>11.5829218528827</text:p>
              </table:table-cell>
              <table:table-cell office:value-type="float" office:value="7.45577516122">
                <text:p>7.455775161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.3807251762544">
                <text:p>16.3807251762544</text:p>
              </table:table-cell>
              <table:table-cell office:value-type="float" office:value="4.59700531642">
                <text:p>4.5970053164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.0622091492927">
                <text:p>20.0622091492927</text:p>
              </table:table-cell>
              <table:table-cell office:value-type="float" office:value="3.38809373536">
                <text:p>3.388093735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3.1658437057654">
                <text:p>23.1658437057654</text:p>
              </table:table-cell>
              <table:table-cell office:value-type="float" office:value="2.7069284731">
                <text:p>2.70692847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5.9002006411135">
                <text:p>25.9002006411135</text:p>
              </table:table-cell>
              <table:table-cell office:value-type="float" office:value="2.19709721492">
                <text:p>2.1970972149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8.3722482700953">
                <text:p>28.3722482700953</text:p>
              </table:table-cell>
              <table:table-cell office:value-type="float" office:value="1.845691487">
                <text:p>1.84569148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1.7211379032169">
                <text:p>31.7211379032169</text:p>
              </table:table-cell>
              <table:table-cell office:value-type="float" office:value="1.48415238414">
                <text:p>1.484152384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4.7487655586481">
                <text:p>34.7487655586481</text:p>
              </table:table-cell>
              <table:table-cell office:value-type="float" office:value="1.22504817765">
                <text:p>1.2250481776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0.1244182985853">
                <text:p>40.1244182985853</text:p>
              </table:table-cell>
              <table:table-cell office:value-type="float" office:value="0.881888370081">
                <text:p>0.88188837008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4.8604634366366">
                <text:p>44.8604634366366</text:p>
              </table:table-cell>
              <table:table-cell office:value-type="float" office:value="0.731531363032">
                <text:p>0.73153136303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9.1421755287632">
                <text:p>49.1421755287632</text:p>
              </table:table-cell>
              <table:table-cell office:value-type="float" office:value="0.599497776522">
                <text:p>0.5994977765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93597934253086">
                <text:p>3.93597934253086</text:p>
              </table:table-cell>
              <table:table-cell office:value-type="float" office:value="9.94982918964">
                <text:p>9.949829189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.56631536742748">
                <text:p>5.56631536742748</text:p>
              </table:table-cell>
              <table:table-cell office:value-type="float" office:value="9.79011985993">
                <text:p>9.7901198599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.87195868506172">
                <text:p>7.87195868506172</text:p>
              </table:table-cell>
              <table:table-cell office:value-type="float" office:value="9.34843004633">
                <text:p>9.348430046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.4466595457696">
                <text:p>12.4466595457696</text:p>
              </table:table-cell>
              <table:table-cell office:value-type="float" office:value="6.99202956521">
                <text:p>6.9920295652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.6022347358679">
                <text:p>17.6022347358679</text:p>
              </table:table-cell>
              <table:table-cell office:value-type="float" office:value="4.59285603753">
                <text:p>4.5928560375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.5582467177851">
                <text:p>21.5582467177851</text:p>
              </table:table-cell>
              <table:table-cell office:value-type="float" office:value="3.22723779398">
                <text:p>3.2272377939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4.8933190915391">
                <text:p>24.8933190915391</text:p>
              </table:table-cell>
              <table:table-cell office:value-type="float" office:value="2.41691672426">
                <text:p>2.4169167242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7.8315768371374">
                <text:p>27.8315768371374</text:p>
              </table:table-cell>
              <table:table-cell office:value-type="float" office:value="1.9671125318">
                <text:p>1.967112531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4879648892769">
                <text:p>30.4879648892769</text:p>
              </table:table-cell>
              <table:table-cell office:value-type="float" office:value="1.76621942039">
                <text:p>1.7662194203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4.086580994025">
                <text:p>34.086580994025</text:p>
              </table:table-cell>
              <table:table-cell office:value-type="float" office:value="1.36305517866">
                <text:p>1.3630551786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7.3399786373087">
                <text:p>37.3399786373087</text:p>
              </table:table-cell>
              <table:table-cell office:value-type="float" office:value="1.10523780792">
                <text:p>1.1052378079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3.1164934355701">
                <text:p>43.1164934355701</text:p>
              </table:table-cell>
              <table:table-cell office:value-type="float" office:value="0.855938851289">
                <text:p>0.85593885128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8.2057051366791">
                <text:p>48.2057051366791</text:p>
              </table:table-cell>
              <table:table-cell office:value-type="float" office:value="0.667148958755">
                <text:p>0.66714895875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2.8067042076036">
                <text:p>52.8067042076036</text:p>
              </table:table-cell>
              <table:table-cell office:value-type="float" office:value="0.562864527109">
                <text:p>0.5628645271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